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2b2b2"/>
    </style:style>
    <style:style style:name="gr1" style:family="graphic">
      <style:graphic-properties draw:stroke="none" svg:stroke-color="#000000" draw:fill="solid" draw:fill-color="#83caff" fo:min-height="100.38mm"/>
    </style:style>
    <style:style style:name="P1" style:family="paragraph">
      <loext:graphic-properties draw:fill="solid" draw:fill-color="#83caff"/>
      <style:text-properties fo:font-family="'Lucida Console'" style:font-family-generic="modern" style:font-pitch="fixed"/>
    </style:style>
    <style:style style:name="T1" style:family="text">
      <style:text-properties fo:font-family="'Lucida Console'" style:font-family-generic="modern" style:font-pitch="fixe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4.86mm" svg:height="100.38mm" svg:x="384.82mm" svg:y="12.68mm">
            <draw:text-box>
              <text:p><text:span text:style-name="T1"><text:tab/></text:span><text:span text:style-name="T1">hl=attr_source</text:span></text:p>
              <text:p><text:span text:style-name="T1"><text:tab/></text:span><text:span text:style-name="T1">bc=len</text:span></text:p>
              <text:p><text:span text:style-name="T1"><text:tab/></text:span><text:span text:style-name="T1">hl’=dest</text:span></text:p>
              <text:p><text:span text:style-name="T1"/></text:p>
              <text:p><text:span text:style-name="T1">loop</text:span></text:p>
              <text:p><text:span text:style-name="T1"><text:tab/></text:span><text:span text:style-name="T1">ld</text:span><text:span text:style-name="T1"><text:tab/></text:span><text:span text:style-name="T1">a,fade_level</text:span></text:p>
              <text:p><text:span text:style-name="T1"><text:tab/></text:span><text:span text:style-name="T1">add</text:span><text:span text:style-name="T1"><text:tab/></text:span><text:span text:style-name="T1">a,&gt;tab</text:span></text:p>
              <text:p><text:span text:style-name="T1"><text:tab/></text:span><text:span text:style-name="T1">ld</text:span><text:span text:style-name="T1"><text:tab/></text:span><text:span text:style-name="T1">d,a</text:span></text:p>
              <text:p><text:span text:style-name="T1"><text:tab/></text:span><text:span text:style-name="T1">ld</text:span><text:span text:style-name="T1"><text:tab/></text:span><text:span text:style-name="T1">e,(hl)</text:span></text:p>
              <text:p><text:span text:style-name="T1"><text:tab/></text:span><text:span text:style-name="T1">ld</text:span><text:span text:style-name="T1"><text:tab/></text:span><text:span text:style-name="T1">a,(de)</text:span></text:p>
              <text:p><text:span text:style-name="T1"><text:tab/></text:span><text:span text:style-name="T1">exx</text:span></text:p>
              <text:p><text:span text:style-name="T1"><text:tab/></text:span><text:span text:style-name="T1">ld</text:span><text:span text:style-name="T1"><text:tab/></text:span><text:span text:style-name="T1">(hl),a</text:span></text:p>
              <text:p><text:span text:style-name="T1"><text:tab/></text:span><text:span text:style-name="T1">inc</text:span><text:span text:style-name="T1"><text:tab/></text:span><text:span text:style-name="T1">hl</text:span></text:p>
              <text:p><text:span text:style-name="T1"><text:tab/></text:span><text:span text:style-name="T1">exx</text:span></text:p>
              <text:p><text:span text:style-name="T1"><text:tab/></text:span><text:span text:style-name="T1">cpi</text:span></text:p>
              <text:p><text:span text:style-name="T1"><text:tab/></text:span><text:span text:style-name="T1">jp</text:span><text:span text:style-name="T1"><text:tab/></text:span><text:span text:style-name="T1">pe,loop</text:span></text:p>
            </draw:text-box>
          </draw:frame>
        </table:shapes>
        <table:table-column table:style-name="co1" table:number-columns-repeated="1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fade level</text:p>
          </table:table-cell>
          <table:table-cell table:style-name="ce1" table:number-columns-repeated="7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k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brigh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MOD(INT((ROW([.A4])-[.$A$1])/[.A$2]);8)" office:value-type="float" office:value="0" calcext:value-type="float">
            <text:p>0</text:p>
          </table:table-cell>
          <table:table-cell table:formula="of:=MOD(INT((ROW([.B4])-[.$A$1])/[.B$2]);8)" office:value-type="float" office:value="0" calcext:value-type="float">
            <text:p>0</text:p>
          </table:table-cell>
          <table:table-cell table:formula="of:=MOD(INT((ROW([.C4])-[.$A$1])/[.C$2]);8)" office:value-type="float" office:value="0" calcext:value-type="float">
            <text:p>0</text:p>
          </table:table-cell>
          <table:table-cell table:formula="of:=((([.$A4]-[.D$2])&gt;0)*([.$A4]-[.D$2]))*[.$A$2]+((([.$B4]-[.D$2])&gt;0)*([.$B4]-[.D$2]))*[.$B$2]+[.$C4]*[.$C$2]" office:value-type="float" office:value="0" calcext:value-type="float">
            <text:p>0</text:p>
          </table:table-cell>
          <table:table-cell table:formula="of:=((([.$A4]-[.E$2])&gt;0)*([.$A4]-[.E$2]))*[.$A$2]+((([.$B4]-[.E$2])&gt;0)*([.$B4]-[.E$2]))*[.$B$2]+[.$C4]*[.$C$2]" office:value-type="float" office:value="0" calcext:value-type="float">
            <text:p>0</text:p>
          </table:table-cell>
          <table:table-cell table:formula="of:=((([.$A4]-[.F$2])&gt;0)*([.$A4]-[.F$2]))*[.$A$2]+((([.$B4]-[.F$2])&gt;0)*([.$B4]-[.F$2]))*[.$B$2]+[.$C4]*[.$C$2]" office:value-type="float" office:value="0" calcext:value-type="float">
            <text:p>0</text:p>
          </table:table-cell>
          <table:table-cell table:formula="of:=((([.$A4]-[.G$2])&gt;0)*([.$A4]-[.G$2]))*[.$A$2]+((([.$B4]-[.G$2])&gt;0)*([.$B4]-[.G$2]))*[.$B$2]+[.$C4]*[.$C$2]" office:value-type="float" office:value="0" calcext:value-type="float">
            <text:p>0</text:p>
          </table:table-cell>
          <table:table-cell table:formula="of:=((([.$A4]-[.H$2])&gt;0)*([.$A4]-[.H$2]))*[.$A$2]+((([.$B4]-[.H$2])&gt;0)*([.$B4]-[.H$2]))*[.$B$2]+[.$C4]*[.$C$2]" office:value-type="float" office:value="0" calcext:value-type="float">
            <text:p>0</text:p>
          </table:table-cell>
          <table:table-cell table:formula="of:=((([.$A4]-[.I$2])&gt;0)*([.$A4]-[.I$2]))*[.$A$2]+((([.$B4]-[.I$2])&gt;0)*([.$B4]-[.I$2]))*[.$B$2]+[.$C4]*[.$C$2]" office:value-type="float" office:value="0" calcext:value-type="float">
            <text:p>0</text:p>
          </table:table-cell>
          <table:table-cell table:formula="of:=((([.$A4]-[.J$2])&gt;0)*([.$A4]-[.J$2]))*[.$A$2]+((([.$B4]-[.J$2])&gt;0)*([.$B4]-[.J$2]))*[.$B$2]+[.$C4]*[.$C$2]" office:value-type="float" office:value="0" calcext:value-type="float">
            <text:p>0</text:p>
          </table:table-cell>
          <table:table-cell table:formula="of:=((([.$A4]-[.K$2])&gt;0)*([.$A4]-[.K$2]))*[.$A$2]+((([.$B4]-[.K$2])&gt;0)*([.$B4]-[.K$2]))*[.$B$2]+[.$C4]*[.$C$2]" office:value-type="float" office:value="0" calcext:value-type="float">
            <text:p>0</text:p>
          </table:table-cell>
          <table:table-cell table:formula="of:=&quot;#&quot;&amp;DEC2HEX([.D4];2)&amp;REPT(&quot;,&quot;;[.M4]&lt;&gt;&quot;&quot;)" office:value-type="string" office:string-value="#00," calcext:value-type="string">
            <text:p>#00,</text:p>
          </table:table-cell>
          <table:table-cell table:formula="of:=&quot;#&quot;&amp;DEC2HEX([.E4];2)&amp;REPT(&quot;,&quot;;[.N4]&lt;&gt;&quot;&quot;)" office:value-type="string" office:string-value="#00," calcext:value-type="string">
            <text:p>#00,</text:p>
          </table:table-cell>
          <table:table-cell table:formula="of:=&quot;#&quot;&amp;DEC2HEX([.F4];2)&amp;REPT(&quot;,&quot;;[.O4]&lt;&gt;&quot;&quot;)" office:value-type="string" office:string-value="#00," calcext:value-type="string">
            <text:p>#00,</text:p>
          </table:table-cell>
          <table:table-cell table:formula="of:=&quot;#&quot;&amp;DEC2HEX([.G4];2)&amp;REPT(&quot;,&quot;;[.P4]&lt;&gt;&quot;&quot;)" office:value-type="string" office:string-value="#00," calcext:value-type="string">
            <text:p>#00,</text:p>
          </table:table-cell>
          <table:table-cell table:formula="of:=&quot;#&quot;&amp;DEC2HEX([.H4];2)&amp;REPT(&quot;,&quot;;[.Q4]&lt;&gt;&quot;&quot;)" office:value-type="string" office:string-value="#00," calcext:value-type="string">
            <text:p>#00,</text:p>
          </table:table-cell>
          <table:table-cell table:formula="of:=&quot;#&quot;&amp;DEC2HEX([.I4];2)&amp;REPT(&quot;,&quot;;[.R4]&lt;&gt;&quot;&quot;)" office:value-type="string" office:string-value="#00," calcext:value-type="string">
            <text:p>#00,</text:p>
          </table:table-cell>
          <table:table-cell table:formula="of:=&quot;#&quot;&amp;DEC2HEX([.J4];2)&amp;REPT(&quot;,&quot;;[.S4]&lt;&gt;&quot;&quot;)" office:value-type="string" office:string-value="#00," calcext:value-type="string">
            <text:p>#00,</text:p>
          </table:table-cell>
          <table:table-cell table:formula="of:=&quot;#&quot;&amp;DEC2HEX([.K4];2)&amp;REPT(&quot;,&quot;;[.U4]&lt;&gt;&quot;&quot;)" office:value-type="string" office:string-value="#00" calcext:value-type="string">
            <text:p>#00</text:p>
          </table:table-cell>
        </table:table-row>
        <table:table-row table:style-name="ro1">
          <table:table-cell table:formula="of:=MOD(INT((ROW([.A5])-[.$A$1])/[.A$2]);8)" office:value-type="float" office:value="1" calcext:value-type="float">
            <text:p>1</text:p>
          </table:table-cell>
          <table:table-cell table:formula="of:=MOD(INT((ROW([.B5])-[.$A$1])/[.B$2]);8)" office:value-type="float" office:value="0" calcext:value-type="float">
            <text:p>0</text:p>
          </table:table-cell>
          <table:table-cell table:formula="of:=MOD(INT((ROW([.C5])-[.$A$1])/[.C$2]);8)" office:value-type="float" office:value="0" calcext:value-type="float">
            <text:p>0</text:p>
          </table:table-cell>
          <table:table-cell table:formula="of:=((([.$A5]-[.D$2])&gt;0)*([.$A5]-[.D$2]))*[.$A$2]+((([.$B5]-[.D$2])&gt;0)*([.$B5]-[.D$2]))*[.$B$2]+[.$C5]*[.$C$2]" office:value-type="float" office:value="0" calcext:value-type="float">
            <text:p>0</text:p>
          </table:table-cell>
          <table:table-cell table:formula="of:=((([.$A5]-[.E$2])&gt;0)*([.$A5]-[.E$2]))*[.$A$2]+((([.$B5]-[.E$2])&gt;0)*([.$B5]-[.E$2]))*[.$B$2]+[.$C5]*[.$C$2]" office:value-type="float" office:value="0" calcext:value-type="float">
            <text:p>0</text:p>
          </table:table-cell>
          <table:table-cell table:formula="of:=((([.$A5]-[.F$2])&gt;0)*([.$A5]-[.F$2]))*[.$A$2]+((([.$B5]-[.F$2])&gt;0)*([.$B5]-[.F$2]))*[.$B$2]+[.$C5]*[.$C$2]" office:value-type="float" office:value="0" calcext:value-type="float">
            <text:p>0</text:p>
          </table:table-cell>
          <table:table-cell table:formula="of:=((([.$A5]-[.G$2])&gt;0)*([.$A5]-[.G$2]))*[.$A$2]+((([.$B5]-[.G$2])&gt;0)*([.$B5]-[.G$2]))*[.$B$2]+[.$C5]*[.$C$2]" office:value-type="float" office:value="0" calcext:value-type="float">
            <text:p>0</text:p>
          </table:table-cell>
          <table:table-cell table:formula="of:=((([.$A5]-[.H$2])&gt;0)*([.$A5]-[.H$2]))*[.$A$2]+((([.$B5]-[.H$2])&gt;0)*([.$B5]-[.H$2]))*[.$B$2]+[.$C5]*[.$C$2]" office:value-type="float" office:value="0" calcext:value-type="float">
            <text:p>0</text:p>
          </table:table-cell>
          <table:table-cell table:formula="of:=((([.$A5]-[.I$2])&gt;0)*([.$A5]-[.I$2]))*[.$A$2]+((([.$B5]-[.I$2])&gt;0)*([.$B5]-[.I$2]))*[.$B$2]+[.$C5]*[.$C$2]" office:value-type="float" office:value="0" calcext:value-type="float">
            <text:p>0</text:p>
          </table:table-cell>
          <table:table-cell table:formula="of:=((([.$A5]-[.J$2])&gt;0)*([.$A5]-[.J$2]))*[.$A$2]+((([.$B5]-[.J$2])&gt;0)*([.$B5]-[.J$2]))*[.$B$2]+[.$C5]*[.$C$2]" office:value-type="float" office:value="0" calcext:value-type="float">
            <text:p>0</text:p>
          </table:table-cell>
          <table:table-cell table:formula="of:=((([.$A5]-[.K$2])&gt;0)*([.$A5]-[.K$2]))*[.$A$2]+((([.$B5]-[.K$2])&gt;0)*([.$B5]-[.K$2]))*[.$B$2]+[.$C5]*[.$C$2]" office:value-type="float" office:value="1" calcext:value-type="float">
            <text:p>1</text:p>
          </table:table-cell>
          <table:table-cell table:formula="of:=&quot;#&quot;&amp;DEC2HEX([.D5];2)&amp;REPT(&quot;,&quot;;[.M5]&lt;&gt;&quot;&quot;)" office:value-type="string" office:string-value="#00," calcext:value-type="string">
            <text:p>#00,</text:p>
          </table:table-cell>
          <table:table-cell table:formula="of:=&quot;#&quot;&amp;DEC2HEX([.E5];2)&amp;REPT(&quot;,&quot;;[.N5]&lt;&gt;&quot;&quot;)" office:value-type="string" office:string-value="#00," calcext:value-type="string">
            <text:p>#00,</text:p>
          </table:table-cell>
          <table:table-cell table:formula="of:=&quot;#&quot;&amp;DEC2HEX([.F5];2)&amp;REPT(&quot;,&quot;;[.O5]&lt;&gt;&quot;&quot;)" office:value-type="string" office:string-value="#00," calcext:value-type="string">
            <text:p>#00,</text:p>
          </table:table-cell>
          <table:table-cell table:formula="of:=&quot;#&quot;&amp;DEC2HEX([.G5];2)&amp;REPT(&quot;,&quot;;[.P5]&lt;&gt;&quot;&quot;)" office:value-type="string" office:string-value="#00," calcext:value-type="string">
            <text:p>#00,</text:p>
          </table:table-cell>
          <table:table-cell table:formula="of:=&quot;#&quot;&amp;DEC2HEX([.H5];2)&amp;REPT(&quot;,&quot;;[.Q5]&lt;&gt;&quot;&quot;)" office:value-type="string" office:string-value="#00," calcext:value-type="string">
            <text:p>#00,</text:p>
          </table:table-cell>
          <table:table-cell table:formula="of:=&quot;#&quot;&amp;DEC2HEX([.I5];2)&amp;REPT(&quot;,&quot;;[.R5]&lt;&gt;&quot;&quot;)" office:value-type="string" office:string-value="#00," calcext:value-type="string">
            <text:p>#00,</text:p>
          </table:table-cell>
          <table:table-cell table:formula="of:=&quot;#&quot;&amp;DEC2HEX([.J5];2)&amp;REPT(&quot;,&quot;;[.S5]&lt;&gt;&quot;&quot;)" office:value-type="string" office:string-value="#00," calcext:value-type="string">
            <text:p>#00,</text:p>
          </table:table-cell>
          <table:table-cell table:formula="of:=&quot;#&quot;&amp;DEC2HEX([.K5];2)&amp;REPT(&quot;,&quot;;[.T5]&lt;&gt;&quot;&quot;)" office:value-type="string" office:string-value="#01" calcext:value-type="string">
            <text:p>#01</text:p>
          </table:table-cell>
        </table:table-row>
        <table:table-row table:style-name="ro1">
          <table:table-cell table:formula="of:=MOD(INT((ROW([.A6])-[.$A$1])/[.A$2]);8)" office:value-type="float" office:value="2" calcext:value-type="float">
            <text:p>2</text:p>
          </table:table-cell>
          <table:table-cell table:formula="of:=MOD(INT((ROW([.B6])-[.$A$1])/[.B$2]);8)" office:value-type="float" office:value="0" calcext:value-type="float">
            <text:p>0</text:p>
          </table:table-cell>
          <table:table-cell table:formula="of:=MOD(INT((ROW([.C6])-[.$A$1])/[.C$2]);8)" office:value-type="float" office:value="0" calcext:value-type="float">
            <text:p>0</text:p>
          </table:table-cell>
          <table:table-cell table:formula="of:=((([.$A6]-[.D$2])&gt;0)*([.$A6]-[.D$2]))*[.$A$2]+((([.$B6]-[.D$2])&gt;0)*([.$B6]-[.D$2]))*[.$B$2]+[.$C6]*[.$C$2]" office:value-type="float" office:value="0" calcext:value-type="float">
            <text:p>0</text:p>
          </table:table-cell>
          <table:table-cell table:formula="of:=((([.$A6]-[.E$2])&gt;0)*([.$A6]-[.E$2]))*[.$A$2]+((([.$B6]-[.E$2])&gt;0)*([.$B6]-[.E$2]))*[.$B$2]+[.$C6]*[.$C$2]" office:value-type="float" office:value="0" calcext:value-type="float">
            <text:p>0</text:p>
          </table:table-cell>
          <table:table-cell table:formula="of:=((([.$A6]-[.F$2])&gt;0)*([.$A6]-[.F$2]))*[.$A$2]+((([.$B6]-[.F$2])&gt;0)*([.$B6]-[.F$2]))*[.$B$2]+[.$C6]*[.$C$2]" office:value-type="float" office:value="0" calcext:value-type="float">
            <text:p>0</text:p>
          </table:table-cell>
          <table:table-cell table:formula="of:=((([.$A6]-[.G$2])&gt;0)*([.$A6]-[.G$2]))*[.$A$2]+((([.$B6]-[.G$2])&gt;0)*([.$B6]-[.G$2]))*[.$B$2]+[.$C6]*[.$C$2]" office:value-type="float" office:value="0" calcext:value-type="float">
            <text:p>0</text:p>
          </table:table-cell>
          <table:table-cell table:formula="of:=((([.$A6]-[.H$2])&gt;0)*([.$A6]-[.H$2]))*[.$A$2]+((([.$B6]-[.H$2])&gt;0)*([.$B6]-[.H$2]))*[.$B$2]+[.$C6]*[.$C$2]" office:value-type="float" office:value="0" calcext:value-type="float">
            <text:p>0</text:p>
          </table:table-cell>
          <table:table-cell table:formula="of:=((([.$A6]-[.I$2])&gt;0)*([.$A6]-[.I$2]))*[.$A$2]+((([.$B6]-[.I$2])&gt;0)*([.$B6]-[.I$2]))*[.$B$2]+[.$C6]*[.$C$2]" office:value-type="float" office:value="0" calcext:value-type="float">
            <text:p>0</text:p>
          </table:table-cell>
          <table:table-cell table:formula="of:=((([.$A6]-[.J$2])&gt;0)*([.$A6]-[.J$2]))*[.$A$2]+((([.$B6]-[.J$2])&gt;0)*([.$B6]-[.J$2]))*[.$B$2]+[.$C6]*[.$C$2]" office:value-type="float" office:value="1" calcext:value-type="float">
            <text:p>1</text:p>
          </table:table-cell>
          <table:table-cell table:formula="of:=((([.$A6]-[.K$2])&gt;0)*([.$A6]-[.K$2]))*[.$A$2]+((([.$B6]-[.K$2])&gt;0)*([.$B6]-[.K$2]))*[.$B$2]+[.$C6]*[.$C$2]" office:value-type="float" office:value="2" calcext:value-type="float">
            <text:p>2</text:p>
          </table:table-cell>
          <table:table-cell table:formula="of:=&quot;#&quot;&amp;DEC2HEX([.D6];2)&amp;REPT(&quot;,&quot;;[.M6]&lt;&gt;&quot;&quot;)" office:value-type="string" office:string-value="#00," calcext:value-type="string">
            <text:p>#00,</text:p>
          </table:table-cell>
          <table:table-cell table:formula="of:=&quot;#&quot;&amp;DEC2HEX([.E6];2)&amp;REPT(&quot;,&quot;;[.N6]&lt;&gt;&quot;&quot;)" office:value-type="string" office:string-value="#00," calcext:value-type="string">
            <text:p>#00,</text:p>
          </table:table-cell>
          <table:table-cell table:formula="of:=&quot;#&quot;&amp;DEC2HEX([.F6];2)&amp;REPT(&quot;,&quot;;[.O6]&lt;&gt;&quot;&quot;)" office:value-type="string" office:string-value="#00," calcext:value-type="string">
            <text:p>#00,</text:p>
          </table:table-cell>
          <table:table-cell table:formula="of:=&quot;#&quot;&amp;DEC2HEX([.G6];2)&amp;REPT(&quot;,&quot;;[.P6]&lt;&gt;&quot;&quot;)" office:value-type="string" office:string-value="#00," calcext:value-type="string">
            <text:p>#00,</text:p>
          </table:table-cell>
          <table:table-cell table:formula="of:=&quot;#&quot;&amp;DEC2HEX([.H6];2)&amp;REPT(&quot;,&quot;;[.Q6]&lt;&gt;&quot;&quot;)" office:value-type="string" office:string-value="#00," calcext:value-type="string">
            <text:p>#00,</text:p>
          </table:table-cell>
          <table:table-cell table:formula="of:=&quot;#&quot;&amp;DEC2HEX([.I6];2)&amp;REPT(&quot;,&quot;;[.R6]&lt;&gt;&quot;&quot;)" office:value-type="string" office:string-value="#00," calcext:value-type="string">
            <text:p>#00,</text:p>
          </table:table-cell>
          <table:table-cell table:formula="of:=&quot;#&quot;&amp;DEC2HEX([.J6];2)&amp;REPT(&quot;,&quot;;[.S6]&lt;&gt;&quot;&quot;)" office:value-type="string" office:string-value="#01," calcext:value-type="string">
            <text:p>#01,</text:p>
          </table:table-cell>
          <table:table-cell table:formula="of:=&quot;#&quot;&amp;DEC2HEX([.K6];2)&amp;REPT(&quot;,&quot;;[.T6]&lt;&gt;&quot;&quot;)" office:value-type="string" office:string-value="#02" calcext:value-type="string">
            <text:p>#02</text:p>
          </table:table-cell>
        </table:table-row>
        <table:table-row table:style-name="ro1">
          <table:table-cell table:formula="of:=MOD(INT((ROW([.A7])-[.$A$1])/[.A$2]);8)" office:value-type="float" office:value="3" calcext:value-type="float">
            <text:p>3</text:p>
          </table:table-cell>
          <table:table-cell table:formula="of:=MOD(INT((ROW([.B7])-[.$A$1])/[.B$2]);8)" office:value-type="float" office:value="0" calcext:value-type="float">
            <text:p>0</text:p>
          </table:table-cell>
          <table:table-cell table:formula="of:=MOD(INT((ROW([.C7])-[.$A$1])/[.C$2]);8)" office:value-type="float" office:value="0" calcext:value-type="float">
            <text:p>0</text:p>
          </table:table-cell>
          <table:table-cell table:formula="of:=((([.$A7]-[.D$2])&gt;0)*([.$A7]-[.D$2]))*[.$A$2]+((([.$B7]-[.D$2])&gt;0)*([.$B7]-[.D$2]))*[.$B$2]+[.$C7]*[.$C$2]" office:value-type="float" office:value="0" calcext:value-type="float">
            <text:p>0</text:p>
          </table:table-cell>
          <table:table-cell table:formula="of:=((([.$A7]-[.E$2])&gt;0)*([.$A7]-[.E$2]))*[.$A$2]+((([.$B7]-[.E$2])&gt;0)*([.$B7]-[.E$2]))*[.$B$2]+[.$C7]*[.$C$2]" office:value-type="float" office:value="0" calcext:value-type="float">
            <text:p>0</text:p>
          </table:table-cell>
          <table:table-cell table:formula="of:=((([.$A7]-[.F$2])&gt;0)*([.$A7]-[.F$2]))*[.$A$2]+((([.$B7]-[.F$2])&gt;0)*([.$B7]-[.F$2]))*[.$B$2]+[.$C7]*[.$C$2]" office:value-type="float" office:value="0" calcext:value-type="float">
            <text:p>0</text:p>
          </table:table-cell>
          <table:table-cell table:formula="of:=((([.$A7]-[.G$2])&gt;0)*([.$A7]-[.G$2]))*[.$A$2]+((([.$B7]-[.G$2])&gt;0)*([.$B7]-[.G$2]))*[.$B$2]+[.$C7]*[.$C$2]" office:value-type="float" office:value="0" calcext:value-type="float">
            <text:p>0</text:p>
          </table:table-cell>
          <table:table-cell table:formula="of:=((([.$A7]-[.H$2])&gt;0)*([.$A7]-[.H$2]))*[.$A$2]+((([.$B7]-[.H$2])&gt;0)*([.$B7]-[.H$2]))*[.$B$2]+[.$C7]*[.$C$2]" office:value-type="float" office:value="0" calcext:value-type="float">
            <text:p>0</text:p>
          </table:table-cell>
          <table:table-cell table:formula="of:=((([.$A7]-[.I$2])&gt;0)*([.$A7]-[.I$2]))*[.$A$2]+((([.$B7]-[.I$2])&gt;0)*([.$B7]-[.I$2]))*[.$B$2]+[.$C7]*[.$C$2]" office:value-type="float" office:value="1" calcext:value-type="float">
            <text:p>1</text:p>
          </table:table-cell>
          <table:table-cell table:formula="of:=((([.$A7]-[.J$2])&gt;0)*([.$A7]-[.J$2]))*[.$A$2]+((([.$B7]-[.J$2])&gt;0)*([.$B7]-[.J$2]))*[.$B$2]+[.$C7]*[.$C$2]" office:value-type="float" office:value="2" calcext:value-type="float">
            <text:p>2</text:p>
          </table:table-cell>
          <table:table-cell table:formula="of:=((([.$A7]-[.K$2])&gt;0)*([.$A7]-[.K$2]))*[.$A$2]+((([.$B7]-[.K$2])&gt;0)*([.$B7]-[.K$2]))*[.$B$2]+[.$C7]*[.$C$2]" office:value-type="float" office:value="3" calcext:value-type="float">
            <text:p>3</text:p>
          </table:table-cell>
          <table:table-cell table:formula="of:=&quot;#&quot;&amp;DEC2HEX([.D7];2)&amp;REPT(&quot;,&quot;;[.M7]&lt;&gt;&quot;&quot;)" office:value-type="string" office:string-value="#00," calcext:value-type="string">
            <text:p>#00,</text:p>
          </table:table-cell>
          <table:table-cell table:formula="of:=&quot;#&quot;&amp;DEC2HEX([.E7];2)&amp;REPT(&quot;,&quot;;[.N7]&lt;&gt;&quot;&quot;)" office:value-type="string" office:string-value="#00," calcext:value-type="string">
            <text:p>#00,</text:p>
          </table:table-cell>
          <table:table-cell table:formula="of:=&quot;#&quot;&amp;DEC2HEX([.F7];2)&amp;REPT(&quot;,&quot;;[.O7]&lt;&gt;&quot;&quot;)" office:value-type="string" office:string-value="#00," calcext:value-type="string">
            <text:p>#00,</text:p>
          </table:table-cell>
          <table:table-cell table:formula="of:=&quot;#&quot;&amp;DEC2HEX([.G7];2)&amp;REPT(&quot;,&quot;;[.P7]&lt;&gt;&quot;&quot;)" office:value-type="string" office:string-value="#00," calcext:value-type="string">
            <text:p>#00,</text:p>
          </table:table-cell>
          <table:table-cell table:formula="of:=&quot;#&quot;&amp;DEC2HEX([.H7];2)&amp;REPT(&quot;,&quot;;[.Q7]&lt;&gt;&quot;&quot;)" office:value-type="string" office:string-value="#00," calcext:value-type="string">
            <text:p>#00,</text:p>
          </table:table-cell>
          <table:table-cell table:formula="of:=&quot;#&quot;&amp;DEC2HEX([.I7];2)&amp;REPT(&quot;,&quot;;[.R7]&lt;&gt;&quot;&quot;)" office:value-type="string" office:string-value="#01," calcext:value-type="string">
            <text:p>#01,</text:p>
          </table:table-cell>
          <table:table-cell table:formula="of:=&quot;#&quot;&amp;DEC2HEX([.J7];2)&amp;REPT(&quot;,&quot;;[.S7]&lt;&gt;&quot;&quot;)" office:value-type="string" office:string-value="#02," calcext:value-type="string">
            <text:p>#02,</text:p>
          </table:table-cell>
          <table:table-cell table:formula="of:=&quot;#&quot;&amp;DEC2HEX([.K7];2)&amp;REPT(&quot;,&quot;;[.T7]&lt;&gt;&quot;&quot;)" office:value-type="string" office:string-value="#03" calcext:value-type="string">
            <text:p>#03</text:p>
          </table:table-cell>
        </table:table-row>
        <table:table-row table:style-name="ro1">
          <table:table-cell table:formula="of:=MOD(INT((ROW([.A8])-[.$A$1])/[.A$2]);8)" office:value-type="float" office:value="4" calcext:value-type="float">
            <text:p>4</text:p>
          </table:table-cell>
          <table:table-cell table:formula="of:=MOD(INT((ROW([.B8])-[.$A$1])/[.B$2]);8)" office:value-type="float" office:value="0" calcext:value-type="float">
            <text:p>0</text:p>
          </table:table-cell>
          <table:table-cell table:formula="of:=MOD(INT((ROW([.C8])-[.$A$1])/[.C$2]);8)" office:value-type="float" office:value="0" calcext:value-type="float">
            <text:p>0</text:p>
          </table:table-cell>
          <table:table-cell table:formula="of:=((([.$A8]-[.D$2])&gt;0)*([.$A8]-[.D$2]))*[.$A$2]+((([.$B8]-[.D$2])&gt;0)*([.$B8]-[.D$2]))*[.$B$2]+[.$C8]*[.$C$2]" office:value-type="float" office:value="0" calcext:value-type="float">
            <text:p>0</text:p>
          </table:table-cell>
          <table:table-cell table:formula="of:=((([.$A8]-[.E$2])&gt;0)*([.$A8]-[.E$2]))*[.$A$2]+((([.$B8]-[.E$2])&gt;0)*([.$B8]-[.E$2]))*[.$B$2]+[.$C8]*[.$C$2]" office:value-type="float" office:value="0" calcext:value-type="float">
            <text:p>0</text:p>
          </table:table-cell>
          <table:table-cell table:formula="of:=((([.$A8]-[.F$2])&gt;0)*([.$A8]-[.F$2]))*[.$A$2]+((([.$B8]-[.F$2])&gt;0)*([.$B8]-[.F$2]))*[.$B$2]+[.$C8]*[.$C$2]" office:value-type="float" office:value="0" calcext:value-type="float">
            <text:p>0</text:p>
          </table:table-cell>
          <table:table-cell table:formula="of:=((([.$A8]-[.G$2])&gt;0)*([.$A8]-[.G$2]))*[.$A$2]+((([.$B8]-[.G$2])&gt;0)*([.$B8]-[.G$2]))*[.$B$2]+[.$C8]*[.$C$2]" office:value-type="float" office:value="0" calcext:value-type="float">
            <text:p>0</text:p>
          </table:table-cell>
          <table:table-cell table:formula="of:=((([.$A8]-[.H$2])&gt;0)*([.$A8]-[.H$2]))*[.$A$2]+((([.$B8]-[.H$2])&gt;0)*([.$B8]-[.H$2]))*[.$B$2]+[.$C8]*[.$C$2]" office:value-type="float" office:value="1" calcext:value-type="float">
            <text:p>1</text:p>
          </table:table-cell>
          <table:table-cell table:formula="of:=((([.$A8]-[.I$2])&gt;0)*([.$A8]-[.I$2]))*[.$A$2]+((([.$B8]-[.I$2])&gt;0)*([.$B8]-[.I$2]))*[.$B$2]+[.$C8]*[.$C$2]" office:value-type="float" office:value="2" calcext:value-type="float">
            <text:p>2</text:p>
          </table:table-cell>
          <table:table-cell table:formula="of:=((([.$A8]-[.J$2])&gt;0)*([.$A8]-[.J$2]))*[.$A$2]+((([.$B8]-[.J$2])&gt;0)*([.$B8]-[.J$2]))*[.$B$2]+[.$C8]*[.$C$2]" office:value-type="float" office:value="3" calcext:value-type="float">
            <text:p>3</text:p>
          </table:table-cell>
          <table:table-cell table:formula="of:=((([.$A8]-[.K$2])&gt;0)*([.$A8]-[.K$2]))*[.$A$2]+((([.$B8]-[.K$2])&gt;0)*([.$B8]-[.K$2]))*[.$B$2]+[.$C8]*[.$C$2]" office:value-type="float" office:value="4" calcext:value-type="float">
            <text:p>4</text:p>
          </table:table-cell>
          <table:table-cell table:formula="of:=&quot;#&quot;&amp;DEC2HEX([.D8];2)&amp;REPT(&quot;,&quot;;[.M8]&lt;&gt;&quot;&quot;)" office:value-type="string" office:string-value="#00," calcext:value-type="string">
            <text:p>#00,</text:p>
          </table:table-cell>
          <table:table-cell table:formula="of:=&quot;#&quot;&amp;DEC2HEX([.E8];2)&amp;REPT(&quot;,&quot;;[.N8]&lt;&gt;&quot;&quot;)" office:value-type="string" office:string-value="#00," calcext:value-type="string">
            <text:p>#00,</text:p>
          </table:table-cell>
          <table:table-cell table:formula="of:=&quot;#&quot;&amp;DEC2HEX([.F8];2)&amp;REPT(&quot;,&quot;;[.O8]&lt;&gt;&quot;&quot;)" office:value-type="string" office:string-value="#00," calcext:value-type="string">
            <text:p>#00,</text:p>
          </table:table-cell>
          <table:table-cell table:formula="of:=&quot;#&quot;&amp;DEC2HEX([.G8];2)&amp;REPT(&quot;,&quot;;[.P8]&lt;&gt;&quot;&quot;)" office:value-type="string" office:string-value="#00," calcext:value-type="string">
            <text:p>#00,</text:p>
          </table:table-cell>
          <table:table-cell table:formula="of:=&quot;#&quot;&amp;DEC2HEX([.H8];2)&amp;REPT(&quot;,&quot;;[.Q8]&lt;&gt;&quot;&quot;)" office:value-type="string" office:string-value="#01," calcext:value-type="string">
            <text:p>#01,</text:p>
          </table:table-cell>
          <table:table-cell table:formula="of:=&quot;#&quot;&amp;DEC2HEX([.I8];2)&amp;REPT(&quot;,&quot;;[.R8]&lt;&gt;&quot;&quot;)" office:value-type="string" office:string-value="#02," calcext:value-type="string">
            <text:p>#02,</text:p>
          </table:table-cell>
          <table:table-cell table:formula="of:=&quot;#&quot;&amp;DEC2HEX([.J8];2)&amp;REPT(&quot;,&quot;;[.S8]&lt;&gt;&quot;&quot;)" office:value-type="string" office:string-value="#03," calcext:value-type="string">
            <text:p>#03,</text:p>
          </table:table-cell>
          <table:table-cell table:formula="of:=&quot;#&quot;&amp;DEC2HEX([.K8];2)&amp;REPT(&quot;,&quot;;[.T8]&lt;&gt;&quot;&quot;)" office:value-type="string" office:string-value="#04" calcext:value-type="string">
            <text:p>#04</text:p>
          </table:table-cell>
        </table:table-row>
        <table:table-row table:style-name="ro1">
          <table:table-cell table:formula="of:=MOD(INT((ROW([.A9])-[.$A$1])/[.A$2]);8)" office:value-type="float" office:value="5" calcext:value-type="float">
            <text:p>5</text:p>
          </table:table-cell>
          <table:table-cell table:formula="of:=MOD(INT((ROW([.B9])-[.$A$1])/[.B$2]);8)" office:value-type="float" office:value="0" calcext:value-type="float">
            <text:p>0</text:p>
          </table:table-cell>
          <table:table-cell table:formula="of:=MOD(INT((ROW([.C9])-[.$A$1])/[.C$2]);8)" office:value-type="float" office:value="0" calcext:value-type="float">
            <text:p>0</text:p>
          </table:table-cell>
          <table:table-cell table:formula="of:=((([.$A9]-[.D$2])&gt;0)*([.$A9]-[.D$2]))*[.$A$2]+((([.$B9]-[.D$2])&gt;0)*([.$B9]-[.D$2]))*[.$B$2]+[.$C9]*[.$C$2]" office:value-type="float" office:value="0" calcext:value-type="float">
            <text:p>0</text:p>
          </table:table-cell>
          <table:table-cell table:formula="of:=((([.$A9]-[.E$2])&gt;0)*([.$A9]-[.E$2]))*[.$A$2]+((([.$B9]-[.E$2])&gt;0)*([.$B9]-[.E$2]))*[.$B$2]+[.$C9]*[.$C$2]" office:value-type="float" office:value="0" calcext:value-type="float">
            <text:p>0</text:p>
          </table:table-cell>
          <table:table-cell table:formula="of:=((([.$A9]-[.F$2])&gt;0)*([.$A9]-[.F$2]))*[.$A$2]+((([.$B9]-[.F$2])&gt;0)*([.$B9]-[.F$2]))*[.$B$2]+[.$C9]*[.$C$2]" office:value-type="float" office:value="0" calcext:value-type="float">
            <text:p>0</text:p>
          </table:table-cell>
          <table:table-cell table:formula="of:=((([.$A9]-[.G$2])&gt;0)*([.$A9]-[.G$2]))*[.$A$2]+((([.$B9]-[.G$2])&gt;0)*([.$B9]-[.G$2]))*[.$B$2]+[.$C9]*[.$C$2]" office:value-type="float" office:value="1" calcext:value-type="float">
            <text:p>1</text:p>
          </table:table-cell>
          <table:table-cell table:formula="of:=((([.$A9]-[.H$2])&gt;0)*([.$A9]-[.H$2]))*[.$A$2]+((([.$B9]-[.H$2])&gt;0)*([.$B9]-[.H$2]))*[.$B$2]+[.$C9]*[.$C$2]" office:value-type="float" office:value="2" calcext:value-type="float">
            <text:p>2</text:p>
          </table:table-cell>
          <table:table-cell table:formula="of:=((([.$A9]-[.I$2])&gt;0)*([.$A9]-[.I$2]))*[.$A$2]+((([.$B9]-[.I$2])&gt;0)*([.$B9]-[.I$2]))*[.$B$2]+[.$C9]*[.$C$2]" office:value-type="float" office:value="3" calcext:value-type="float">
            <text:p>3</text:p>
          </table:table-cell>
          <table:table-cell table:formula="of:=((([.$A9]-[.J$2])&gt;0)*([.$A9]-[.J$2]))*[.$A$2]+((([.$B9]-[.J$2])&gt;0)*([.$B9]-[.J$2]))*[.$B$2]+[.$C9]*[.$C$2]" office:value-type="float" office:value="4" calcext:value-type="float">
            <text:p>4</text:p>
          </table:table-cell>
          <table:table-cell table:formula="of:=((([.$A9]-[.K$2])&gt;0)*([.$A9]-[.K$2]))*[.$A$2]+((([.$B9]-[.K$2])&gt;0)*([.$B9]-[.K$2]))*[.$B$2]+[.$C9]*[.$C$2]" office:value-type="float" office:value="5" calcext:value-type="float">
            <text:p>5</text:p>
          </table:table-cell>
          <table:table-cell table:formula="of:=&quot;#&quot;&amp;DEC2HEX([.D9];2)&amp;REPT(&quot;,&quot;;[.M9]&lt;&gt;&quot;&quot;)" office:value-type="string" office:string-value="#00," calcext:value-type="string">
            <text:p>#00,</text:p>
          </table:table-cell>
          <table:table-cell table:formula="of:=&quot;#&quot;&amp;DEC2HEX([.E9];2)&amp;REPT(&quot;,&quot;;[.N9]&lt;&gt;&quot;&quot;)" office:value-type="string" office:string-value="#00," calcext:value-type="string">
            <text:p>#00,</text:p>
          </table:table-cell>
          <table:table-cell table:formula="of:=&quot;#&quot;&amp;DEC2HEX([.F9];2)&amp;REPT(&quot;,&quot;;[.O9]&lt;&gt;&quot;&quot;)" office:value-type="string" office:string-value="#00," calcext:value-type="string">
            <text:p>#00,</text:p>
          </table:table-cell>
          <table:table-cell table:formula="of:=&quot;#&quot;&amp;DEC2HEX([.G9];2)&amp;REPT(&quot;,&quot;;[.P9]&lt;&gt;&quot;&quot;)" office:value-type="string" office:string-value="#01," calcext:value-type="string">
            <text:p>#01,</text:p>
          </table:table-cell>
          <table:table-cell table:formula="of:=&quot;#&quot;&amp;DEC2HEX([.H9];2)&amp;REPT(&quot;,&quot;;[.Q9]&lt;&gt;&quot;&quot;)" office:value-type="string" office:string-value="#02," calcext:value-type="string">
            <text:p>#02,</text:p>
          </table:table-cell>
          <table:table-cell table:formula="of:=&quot;#&quot;&amp;DEC2HEX([.I9];2)&amp;REPT(&quot;,&quot;;[.R9]&lt;&gt;&quot;&quot;)" office:value-type="string" office:string-value="#03," calcext:value-type="string">
            <text:p>#03,</text:p>
          </table:table-cell>
          <table:table-cell table:formula="of:=&quot;#&quot;&amp;DEC2HEX([.J9];2)&amp;REPT(&quot;,&quot;;[.S9]&lt;&gt;&quot;&quot;)" office:value-type="string" office:string-value="#04," calcext:value-type="string">
            <text:p>#04,</text:p>
          </table:table-cell>
          <table:table-cell table:formula="of:=&quot;#&quot;&amp;DEC2HEX([.K9];2)&amp;REPT(&quot;,&quot;;[.T9]&lt;&gt;&quot;&quot;)" office:value-type="string" office:string-value="#05" calcext:value-type="string">
            <text:p>#05</text:p>
          </table:table-cell>
        </table:table-row>
        <table:table-row table:style-name="ro1">
          <table:table-cell table:formula="of:=MOD(INT((ROW([.A10])-[.$A$1])/[.A$2]);8)" office:value-type="float" office:value="6" calcext:value-type="float">
            <text:p>6</text:p>
          </table:table-cell>
          <table:table-cell table:formula="of:=MOD(INT((ROW([.B10])-[.$A$1])/[.B$2]);8)" office:value-type="float" office:value="0" calcext:value-type="float">
            <text:p>0</text:p>
          </table:table-cell>
          <table:table-cell table:formula="of:=MOD(INT((ROW([.C10])-[.$A$1])/[.C$2]);8)" office:value-type="float" office:value="0" calcext:value-type="float">
            <text:p>0</text:p>
          </table:table-cell>
          <table:table-cell table:formula="of:=((([.$A10]-[.D$2])&gt;0)*([.$A10]-[.D$2]))*[.$A$2]+((([.$B10]-[.D$2])&gt;0)*([.$B10]-[.D$2]))*[.$B$2]+[.$C10]*[.$C$2]" office:value-type="float" office:value="0" calcext:value-type="float">
            <text:p>0</text:p>
          </table:table-cell>
          <table:table-cell table:formula="of:=((([.$A10]-[.E$2])&gt;0)*([.$A10]-[.E$2]))*[.$A$2]+((([.$B10]-[.E$2])&gt;0)*([.$B10]-[.E$2]))*[.$B$2]+[.$C10]*[.$C$2]" office:value-type="float" office:value="0" calcext:value-type="float">
            <text:p>0</text:p>
          </table:table-cell>
          <table:table-cell table:formula="of:=((([.$A10]-[.F$2])&gt;0)*([.$A10]-[.F$2]))*[.$A$2]+((([.$B10]-[.F$2])&gt;0)*([.$B10]-[.F$2]))*[.$B$2]+[.$C10]*[.$C$2]" office:value-type="float" office:value="1" calcext:value-type="float">
            <text:p>1</text:p>
          </table:table-cell>
          <table:table-cell table:formula="of:=((([.$A10]-[.G$2])&gt;0)*([.$A10]-[.G$2]))*[.$A$2]+((([.$B10]-[.G$2])&gt;0)*([.$B10]-[.G$2]))*[.$B$2]+[.$C10]*[.$C$2]" office:value-type="float" office:value="2" calcext:value-type="float">
            <text:p>2</text:p>
          </table:table-cell>
          <table:table-cell table:formula="of:=((([.$A10]-[.H$2])&gt;0)*([.$A10]-[.H$2]))*[.$A$2]+((([.$B10]-[.H$2])&gt;0)*([.$B10]-[.H$2]))*[.$B$2]+[.$C10]*[.$C$2]" office:value-type="float" office:value="3" calcext:value-type="float">
            <text:p>3</text:p>
          </table:table-cell>
          <table:table-cell table:formula="of:=((([.$A10]-[.I$2])&gt;0)*([.$A10]-[.I$2]))*[.$A$2]+((([.$B10]-[.I$2])&gt;0)*([.$B10]-[.I$2]))*[.$B$2]+[.$C10]*[.$C$2]" office:value-type="float" office:value="4" calcext:value-type="float">
            <text:p>4</text:p>
          </table:table-cell>
          <table:table-cell table:formula="of:=((([.$A10]-[.J$2])&gt;0)*([.$A10]-[.J$2]))*[.$A$2]+((([.$B10]-[.J$2])&gt;0)*([.$B10]-[.J$2]))*[.$B$2]+[.$C10]*[.$C$2]" office:value-type="float" office:value="5" calcext:value-type="float">
            <text:p>5</text:p>
          </table:table-cell>
          <table:table-cell table:formula="of:=((([.$A10]-[.K$2])&gt;0)*([.$A10]-[.K$2]))*[.$A$2]+((([.$B10]-[.K$2])&gt;0)*([.$B10]-[.K$2]))*[.$B$2]+[.$C10]*[.$C$2]" office:value-type="float" office:value="6" calcext:value-type="float">
            <text:p>6</text:p>
          </table:table-cell>
          <table:table-cell table:formula="of:=&quot;#&quot;&amp;DEC2HEX([.D10];2)&amp;REPT(&quot;,&quot;;[.M10]&lt;&gt;&quot;&quot;)" office:value-type="string" office:string-value="#00," calcext:value-type="string">
            <text:p>#00,</text:p>
          </table:table-cell>
          <table:table-cell table:formula="of:=&quot;#&quot;&amp;DEC2HEX([.E10];2)&amp;REPT(&quot;,&quot;;[.N10]&lt;&gt;&quot;&quot;)" office:value-type="string" office:string-value="#00," calcext:value-type="string">
            <text:p>#00,</text:p>
          </table:table-cell>
          <table:table-cell table:formula="of:=&quot;#&quot;&amp;DEC2HEX([.F10];2)&amp;REPT(&quot;,&quot;;[.O10]&lt;&gt;&quot;&quot;)" office:value-type="string" office:string-value="#01," calcext:value-type="string">
            <text:p>#01,</text:p>
          </table:table-cell>
          <table:table-cell table:formula="of:=&quot;#&quot;&amp;DEC2HEX([.G10];2)&amp;REPT(&quot;,&quot;;[.P10]&lt;&gt;&quot;&quot;)" office:value-type="string" office:string-value="#02," calcext:value-type="string">
            <text:p>#02,</text:p>
          </table:table-cell>
          <table:table-cell table:formula="of:=&quot;#&quot;&amp;DEC2HEX([.H10];2)&amp;REPT(&quot;,&quot;;[.Q10]&lt;&gt;&quot;&quot;)" office:value-type="string" office:string-value="#03," calcext:value-type="string">
            <text:p>#03,</text:p>
          </table:table-cell>
          <table:table-cell table:formula="of:=&quot;#&quot;&amp;DEC2HEX([.I10];2)&amp;REPT(&quot;,&quot;;[.R10]&lt;&gt;&quot;&quot;)" office:value-type="string" office:string-value="#04," calcext:value-type="string">
            <text:p>#04,</text:p>
          </table:table-cell>
          <table:table-cell table:formula="of:=&quot;#&quot;&amp;DEC2HEX([.J10];2)&amp;REPT(&quot;,&quot;;[.S10]&lt;&gt;&quot;&quot;)" office:value-type="string" office:string-value="#05," calcext:value-type="string">
            <text:p>#05,</text:p>
          </table:table-cell>
          <table:table-cell table:formula="of:=&quot;#&quot;&amp;DEC2HEX([.K10];2)&amp;REPT(&quot;,&quot;;[.T10]&lt;&gt;&quot;&quot;)" office:value-type="string" office:string-value="#06" calcext:value-type="string">
            <text:p>#06</text:p>
          </table:table-cell>
        </table:table-row>
        <table:table-row table:style-name="ro1">
          <table:table-cell table:formula="of:=MOD(INT((ROW([.A11])-[.$A$1])/[.A$2]);8)" office:value-type="float" office:value="7" calcext:value-type="float">
            <text:p>7</text:p>
          </table:table-cell>
          <table:table-cell table:formula="of:=MOD(INT((ROW([.B11])-[.$A$1])/[.B$2]);8)" office:value-type="float" office:value="0" calcext:value-type="float">
            <text:p>0</text:p>
          </table:table-cell>
          <table:table-cell table:formula="of:=MOD(INT((ROW([.C11])-[.$A$1])/[.C$2]);8)" office:value-type="float" office:value="0" calcext:value-type="float">
            <text:p>0</text:p>
          </table:table-cell>
          <table:table-cell table:formula="of:=((([.$A11]-[.D$2])&gt;0)*([.$A11]-[.D$2]))*[.$A$2]+((([.$B11]-[.D$2])&gt;0)*([.$B11]-[.D$2]))*[.$B$2]+[.$C11]*[.$C$2]" office:value-type="float" office:value="0" calcext:value-type="float">
            <text:p>0</text:p>
          </table:table-cell>
          <table:table-cell table:formula="of:=((([.$A11]-[.E$2])&gt;0)*([.$A11]-[.E$2]))*[.$A$2]+((([.$B11]-[.E$2])&gt;0)*([.$B11]-[.E$2]))*[.$B$2]+[.$C11]*[.$C$2]" office:value-type="float" office:value="1" calcext:value-type="float">
            <text:p>1</text:p>
          </table:table-cell>
          <table:table-cell table:formula="of:=((([.$A11]-[.F$2])&gt;0)*([.$A11]-[.F$2]))*[.$A$2]+((([.$B11]-[.F$2])&gt;0)*([.$B11]-[.F$2]))*[.$B$2]+[.$C11]*[.$C$2]" office:value-type="float" office:value="2" calcext:value-type="float">
            <text:p>2</text:p>
          </table:table-cell>
          <table:table-cell table:formula="of:=((([.$A11]-[.G$2])&gt;0)*([.$A11]-[.G$2]))*[.$A$2]+((([.$B11]-[.G$2])&gt;0)*([.$B11]-[.G$2]))*[.$B$2]+[.$C11]*[.$C$2]" office:value-type="float" office:value="3" calcext:value-type="float">
            <text:p>3</text:p>
          </table:table-cell>
          <table:table-cell table:formula="of:=((([.$A11]-[.H$2])&gt;0)*([.$A11]-[.H$2]))*[.$A$2]+((([.$B11]-[.H$2])&gt;0)*([.$B11]-[.H$2]))*[.$B$2]+[.$C11]*[.$C$2]" office:value-type="float" office:value="4" calcext:value-type="float">
            <text:p>4</text:p>
          </table:table-cell>
          <table:table-cell table:formula="of:=((([.$A11]-[.I$2])&gt;0)*([.$A11]-[.I$2]))*[.$A$2]+((([.$B11]-[.I$2])&gt;0)*([.$B11]-[.I$2]))*[.$B$2]+[.$C11]*[.$C$2]" office:value-type="float" office:value="5" calcext:value-type="float">
            <text:p>5</text:p>
          </table:table-cell>
          <table:table-cell table:formula="of:=((([.$A11]-[.J$2])&gt;0)*([.$A11]-[.J$2]))*[.$A$2]+((([.$B11]-[.J$2])&gt;0)*([.$B11]-[.J$2]))*[.$B$2]+[.$C11]*[.$C$2]" office:value-type="float" office:value="6" calcext:value-type="float">
            <text:p>6</text:p>
          </table:table-cell>
          <table:table-cell table:formula="of:=((([.$A11]-[.K$2])&gt;0)*([.$A11]-[.K$2]))*[.$A$2]+((([.$B11]-[.K$2])&gt;0)*([.$B11]-[.K$2]))*[.$B$2]+[.$C11]*[.$C$2]" office:value-type="float" office:value="7" calcext:value-type="float">
            <text:p>7</text:p>
          </table:table-cell>
          <table:table-cell table:formula="of:=&quot;#&quot;&amp;DEC2HEX([.D11];2)&amp;REPT(&quot;,&quot;;[.M11]&lt;&gt;&quot;&quot;)" office:value-type="string" office:string-value="#00," calcext:value-type="string">
            <text:p>#00,</text:p>
          </table:table-cell>
          <table:table-cell table:formula="of:=&quot;#&quot;&amp;DEC2HEX([.E11];2)&amp;REPT(&quot;,&quot;;[.N11]&lt;&gt;&quot;&quot;)" office:value-type="string" office:string-value="#01," calcext:value-type="string">
            <text:p>#01,</text:p>
          </table:table-cell>
          <table:table-cell table:formula="of:=&quot;#&quot;&amp;DEC2HEX([.F11];2)&amp;REPT(&quot;,&quot;;[.O11]&lt;&gt;&quot;&quot;)" office:value-type="string" office:string-value="#02," calcext:value-type="string">
            <text:p>#02,</text:p>
          </table:table-cell>
          <table:table-cell table:formula="of:=&quot;#&quot;&amp;DEC2HEX([.G11];2)&amp;REPT(&quot;,&quot;;[.P11]&lt;&gt;&quot;&quot;)" office:value-type="string" office:string-value="#03," calcext:value-type="string">
            <text:p>#03,</text:p>
          </table:table-cell>
          <table:table-cell table:formula="of:=&quot;#&quot;&amp;DEC2HEX([.H11];2)&amp;REPT(&quot;,&quot;;[.Q11]&lt;&gt;&quot;&quot;)" office:value-type="string" office:string-value="#04," calcext:value-type="string">
            <text:p>#04,</text:p>
          </table:table-cell>
          <table:table-cell table:formula="of:=&quot;#&quot;&amp;DEC2HEX([.I11];2)&amp;REPT(&quot;,&quot;;[.R11]&lt;&gt;&quot;&quot;)" office:value-type="string" office:string-value="#05," calcext:value-type="string">
            <text:p>#05,</text:p>
          </table:table-cell>
          <table:table-cell table:formula="of:=&quot;#&quot;&amp;DEC2HEX([.J11];2)&amp;REPT(&quot;,&quot;;[.S11]&lt;&gt;&quot;&quot;)" office:value-type="string" office:string-value="#06," calcext:value-type="string">
            <text:p>#06,</text:p>
          </table:table-cell>
          <table:table-cell table:formula="of:=&quot;#&quot;&amp;DEC2HEX([.K11];2)&amp;REPT(&quot;,&quot;;[.T11]&lt;&gt;&quot;&quot;)" office:value-type="string" office:string-value="#07" calcext:value-type="string">
            <text:p>#07</text:p>
          </table:table-cell>
        </table:table-row>
        <table:table-row table:style-name="ro1">
          <table:table-cell table:formula="of:=MOD(INT((ROW([.A12])-[.$A$1])/[.A$2]);8)" office:value-type="float" office:value="0" calcext:value-type="float">
            <text:p>0</text:p>
          </table:table-cell>
          <table:table-cell table:formula="of:=MOD(INT((ROW([.B12])-[.$A$1])/[.B$2]);8)" office:value-type="float" office:value="1" calcext:value-type="float">
            <text:p>1</text:p>
          </table:table-cell>
          <table:table-cell table:formula="of:=MOD(INT((ROW([.C12])-[.$A$1])/[.C$2]);8)" office:value-type="float" office:value="0" calcext:value-type="float">
            <text:p>0</text:p>
          </table:table-cell>
          <table:table-cell table:formula="of:=((([.$A12]-[.D$2])&gt;0)*([.$A12]-[.D$2]))*[.$A$2]+((([.$B12]-[.D$2])&gt;0)*([.$B12]-[.D$2]))*[.$B$2]+[.$C12]*[.$C$2]" office:value-type="float" office:value="0" calcext:value-type="float">
            <text:p>0</text:p>
          </table:table-cell>
          <table:table-cell table:formula="of:=((([.$A12]-[.E$2])&gt;0)*([.$A12]-[.E$2]))*[.$A$2]+((([.$B12]-[.E$2])&gt;0)*([.$B12]-[.E$2]))*[.$B$2]+[.$C12]*[.$C$2]" office:value-type="float" office:value="0" calcext:value-type="float">
            <text:p>0</text:p>
          </table:table-cell>
          <table:table-cell table:formula="of:=((([.$A12]-[.F$2])&gt;0)*([.$A12]-[.F$2]))*[.$A$2]+((([.$B12]-[.F$2])&gt;0)*([.$B12]-[.F$2]))*[.$B$2]+[.$C12]*[.$C$2]" office:value-type="float" office:value="0" calcext:value-type="float">
            <text:p>0</text:p>
          </table:table-cell>
          <table:table-cell table:formula="of:=((([.$A12]-[.G$2])&gt;0)*([.$A12]-[.G$2]))*[.$A$2]+((([.$B12]-[.G$2])&gt;0)*([.$B12]-[.G$2]))*[.$B$2]+[.$C12]*[.$C$2]" office:value-type="float" office:value="0" calcext:value-type="float">
            <text:p>0</text:p>
          </table:table-cell>
          <table:table-cell table:formula="of:=((([.$A12]-[.H$2])&gt;0)*([.$A12]-[.H$2]))*[.$A$2]+((([.$B12]-[.H$2])&gt;0)*([.$B12]-[.H$2]))*[.$B$2]+[.$C12]*[.$C$2]" office:value-type="float" office:value="0" calcext:value-type="float">
            <text:p>0</text:p>
          </table:table-cell>
          <table:table-cell table:formula="of:=((([.$A12]-[.I$2])&gt;0)*([.$A12]-[.I$2]))*[.$A$2]+((([.$B12]-[.I$2])&gt;0)*([.$B12]-[.I$2]))*[.$B$2]+[.$C12]*[.$C$2]" office:value-type="float" office:value="0" calcext:value-type="float">
            <text:p>0</text:p>
          </table:table-cell>
          <table:table-cell table:formula="of:=((([.$A12]-[.J$2])&gt;0)*([.$A12]-[.J$2]))*[.$A$2]+((([.$B12]-[.J$2])&gt;0)*([.$B12]-[.J$2]))*[.$B$2]+[.$C12]*[.$C$2]" office:value-type="float" office:value="0" calcext:value-type="float">
            <text:p>0</text:p>
          </table:table-cell>
          <table:table-cell table:formula="of:=((([.$A12]-[.K$2])&gt;0)*([.$A12]-[.K$2]))*[.$A$2]+((([.$B12]-[.K$2])&gt;0)*([.$B12]-[.K$2]))*[.$B$2]+[.$C12]*[.$C$2]" office:value-type="float" office:value="8" calcext:value-type="float">
            <text:p>8</text:p>
          </table:table-cell>
          <table:table-cell table:formula="of:=&quot;#&quot;&amp;DEC2HEX([.D12];2)&amp;REPT(&quot;,&quot;;[.M12]&lt;&gt;&quot;&quot;)" office:value-type="string" office:string-value="#00," calcext:value-type="string">
            <text:p>#00,</text:p>
          </table:table-cell>
          <table:table-cell table:formula="of:=&quot;#&quot;&amp;DEC2HEX([.E12];2)&amp;REPT(&quot;,&quot;;[.N12]&lt;&gt;&quot;&quot;)" office:value-type="string" office:string-value="#00," calcext:value-type="string">
            <text:p>#00,</text:p>
          </table:table-cell>
          <table:table-cell table:formula="of:=&quot;#&quot;&amp;DEC2HEX([.F12];2)&amp;REPT(&quot;,&quot;;[.O12]&lt;&gt;&quot;&quot;)" office:value-type="string" office:string-value="#00," calcext:value-type="string">
            <text:p>#00,</text:p>
          </table:table-cell>
          <table:table-cell table:formula="of:=&quot;#&quot;&amp;DEC2HEX([.G12];2)&amp;REPT(&quot;,&quot;;[.P12]&lt;&gt;&quot;&quot;)" office:value-type="string" office:string-value="#00," calcext:value-type="string">
            <text:p>#00,</text:p>
          </table:table-cell>
          <table:table-cell table:formula="of:=&quot;#&quot;&amp;DEC2HEX([.H12];2)&amp;REPT(&quot;,&quot;;[.Q12]&lt;&gt;&quot;&quot;)" office:value-type="string" office:string-value="#00," calcext:value-type="string">
            <text:p>#00,</text:p>
          </table:table-cell>
          <table:table-cell table:formula="of:=&quot;#&quot;&amp;DEC2HEX([.I12];2)&amp;REPT(&quot;,&quot;;[.R12]&lt;&gt;&quot;&quot;)" office:value-type="string" office:string-value="#00," calcext:value-type="string">
            <text:p>#00,</text:p>
          </table:table-cell>
          <table:table-cell table:formula="of:=&quot;#&quot;&amp;DEC2HEX([.J12];2)&amp;REPT(&quot;,&quot;;[.S12]&lt;&gt;&quot;&quot;)" office:value-type="string" office:string-value="#00," calcext:value-type="string">
            <text:p>#00,</text:p>
          </table:table-cell>
          <table:table-cell table:formula="of:=&quot;#&quot;&amp;DEC2HEX([.K12];2)&amp;REPT(&quot;,&quot;;[.T12]&lt;&gt;&quot;&quot;)" office:value-type="string" office:string-value="#08" calcext:value-type="string">
            <text:p>#08</text:p>
          </table:table-cell>
        </table:table-row>
        <table:table-row table:style-name="ro1">
          <table:table-cell table:formula="of:=MOD(INT((ROW([.A13])-[.$A$1])/[.A$2]);8)" office:value-type="float" office:value="1" calcext:value-type="float">
            <text:p>1</text:p>
          </table:table-cell>
          <table:table-cell table:formula="of:=MOD(INT((ROW([.B13])-[.$A$1])/[.B$2]);8)" office:value-type="float" office:value="1" calcext:value-type="float">
            <text:p>1</text:p>
          </table:table-cell>
          <table:table-cell table:formula="of:=MOD(INT((ROW([.C13])-[.$A$1])/[.C$2]);8)" office:value-type="float" office:value="0" calcext:value-type="float">
            <text:p>0</text:p>
          </table:table-cell>
          <table:table-cell table:formula="of:=((([.$A13]-[.D$2])&gt;0)*([.$A13]-[.D$2]))*[.$A$2]+((([.$B13]-[.D$2])&gt;0)*([.$B13]-[.D$2]))*[.$B$2]+[.$C13]*[.$C$2]" office:value-type="float" office:value="0" calcext:value-type="float">
            <text:p>0</text:p>
          </table:table-cell>
          <table:table-cell table:formula="of:=((([.$A13]-[.E$2])&gt;0)*([.$A13]-[.E$2]))*[.$A$2]+((([.$B13]-[.E$2])&gt;0)*([.$B13]-[.E$2]))*[.$B$2]+[.$C13]*[.$C$2]" office:value-type="float" office:value="0" calcext:value-type="float">
            <text:p>0</text:p>
          </table:table-cell>
          <table:table-cell table:formula="of:=((([.$A13]-[.F$2])&gt;0)*([.$A13]-[.F$2]))*[.$A$2]+((([.$B13]-[.F$2])&gt;0)*([.$B13]-[.F$2]))*[.$B$2]+[.$C13]*[.$C$2]" office:value-type="float" office:value="0" calcext:value-type="float">
            <text:p>0</text:p>
          </table:table-cell>
          <table:table-cell table:formula="of:=((([.$A13]-[.G$2])&gt;0)*([.$A13]-[.G$2]))*[.$A$2]+((([.$B13]-[.G$2])&gt;0)*([.$B13]-[.G$2]))*[.$B$2]+[.$C13]*[.$C$2]" office:value-type="float" office:value="0" calcext:value-type="float">
            <text:p>0</text:p>
          </table:table-cell>
          <table:table-cell table:formula="of:=((([.$A13]-[.H$2])&gt;0)*([.$A13]-[.H$2]))*[.$A$2]+((([.$B13]-[.H$2])&gt;0)*([.$B13]-[.H$2]))*[.$B$2]+[.$C13]*[.$C$2]" office:value-type="float" office:value="0" calcext:value-type="float">
            <text:p>0</text:p>
          </table:table-cell>
          <table:table-cell table:formula="of:=((([.$A13]-[.I$2])&gt;0)*([.$A13]-[.I$2]))*[.$A$2]+((([.$B13]-[.I$2])&gt;0)*([.$B13]-[.I$2]))*[.$B$2]+[.$C13]*[.$C$2]" office:value-type="float" office:value="0" calcext:value-type="float">
            <text:p>0</text:p>
          </table:table-cell>
          <table:table-cell table:formula="of:=((([.$A13]-[.J$2])&gt;0)*([.$A13]-[.J$2]))*[.$A$2]+((([.$B13]-[.J$2])&gt;0)*([.$B13]-[.J$2]))*[.$B$2]+[.$C13]*[.$C$2]" office:value-type="float" office:value="0" calcext:value-type="float">
            <text:p>0</text:p>
          </table:table-cell>
          <table:table-cell table:formula="of:=((([.$A13]-[.K$2])&gt;0)*([.$A13]-[.K$2]))*[.$A$2]+((([.$B13]-[.K$2])&gt;0)*([.$B13]-[.K$2]))*[.$B$2]+[.$C13]*[.$C$2]" office:value-type="float" office:value="9" calcext:value-type="float">
            <text:p>9</text:p>
          </table:table-cell>
          <table:table-cell table:formula="of:=&quot;#&quot;&amp;DEC2HEX([.D13];2)&amp;REPT(&quot;,&quot;;[.M13]&lt;&gt;&quot;&quot;)" office:value-type="string" office:string-value="#00," calcext:value-type="string">
            <text:p>#00,</text:p>
          </table:table-cell>
          <table:table-cell table:formula="of:=&quot;#&quot;&amp;DEC2HEX([.E13];2)&amp;REPT(&quot;,&quot;;[.N13]&lt;&gt;&quot;&quot;)" office:value-type="string" office:string-value="#00," calcext:value-type="string">
            <text:p>#00,</text:p>
          </table:table-cell>
          <table:table-cell table:formula="of:=&quot;#&quot;&amp;DEC2HEX([.F13];2)&amp;REPT(&quot;,&quot;;[.O13]&lt;&gt;&quot;&quot;)" office:value-type="string" office:string-value="#00," calcext:value-type="string">
            <text:p>#00,</text:p>
          </table:table-cell>
          <table:table-cell table:formula="of:=&quot;#&quot;&amp;DEC2HEX([.G13];2)&amp;REPT(&quot;,&quot;;[.P13]&lt;&gt;&quot;&quot;)" office:value-type="string" office:string-value="#00," calcext:value-type="string">
            <text:p>#00,</text:p>
          </table:table-cell>
          <table:table-cell table:formula="of:=&quot;#&quot;&amp;DEC2HEX([.H13];2)&amp;REPT(&quot;,&quot;;[.Q13]&lt;&gt;&quot;&quot;)" office:value-type="string" office:string-value="#00," calcext:value-type="string">
            <text:p>#00,</text:p>
          </table:table-cell>
          <table:table-cell table:formula="of:=&quot;#&quot;&amp;DEC2HEX([.I13];2)&amp;REPT(&quot;,&quot;;[.R13]&lt;&gt;&quot;&quot;)" office:value-type="string" office:string-value="#00," calcext:value-type="string">
            <text:p>#00,</text:p>
          </table:table-cell>
          <table:table-cell table:formula="of:=&quot;#&quot;&amp;DEC2HEX([.J13];2)&amp;REPT(&quot;,&quot;;[.S13]&lt;&gt;&quot;&quot;)" office:value-type="string" office:string-value="#00," calcext:value-type="string">
            <text:p>#00,</text:p>
          </table:table-cell>
          <table:table-cell table:formula="of:=&quot;#&quot;&amp;DEC2HEX([.K13];2)&amp;REPT(&quot;,&quot;;[.T13]&lt;&gt;&quot;&quot;)" office:value-type="string" office:string-value="#09" calcext:value-type="string">
            <text:p>#09</text:p>
          </table:table-cell>
        </table:table-row>
        <table:table-row table:style-name="ro1">
          <table:table-cell table:formula="of:=MOD(INT((ROW([.A14])-[.$A$1])/[.A$2]);8)" office:value-type="float" office:value="2" calcext:value-type="float">
            <text:p>2</text:p>
          </table:table-cell>
          <table:table-cell table:formula="of:=MOD(INT((ROW([.B14])-[.$A$1])/[.B$2]);8)" office:value-type="float" office:value="1" calcext:value-type="float">
            <text:p>1</text:p>
          </table:table-cell>
          <table:table-cell table:formula="of:=MOD(INT((ROW([.C14])-[.$A$1])/[.C$2]);8)" office:value-type="float" office:value="0" calcext:value-type="float">
            <text:p>0</text:p>
          </table:table-cell>
          <table:table-cell table:formula="of:=((([.$A14]-[.D$2])&gt;0)*([.$A14]-[.D$2]))*[.$A$2]+((([.$B14]-[.D$2])&gt;0)*([.$B14]-[.D$2]))*[.$B$2]+[.$C14]*[.$C$2]" office:value-type="float" office:value="0" calcext:value-type="float">
            <text:p>0</text:p>
          </table:table-cell>
          <table:table-cell table:formula="of:=((([.$A14]-[.E$2])&gt;0)*([.$A14]-[.E$2]))*[.$A$2]+((([.$B14]-[.E$2])&gt;0)*([.$B14]-[.E$2]))*[.$B$2]+[.$C14]*[.$C$2]" office:value-type="float" office:value="0" calcext:value-type="float">
            <text:p>0</text:p>
          </table:table-cell>
          <table:table-cell table:formula="of:=((([.$A14]-[.F$2])&gt;0)*([.$A14]-[.F$2]))*[.$A$2]+((([.$B14]-[.F$2])&gt;0)*([.$B14]-[.F$2]))*[.$B$2]+[.$C14]*[.$C$2]" office:value-type="float" office:value="0" calcext:value-type="float">
            <text:p>0</text:p>
          </table:table-cell>
          <table:table-cell table:formula="of:=((([.$A14]-[.G$2])&gt;0)*([.$A14]-[.G$2]))*[.$A$2]+((([.$B14]-[.G$2])&gt;0)*([.$B14]-[.G$2]))*[.$B$2]+[.$C14]*[.$C$2]" office:value-type="float" office:value="0" calcext:value-type="float">
            <text:p>0</text:p>
          </table:table-cell>
          <table:table-cell table:formula="of:=((([.$A14]-[.H$2])&gt;0)*([.$A14]-[.H$2]))*[.$A$2]+((([.$B14]-[.H$2])&gt;0)*([.$B14]-[.H$2]))*[.$B$2]+[.$C14]*[.$C$2]" office:value-type="float" office:value="0" calcext:value-type="float">
            <text:p>0</text:p>
          </table:table-cell>
          <table:table-cell table:formula="of:=((([.$A14]-[.I$2])&gt;0)*([.$A14]-[.I$2]))*[.$A$2]+((([.$B14]-[.I$2])&gt;0)*([.$B14]-[.I$2]))*[.$B$2]+[.$C14]*[.$C$2]" office:value-type="float" office:value="0" calcext:value-type="float">
            <text:p>0</text:p>
          </table:table-cell>
          <table:table-cell table:formula="of:=((([.$A14]-[.J$2])&gt;0)*([.$A14]-[.J$2]))*[.$A$2]+((([.$B14]-[.J$2])&gt;0)*([.$B14]-[.J$2]))*[.$B$2]+[.$C14]*[.$C$2]" office:value-type="float" office:value="1" calcext:value-type="float">
            <text:p>1</text:p>
          </table:table-cell>
          <table:table-cell table:formula="of:=((([.$A14]-[.K$2])&gt;0)*([.$A14]-[.K$2]))*[.$A$2]+((([.$B14]-[.K$2])&gt;0)*([.$B14]-[.K$2]))*[.$B$2]+[.$C14]*[.$C$2]" office:value-type="float" office:value="10" calcext:value-type="float">
            <text:p>10</text:p>
          </table:table-cell>
          <table:table-cell table:formula="of:=&quot;#&quot;&amp;DEC2HEX([.D14];2)&amp;REPT(&quot;,&quot;;[.M14]&lt;&gt;&quot;&quot;)" office:value-type="string" office:string-value="#00," calcext:value-type="string">
            <text:p>#00,</text:p>
          </table:table-cell>
          <table:table-cell table:formula="of:=&quot;#&quot;&amp;DEC2HEX([.E14];2)&amp;REPT(&quot;,&quot;;[.N14]&lt;&gt;&quot;&quot;)" office:value-type="string" office:string-value="#00," calcext:value-type="string">
            <text:p>#00,</text:p>
          </table:table-cell>
          <table:table-cell table:formula="of:=&quot;#&quot;&amp;DEC2HEX([.F14];2)&amp;REPT(&quot;,&quot;;[.O14]&lt;&gt;&quot;&quot;)" office:value-type="string" office:string-value="#00," calcext:value-type="string">
            <text:p>#00,</text:p>
          </table:table-cell>
          <table:table-cell table:formula="of:=&quot;#&quot;&amp;DEC2HEX([.G14];2)&amp;REPT(&quot;,&quot;;[.P14]&lt;&gt;&quot;&quot;)" office:value-type="string" office:string-value="#00," calcext:value-type="string">
            <text:p>#00,</text:p>
          </table:table-cell>
          <table:table-cell table:formula="of:=&quot;#&quot;&amp;DEC2HEX([.H14];2)&amp;REPT(&quot;,&quot;;[.Q14]&lt;&gt;&quot;&quot;)" office:value-type="string" office:string-value="#00," calcext:value-type="string">
            <text:p>#00,</text:p>
          </table:table-cell>
          <table:table-cell table:formula="of:=&quot;#&quot;&amp;DEC2HEX([.I14];2)&amp;REPT(&quot;,&quot;;[.R14]&lt;&gt;&quot;&quot;)" office:value-type="string" office:string-value="#00," calcext:value-type="string">
            <text:p>#00,</text:p>
          </table:table-cell>
          <table:table-cell table:formula="of:=&quot;#&quot;&amp;DEC2HEX([.J14];2)&amp;REPT(&quot;,&quot;;[.S14]&lt;&gt;&quot;&quot;)" office:value-type="string" office:string-value="#01," calcext:value-type="string">
            <text:p>#01,</text:p>
          </table:table-cell>
          <table:table-cell table:formula="of:=&quot;#&quot;&amp;DEC2HEX([.K14];2)&amp;REPT(&quot;,&quot;;[.T14]&lt;&gt;&quot;&quot;)" office:value-type="string" office:string-value="#0A" calcext:value-type="string">
            <text:p>#0A</text:p>
          </table:table-cell>
        </table:table-row>
        <table:table-row table:style-name="ro1">
          <table:table-cell table:formula="of:=MOD(INT((ROW([.A15])-[.$A$1])/[.A$2]);8)" office:value-type="float" office:value="3" calcext:value-type="float">
            <text:p>3</text:p>
          </table:table-cell>
          <table:table-cell table:formula="of:=MOD(INT((ROW([.B15])-[.$A$1])/[.B$2]);8)" office:value-type="float" office:value="1" calcext:value-type="float">
            <text:p>1</text:p>
          </table:table-cell>
          <table:table-cell table:formula="of:=MOD(INT((ROW([.C15])-[.$A$1])/[.C$2]);8)" office:value-type="float" office:value="0" calcext:value-type="float">
            <text:p>0</text:p>
          </table:table-cell>
          <table:table-cell table:formula="of:=((([.$A15]-[.D$2])&gt;0)*([.$A15]-[.D$2]))*[.$A$2]+((([.$B15]-[.D$2])&gt;0)*([.$B15]-[.D$2]))*[.$B$2]+[.$C15]*[.$C$2]" office:value-type="float" office:value="0" calcext:value-type="float">
            <text:p>0</text:p>
          </table:table-cell>
          <table:table-cell table:formula="of:=((([.$A15]-[.E$2])&gt;0)*([.$A15]-[.E$2]))*[.$A$2]+((([.$B15]-[.E$2])&gt;0)*([.$B15]-[.E$2]))*[.$B$2]+[.$C15]*[.$C$2]" office:value-type="float" office:value="0" calcext:value-type="float">
            <text:p>0</text:p>
          </table:table-cell>
          <table:table-cell table:formula="of:=((([.$A15]-[.F$2])&gt;0)*([.$A15]-[.F$2]))*[.$A$2]+((([.$B15]-[.F$2])&gt;0)*([.$B15]-[.F$2]))*[.$B$2]+[.$C15]*[.$C$2]" office:value-type="float" office:value="0" calcext:value-type="float">
            <text:p>0</text:p>
          </table:table-cell>
          <table:table-cell table:formula="of:=((([.$A15]-[.G$2])&gt;0)*([.$A15]-[.G$2]))*[.$A$2]+((([.$B15]-[.G$2])&gt;0)*([.$B15]-[.G$2]))*[.$B$2]+[.$C15]*[.$C$2]" office:value-type="float" office:value="0" calcext:value-type="float">
            <text:p>0</text:p>
          </table:table-cell>
          <table:table-cell table:formula="of:=((([.$A15]-[.H$2])&gt;0)*([.$A15]-[.H$2]))*[.$A$2]+((([.$B15]-[.H$2])&gt;0)*([.$B15]-[.H$2]))*[.$B$2]+[.$C15]*[.$C$2]" office:value-type="float" office:value="0" calcext:value-type="float">
            <text:p>0</text:p>
          </table:table-cell>
          <table:table-cell table:formula="of:=((([.$A15]-[.I$2])&gt;0)*([.$A15]-[.I$2]))*[.$A$2]+((([.$B15]-[.I$2])&gt;0)*([.$B15]-[.I$2]))*[.$B$2]+[.$C15]*[.$C$2]" office:value-type="float" office:value="1" calcext:value-type="float">
            <text:p>1</text:p>
          </table:table-cell>
          <table:table-cell table:formula="of:=((([.$A15]-[.J$2])&gt;0)*([.$A15]-[.J$2]))*[.$A$2]+((([.$B15]-[.J$2])&gt;0)*([.$B15]-[.J$2]))*[.$B$2]+[.$C15]*[.$C$2]" office:value-type="float" office:value="2" calcext:value-type="float">
            <text:p>2</text:p>
          </table:table-cell>
          <table:table-cell table:formula="of:=((([.$A15]-[.K$2])&gt;0)*([.$A15]-[.K$2]))*[.$A$2]+((([.$B15]-[.K$2])&gt;0)*([.$B15]-[.K$2]))*[.$B$2]+[.$C15]*[.$C$2]" office:value-type="float" office:value="11" calcext:value-type="float">
            <text:p>11</text:p>
          </table:table-cell>
          <table:table-cell table:formula="of:=&quot;#&quot;&amp;DEC2HEX([.D15];2)&amp;REPT(&quot;,&quot;;[.M15]&lt;&gt;&quot;&quot;)" office:value-type="string" office:string-value="#00," calcext:value-type="string">
            <text:p>#00,</text:p>
          </table:table-cell>
          <table:table-cell table:formula="of:=&quot;#&quot;&amp;DEC2HEX([.E15];2)&amp;REPT(&quot;,&quot;;[.N15]&lt;&gt;&quot;&quot;)" office:value-type="string" office:string-value="#00," calcext:value-type="string">
            <text:p>#00,</text:p>
          </table:table-cell>
          <table:table-cell table:formula="of:=&quot;#&quot;&amp;DEC2HEX([.F15];2)&amp;REPT(&quot;,&quot;;[.O15]&lt;&gt;&quot;&quot;)" office:value-type="string" office:string-value="#00," calcext:value-type="string">
            <text:p>#00,</text:p>
          </table:table-cell>
          <table:table-cell table:formula="of:=&quot;#&quot;&amp;DEC2HEX([.G15];2)&amp;REPT(&quot;,&quot;;[.P15]&lt;&gt;&quot;&quot;)" office:value-type="string" office:string-value="#00," calcext:value-type="string">
            <text:p>#00,</text:p>
          </table:table-cell>
          <table:table-cell table:formula="of:=&quot;#&quot;&amp;DEC2HEX([.H15];2)&amp;REPT(&quot;,&quot;;[.Q15]&lt;&gt;&quot;&quot;)" office:value-type="string" office:string-value="#00," calcext:value-type="string">
            <text:p>#00,</text:p>
          </table:table-cell>
          <table:table-cell table:formula="of:=&quot;#&quot;&amp;DEC2HEX([.I15];2)&amp;REPT(&quot;,&quot;;[.R15]&lt;&gt;&quot;&quot;)" office:value-type="string" office:string-value="#01," calcext:value-type="string">
            <text:p>#01,</text:p>
          </table:table-cell>
          <table:table-cell table:formula="of:=&quot;#&quot;&amp;DEC2HEX([.J15];2)&amp;REPT(&quot;,&quot;;[.S15]&lt;&gt;&quot;&quot;)" office:value-type="string" office:string-value="#02," calcext:value-type="string">
            <text:p>#02,</text:p>
          </table:table-cell>
          <table:table-cell table:formula="of:=&quot;#&quot;&amp;DEC2HEX([.K15];2)&amp;REPT(&quot;,&quot;;[.T15]&lt;&gt;&quot;&quot;)" office:value-type="string" office:string-value="#0B" calcext:value-type="string">
            <text:p>#0B</text:p>
          </table:table-cell>
        </table:table-row>
        <table:table-row table:style-name="ro1">
          <table:table-cell table:formula="of:=MOD(INT((ROW([.A16])-[.$A$1])/[.A$2]);8)" office:value-type="float" office:value="4" calcext:value-type="float">
            <text:p>4</text:p>
          </table:table-cell>
          <table:table-cell table:formula="of:=MOD(INT((ROW([.B16])-[.$A$1])/[.B$2]);8)" office:value-type="float" office:value="1" calcext:value-type="float">
            <text:p>1</text:p>
          </table:table-cell>
          <table:table-cell table:formula="of:=MOD(INT((ROW([.C16])-[.$A$1])/[.C$2]);8)" office:value-type="float" office:value="0" calcext:value-type="float">
            <text:p>0</text:p>
          </table:table-cell>
          <table:table-cell table:formula="of:=((([.$A16]-[.D$2])&gt;0)*([.$A16]-[.D$2]))*[.$A$2]+((([.$B16]-[.D$2])&gt;0)*([.$B16]-[.D$2]))*[.$B$2]+[.$C16]*[.$C$2]" office:value-type="float" office:value="0" calcext:value-type="float">
            <text:p>0</text:p>
          </table:table-cell>
          <table:table-cell table:formula="of:=((([.$A16]-[.E$2])&gt;0)*([.$A16]-[.E$2]))*[.$A$2]+((([.$B16]-[.E$2])&gt;0)*([.$B16]-[.E$2]))*[.$B$2]+[.$C16]*[.$C$2]" office:value-type="float" office:value="0" calcext:value-type="float">
            <text:p>0</text:p>
          </table:table-cell>
          <table:table-cell table:formula="of:=((([.$A16]-[.F$2])&gt;0)*([.$A16]-[.F$2]))*[.$A$2]+((([.$B16]-[.F$2])&gt;0)*([.$B16]-[.F$2]))*[.$B$2]+[.$C16]*[.$C$2]" office:value-type="float" office:value="0" calcext:value-type="float">
            <text:p>0</text:p>
          </table:table-cell>
          <table:table-cell table:formula="of:=((([.$A16]-[.G$2])&gt;0)*([.$A16]-[.G$2]))*[.$A$2]+((([.$B16]-[.G$2])&gt;0)*([.$B16]-[.G$2]))*[.$B$2]+[.$C16]*[.$C$2]" office:value-type="float" office:value="0" calcext:value-type="float">
            <text:p>0</text:p>
          </table:table-cell>
          <table:table-cell table:formula="of:=((([.$A16]-[.H$2])&gt;0)*([.$A16]-[.H$2]))*[.$A$2]+((([.$B16]-[.H$2])&gt;0)*([.$B16]-[.H$2]))*[.$B$2]+[.$C16]*[.$C$2]" office:value-type="float" office:value="1" calcext:value-type="float">
            <text:p>1</text:p>
          </table:table-cell>
          <table:table-cell table:formula="of:=((([.$A16]-[.I$2])&gt;0)*([.$A16]-[.I$2]))*[.$A$2]+((([.$B16]-[.I$2])&gt;0)*([.$B16]-[.I$2]))*[.$B$2]+[.$C16]*[.$C$2]" office:value-type="float" office:value="2" calcext:value-type="float">
            <text:p>2</text:p>
          </table:table-cell>
          <table:table-cell table:formula="of:=((([.$A16]-[.J$2])&gt;0)*([.$A16]-[.J$2]))*[.$A$2]+((([.$B16]-[.J$2])&gt;0)*([.$B16]-[.J$2]))*[.$B$2]+[.$C16]*[.$C$2]" office:value-type="float" office:value="3" calcext:value-type="float">
            <text:p>3</text:p>
          </table:table-cell>
          <table:table-cell table:formula="of:=((([.$A16]-[.K$2])&gt;0)*([.$A16]-[.K$2]))*[.$A$2]+((([.$B16]-[.K$2])&gt;0)*([.$B16]-[.K$2]))*[.$B$2]+[.$C16]*[.$C$2]" office:value-type="float" office:value="12" calcext:value-type="float">
            <text:p>12</text:p>
          </table:table-cell>
          <table:table-cell table:formula="of:=&quot;#&quot;&amp;DEC2HEX([.D16];2)&amp;REPT(&quot;,&quot;;[.M16]&lt;&gt;&quot;&quot;)" office:value-type="string" office:string-value="#00," calcext:value-type="string">
            <text:p>#00,</text:p>
          </table:table-cell>
          <table:table-cell table:formula="of:=&quot;#&quot;&amp;DEC2HEX([.E16];2)&amp;REPT(&quot;,&quot;;[.N16]&lt;&gt;&quot;&quot;)" office:value-type="string" office:string-value="#00," calcext:value-type="string">
            <text:p>#00,</text:p>
          </table:table-cell>
          <table:table-cell table:formula="of:=&quot;#&quot;&amp;DEC2HEX([.F16];2)&amp;REPT(&quot;,&quot;;[.O16]&lt;&gt;&quot;&quot;)" office:value-type="string" office:string-value="#00," calcext:value-type="string">
            <text:p>#00,</text:p>
          </table:table-cell>
          <table:table-cell table:formula="of:=&quot;#&quot;&amp;DEC2HEX([.G16];2)&amp;REPT(&quot;,&quot;;[.P16]&lt;&gt;&quot;&quot;)" office:value-type="string" office:string-value="#00," calcext:value-type="string">
            <text:p>#00,</text:p>
          </table:table-cell>
          <table:table-cell table:formula="of:=&quot;#&quot;&amp;DEC2HEX([.H16];2)&amp;REPT(&quot;,&quot;;[.Q16]&lt;&gt;&quot;&quot;)" office:value-type="string" office:string-value="#01," calcext:value-type="string">
            <text:p>#01,</text:p>
          </table:table-cell>
          <table:table-cell table:formula="of:=&quot;#&quot;&amp;DEC2HEX([.I16];2)&amp;REPT(&quot;,&quot;;[.R16]&lt;&gt;&quot;&quot;)" office:value-type="string" office:string-value="#02," calcext:value-type="string">
            <text:p>#02,</text:p>
          </table:table-cell>
          <table:table-cell table:formula="of:=&quot;#&quot;&amp;DEC2HEX([.J16];2)&amp;REPT(&quot;,&quot;;[.S16]&lt;&gt;&quot;&quot;)" office:value-type="string" office:string-value="#03," calcext:value-type="string">
            <text:p>#03,</text:p>
          </table:table-cell>
          <table:table-cell table:formula="of:=&quot;#&quot;&amp;DEC2HEX([.K16];2)&amp;REPT(&quot;,&quot;;[.T16]&lt;&gt;&quot;&quot;)" office:value-type="string" office:string-value="#0C" calcext:value-type="string">
            <text:p>#0C</text:p>
          </table:table-cell>
        </table:table-row>
        <table:table-row table:style-name="ro1">
          <table:table-cell table:formula="of:=MOD(INT((ROW([.A17])-[.$A$1])/[.A$2]);8)" office:value-type="float" office:value="5" calcext:value-type="float">
            <text:p>5</text:p>
          </table:table-cell>
          <table:table-cell table:formula="of:=MOD(INT((ROW([.B17])-[.$A$1])/[.B$2]);8)" office:value-type="float" office:value="1" calcext:value-type="float">
            <text:p>1</text:p>
          </table:table-cell>
          <table:table-cell table:formula="of:=MOD(INT((ROW([.C17])-[.$A$1])/[.C$2]);8)" office:value-type="float" office:value="0" calcext:value-type="float">
            <text:p>0</text:p>
          </table:table-cell>
          <table:table-cell table:formula="of:=((([.$A17]-[.D$2])&gt;0)*([.$A17]-[.D$2]))*[.$A$2]+((([.$B17]-[.D$2])&gt;0)*([.$B17]-[.D$2]))*[.$B$2]+[.$C17]*[.$C$2]" office:value-type="float" office:value="0" calcext:value-type="float">
            <text:p>0</text:p>
          </table:table-cell>
          <table:table-cell table:formula="of:=((([.$A17]-[.E$2])&gt;0)*([.$A17]-[.E$2]))*[.$A$2]+((([.$B17]-[.E$2])&gt;0)*([.$B17]-[.E$2]))*[.$B$2]+[.$C17]*[.$C$2]" office:value-type="float" office:value="0" calcext:value-type="float">
            <text:p>0</text:p>
          </table:table-cell>
          <table:table-cell table:formula="of:=((([.$A17]-[.F$2])&gt;0)*([.$A17]-[.F$2]))*[.$A$2]+((([.$B17]-[.F$2])&gt;0)*([.$B17]-[.F$2]))*[.$B$2]+[.$C17]*[.$C$2]" office:value-type="float" office:value="0" calcext:value-type="float">
            <text:p>0</text:p>
          </table:table-cell>
          <table:table-cell table:formula="of:=((([.$A17]-[.G$2])&gt;0)*([.$A17]-[.G$2]))*[.$A$2]+((([.$B17]-[.G$2])&gt;0)*([.$B17]-[.G$2]))*[.$B$2]+[.$C17]*[.$C$2]" office:value-type="float" office:value="1" calcext:value-type="float">
            <text:p>1</text:p>
          </table:table-cell>
          <table:table-cell table:formula="of:=((([.$A17]-[.H$2])&gt;0)*([.$A17]-[.H$2]))*[.$A$2]+((([.$B17]-[.H$2])&gt;0)*([.$B17]-[.H$2]))*[.$B$2]+[.$C17]*[.$C$2]" office:value-type="float" office:value="2" calcext:value-type="float">
            <text:p>2</text:p>
          </table:table-cell>
          <table:table-cell table:formula="of:=((([.$A17]-[.I$2])&gt;0)*([.$A17]-[.I$2]))*[.$A$2]+((([.$B17]-[.I$2])&gt;0)*([.$B17]-[.I$2]))*[.$B$2]+[.$C17]*[.$C$2]" office:value-type="float" office:value="3" calcext:value-type="float">
            <text:p>3</text:p>
          </table:table-cell>
          <table:table-cell table:formula="of:=((([.$A17]-[.J$2])&gt;0)*([.$A17]-[.J$2]))*[.$A$2]+((([.$B17]-[.J$2])&gt;0)*([.$B17]-[.J$2]))*[.$B$2]+[.$C17]*[.$C$2]" office:value-type="float" office:value="4" calcext:value-type="float">
            <text:p>4</text:p>
          </table:table-cell>
          <table:table-cell table:formula="of:=((([.$A17]-[.K$2])&gt;0)*([.$A17]-[.K$2]))*[.$A$2]+((([.$B17]-[.K$2])&gt;0)*([.$B17]-[.K$2]))*[.$B$2]+[.$C17]*[.$C$2]" office:value-type="float" office:value="13" calcext:value-type="float">
            <text:p>13</text:p>
          </table:table-cell>
          <table:table-cell table:formula="of:=&quot;#&quot;&amp;DEC2HEX([.D17];2)&amp;REPT(&quot;,&quot;;[.M17]&lt;&gt;&quot;&quot;)" office:value-type="string" office:string-value="#00," calcext:value-type="string">
            <text:p>#00,</text:p>
          </table:table-cell>
          <table:table-cell table:formula="of:=&quot;#&quot;&amp;DEC2HEX([.E17];2)&amp;REPT(&quot;,&quot;;[.N17]&lt;&gt;&quot;&quot;)" office:value-type="string" office:string-value="#00," calcext:value-type="string">
            <text:p>#00,</text:p>
          </table:table-cell>
          <table:table-cell table:formula="of:=&quot;#&quot;&amp;DEC2HEX([.F17];2)&amp;REPT(&quot;,&quot;;[.O17]&lt;&gt;&quot;&quot;)" office:value-type="string" office:string-value="#00," calcext:value-type="string">
            <text:p>#00,</text:p>
          </table:table-cell>
          <table:table-cell table:formula="of:=&quot;#&quot;&amp;DEC2HEX([.G17];2)&amp;REPT(&quot;,&quot;;[.P17]&lt;&gt;&quot;&quot;)" office:value-type="string" office:string-value="#01," calcext:value-type="string">
            <text:p>#01,</text:p>
          </table:table-cell>
          <table:table-cell table:formula="of:=&quot;#&quot;&amp;DEC2HEX([.H17];2)&amp;REPT(&quot;,&quot;;[.Q17]&lt;&gt;&quot;&quot;)" office:value-type="string" office:string-value="#02," calcext:value-type="string">
            <text:p>#02,</text:p>
          </table:table-cell>
          <table:table-cell table:formula="of:=&quot;#&quot;&amp;DEC2HEX([.I17];2)&amp;REPT(&quot;,&quot;;[.R17]&lt;&gt;&quot;&quot;)" office:value-type="string" office:string-value="#03," calcext:value-type="string">
            <text:p>#03,</text:p>
          </table:table-cell>
          <table:table-cell table:formula="of:=&quot;#&quot;&amp;DEC2HEX([.J17];2)&amp;REPT(&quot;,&quot;;[.S17]&lt;&gt;&quot;&quot;)" office:value-type="string" office:string-value="#04," calcext:value-type="string">
            <text:p>#04,</text:p>
          </table:table-cell>
          <table:table-cell table:formula="of:=&quot;#&quot;&amp;DEC2HEX([.K17];2)&amp;REPT(&quot;,&quot;;[.T17]&lt;&gt;&quot;&quot;)" office:value-type="string" office:string-value="#0D" calcext:value-type="string">
            <text:p>#0D</text:p>
          </table:table-cell>
        </table:table-row>
        <table:table-row table:style-name="ro1">
          <table:table-cell table:formula="of:=MOD(INT((ROW([.A18])-[.$A$1])/[.A$2]);8)" office:value-type="float" office:value="6" calcext:value-type="float">
            <text:p>6</text:p>
          </table:table-cell>
          <table:table-cell table:formula="of:=MOD(INT((ROW([.B18])-[.$A$1])/[.B$2]);8)" office:value-type="float" office:value="1" calcext:value-type="float">
            <text:p>1</text:p>
          </table:table-cell>
          <table:table-cell table:formula="of:=MOD(INT((ROW([.C18])-[.$A$1])/[.C$2]);8)" office:value-type="float" office:value="0" calcext:value-type="float">
            <text:p>0</text:p>
          </table:table-cell>
          <table:table-cell table:formula="of:=((([.$A18]-[.D$2])&gt;0)*([.$A18]-[.D$2]))*[.$A$2]+((([.$B18]-[.D$2])&gt;0)*([.$B18]-[.D$2]))*[.$B$2]+[.$C18]*[.$C$2]" office:value-type="float" office:value="0" calcext:value-type="float">
            <text:p>0</text:p>
          </table:table-cell>
          <table:table-cell table:formula="of:=((([.$A18]-[.E$2])&gt;0)*([.$A18]-[.E$2]))*[.$A$2]+((([.$B18]-[.E$2])&gt;0)*([.$B18]-[.E$2]))*[.$B$2]+[.$C18]*[.$C$2]" office:value-type="float" office:value="0" calcext:value-type="float">
            <text:p>0</text:p>
          </table:table-cell>
          <table:table-cell table:formula="of:=((([.$A18]-[.F$2])&gt;0)*([.$A18]-[.F$2]))*[.$A$2]+((([.$B18]-[.F$2])&gt;0)*([.$B18]-[.F$2]))*[.$B$2]+[.$C18]*[.$C$2]" office:value-type="float" office:value="1" calcext:value-type="float">
            <text:p>1</text:p>
          </table:table-cell>
          <table:table-cell table:formula="of:=((([.$A18]-[.G$2])&gt;0)*([.$A18]-[.G$2]))*[.$A$2]+((([.$B18]-[.G$2])&gt;0)*([.$B18]-[.G$2]))*[.$B$2]+[.$C18]*[.$C$2]" office:value-type="float" office:value="2" calcext:value-type="float">
            <text:p>2</text:p>
          </table:table-cell>
          <table:table-cell table:formula="of:=((([.$A18]-[.H$2])&gt;0)*([.$A18]-[.H$2]))*[.$A$2]+((([.$B18]-[.H$2])&gt;0)*([.$B18]-[.H$2]))*[.$B$2]+[.$C18]*[.$C$2]" office:value-type="float" office:value="3" calcext:value-type="float">
            <text:p>3</text:p>
          </table:table-cell>
          <table:table-cell table:formula="of:=((([.$A18]-[.I$2])&gt;0)*([.$A18]-[.I$2]))*[.$A$2]+((([.$B18]-[.I$2])&gt;0)*([.$B18]-[.I$2]))*[.$B$2]+[.$C18]*[.$C$2]" office:value-type="float" office:value="4" calcext:value-type="float">
            <text:p>4</text:p>
          </table:table-cell>
          <table:table-cell table:formula="of:=((([.$A18]-[.J$2])&gt;0)*([.$A18]-[.J$2]))*[.$A$2]+((([.$B18]-[.J$2])&gt;0)*([.$B18]-[.J$2]))*[.$B$2]+[.$C18]*[.$C$2]" office:value-type="float" office:value="5" calcext:value-type="float">
            <text:p>5</text:p>
          </table:table-cell>
          <table:table-cell table:formula="of:=((([.$A18]-[.K$2])&gt;0)*([.$A18]-[.K$2]))*[.$A$2]+((([.$B18]-[.K$2])&gt;0)*([.$B18]-[.K$2]))*[.$B$2]+[.$C18]*[.$C$2]" office:value-type="float" office:value="14" calcext:value-type="float">
            <text:p>14</text:p>
          </table:table-cell>
          <table:table-cell table:formula="of:=&quot;#&quot;&amp;DEC2HEX([.D18];2)&amp;REPT(&quot;,&quot;;[.M18]&lt;&gt;&quot;&quot;)" office:value-type="string" office:string-value="#00," calcext:value-type="string">
            <text:p>#00,</text:p>
          </table:table-cell>
          <table:table-cell table:formula="of:=&quot;#&quot;&amp;DEC2HEX([.E18];2)&amp;REPT(&quot;,&quot;;[.N18]&lt;&gt;&quot;&quot;)" office:value-type="string" office:string-value="#00," calcext:value-type="string">
            <text:p>#00,</text:p>
          </table:table-cell>
          <table:table-cell table:formula="of:=&quot;#&quot;&amp;DEC2HEX([.F18];2)&amp;REPT(&quot;,&quot;;[.O18]&lt;&gt;&quot;&quot;)" office:value-type="string" office:string-value="#01," calcext:value-type="string">
            <text:p>#01,</text:p>
          </table:table-cell>
          <table:table-cell table:formula="of:=&quot;#&quot;&amp;DEC2HEX([.G18];2)&amp;REPT(&quot;,&quot;;[.P18]&lt;&gt;&quot;&quot;)" office:value-type="string" office:string-value="#02," calcext:value-type="string">
            <text:p>#02,</text:p>
          </table:table-cell>
          <table:table-cell table:formula="of:=&quot;#&quot;&amp;DEC2HEX([.H18];2)&amp;REPT(&quot;,&quot;;[.Q18]&lt;&gt;&quot;&quot;)" office:value-type="string" office:string-value="#03," calcext:value-type="string">
            <text:p>#03,</text:p>
          </table:table-cell>
          <table:table-cell table:formula="of:=&quot;#&quot;&amp;DEC2HEX([.I18];2)&amp;REPT(&quot;,&quot;;[.R18]&lt;&gt;&quot;&quot;)" office:value-type="string" office:string-value="#04," calcext:value-type="string">
            <text:p>#04,</text:p>
          </table:table-cell>
          <table:table-cell table:formula="of:=&quot;#&quot;&amp;DEC2HEX([.J18];2)&amp;REPT(&quot;,&quot;;[.S18]&lt;&gt;&quot;&quot;)" office:value-type="string" office:string-value="#05," calcext:value-type="string">
            <text:p>#05,</text:p>
          </table:table-cell>
          <table:table-cell table:formula="of:=&quot;#&quot;&amp;DEC2HEX([.K18];2)&amp;REPT(&quot;,&quot;;[.T18]&lt;&gt;&quot;&quot;)" office:value-type="string" office:string-value="#0E" calcext:value-type="string">
            <text:p>#0E</text:p>
          </table:table-cell>
        </table:table-row>
        <table:table-row table:style-name="ro1">
          <table:table-cell table:formula="of:=MOD(INT((ROW([.A19])-[.$A$1])/[.A$2]);8)" office:value-type="float" office:value="7" calcext:value-type="float">
            <text:p>7</text:p>
          </table:table-cell>
          <table:table-cell table:formula="of:=MOD(INT((ROW([.B19])-[.$A$1])/[.B$2]);8)" office:value-type="float" office:value="1" calcext:value-type="float">
            <text:p>1</text:p>
          </table:table-cell>
          <table:table-cell table:formula="of:=MOD(INT((ROW([.C19])-[.$A$1])/[.C$2]);8)" office:value-type="float" office:value="0" calcext:value-type="float">
            <text:p>0</text:p>
          </table:table-cell>
          <table:table-cell table:formula="of:=((([.$A19]-[.D$2])&gt;0)*([.$A19]-[.D$2]))*[.$A$2]+((([.$B19]-[.D$2])&gt;0)*([.$B19]-[.D$2]))*[.$B$2]+[.$C19]*[.$C$2]" office:value-type="float" office:value="0" calcext:value-type="float">
            <text:p>0</text:p>
          </table:table-cell>
          <table:table-cell table:formula="of:=((([.$A19]-[.E$2])&gt;0)*([.$A19]-[.E$2]))*[.$A$2]+((([.$B19]-[.E$2])&gt;0)*([.$B19]-[.E$2]))*[.$B$2]+[.$C19]*[.$C$2]" office:value-type="float" office:value="1" calcext:value-type="float">
            <text:p>1</text:p>
          </table:table-cell>
          <table:table-cell table:formula="of:=((([.$A19]-[.F$2])&gt;0)*([.$A19]-[.F$2]))*[.$A$2]+((([.$B19]-[.F$2])&gt;0)*([.$B19]-[.F$2]))*[.$B$2]+[.$C19]*[.$C$2]" office:value-type="float" office:value="2" calcext:value-type="float">
            <text:p>2</text:p>
          </table:table-cell>
          <table:table-cell table:formula="of:=((([.$A19]-[.G$2])&gt;0)*([.$A19]-[.G$2]))*[.$A$2]+((([.$B19]-[.G$2])&gt;0)*([.$B19]-[.G$2]))*[.$B$2]+[.$C19]*[.$C$2]" office:value-type="float" office:value="3" calcext:value-type="float">
            <text:p>3</text:p>
          </table:table-cell>
          <table:table-cell table:formula="of:=((([.$A19]-[.H$2])&gt;0)*([.$A19]-[.H$2]))*[.$A$2]+((([.$B19]-[.H$2])&gt;0)*([.$B19]-[.H$2]))*[.$B$2]+[.$C19]*[.$C$2]" office:value-type="float" office:value="4" calcext:value-type="float">
            <text:p>4</text:p>
          </table:table-cell>
          <table:table-cell table:formula="of:=((([.$A19]-[.I$2])&gt;0)*([.$A19]-[.I$2]))*[.$A$2]+((([.$B19]-[.I$2])&gt;0)*([.$B19]-[.I$2]))*[.$B$2]+[.$C19]*[.$C$2]" office:value-type="float" office:value="5" calcext:value-type="float">
            <text:p>5</text:p>
          </table:table-cell>
          <table:table-cell table:formula="of:=((([.$A19]-[.J$2])&gt;0)*([.$A19]-[.J$2]))*[.$A$2]+((([.$B19]-[.J$2])&gt;0)*([.$B19]-[.J$2]))*[.$B$2]+[.$C19]*[.$C$2]" office:value-type="float" office:value="6" calcext:value-type="float">
            <text:p>6</text:p>
          </table:table-cell>
          <table:table-cell table:formula="of:=((([.$A19]-[.K$2])&gt;0)*([.$A19]-[.K$2]))*[.$A$2]+((([.$B19]-[.K$2])&gt;0)*([.$B19]-[.K$2]))*[.$B$2]+[.$C19]*[.$C$2]" office:value-type="float" office:value="15" calcext:value-type="float">
            <text:p>15</text:p>
          </table:table-cell>
          <table:table-cell table:formula="of:=&quot;#&quot;&amp;DEC2HEX([.D19];2)&amp;REPT(&quot;,&quot;;[.M19]&lt;&gt;&quot;&quot;)" office:value-type="string" office:string-value="#00," calcext:value-type="string">
            <text:p>#00,</text:p>
          </table:table-cell>
          <table:table-cell table:formula="of:=&quot;#&quot;&amp;DEC2HEX([.E19];2)&amp;REPT(&quot;,&quot;;[.N19]&lt;&gt;&quot;&quot;)" office:value-type="string" office:string-value="#01," calcext:value-type="string">
            <text:p>#01,</text:p>
          </table:table-cell>
          <table:table-cell table:formula="of:=&quot;#&quot;&amp;DEC2HEX([.F19];2)&amp;REPT(&quot;,&quot;;[.O19]&lt;&gt;&quot;&quot;)" office:value-type="string" office:string-value="#02," calcext:value-type="string">
            <text:p>#02,</text:p>
          </table:table-cell>
          <table:table-cell table:formula="of:=&quot;#&quot;&amp;DEC2HEX([.G19];2)&amp;REPT(&quot;,&quot;;[.P19]&lt;&gt;&quot;&quot;)" office:value-type="string" office:string-value="#03," calcext:value-type="string">
            <text:p>#03,</text:p>
          </table:table-cell>
          <table:table-cell table:formula="of:=&quot;#&quot;&amp;DEC2HEX([.H19];2)&amp;REPT(&quot;,&quot;;[.Q19]&lt;&gt;&quot;&quot;)" office:value-type="string" office:string-value="#04," calcext:value-type="string">
            <text:p>#04,</text:p>
          </table:table-cell>
          <table:table-cell table:formula="of:=&quot;#&quot;&amp;DEC2HEX([.I19];2)&amp;REPT(&quot;,&quot;;[.R19]&lt;&gt;&quot;&quot;)" office:value-type="string" office:string-value="#05," calcext:value-type="string">
            <text:p>#05,</text:p>
          </table:table-cell>
          <table:table-cell table:formula="of:=&quot;#&quot;&amp;DEC2HEX([.J19];2)&amp;REPT(&quot;,&quot;;[.S19]&lt;&gt;&quot;&quot;)" office:value-type="string" office:string-value="#06," calcext:value-type="string">
            <text:p>#06,</text:p>
          </table:table-cell>
          <table:table-cell table:formula="of:=&quot;#&quot;&amp;DEC2HEX([.K19];2)&amp;REPT(&quot;,&quot;;[.T19]&lt;&gt;&quot;&quot;)" office:value-type="string" office:string-value="#0F" calcext:value-type="string">
            <text:p>#0F</text:p>
          </table:table-cell>
        </table:table-row>
        <table:table-row table:style-name="ro1">
          <table:table-cell table:formula="of:=MOD(INT((ROW([.A20])-[.$A$1])/[.A$2]);8)" office:value-type="float" office:value="0" calcext:value-type="float">
            <text:p>0</text:p>
          </table:table-cell>
          <table:table-cell table:formula="of:=MOD(INT((ROW([.B20])-[.$A$1])/[.B$2]);8)" office:value-type="float" office:value="2" calcext:value-type="float">
            <text:p>2</text:p>
          </table:table-cell>
          <table:table-cell table:formula="of:=MOD(INT((ROW([.C20])-[.$A$1])/[.C$2]);8)" office:value-type="float" office:value="0" calcext:value-type="float">
            <text:p>0</text:p>
          </table:table-cell>
          <table:table-cell table:formula="of:=((([.$A20]-[.D$2])&gt;0)*([.$A20]-[.D$2]))*[.$A$2]+((([.$B20]-[.D$2])&gt;0)*([.$B20]-[.D$2]))*[.$B$2]+[.$C20]*[.$C$2]" office:value-type="float" office:value="0" calcext:value-type="float">
            <text:p>0</text:p>
          </table:table-cell>
          <table:table-cell table:formula="of:=((([.$A20]-[.E$2])&gt;0)*([.$A20]-[.E$2]))*[.$A$2]+((([.$B20]-[.E$2])&gt;0)*([.$B20]-[.E$2]))*[.$B$2]+[.$C20]*[.$C$2]" office:value-type="float" office:value="0" calcext:value-type="float">
            <text:p>0</text:p>
          </table:table-cell>
          <table:table-cell table:formula="of:=((([.$A20]-[.F$2])&gt;0)*([.$A20]-[.F$2]))*[.$A$2]+((([.$B20]-[.F$2])&gt;0)*([.$B20]-[.F$2]))*[.$B$2]+[.$C20]*[.$C$2]" office:value-type="float" office:value="0" calcext:value-type="float">
            <text:p>0</text:p>
          </table:table-cell>
          <table:table-cell table:formula="of:=((([.$A20]-[.G$2])&gt;0)*([.$A20]-[.G$2]))*[.$A$2]+((([.$B20]-[.G$2])&gt;0)*([.$B20]-[.G$2]))*[.$B$2]+[.$C20]*[.$C$2]" office:value-type="float" office:value="0" calcext:value-type="float">
            <text:p>0</text:p>
          </table:table-cell>
          <table:table-cell table:formula="of:=((([.$A20]-[.H$2])&gt;0)*([.$A20]-[.H$2]))*[.$A$2]+((([.$B20]-[.H$2])&gt;0)*([.$B20]-[.H$2]))*[.$B$2]+[.$C20]*[.$C$2]" office:value-type="float" office:value="0" calcext:value-type="float">
            <text:p>0</text:p>
          </table:table-cell>
          <table:table-cell table:formula="of:=((([.$A20]-[.I$2])&gt;0)*([.$A20]-[.I$2]))*[.$A$2]+((([.$B20]-[.I$2])&gt;0)*([.$B20]-[.I$2]))*[.$B$2]+[.$C20]*[.$C$2]" office:value-type="float" office:value="0" calcext:value-type="float">
            <text:p>0</text:p>
          </table:table-cell>
          <table:table-cell table:formula="of:=((([.$A20]-[.J$2])&gt;0)*([.$A20]-[.J$2]))*[.$A$2]+((([.$B20]-[.J$2])&gt;0)*([.$B20]-[.J$2]))*[.$B$2]+[.$C20]*[.$C$2]" office:value-type="float" office:value="8" calcext:value-type="float">
            <text:p>8</text:p>
          </table:table-cell>
          <table:table-cell table:formula="of:=((([.$A20]-[.K$2])&gt;0)*([.$A20]-[.K$2]))*[.$A$2]+((([.$B20]-[.K$2])&gt;0)*([.$B20]-[.K$2]))*[.$B$2]+[.$C20]*[.$C$2]" office:value-type="float" office:value="16" calcext:value-type="float">
            <text:p>16</text:p>
          </table:table-cell>
          <table:table-cell table:formula="of:=&quot;#&quot;&amp;DEC2HEX([.D20];2)&amp;REPT(&quot;,&quot;;[.M20]&lt;&gt;&quot;&quot;)" office:value-type="string" office:string-value="#00," calcext:value-type="string">
            <text:p>#00,</text:p>
          </table:table-cell>
          <table:table-cell table:formula="of:=&quot;#&quot;&amp;DEC2HEX([.E20];2)&amp;REPT(&quot;,&quot;;[.N20]&lt;&gt;&quot;&quot;)" office:value-type="string" office:string-value="#00," calcext:value-type="string">
            <text:p>#00,</text:p>
          </table:table-cell>
          <table:table-cell table:formula="of:=&quot;#&quot;&amp;DEC2HEX([.F20];2)&amp;REPT(&quot;,&quot;;[.O20]&lt;&gt;&quot;&quot;)" office:value-type="string" office:string-value="#00," calcext:value-type="string">
            <text:p>#00,</text:p>
          </table:table-cell>
          <table:table-cell table:formula="of:=&quot;#&quot;&amp;DEC2HEX([.G20];2)&amp;REPT(&quot;,&quot;;[.P20]&lt;&gt;&quot;&quot;)" office:value-type="string" office:string-value="#00," calcext:value-type="string">
            <text:p>#00,</text:p>
          </table:table-cell>
          <table:table-cell table:formula="of:=&quot;#&quot;&amp;DEC2HEX([.H20];2)&amp;REPT(&quot;,&quot;;[.Q20]&lt;&gt;&quot;&quot;)" office:value-type="string" office:string-value="#00," calcext:value-type="string">
            <text:p>#00,</text:p>
          </table:table-cell>
          <table:table-cell table:formula="of:=&quot;#&quot;&amp;DEC2HEX([.I20];2)&amp;REPT(&quot;,&quot;;[.R20]&lt;&gt;&quot;&quot;)" office:value-type="string" office:string-value="#00," calcext:value-type="string">
            <text:p>#00,</text:p>
          </table:table-cell>
          <table:table-cell table:formula="of:=&quot;#&quot;&amp;DEC2HEX([.J20];2)&amp;REPT(&quot;,&quot;;[.S20]&lt;&gt;&quot;&quot;)" office:value-type="string" office:string-value="#08," calcext:value-type="string">
            <text:p>#08,</text:p>
          </table:table-cell>
          <table:table-cell table:formula="of:=&quot;#&quot;&amp;DEC2HEX([.K20];2)&amp;REPT(&quot;,&quot;;[.T20]&lt;&gt;&quot;&quot;)" office:value-type="string" office:string-value="#10" calcext:value-type="string">
            <text:p>#10</text:p>
          </table:table-cell>
        </table:table-row>
        <table:table-row table:style-name="ro1">
          <table:table-cell table:formula="of:=MOD(INT((ROW([.A21])-[.$A$1])/[.A$2]);8)" office:value-type="float" office:value="1" calcext:value-type="float">
            <text:p>1</text:p>
          </table:table-cell>
          <table:table-cell table:formula="of:=MOD(INT((ROW([.B21])-[.$A$1])/[.B$2]);8)" office:value-type="float" office:value="2" calcext:value-type="float">
            <text:p>2</text:p>
          </table:table-cell>
          <table:table-cell table:formula="of:=MOD(INT((ROW([.C21])-[.$A$1])/[.C$2]);8)" office:value-type="float" office:value="0" calcext:value-type="float">
            <text:p>0</text:p>
          </table:table-cell>
          <table:table-cell table:formula="of:=((([.$A21]-[.D$2])&gt;0)*([.$A21]-[.D$2]))*[.$A$2]+((([.$B21]-[.D$2])&gt;0)*([.$B21]-[.D$2]))*[.$B$2]+[.$C21]*[.$C$2]" office:value-type="float" office:value="0" calcext:value-type="float">
            <text:p>0</text:p>
          </table:table-cell>
          <table:table-cell table:formula="of:=((([.$A21]-[.E$2])&gt;0)*([.$A21]-[.E$2]))*[.$A$2]+((([.$B21]-[.E$2])&gt;0)*([.$B21]-[.E$2]))*[.$B$2]+[.$C21]*[.$C$2]" office:value-type="float" office:value="0" calcext:value-type="float">
            <text:p>0</text:p>
          </table:table-cell>
          <table:table-cell table:formula="of:=((([.$A21]-[.F$2])&gt;0)*([.$A21]-[.F$2]))*[.$A$2]+((([.$B21]-[.F$2])&gt;0)*([.$B21]-[.F$2]))*[.$B$2]+[.$C21]*[.$C$2]" office:value-type="float" office:value="0" calcext:value-type="float">
            <text:p>0</text:p>
          </table:table-cell>
          <table:table-cell table:formula="of:=((([.$A21]-[.G$2])&gt;0)*([.$A21]-[.G$2]))*[.$A$2]+((([.$B21]-[.G$2])&gt;0)*([.$B21]-[.G$2]))*[.$B$2]+[.$C21]*[.$C$2]" office:value-type="float" office:value="0" calcext:value-type="float">
            <text:p>0</text:p>
          </table:table-cell>
          <table:table-cell table:formula="of:=((([.$A21]-[.H$2])&gt;0)*([.$A21]-[.H$2]))*[.$A$2]+((([.$B21]-[.H$2])&gt;0)*([.$B21]-[.H$2]))*[.$B$2]+[.$C21]*[.$C$2]" office:value-type="float" office:value="0" calcext:value-type="float">
            <text:p>0</text:p>
          </table:table-cell>
          <table:table-cell table:formula="of:=((([.$A21]-[.I$2])&gt;0)*([.$A21]-[.I$2]))*[.$A$2]+((([.$B21]-[.I$2])&gt;0)*([.$B21]-[.I$2]))*[.$B$2]+[.$C21]*[.$C$2]" office:value-type="float" office:value="0" calcext:value-type="float">
            <text:p>0</text:p>
          </table:table-cell>
          <table:table-cell table:formula="of:=((([.$A21]-[.J$2])&gt;0)*([.$A21]-[.J$2]))*[.$A$2]+((([.$B21]-[.J$2])&gt;0)*([.$B21]-[.J$2]))*[.$B$2]+[.$C21]*[.$C$2]" office:value-type="float" office:value="8" calcext:value-type="float">
            <text:p>8</text:p>
          </table:table-cell>
          <table:table-cell table:formula="of:=((([.$A21]-[.K$2])&gt;0)*([.$A21]-[.K$2]))*[.$A$2]+((([.$B21]-[.K$2])&gt;0)*([.$B21]-[.K$2]))*[.$B$2]+[.$C21]*[.$C$2]" office:value-type="float" office:value="17" calcext:value-type="float">
            <text:p>17</text:p>
          </table:table-cell>
          <table:table-cell table:formula="of:=&quot;#&quot;&amp;DEC2HEX([.D21];2)&amp;REPT(&quot;,&quot;;[.M21]&lt;&gt;&quot;&quot;)" office:value-type="string" office:string-value="#00," calcext:value-type="string">
            <text:p>#00,</text:p>
          </table:table-cell>
          <table:table-cell table:formula="of:=&quot;#&quot;&amp;DEC2HEX([.E21];2)&amp;REPT(&quot;,&quot;;[.N21]&lt;&gt;&quot;&quot;)" office:value-type="string" office:string-value="#00," calcext:value-type="string">
            <text:p>#00,</text:p>
          </table:table-cell>
          <table:table-cell table:formula="of:=&quot;#&quot;&amp;DEC2HEX([.F21];2)&amp;REPT(&quot;,&quot;;[.O21]&lt;&gt;&quot;&quot;)" office:value-type="string" office:string-value="#00," calcext:value-type="string">
            <text:p>#00,</text:p>
          </table:table-cell>
          <table:table-cell table:formula="of:=&quot;#&quot;&amp;DEC2HEX([.G21];2)&amp;REPT(&quot;,&quot;;[.P21]&lt;&gt;&quot;&quot;)" office:value-type="string" office:string-value="#00," calcext:value-type="string">
            <text:p>#00,</text:p>
          </table:table-cell>
          <table:table-cell table:formula="of:=&quot;#&quot;&amp;DEC2HEX([.H21];2)&amp;REPT(&quot;,&quot;;[.Q21]&lt;&gt;&quot;&quot;)" office:value-type="string" office:string-value="#00," calcext:value-type="string">
            <text:p>#00,</text:p>
          </table:table-cell>
          <table:table-cell table:formula="of:=&quot;#&quot;&amp;DEC2HEX([.I21];2)&amp;REPT(&quot;,&quot;;[.R21]&lt;&gt;&quot;&quot;)" office:value-type="string" office:string-value="#00," calcext:value-type="string">
            <text:p>#00,</text:p>
          </table:table-cell>
          <table:table-cell table:formula="of:=&quot;#&quot;&amp;DEC2HEX([.J21];2)&amp;REPT(&quot;,&quot;;[.S21]&lt;&gt;&quot;&quot;)" office:value-type="string" office:string-value="#08," calcext:value-type="string">
            <text:p>#08,</text:p>
          </table:table-cell>
          <table:table-cell table:formula="of:=&quot;#&quot;&amp;DEC2HEX([.K21];2)&amp;REPT(&quot;,&quot;;[.T21]&lt;&gt;&quot;&quot;)" office:value-type="string" office:string-value="#11" calcext:value-type="string">
            <text:p>#11</text:p>
          </table:table-cell>
        </table:table-row>
        <table:table-row table:style-name="ro1">
          <table:table-cell table:formula="of:=MOD(INT((ROW([.A22])-[.$A$1])/[.A$2]);8)" office:value-type="float" office:value="2" calcext:value-type="float">
            <text:p>2</text:p>
          </table:table-cell>
          <table:table-cell table:formula="of:=MOD(INT((ROW([.B22])-[.$A$1])/[.B$2]);8)" office:value-type="float" office:value="2" calcext:value-type="float">
            <text:p>2</text:p>
          </table:table-cell>
          <table:table-cell table:formula="of:=MOD(INT((ROW([.C22])-[.$A$1])/[.C$2]);8)" office:value-type="float" office:value="0" calcext:value-type="float">
            <text:p>0</text:p>
          </table:table-cell>
          <table:table-cell table:formula="of:=((([.$A22]-[.D$2])&gt;0)*([.$A22]-[.D$2]))*[.$A$2]+((([.$B22]-[.D$2])&gt;0)*([.$B22]-[.D$2]))*[.$B$2]+[.$C22]*[.$C$2]" office:value-type="float" office:value="0" calcext:value-type="float">
            <text:p>0</text:p>
          </table:table-cell>
          <table:table-cell table:formula="of:=((([.$A22]-[.E$2])&gt;0)*([.$A22]-[.E$2]))*[.$A$2]+((([.$B22]-[.E$2])&gt;0)*([.$B22]-[.E$2]))*[.$B$2]+[.$C22]*[.$C$2]" office:value-type="float" office:value="0" calcext:value-type="float">
            <text:p>0</text:p>
          </table:table-cell>
          <table:table-cell table:formula="of:=((([.$A22]-[.F$2])&gt;0)*([.$A22]-[.F$2]))*[.$A$2]+((([.$B22]-[.F$2])&gt;0)*([.$B22]-[.F$2]))*[.$B$2]+[.$C22]*[.$C$2]" office:value-type="float" office:value="0" calcext:value-type="float">
            <text:p>0</text:p>
          </table:table-cell>
          <table:table-cell table:formula="of:=((([.$A22]-[.G$2])&gt;0)*([.$A22]-[.G$2]))*[.$A$2]+((([.$B22]-[.G$2])&gt;0)*([.$B22]-[.G$2]))*[.$B$2]+[.$C22]*[.$C$2]" office:value-type="float" office:value="0" calcext:value-type="float">
            <text:p>0</text:p>
          </table:table-cell>
          <table:table-cell table:formula="of:=((([.$A22]-[.H$2])&gt;0)*([.$A22]-[.H$2]))*[.$A$2]+((([.$B22]-[.H$2])&gt;0)*([.$B22]-[.H$2]))*[.$B$2]+[.$C22]*[.$C$2]" office:value-type="float" office:value="0" calcext:value-type="float">
            <text:p>0</text:p>
          </table:table-cell>
          <table:table-cell table:formula="of:=((([.$A22]-[.I$2])&gt;0)*([.$A22]-[.I$2]))*[.$A$2]+((([.$B22]-[.I$2])&gt;0)*([.$B22]-[.I$2]))*[.$B$2]+[.$C22]*[.$C$2]" office:value-type="float" office:value="0" calcext:value-type="float">
            <text:p>0</text:p>
          </table:table-cell>
          <table:table-cell table:formula="of:=((([.$A22]-[.J$2])&gt;0)*([.$A22]-[.J$2]))*[.$A$2]+((([.$B22]-[.J$2])&gt;0)*([.$B22]-[.J$2]))*[.$B$2]+[.$C22]*[.$C$2]" office:value-type="float" office:value="9" calcext:value-type="float">
            <text:p>9</text:p>
          </table:table-cell>
          <table:table-cell table:formula="of:=((([.$A22]-[.K$2])&gt;0)*([.$A22]-[.K$2]))*[.$A$2]+((([.$B22]-[.K$2])&gt;0)*([.$B22]-[.K$2]))*[.$B$2]+[.$C22]*[.$C$2]" office:value-type="float" office:value="18" calcext:value-type="float">
            <text:p>18</text:p>
          </table:table-cell>
          <table:table-cell table:formula="of:=&quot;#&quot;&amp;DEC2HEX([.D22];2)&amp;REPT(&quot;,&quot;;[.M22]&lt;&gt;&quot;&quot;)" office:value-type="string" office:string-value="#00," calcext:value-type="string">
            <text:p>#00,</text:p>
          </table:table-cell>
          <table:table-cell table:formula="of:=&quot;#&quot;&amp;DEC2HEX([.E22];2)&amp;REPT(&quot;,&quot;;[.N22]&lt;&gt;&quot;&quot;)" office:value-type="string" office:string-value="#00," calcext:value-type="string">
            <text:p>#00,</text:p>
          </table:table-cell>
          <table:table-cell table:formula="of:=&quot;#&quot;&amp;DEC2HEX([.F22];2)&amp;REPT(&quot;,&quot;;[.O22]&lt;&gt;&quot;&quot;)" office:value-type="string" office:string-value="#00," calcext:value-type="string">
            <text:p>#00,</text:p>
          </table:table-cell>
          <table:table-cell table:formula="of:=&quot;#&quot;&amp;DEC2HEX([.G22];2)&amp;REPT(&quot;,&quot;;[.P22]&lt;&gt;&quot;&quot;)" office:value-type="string" office:string-value="#00," calcext:value-type="string">
            <text:p>#00,</text:p>
          </table:table-cell>
          <table:table-cell table:formula="of:=&quot;#&quot;&amp;DEC2HEX([.H22];2)&amp;REPT(&quot;,&quot;;[.Q22]&lt;&gt;&quot;&quot;)" office:value-type="string" office:string-value="#00," calcext:value-type="string">
            <text:p>#00,</text:p>
          </table:table-cell>
          <table:table-cell table:formula="of:=&quot;#&quot;&amp;DEC2HEX([.I22];2)&amp;REPT(&quot;,&quot;;[.R22]&lt;&gt;&quot;&quot;)" office:value-type="string" office:string-value="#00," calcext:value-type="string">
            <text:p>#00,</text:p>
          </table:table-cell>
          <table:table-cell table:formula="of:=&quot;#&quot;&amp;DEC2HEX([.J22];2)&amp;REPT(&quot;,&quot;;[.S22]&lt;&gt;&quot;&quot;)" office:value-type="string" office:string-value="#09," calcext:value-type="string">
            <text:p>#09,</text:p>
          </table:table-cell>
          <table:table-cell table:formula="of:=&quot;#&quot;&amp;DEC2HEX([.K22];2)&amp;REPT(&quot;,&quot;;[.T22]&lt;&gt;&quot;&quot;)" office:value-type="string" office:string-value="#12" calcext:value-type="string">
            <text:p>#12</text:p>
          </table:table-cell>
        </table:table-row>
        <table:table-row table:style-name="ro1">
          <table:table-cell table:formula="of:=MOD(INT((ROW([.A23])-[.$A$1])/[.A$2]);8)" office:value-type="float" office:value="3" calcext:value-type="float">
            <text:p>3</text:p>
          </table:table-cell>
          <table:table-cell table:formula="of:=MOD(INT((ROW([.B23])-[.$A$1])/[.B$2]);8)" office:value-type="float" office:value="2" calcext:value-type="float">
            <text:p>2</text:p>
          </table:table-cell>
          <table:table-cell table:formula="of:=MOD(INT((ROW([.C23])-[.$A$1])/[.C$2]);8)" office:value-type="float" office:value="0" calcext:value-type="float">
            <text:p>0</text:p>
          </table:table-cell>
          <table:table-cell table:formula="of:=((([.$A23]-[.D$2])&gt;0)*([.$A23]-[.D$2]))*[.$A$2]+((([.$B23]-[.D$2])&gt;0)*([.$B23]-[.D$2]))*[.$B$2]+[.$C23]*[.$C$2]" office:value-type="float" office:value="0" calcext:value-type="float">
            <text:p>0</text:p>
          </table:table-cell>
          <table:table-cell table:formula="of:=((([.$A23]-[.E$2])&gt;0)*([.$A23]-[.E$2]))*[.$A$2]+((([.$B23]-[.E$2])&gt;0)*([.$B23]-[.E$2]))*[.$B$2]+[.$C23]*[.$C$2]" office:value-type="float" office:value="0" calcext:value-type="float">
            <text:p>0</text:p>
          </table:table-cell>
          <table:table-cell table:formula="of:=((([.$A23]-[.F$2])&gt;0)*([.$A23]-[.F$2]))*[.$A$2]+((([.$B23]-[.F$2])&gt;0)*([.$B23]-[.F$2]))*[.$B$2]+[.$C23]*[.$C$2]" office:value-type="float" office:value="0" calcext:value-type="float">
            <text:p>0</text:p>
          </table:table-cell>
          <table:table-cell table:formula="of:=((([.$A23]-[.G$2])&gt;0)*([.$A23]-[.G$2]))*[.$A$2]+((([.$B23]-[.G$2])&gt;0)*([.$B23]-[.G$2]))*[.$B$2]+[.$C23]*[.$C$2]" office:value-type="float" office:value="0" calcext:value-type="float">
            <text:p>0</text:p>
          </table:table-cell>
          <table:table-cell table:formula="of:=((([.$A23]-[.H$2])&gt;0)*([.$A23]-[.H$2]))*[.$A$2]+((([.$B23]-[.H$2])&gt;0)*([.$B23]-[.H$2]))*[.$B$2]+[.$C23]*[.$C$2]" office:value-type="float" office:value="0" calcext:value-type="float">
            <text:p>0</text:p>
          </table:table-cell>
          <table:table-cell table:formula="of:=((([.$A23]-[.I$2])&gt;0)*([.$A23]-[.I$2]))*[.$A$2]+((([.$B23]-[.I$2])&gt;0)*([.$B23]-[.I$2]))*[.$B$2]+[.$C23]*[.$C$2]" office:value-type="float" office:value="1" calcext:value-type="float">
            <text:p>1</text:p>
          </table:table-cell>
          <table:table-cell table:formula="of:=((([.$A23]-[.J$2])&gt;0)*([.$A23]-[.J$2]))*[.$A$2]+((([.$B23]-[.J$2])&gt;0)*([.$B23]-[.J$2]))*[.$B$2]+[.$C23]*[.$C$2]" office:value-type="float" office:value="10" calcext:value-type="float">
            <text:p>10</text:p>
          </table:table-cell>
          <table:table-cell table:formula="of:=((([.$A23]-[.K$2])&gt;0)*([.$A23]-[.K$2]))*[.$A$2]+((([.$B23]-[.K$2])&gt;0)*([.$B23]-[.K$2]))*[.$B$2]+[.$C23]*[.$C$2]" office:value-type="float" office:value="19" calcext:value-type="float">
            <text:p>19</text:p>
          </table:table-cell>
          <table:table-cell table:formula="of:=&quot;#&quot;&amp;DEC2HEX([.D23];2)&amp;REPT(&quot;,&quot;;[.M23]&lt;&gt;&quot;&quot;)" office:value-type="string" office:string-value="#00," calcext:value-type="string">
            <text:p>#00,</text:p>
          </table:table-cell>
          <table:table-cell table:formula="of:=&quot;#&quot;&amp;DEC2HEX([.E23];2)&amp;REPT(&quot;,&quot;;[.N23]&lt;&gt;&quot;&quot;)" office:value-type="string" office:string-value="#00," calcext:value-type="string">
            <text:p>#00,</text:p>
          </table:table-cell>
          <table:table-cell table:formula="of:=&quot;#&quot;&amp;DEC2HEX([.F23];2)&amp;REPT(&quot;,&quot;;[.O23]&lt;&gt;&quot;&quot;)" office:value-type="string" office:string-value="#00," calcext:value-type="string">
            <text:p>#00,</text:p>
          </table:table-cell>
          <table:table-cell table:formula="of:=&quot;#&quot;&amp;DEC2HEX([.G23];2)&amp;REPT(&quot;,&quot;;[.P23]&lt;&gt;&quot;&quot;)" office:value-type="string" office:string-value="#00," calcext:value-type="string">
            <text:p>#00,</text:p>
          </table:table-cell>
          <table:table-cell table:formula="of:=&quot;#&quot;&amp;DEC2HEX([.H23];2)&amp;REPT(&quot;,&quot;;[.Q23]&lt;&gt;&quot;&quot;)" office:value-type="string" office:string-value="#00," calcext:value-type="string">
            <text:p>#00,</text:p>
          </table:table-cell>
          <table:table-cell table:formula="of:=&quot;#&quot;&amp;DEC2HEX([.I23];2)&amp;REPT(&quot;,&quot;;[.R23]&lt;&gt;&quot;&quot;)" office:value-type="string" office:string-value="#01," calcext:value-type="string">
            <text:p>#01,</text:p>
          </table:table-cell>
          <table:table-cell table:formula="of:=&quot;#&quot;&amp;DEC2HEX([.J23];2)&amp;REPT(&quot;,&quot;;[.S23]&lt;&gt;&quot;&quot;)" office:value-type="string" office:string-value="#0A," calcext:value-type="string">
            <text:p>#0A,</text:p>
          </table:table-cell>
          <table:table-cell table:formula="of:=&quot;#&quot;&amp;DEC2HEX([.K23];2)&amp;REPT(&quot;,&quot;;[.T23]&lt;&gt;&quot;&quot;)" office:value-type="string" office:string-value="#13" calcext:value-type="string">
            <text:p>#13</text:p>
          </table:table-cell>
        </table:table-row>
        <table:table-row table:style-name="ro1">
          <table:table-cell table:formula="of:=MOD(INT((ROW([.A24])-[.$A$1])/[.A$2]);8)" office:value-type="float" office:value="4" calcext:value-type="float">
            <text:p>4</text:p>
          </table:table-cell>
          <table:table-cell table:formula="of:=MOD(INT((ROW([.B24])-[.$A$1])/[.B$2]);8)" office:value-type="float" office:value="2" calcext:value-type="float">
            <text:p>2</text:p>
          </table:table-cell>
          <table:table-cell table:formula="of:=MOD(INT((ROW([.C24])-[.$A$1])/[.C$2]);8)" office:value-type="float" office:value="0" calcext:value-type="float">
            <text:p>0</text:p>
          </table:table-cell>
          <table:table-cell table:formula="of:=((([.$A24]-[.D$2])&gt;0)*([.$A24]-[.D$2]))*[.$A$2]+((([.$B24]-[.D$2])&gt;0)*([.$B24]-[.D$2]))*[.$B$2]+[.$C24]*[.$C$2]" office:value-type="float" office:value="0" calcext:value-type="float">
            <text:p>0</text:p>
          </table:table-cell>
          <table:table-cell table:formula="of:=((([.$A24]-[.E$2])&gt;0)*([.$A24]-[.E$2]))*[.$A$2]+((([.$B24]-[.E$2])&gt;0)*([.$B24]-[.E$2]))*[.$B$2]+[.$C24]*[.$C$2]" office:value-type="float" office:value="0" calcext:value-type="float">
            <text:p>0</text:p>
          </table:table-cell>
          <table:table-cell table:formula="of:=((([.$A24]-[.F$2])&gt;0)*([.$A24]-[.F$2]))*[.$A$2]+((([.$B24]-[.F$2])&gt;0)*([.$B24]-[.F$2]))*[.$B$2]+[.$C24]*[.$C$2]" office:value-type="float" office:value="0" calcext:value-type="float">
            <text:p>0</text:p>
          </table:table-cell>
          <table:table-cell table:formula="of:=((([.$A24]-[.G$2])&gt;0)*([.$A24]-[.G$2]))*[.$A$2]+((([.$B24]-[.G$2])&gt;0)*([.$B24]-[.G$2]))*[.$B$2]+[.$C24]*[.$C$2]" office:value-type="float" office:value="0" calcext:value-type="float">
            <text:p>0</text:p>
          </table:table-cell>
          <table:table-cell table:formula="of:=((([.$A24]-[.H$2])&gt;0)*([.$A24]-[.H$2]))*[.$A$2]+((([.$B24]-[.H$2])&gt;0)*([.$B24]-[.H$2]))*[.$B$2]+[.$C24]*[.$C$2]" office:value-type="float" office:value="1" calcext:value-type="float">
            <text:p>1</text:p>
          </table:table-cell>
          <table:table-cell table:formula="of:=((([.$A24]-[.I$2])&gt;0)*([.$A24]-[.I$2]))*[.$A$2]+((([.$B24]-[.I$2])&gt;0)*([.$B24]-[.I$2]))*[.$B$2]+[.$C24]*[.$C$2]" office:value-type="float" office:value="2" calcext:value-type="float">
            <text:p>2</text:p>
          </table:table-cell>
          <table:table-cell table:formula="of:=((([.$A24]-[.J$2])&gt;0)*([.$A24]-[.J$2]))*[.$A$2]+((([.$B24]-[.J$2])&gt;0)*([.$B24]-[.J$2]))*[.$B$2]+[.$C24]*[.$C$2]" office:value-type="float" office:value="11" calcext:value-type="float">
            <text:p>11</text:p>
          </table:table-cell>
          <table:table-cell table:formula="of:=((([.$A24]-[.K$2])&gt;0)*([.$A24]-[.K$2]))*[.$A$2]+((([.$B24]-[.K$2])&gt;0)*([.$B24]-[.K$2]))*[.$B$2]+[.$C24]*[.$C$2]" office:value-type="float" office:value="20" calcext:value-type="float">
            <text:p>20</text:p>
          </table:table-cell>
          <table:table-cell table:formula="of:=&quot;#&quot;&amp;DEC2HEX([.D24];2)&amp;REPT(&quot;,&quot;;[.M24]&lt;&gt;&quot;&quot;)" office:value-type="string" office:string-value="#00," calcext:value-type="string">
            <text:p>#00,</text:p>
          </table:table-cell>
          <table:table-cell table:formula="of:=&quot;#&quot;&amp;DEC2HEX([.E24];2)&amp;REPT(&quot;,&quot;;[.N24]&lt;&gt;&quot;&quot;)" office:value-type="string" office:string-value="#00," calcext:value-type="string">
            <text:p>#00,</text:p>
          </table:table-cell>
          <table:table-cell table:formula="of:=&quot;#&quot;&amp;DEC2HEX([.F24];2)&amp;REPT(&quot;,&quot;;[.O24]&lt;&gt;&quot;&quot;)" office:value-type="string" office:string-value="#00," calcext:value-type="string">
            <text:p>#00,</text:p>
          </table:table-cell>
          <table:table-cell table:formula="of:=&quot;#&quot;&amp;DEC2HEX([.G24];2)&amp;REPT(&quot;,&quot;;[.P24]&lt;&gt;&quot;&quot;)" office:value-type="string" office:string-value="#00," calcext:value-type="string">
            <text:p>#00,</text:p>
          </table:table-cell>
          <table:table-cell table:formula="of:=&quot;#&quot;&amp;DEC2HEX([.H24];2)&amp;REPT(&quot;,&quot;;[.Q24]&lt;&gt;&quot;&quot;)" office:value-type="string" office:string-value="#01," calcext:value-type="string">
            <text:p>#01,</text:p>
          </table:table-cell>
          <table:table-cell table:formula="of:=&quot;#&quot;&amp;DEC2HEX([.I24];2)&amp;REPT(&quot;,&quot;;[.R24]&lt;&gt;&quot;&quot;)" office:value-type="string" office:string-value="#02," calcext:value-type="string">
            <text:p>#02,</text:p>
          </table:table-cell>
          <table:table-cell table:formula="of:=&quot;#&quot;&amp;DEC2HEX([.J24];2)&amp;REPT(&quot;,&quot;;[.S24]&lt;&gt;&quot;&quot;)" office:value-type="string" office:string-value="#0B," calcext:value-type="string">
            <text:p>#0B,</text:p>
          </table:table-cell>
          <table:table-cell table:formula="of:=&quot;#&quot;&amp;DEC2HEX([.K24];2)&amp;REPT(&quot;,&quot;;[.T24]&lt;&gt;&quot;&quot;)" office:value-type="string" office:string-value="#14" calcext:value-type="string">
            <text:p>#14</text:p>
          </table:table-cell>
        </table:table-row>
        <table:table-row table:style-name="ro1">
          <table:table-cell table:formula="of:=MOD(INT((ROW([.A25])-[.$A$1])/[.A$2]);8)" office:value-type="float" office:value="5" calcext:value-type="float">
            <text:p>5</text:p>
          </table:table-cell>
          <table:table-cell table:formula="of:=MOD(INT((ROW([.B25])-[.$A$1])/[.B$2]);8)" office:value-type="float" office:value="2" calcext:value-type="float">
            <text:p>2</text:p>
          </table:table-cell>
          <table:table-cell table:formula="of:=MOD(INT((ROW([.C25])-[.$A$1])/[.C$2]);8)" office:value-type="float" office:value="0" calcext:value-type="float">
            <text:p>0</text:p>
          </table:table-cell>
          <table:table-cell table:formula="of:=((([.$A25]-[.D$2])&gt;0)*([.$A25]-[.D$2]))*[.$A$2]+((([.$B25]-[.D$2])&gt;0)*([.$B25]-[.D$2]))*[.$B$2]+[.$C25]*[.$C$2]" office:value-type="float" office:value="0" calcext:value-type="float">
            <text:p>0</text:p>
          </table:table-cell>
          <table:table-cell table:formula="of:=((([.$A25]-[.E$2])&gt;0)*([.$A25]-[.E$2]))*[.$A$2]+((([.$B25]-[.E$2])&gt;0)*([.$B25]-[.E$2]))*[.$B$2]+[.$C25]*[.$C$2]" office:value-type="float" office:value="0" calcext:value-type="float">
            <text:p>0</text:p>
          </table:table-cell>
          <table:table-cell table:formula="of:=((([.$A25]-[.F$2])&gt;0)*([.$A25]-[.F$2]))*[.$A$2]+((([.$B25]-[.F$2])&gt;0)*([.$B25]-[.F$2]))*[.$B$2]+[.$C25]*[.$C$2]" office:value-type="float" office:value="0" calcext:value-type="float">
            <text:p>0</text:p>
          </table:table-cell>
          <table:table-cell table:formula="of:=((([.$A25]-[.G$2])&gt;0)*([.$A25]-[.G$2]))*[.$A$2]+((([.$B25]-[.G$2])&gt;0)*([.$B25]-[.G$2]))*[.$B$2]+[.$C25]*[.$C$2]" office:value-type="float" office:value="1" calcext:value-type="float">
            <text:p>1</text:p>
          </table:table-cell>
          <table:table-cell table:formula="of:=((([.$A25]-[.H$2])&gt;0)*([.$A25]-[.H$2]))*[.$A$2]+((([.$B25]-[.H$2])&gt;0)*([.$B25]-[.H$2]))*[.$B$2]+[.$C25]*[.$C$2]" office:value-type="float" office:value="2" calcext:value-type="float">
            <text:p>2</text:p>
          </table:table-cell>
          <table:table-cell table:formula="of:=((([.$A25]-[.I$2])&gt;0)*([.$A25]-[.I$2]))*[.$A$2]+((([.$B25]-[.I$2])&gt;0)*([.$B25]-[.I$2]))*[.$B$2]+[.$C25]*[.$C$2]" office:value-type="float" office:value="3" calcext:value-type="float">
            <text:p>3</text:p>
          </table:table-cell>
          <table:table-cell table:formula="of:=((([.$A25]-[.J$2])&gt;0)*([.$A25]-[.J$2]))*[.$A$2]+((([.$B25]-[.J$2])&gt;0)*([.$B25]-[.J$2]))*[.$B$2]+[.$C25]*[.$C$2]" office:value-type="float" office:value="12" calcext:value-type="float">
            <text:p>12</text:p>
          </table:table-cell>
          <table:table-cell table:formula="of:=((([.$A25]-[.K$2])&gt;0)*([.$A25]-[.K$2]))*[.$A$2]+((([.$B25]-[.K$2])&gt;0)*([.$B25]-[.K$2]))*[.$B$2]+[.$C25]*[.$C$2]" office:value-type="float" office:value="21" calcext:value-type="float">
            <text:p>21</text:p>
          </table:table-cell>
          <table:table-cell table:formula="of:=&quot;#&quot;&amp;DEC2HEX([.D25];2)&amp;REPT(&quot;,&quot;;[.M25]&lt;&gt;&quot;&quot;)" office:value-type="string" office:string-value="#00," calcext:value-type="string">
            <text:p>#00,</text:p>
          </table:table-cell>
          <table:table-cell table:formula="of:=&quot;#&quot;&amp;DEC2HEX([.E25];2)&amp;REPT(&quot;,&quot;;[.N25]&lt;&gt;&quot;&quot;)" office:value-type="string" office:string-value="#00," calcext:value-type="string">
            <text:p>#00,</text:p>
          </table:table-cell>
          <table:table-cell table:formula="of:=&quot;#&quot;&amp;DEC2HEX([.F25];2)&amp;REPT(&quot;,&quot;;[.O25]&lt;&gt;&quot;&quot;)" office:value-type="string" office:string-value="#00," calcext:value-type="string">
            <text:p>#00,</text:p>
          </table:table-cell>
          <table:table-cell table:formula="of:=&quot;#&quot;&amp;DEC2HEX([.G25];2)&amp;REPT(&quot;,&quot;;[.P25]&lt;&gt;&quot;&quot;)" office:value-type="string" office:string-value="#01," calcext:value-type="string">
            <text:p>#01,</text:p>
          </table:table-cell>
          <table:table-cell table:formula="of:=&quot;#&quot;&amp;DEC2HEX([.H25];2)&amp;REPT(&quot;,&quot;;[.Q25]&lt;&gt;&quot;&quot;)" office:value-type="string" office:string-value="#02," calcext:value-type="string">
            <text:p>#02,</text:p>
          </table:table-cell>
          <table:table-cell table:formula="of:=&quot;#&quot;&amp;DEC2HEX([.I25];2)&amp;REPT(&quot;,&quot;;[.R25]&lt;&gt;&quot;&quot;)" office:value-type="string" office:string-value="#03," calcext:value-type="string">
            <text:p>#03,</text:p>
          </table:table-cell>
          <table:table-cell table:formula="of:=&quot;#&quot;&amp;DEC2HEX([.J25];2)&amp;REPT(&quot;,&quot;;[.S25]&lt;&gt;&quot;&quot;)" office:value-type="string" office:string-value="#0C," calcext:value-type="string">
            <text:p>#0C,</text:p>
          </table:table-cell>
          <table:table-cell table:formula="of:=&quot;#&quot;&amp;DEC2HEX([.K25];2)&amp;REPT(&quot;,&quot;;[.T25]&lt;&gt;&quot;&quot;)" office:value-type="string" office:string-value="#15" calcext:value-type="string">
            <text:p>#15</text:p>
          </table:table-cell>
        </table:table-row>
        <table:table-row table:style-name="ro1">
          <table:table-cell table:formula="of:=MOD(INT((ROW([.A26])-[.$A$1])/[.A$2]);8)" office:value-type="float" office:value="6" calcext:value-type="float">
            <text:p>6</text:p>
          </table:table-cell>
          <table:table-cell table:formula="of:=MOD(INT((ROW([.B26])-[.$A$1])/[.B$2]);8)" office:value-type="float" office:value="2" calcext:value-type="float">
            <text:p>2</text:p>
          </table:table-cell>
          <table:table-cell table:formula="of:=MOD(INT((ROW([.C26])-[.$A$1])/[.C$2]);8)" office:value-type="float" office:value="0" calcext:value-type="float">
            <text:p>0</text:p>
          </table:table-cell>
          <table:table-cell table:formula="of:=((([.$A26]-[.D$2])&gt;0)*([.$A26]-[.D$2]))*[.$A$2]+((([.$B26]-[.D$2])&gt;0)*([.$B26]-[.D$2]))*[.$B$2]+[.$C26]*[.$C$2]" office:value-type="float" office:value="0" calcext:value-type="float">
            <text:p>0</text:p>
          </table:table-cell>
          <table:table-cell table:formula="of:=((([.$A26]-[.E$2])&gt;0)*([.$A26]-[.E$2]))*[.$A$2]+((([.$B26]-[.E$2])&gt;0)*([.$B26]-[.E$2]))*[.$B$2]+[.$C26]*[.$C$2]" office:value-type="float" office:value="0" calcext:value-type="float">
            <text:p>0</text:p>
          </table:table-cell>
          <table:table-cell table:formula="of:=((([.$A26]-[.F$2])&gt;0)*([.$A26]-[.F$2]))*[.$A$2]+((([.$B26]-[.F$2])&gt;0)*([.$B26]-[.F$2]))*[.$B$2]+[.$C26]*[.$C$2]" office:value-type="float" office:value="1" calcext:value-type="float">
            <text:p>1</text:p>
          </table:table-cell>
          <table:table-cell table:formula="of:=((([.$A26]-[.G$2])&gt;0)*([.$A26]-[.G$2]))*[.$A$2]+((([.$B26]-[.G$2])&gt;0)*([.$B26]-[.G$2]))*[.$B$2]+[.$C26]*[.$C$2]" office:value-type="float" office:value="2" calcext:value-type="float">
            <text:p>2</text:p>
          </table:table-cell>
          <table:table-cell table:formula="of:=((([.$A26]-[.H$2])&gt;0)*([.$A26]-[.H$2]))*[.$A$2]+((([.$B26]-[.H$2])&gt;0)*([.$B26]-[.H$2]))*[.$B$2]+[.$C26]*[.$C$2]" office:value-type="float" office:value="3" calcext:value-type="float">
            <text:p>3</text:p>
          </table:table-cell>
          <table:table-cell table:formula="of:=((([.$A26]-[.I$2])&gt;0)*([.$A26]-[.I$2]))*[.$A$2]+((([.$B26]-[.I$2])&gt;0)*([.$B26]-[.I$2]))*[.$B$2]+[.$C26]*[.$C$2]" office:value-type="float" office:value="4" calcext:value-type="float">
            <text:p>4</text:p>
          </table:table-cell>
          <table:table-cell table:formula="of:=((([.$A26]-[.J$2])&gt;0)*([.$A26]-[.J$2]))*[.$A$2]+((([.$B26]-[.J$2])&gt;0)*([.$B26]-[.J$2]))*[.$B$2]+[.$C26]*[.$C$2]" office:value-type="float" office:value="13" calcext:value-type="float">
            <text:p>13</text:p>
          </table:table-cell>
          <table:table-cell table:formula="of:=((([.$A26]-[.K$2])&gt;0)*([.$A26]-[.K$2]))*[.$A$2]+((([.$B26]-[.K$2])&gt;0)*([.$B26]-[.K$2]))*[.$B$2]+[.$C26]*[.$C$2]" office:value-type="float" office:value="22" calcext:value-type="float">
            <text:p>22</text:p>
          </table:table-cell>
          <table:table-cell table:formula="of:=&quot;#&quot;&amp;DEC2HEX([.D26];2)&amp;REPT(&quot;,&quot;;[.M26]&lt;&gt;&quot;&quot;)" office:value-type="string" office:string-value="#00," calcext:value-type="string">
            <text:p>#00,</text:p>
          </table:table-cell>
          <table:table-cell table:formula="of:=&quot;#&quot;&amp;DEC2HEX([.E26];2)&amp;REPT(&quot;,&quot;;[.N26]&lt;&gt;&quot;&quot;)" office:value-type="string" office:string-value="#00," calcext:value-type="string">
            <text:p>#00,</text:p>
          </table:table-cell>
          <table:table-cell table:formula="of:=&quot;#&quot;&amp;DEC2HEX([.F26];2)&amp;REPT(&quot;,&quot;;[.O26]&lt;&gt;&quot;&quot;)" office:value-type="string" office:string-value="#01," calcext:value-type="string">
            <text:p>#01,</text:p>
          </table:table-cell>
          <table:table-cell table:formula="of:=&quot;#&quot;&amp;DEC2HEX([.G26];2)&amp;REPT(&quot;,&quot;;[.P26]&lt;&gt;&quot;&quot;)" office:value-type="string" office:string-value="#02," calcext:value-type="string">
            <text:p>#02,</text:p>
          </table:table-cell>
          <table:table-cell table:formula="of:=&quot;#&quot;&amp;DEC2HEX([.H26];2)&amp;REPT(&quot;,&quot;;[.Q26]&lt;&gt;&quot;&quot;)" office:value-type="string" office:string-value="#03," calcext:value-type="string">
            <text:p>#03,</text:p>
          </table:table-cell>
          <table:table-cell table:formula="of:=&quot;#&quot;&amp;DEC2HEX([.I26];2)&amp;REPT(&quot;,&quot;;[.R26]&lt;&gt;&quot;&quot;)" office:value-type="string" office:string-value="#04," calcext:value-type="string">
            <text:p>#04,</text:p>
          </table:table-cell>
          <table:table-cell table:formula="of:=&quot;#&quot;&amp;DEC2HEX([.J26];2)&amp;REPT(&quot;,&quot;;[.S26]&lt;&gt;&quot;&quot;)" office:value-type="string" office:string-value="#0D," calcext:value-type="string">
            <text:p>#0D,</text:p>
          </table:table-cell>
          <table:table-cell table:formula="of:=&quot;#&quot;&amp;DEC2HEX([.K26];2)&amp;REPT(&quot;,&quot;;[.T26]&lt;&gt;&quot;&quot;)" office:value-type="string" office:string-value="#16" calcext:value-type="string">
            <text:p>#16</text:p>
          </table:table-cell>
        </table:table-row>
        <table:table-row table:style-name="ro1">
          <table:table-cell table:formula="of:=MOD(INT((ROW([.A27])-[.$A$1])/[.A$2]);8)" office:value-type="float" office:value="7" calcext:value-type="float">
            <text:p>7</text:p>
          </table:table-cell>
          <table:table-cell table:formula="of:=MOD(INT((ROW([.B27])-[.$A$1])/[.B$2]);8)" office:value-type="float" office:value="2" calcext:value-type="float">
            <text:p>2</text:p>
          </table:table-cell>
          <table:table-cell table:formula="of:=MOD(INT((ROW([.C27])-[.$A$1])/[.C$2]);8)" office:value-type="float" office:value="0" calcext:value-type="float">
            <text:p>0</text:p>
          </table:table-cell>
          <table:table-cell table:formula="of:=((([.$A27]-[.D$2])&gt;0)*([.$A27]-[.D$2]))*[.$A$2]+((([.$B27]-[.D$2])&gt;0)*([.$B27]-[.D$2]))*[.$B$2]+[.$C27]*[.$C$2]" office:value-type="float" office:value="0" calcext:value-type="float">
            <text:p>0</text:p>
          </table:table-cell>
          <table:table-cell table:formula="of:=((([.$A27]-[.E$2])&gt;0)*([.$A27]-[.E$2]))*[.$A$2]+((([.$B27]-[.E$2])&gt;0)*([.$B27]-[.E$2]))*[.$B$2]+[.$C27]*[.$C$2]" office:value-type="float" office:value="1" calcext:value-type="float">
            <text:p>1</text:p>
          </table:table-cell>
          <table:table-cell table:formula="of:=((([.$A27]-[.F$2])&gt;0)*([.$A27]-[.F$2]))*[.$A$2]+((([.$B27]-[.F$2])&gt;0)*([.$B27]-[.F$2]))*[.$B$2]+[.$C27]*[.$C$2]" office:value-type="float" office:value="2" calcext:value-type="float">
            <text:p>2</text:p>
          </table:table-cell>
          <table:table-cell table:formula="of:=((([.$A27]-[.G$2])&gt;0)*([.$A27]-[.G$2]))*[.$A$2]+((([.$B27]-[.G$2])&gt;0)*([.$B27]-[.G$2]))*[.$B$2]+[.$C27]*[.$C$2]" office:value-type="float" office:value="3" calcext:value-type="float">
            <text:p>3</text:p>
          </table:table-cell>
          <table:table-cell table:formula="of:=((([.$A27]-[.H$2])&gt;0)*([.$A27]-[.H$2]))*[.$A$2]+((([.$B27]-[.H$2])&gt;0)*([.$B27]-[.H$2]))*[.$B$2]+[.$C27]*[.$C$2]" office:value-type="float" office:value="4" calcext:value-type="float">
            <text:p>4</text:p>
          </table:table-cell>
          <table:table-cell table:formula="of:=((([.$A27]-[.I$2])&gt;0)*([.$A27]-[.I$2]))*[.$A$2]+((([.$B27]-[.I$2])&gt;0)*([.$B27]-[.I$2]))*[.$B$2]+[.$C27]*[.$C$2]" office:value-type="float" office:value="5" calcext:value-type="float">
            <text:p>5</text:p>
          </table:table-cell>
          <table:table-cell table:formula="of:=((([.$A27]-[.J$2])&gt;0)*([.$A27]-[.J$2]))*[.$A$2]+((([.$B27]-[.J$2])&gt;0)*([.$B27]-[.J$2]))*[.$B$2]+[.$C27]*[.$C$2]" office:value-type="float" office:value="14" calcext:value-type="float">
            <text:p>14</text:p>
          </table:table-cell>
          <table:table-cell table:formula="of:=((([.$A27]-[.K$2])&gt;0)*([.$A27]-[.K$2]))*[.$A$2]+((([.$B27]-[.K$2])&gt;0)*([.$B27]-[.K$2]))*[.$B$2]+[.$C27]*[.$C$2]" office:value-type="float" office:value="23" calcext:value-type="float">
            <text:p>23</text:p>
          </table:table-cell>
          <table:table-cell table:formula="of:=&quot;#&quot;&amp;DEC2HEX([.D27];2)&amp;REPT(&quot;,&quot;;[.M27]&lt;&gt;&quot;&quot;)" office:value-type="string" office:string-value="#00," calcext:value-type="string">
            <text:p>#00,</text:p>
          </table:table-cell>
          <table:table-cell table:formula="of:=&quot;#&quot;&amp;DEC2HEX([.E27];2)&amp;REPT(&quot;,&quot;;[.N27]&lt;&gt;&quot;&quot;)" office:value-type="string" office:string-value="#01," calcext:value-type="string">
            <text:p>#01,</text:p>
          </table:table-cell>
          <table:table-cell table:formula="of:=&quot;#&quot;&amp;DEC2HEX([.F27];2)&amp;REPT(&quot;,&quot;;[.O27]&lt;&gt;&quot;&quot;)" office:value-type="string" office:string-value="#02," calcext:value-type="string">
            <text:p>#02,</text:p>
          </table:table-cell>
          <table:table-cell table:formula="of:=&quot;#&quot;&amp;DEC2HEX([.G27];2)&amp;REPT(&quot;,&quot;;[.P27]&lt;&gt;&quot;&quot;)" office:value-type="string" office:string-value="#03," calcext:value-type="string">
            <text:p>#03,</text:p>
          </table:table-cell>
          <table:table-cell table:formula="of:=&quot;#&quot;&amp;DEC2HEX([.H27];2)&amp;REPT(&quot;,&quot;;[.Q27]&lt;&gt;&quot;&quot;)" office:value-type="string" office:string-value="#04," calcext:value-type="string">
            <text:p>#04,</text:p>
          </table:table-cell>
          <table:table-cell table:formula="of:=&quot;#&quot;&amp;DEC2HEX([.I27];2)&amp;REPT(&quot;,&quot;;[.R27]&lt;&gt;&quot;&quot;)" office:value-type="string" office:string-value="#05," calcext:value-type="string">
            <text:p>#05,</text:p>
          </table:table-cell>
          <table:table-cell table:formula="of:=&quot;#&quot;&amp;DEC2HEX([.J27];2)&amp;REPT(&quot;,&quot;;[.S27]&lt;&gt;&quot;&quot;)" office:value-type="string" office:string-value="#0E," calcext:value-type="string">
            <text:p>#0E,</text:p>
          </table:table-cell>
          <table:table-cell table:formula="of:=&quot;#&quot;&amp;DEC2HEX([.K27];2)&amp;REPT(&quot;,&quot;;[.T27]&lt;&gt;&quot;&quot;)" office:value-type="string" office:string-value="#17" calcext:value-type="string">
            <text:p>#17</text:p>
          </table:table-cell>
        </table:table-row>
        <table:table-row table:style-name="ro1">
          <table:table-cell table:formula="of:=MOD(INT((ROW([.A28])-[.$A$1])/[.A$2]);8)" office:value-type="float" office:value="0" calcext:value-type="float">
            <text:p>0</text:p>
          </table:table-cell>
          <table:table-cell table:formula="of:=MOD(INT((ROW([.B28])-[.$A$1])/[.B$2]);8)" office:value-type="float" office:value="3" calcext:value-type="float">
            <text:p>3</text:p>
          </table:table-cell>
          <table:table-cell table:formula="of:=MOD(INT((ROW([.C28])-[.$A$1])/[.C$2]);8)" office:value-type="float" office:value="0" calcext:value-type="float">
            <text:p>0</text:p>
          </table:table-cell>
          <table:table-cell table:formula="of:=((([.$A28]-[.D$2])&gt;0)*([.$A28]-[.D$2]))*[.$A$2]+((([.$B28]-[.D$2])&gt;0)*([.$B28]-[.D$2]))*[.$B$2]+[.$C28]*[.$C$2]" office:value-type="float" office:value="0" calcext:value-type="float">
            <text:p>0</text:p>
          </table:table-cell>
          <table:table-cell table:formula="of:=((([.$A28]-[.E$2])&gt;0)*([.$A28]-[.E$2]))*[.$A$2]+((([.$B28]-[.E$2])&gt;0)*([.$B28]-[.E$2]))*[.$B$2]+[.$C28]*[.$C$2]" office:value-type="float" office:value="0" calcext:value-type="float">
            <text:p>0</text:p>
          </table:table-cell>
          <table:table-cell table:formula="of:=((([.$A28]-[.F$2])&gt;0)*([.$A28]-[.F$2]))*[.$A$2]+((([.$B28]-[.F$2])&gt;0)*([.$B28]-[.F$2]))*[.$B$2]+[.$C28]*[.$C$2]" office:value-type="float" office:value="0" calcext:value-type="float">
            <text:p>0</text:p>
          </table:table-cell>
          <table:table-cell table:formula="of:=((([.$A28]-[.G$2])&gt;0)*([.$A28]-[.G$2]))*[.$A$2]+((([.$B28]-[.G$2])&gt;0)*([.$B28]-[.G$2]))*[.$B$2]+[.$C28]*[.$C$2]" office:value-type="float" office:value="0" calcext:value-type="float">
            <text:p>0</text:p>
          </table:table-cell>
          <table:table-cell table:formula="of:=((([.$A28]-[.H$2])&gt;0)*([.$A28]-[.H$2]))*[.$A$2]+((([.$B28]-[.H$2])&gt;0)*([.$B28]-[.H$2]))*[.$B$2]+[.$C28]*[.$C$2]" office:value-type="float" office:value="0" calcext:value-type="float">
            <text:p>0</text:p>
          </table:table-cell>
          <table:table-cell table:formula="of:=((([.$A28]-[.I$2])&gt;0)*([.$A28]-[.I$2]))*[.$A$2]+((([.$B28]-[.I$2])&gt;0)*([.$B28]-[.I$2]))*[.$B$2]+[.$C28]*[.$C$2]" office:value-type="float" office:value="8" calcext:value-type="float">
            <text:p>8</text:p>
          </table:table-cell>
          <table:table-cell table:formula="of:=((([.$A28]-[.J$2])&gt;0)*([.$A28]-[.J$2]))*[.$A$2]+((([.$B28]-[.J$2])&gt;0)*([.$B28]-[.J$2]))*[.$B$2]+[.$C28]*[.$C$2]" office:value-type="float" office:value="16" calcext:value-type="float">
            <text:p>16</text:p>
          </table:table-cell>
          <table:table-cell table:formula="of:=((([.$A28]-[.K$2])&gt;0)*([.$A28]-[.K$2]))*[.$A$2]+((([.$B28]-[.K$2])&gt;0)*([.$B28]-[.K$2]))*[.$B$2]+[.$C28]*[.$C$2]" office:value-type="float" office:value="24" calcext:value-type="float">
            <text:p>24</text:p>
          </table:table-cell>
          <table:table-cell table:formula="of:=&quot;#&quot;&amp;DEC2HEX([.D28];2)&amp;REPT(&quot;,&quot;;[.M28]&lt;&gt;&quot;&quot;)" office:value-type="string" office:string-value="#00," calcext:value-type="string">
            <text:p>#00,</text:p>
          </table:table-cell>
          <table:table-cell table:formula="of:=&quot;#&quot;&amp;DEC2HEX([.E28];2)&amp;REPT(&quot;,&quot;;[.N28]&lt;&gt;&quot;&quot;)" office:value-type="string" office:string-value="#00," calcext:value-type="string">
            <text:p>#00,</text:p>
          </table:table-cell>
          <table:table-cell table:formula="of:=&quot;#&quot;&amp;DEC2HEX([.F28];2)&amp;REPT(&quot;,&quot;;[.O28]&lt;&gt;&quot;&quot;)" office:value-type="string" office:string-value="#00," calcext:value-type="string">
            <text:p>#00,</text:p>
          </table:table-cell>
          <table:table-cell table:formula="of:=&quot;#&quot;&amp;DEC2HEX([.G28];2)&amp;REPT(&quot;,&quot;;[.P28]&lt;&gt;&quot;&quot;)" office:value-type="string" office:string-value="#00," calcext:value-type="string">
            <text:p>#00,</text:p>
          </table:table-cell>
          <table:table-cell table:formula="of:=&quot;#&quot;&amp;DEC2HEX([.H28];2)&amp;REPT(&quot;,&quot;;[.Q28]&lt;&gt;&quot;&quot;)" office:value-type="string" office:string-value="#00," calcext:value-type="string">
            <text:p>#00,</text:p>
          </table:table-cell>
          <table:table-cell table:formula="of:=&quot;#&quot;&amp;DEC2HEX([.I28];2)&amp;REPT(&quot;,&quot;;[.R28]&lt;&gt;&quot;&quot;)" office:value-type="string" office:string-value="#08," calcext:value-type="string">
            <text:p>#08,</text:p>
          </table:table-cell>
          <table:table-cell table:formula="of:=&quot;#&quot;&amp;DEC2HEX([.J28];2)&amp;REPT(&quot;,&quot;;[.S28]&lt;&gt;&quot;&quot;)" office:value-type="string" office:string-value="#10," calcext:value-type="string">
            <text:p>#10,</text:p>
          </table:table-cell>
          <table:table-cell table:formula="of:=&quot;#&quot;&amp;DEC2HEX([.K28];2)&amp;REPT(&quot;,&quot;;[.T28]&lt;&gt;&quot;&quot;)" office:value-type="string" office:string-value="#18" calcext:value-type="string">
            <text:p>#18</text:p>
          </table:table-cell>
        </table:table-row>
        <table:table-row table:style-name="ro1">
          <table:table-cell table:formula="of:=MOD(INT((ROW([.A29])-[.$A$1])/[.A$2]);8)" office:value-type="float" office:value="1" calcext:value-type="float">
            <text:p>1</text:p>
          </table:table-cell>
          <table:table-cell table:formula="of:=MOD(INT((ROW([.B29])-[.$A$1])/[.B$2]);8)" office:value-type="float" office:value="3" calcext:value-type="float">
            <text:p>3</text:p>
          </table:table-cell>
          <table:table-cell table:formula="of:=MOD(INT((ROW([.C29])-[.$A$1])/[.C$2]);8)" office:value-type="float" office:value="0" calcext:value-type="float">
            <text:p>0</text:p>
          </table:table-cell>
          <table:table-cell table:formula="of:=((([.$A29]-[.D$2])&gt;0)*([.$A29]-[.D$2]))*[.$A$2]+((([.$B29]-[.D$2])&gt;0)*([.$B29]-[.D$2]))*[.$B$2]+[.$C29]*[.$C$2]" office:value-type="float" office:value="0" calcext:value-type="float">
            <text:p>0</text:p>
          </table:table-cell>
          <table:table-cell table:formula="of:=((([.$A29]-[.E$2])&gt;0)*([.$A29]-[.E$2]))*[.$A$2]+((([.$B29]-[.E$2])&gt;0)*([.$B29]-[.E$2]))*[.$B$2]+[.$C29]*[.$C$2]" office:value-type="float" office:value="0" calcext:value-type="float">
            <text:p>0</text:p>
          </table:table-cell>
          <table:table-cell table:formula="of:=((([.$A29]-[.F$2])&gt;0)*([.$A29]-[.F$2]))*[.$A$2]+((([.$B29]-[.F$2])&gt;0)*([.$B29]-[.F$2]))*[.$B$2]+[.$C29]*[.$C$2]" office:value-type="float" office:value="0" calcext:value-type="float">
            <text:p>0</text:p>
          </table:table-cell>
          <table:table-cell table:formula="of:=((([.$A29]-[.G$2])&gt;0)*([.$A29]-[.G$2]))*[.$A$2]+((([.$B29]-[.G$2])&gt;0)*([.$B29]-[.G$2]))*[.$B$2]+[.$C29]*[.$C$2]" office:value-type="float" office:value="0" calcext:value-type="float">
            <text:p>0</text:p>
          </table:table-cell>
          <table:table-cell table:formula="of:=((([.$A29]-[.H$2])&gt;0)*([.$A29]-[.H$2]))*[.$A$2]+((([.$B29]-[.H$2])&gt;0)*([.$B29]-[.H$2]))*[.$B$2]+[.$C29]*[.$C$2]" office:value-type="float" office:value="0" calcext:value-type="float">
            <text:p>0</text:p>
          </table:table-cell>
          <table:table-cell table:formula="of:=((([.$A29]-[.I$2])&gt;0)*([.$A29]-[.I$2]))*[.$A$2]+((([.$B29]-[.I$2])&gt;0)*([.$B29]-[.I$2]))*[.$B$2]+[.$C29]*[.$C$2]" office:value-type="float" office:value="8" calcext:value-type="float">
            <text:p>8</text:p>
          </table:table-cell>
          <table:table-cell table:formula="of:=((([.$A29]-[.J$2])&gt;0)*([.$A29]-[.J$2]))*[.$A$2]+((([.$B29]-[.J$2])&gt;0)*([.$B29]-[.J$2]))*[.$B$2]+[.$C29]*[.$C$2]" office:value-type="float" office:value="16" calcext:value-type="float">
            <text:p>16</text:p>
          </table:table-cell>
          <table:table-cell table:formula="of:=((([.$A29]-[.K$2])&gt;0)*([.$A29]-[.K$2]))*[.$A$2]+((([.$B29]-[.K$2])&gt;0)*([.$B29]-[.K$2]))*[.$B$2]+[.$C29]*[.$C$2]" office:value-type="float" office:value="25" calcext:value-type="float">
            <text:p>25</text:p>
          </table:table-cell>
          <table:table-cell table:formula="of:=&quot;#&quot;&amp;DEC2HEX([.D29];2)&amp;REPT(&quot;,&quot;;[.M29]&lt;&gt;&quot;&quot;)" office:value-type="string" office:string-value="#00," calcext:value-type="string">
            <text:p>#00,</text:p>
          </table:table-cell>
          <table:table-cell table:formula="of:=&quot;#&quot;&amp;DEC2HEX([.E29];2)&amp;REPT(&quot;,&quot;;[.N29]&lt;&gt;&quot;&quot;)" office:value-type="string" office:string-value="#00," calcext:value-type="string">
            <text:p>#00,</text:p>
          </table:table-cell>
          <table:table-cell table:formula="of:=&quot;#&quot;&amp;DEC2HEX([.F29];2)&amp;REPT(&quot;,&quot;;[.O29]&lt;&gt;&quot;&quot;)" office:value-type="string" office:string-value="#00," calcext:value-type="string">
            <text:p>#00,</text:p>
          </table:table-cell>
          <table:table-cell table:formula="of:=&quot;#&quot;&amp;DEC2HEX([.G29];2)&amp;REPT(&quot;,&quot;;[.P29]&lt;&gt;&quot;&quot;)" office:value-type="string" office:string-value="#00," calcext:value-type="string">
            <text:p>#00,</text:p>
          </table:table-cell>
          <table:table-cell table:formula="of:=&quot;#&quot;&amp;DEC2HEX([.H29];2)&amp;REPT(&quot;,&quot;;[.Q29]&lt;&gt;&quot;&quot;)" office:value-type="string" office:string-value="#00," calcext:value-type="string">
            <text:p>#00,</text:p>
          </table:table-cell>
          <table:table-cell table:formula="of:=&quot;#&quot;&amp;DEC2HEX([.I29];2)&amp;REPT(&quot;,&quot;;[.R29]&lt;&gt;&quot;&quot;)" office:value-type="string" office:string-value="#08," calcext:value-type="string">
            <text:p>#08,</text:p>
          </table:table-cell>
          <table:table-cell table:formula="of:=&quot;#&quot;&amp;DEC2HEX([.J29];2)&amp;REPT(&quot;,&quot;;[.S29]&lt;&gt;&quot;&quot;)" office:value-type="string" office:string-value="#10," calcext:value-type="string">
            <text:p>#10,</text:p>
          </table:table-cell>
          <table:table-cell table:formula="of:=&quot;#&quot;&amp;DEC2HEX([.K29];2)&amp;REPT(&quot;,&quot;;[.T29]&lt;&gt;&quot;&quot;)" office:value-type="string" office:string-value="#19" calcext:value-type="string">
            <text:p>#19</text:p>
          </table:table-cell>
        </table:table-row>
        <table:table-row table:style-name="ro1">
          <table:table-cell table:formula="of:=MOD(INT((ROW([.A30])-[.$A$1])/[.A$2]);8)" office:value-type="float" office:value="2" calcext:value-type="float">
            <text:p>2</text:p>
          </table:table-cell>
          <table:table-cell table:formula="of:=MOD(INT((ROW([.B30])-[.$A$1])/[.B$2]);8)" office:value-type="float" office:value="3" calcext:value-type="float">
            <text:p>3</text:p>
          </table:table-cell>
          <table:table-cell table:formula="of:=MOD(INT((ROW([.C30])-[.$A$1])/[.C$2]);8)" office:value-type="float" office:value="0" calcext:value-type="float">
            <text:p>0</text:p>
          </table:table-cell>
          <table:table-cell table:formula="of:=((([.$A30]-[.D$2])&gt;0)*([.$A30]-[.D$2]))*[.$A$2]+((([.$B30]-[.D$2])&gt;0)*([.$B30]-[.D$2]))*[.$B$2]+[.$C30]*[.$C$2]" office:value-type="float" office:value="0" calcext:value-type="float">
            <text:p>0</text:p>
          </table:table-cell>
          <table:table-cell table:formula="of:=((([.$A30]-[.E$2])&gt;0)*([.$A30]-[.E$2]))*[.$A$2]+((([.$B30]-[.E$2])&gt;0)*([.$B30]-[.E$2]))*[.$B$2]+[.$C30]*[.$C$2]" office:value-type="float" office:value="0" calcext:value-type="float">
            <text:p>0</text:p>
          </table:table-cell>
          <table:table-cell table:formula="of:=((([.$A30]-[.F$2])&gt;0)*([.$A30]-[.F$2]))*[.$A$2]+((([.$B30]-[.F$2])&gt;0)*([.$B30]-[.F$2]))*[.$B$2]+[.$C30]*[.$C$2]" office:value-type="float" office:value="0" calcext:value-type="float">
            <text:p>0</text:p>
          </table:table-cell>
          <table:table-cell table:formula="of:=((([.$A30]-[.G$2])&gt;0)*([.$A30]-[.G$2]))*[.$A$2]+((([.$B30]-[.G$2])&gt;0)*([.$B30]-[.G$2]))*[.$B$2]+[.$C30]*[.$C$2]" office:value-type="float" office:value="0" calcext:value-type="float">
            <text:p>0</text:p>
          </table:table-cell>
          <table:table-cell table:formula="of:=((([.$A30]-[.H$2])&gt;0)*([.$A30]-[.H$2]))*[.$A$2]+((([.$B30]-[.H$2])&gt;0)*([.$B30]-[.H$2]))*[.$B$2]+[.$C30]*[.$C$2]" office:value-type="float" office:value="0" calcext:value-type="float">
            <text:p>0</text:p>
          </table:table-cell>
          <table:table-cell table:formula="of:=((([.$A30]-[.I$2])&gt;0)*([.$A30]-[.I$2]))*[.$A$2]+((([.$B30]-[.I$2])&gt;0)*([.$B30]-[.I$2]))*[.$B$2]+[.$C30]*[.$C$2]" office:value-type="float" office:value="8" calcext:value-type="float">
            <text:p>8</text:p>
          </table:table-cell>
          <table:table-cell table:formula="of:=((([.$A30]-[.J$2])&gt;0)*([.$A30]-[.J$2]))*[.$A$2]+((([.$B30]-[.J$2])&gt;0)*([.$B30]-[.J$2]))*[.$B$2]+[.$C30]*[.$C$2]" office:value-type="float" office:value="17" calcext:value-type="float">
            <text:p>17</text:p>
          </table:table-cell>
          <table:table-cell table:formula="of:=((([.$A30]-[.K$2])&gt;0)*([.$A30]-[.K$2]))*[.$A$2]+((([.$B30]-[.K$2])&gt;0)*([.$B30]-[.K$2]))*[.$B$2]+[.$C30]*[.$C$2]" office:value-type="float" office:value="26" calcext:value-type="float">
            <text:p>26</text:p>
          </table:table-cell>
          <table:table-cell table:formula="of:=&quot;#&quot;&amp;DEC2HEX([.D30];2)&amp;REPT(&quot;,&quot;;[.M30]&lt;&gt;&quot;&quot;)" office:value-type="string" office:string-value="#00," calcext:value-type="string">
            <text:p>#00,</text:p>
          </table:table-cell>
          <table:table-cell table:formula="of:=&quot;#&quot;&amp;DEC2HEX([.E30];2)&amp;REPT(&quot;,&quot;;[.N30]&lt;&gt;&quot;&quot;)" office:value-type="string" office:string-value="#00," calcext:value-type="string">
            <text:p>#00,</text:p>
          </table:table-cell>
          <table:table-cell table:formula="of:=&quot;#&quot;&amp;DEC2HEX([.F30];2)&amp;REPT(&quot;,&quot;;[.O30]&lt;&gt;&quot;&quot;)" office:value-type="string" office:string-value="#00," calcext:value-type="string">
            <text:p>#00,</text:p>
          </table:table-cell>
          <table:table-cell table:formula="of:=&quot;#&quot;&amp;DEC2HEX([.G30];2)&amp;REPT(&quot;,&quot;;[.P30]&lt;&gt;&quot;&quot;)" office:value-type="string" office:string-value="#00," calcext:value-type="string">
            <text:p>#00,</text:p>
          </table:table-cell>
          <table:table-cell table:formula="of:=&quot;#&quot;&amp;DEC2HEX([.H30];2)&amp;REPT(&quot;,&quot;;[.Q30]&lt;&gt;&quot;&quot;)" office:value-type="string" office:string-value="#00," calcext:value-type="string">
            <text:p>#00,</text:p>
          </table:table-cell>
          <table:table-cell table:formula="of:=&quot;#&quot;&amp;DEC2HEX([.I30];2)&amp;REPT(&quot;,&quot;;[.R30]&lt;&gt;&quot;&quot;)" office:value-type="string" office:string-value="#08," calcext:value-type="string">
            <text:p>#08,</text:p>
          </table:table-cell>
          <table:table-cell table:formula="of:=&quot;#&quot;&amp;DEC2HEX([.J30];2)&amp;REPT(&quot;,&quot;;[.S30]&lt;&gt;&quot;&quot;)" office:value-type="string" office:string-value="#11," calcext:value-type="string">
            <text:p>#11,</text:p>
          </table:table-cell>
          <table:table-cell table:formula="of:=&quot;#&quot;&amp;DEC2HEX([.K30];2)&amp;REPT(&quot;,&quot;;[.T30]&lt;&gt;&quot;&quot;)" office:value-type="string" office:string-value="#1A" calcext:value-type="string">
            <text:p>#1A</text:p>
          </table:table-cell>
        </table:table-row>
        <table:table-row table:style-name="ro1">
          <table:table-cell table:formula="of:=MOD(INT((ROW([.A31])-[.$A$1])/[.A$2]);8)" office:value-type="float" office:value="3" calcext:value-type="float">
            <text:p>3</text:p>
          </table:table-cell>
          <table:table-cell table:formula="of:=MOD(INT((ROW([.B31])-[.$A$1])/[.B$2]);8)" office:value-type="float" office:value="3" calcext:value-type="float">
            <text:p>3</text:p>
          </table:table-cell>
          <table:table-cell table:formula="of:=MOD(INT((ROW([.C31])-[.$A$1])/[.C$2]);8)" office:value-type="float" office:value="0" calcext:value-type="float">
            <text:p>0</text:p>
          </table:table-cell>
          <table:table-cell table:formula="of:=((([.$A31]-[.D$2])&gt;0)*([.$A31]-[.D$2]))*[.$A$2]+((([.$B31]-[.D$2])&gt;0)*([.$B31]-[.D$2]))*[.$B$2]+[.$C31]*[.$C$2]" office:value-type="float" office:value="0" calcext:value-type="float">
            <text:p>0</text:p>
          </table:table-cell>
          <table:table-cell table:formula="of:=((([.$A31]-[.E$2])&gt;0)*([.$A31]-[.E$2]))*[.$A$2]+((([.$B31]-[.E$2])&gt;0)*([.$B31]-[.E$2]))*[.$B$2]+[.$C31]*[.$C$2]" office:value-type="float" office:value="0" calcext:value-type="float">
            <text:p>0</text:p>
          </table:table-cell>
          <table:table-cell table:formula="of:=((([.$A31]-[.F$2])&gt;0)*([.$A31]-[.F$2]))*[.$A$2]+((([.$B31]-[.F$2])&gt;0)*([.$B31]-[.F$2]))*[.$B$2]+[.$C31]*[.$C$2]" office:value-type="float" office:value="0" calcext:value-type="float">
            <text:p>0</text:p>
          </table:table-cell>
          <table:table-cell table:formula="of:=((([.$A31]-[.G$2])&gt;0)*([.$A31]-[.G$2]))*[.$A$2]+((([.$B31]-[.G$2])&gt;0)*([.$B31]-[.G$2]))*[.$B$2]+[.$C31]*[.$C$2]" office:value-type="float" office:value="0" calcext:value-type="float">
            <text:p>0</text:p>
          </table:table-cell>
          <table:table-cell table:formula="of:=((([.$A31]-[.H$2])&gt;0)*([.$A31]-[.H$2]))*[.$A$2]+((([.$B31]-[.H$2])&gt;0)*([.$B31]-[.H$2]))*[.$B$2]+[.$C31]*[.$C$2]" office:value-type="float" office:value="0" calcext:value-type="float">
            <text:p>0</text:p>
          </table:table-cell>
          <table:table-cell table:formula="of:=((([.$A31]-[.I$2])&gt;0)*([.$A31]-[.I$2]))*[.$A$2]+((([.$B31]-[.I$2])&gt;0)*([.$B31]-[.I$2]))*[.$B$2]+[.$C31]*[.$C$2]" office:value-type="float" office:value="9" calcext:value-type="float">
            <text:p>9</text:p>
          </table:table-cell>
          <table:table-cell table:formula="of:=((([.$A31]-[.J$2])&gt;0)*([.$A31]-[.J$2]))*[.$A$2]+((([.$B31]-[.J$2])&gt;0)*([.$B31]-[.J$2]))*[.$B$2]+[.$C31]*[.$C$2]" office:value-type="float" office:value="18" calcext:value-type="float">
            <text:p>18</text:p>
          </table:table-cell>
          <table:table-cell table:formula="of:=((([.$A31]-[.K$2])&gt;0)*([.$A31]-[.K$2]))*[.$A$2]+((([.$B31]-[.K$2])&gt;0)*([.$B31]-[.K$2]))*[.$B$2]+[.$C31]*[.$C$2]" office:value-type="float" office:value="27" calcext:value-type="float">
            <text:p>27</text:p>
          </table:table-cell>
          <table:table-cell table:formula="of:=&quot;#&quot;&amp;DEC2HEX([.D31];2)&amp;REPT(&quot;,&quot;;[.M31]&lt;&gt;&quot;&quot;)" office:value-type="string" office:string-value="#00," calcext:value-type="string">
            <text:p>#00,</text:p>
          </table:table-cell>
          <table:table-cell table:formula="of:=&quot;#&quot;&amp;DEC2HEX([.E31];2)&amp;REPT(&quot;,&quot;;[.N31]&lt;&gt;&quot;&quot;)" office:value-type="string" office:string-value="#00," calcext:value-type="string">
            <text:p>#00,</text:p>
          </table:table-cell>
          <table:table-cell table:formula="of:=&quot;#&quot;&amp;DEC2HEX([.F31];2)&amp;REPT(&quot;,&quot;;[.O31]&lt;&gt;&quot;&quot;)" office:value-type="string" office:string-value="#00," calcext:value-type="string">
            <text:p>#00,</text:p>
          </table:table-cell>
          <table:table-cell table:formula="of:=&quot;#&quot;&amp;DEC2HEX([.G31];2)&amp;REPT(&quot;,&quot;;[.P31]&lt;&gt;&quot;&quot;)" office:value-type="string" office:string-value="#00," calcext:value-type="string">
            <text:p>#00,</text:p>
          </table:table-cell>
          <table:table-cell table:formula="of:=&quot;#&quot;&amp;DEC2HEX([.H31];2)&amp;REPT(&quot;,&quot;;[.Q31]&lt;&gt;&quot;&quot;)" office:value-type="string" office:string-value="#00," calcext:value-type="string">
            <text:p>#00,</text:p>
          </table:table-cell>
          <table:table-cell table:formula="of:=&quot;#&quot;&amp;DEC2HEX([.I31];2)&amp;REPT(&quot;,&quot;;[.R31]&lt;&gt;&quot;&quot;)" office:value-type="string" office:string-value="#09," calcext:value-type="string">
            <text:p>#09,</text:p>
          </table:table-cell>
          <table:table-cell table:formula="of:=&quot;#&quot;&amp;DEC2HEX([.J31];2)&amp;REPT(&quot;,&quot;;[.S31]&lt;&gt;&quot;&quot;)" office:value-type="string" office:string-value="#12," calcext:value-type="string">
            <text:p>#12,</text:p>
          </table:table-cell>
          <table:table-cell table:formula="of:=&quot;#&quot;&amp;DEC2HEX([.K31];2)&amp;REPT(&quot;,&quot;;[.T31]&lt;&gt;&quot;&quot;)" office:value-type="string" office:string-value="#1B" calcext:value-type="string">
            <text:p>#1B</text:p>
          </table:table-cell>
        </table:table-row>
        <table:table-row table:style-name="ro1">
          <table:table-cell table:formula="of:=MOD(INT((ROW([.A32])-[.$A$1])/[.A$2]);8)" office:value-type="float" office:value="4" calcext:value-type="float">
            <text:p>4</text:p>
          </table:table-cell>
          <table:table-cell table:formula="of:=MOD(INT((ROW([.B32])-[.$A$1])/[.B$2]);8)" office:value-type="float" office:value="3" calcext:value-type="float">
            <text:p>3</text:p>
          </table:table-cell>
          <table:table-cell table:formula="of:=MOD(INT((ROW([.C32])-[.$A$1])/[.C$2]);8)" office:value-type="float" office:value="0" calcext:value-type="float">
            <text:p>0</text:p>
          </table:table-cell>
          <table:table-cell table:formula="of:=((([.$A32]-[.D$2])&gt;0)*([.$A32]-[.D$2]))*[.$A$2]+((([.$B32]-[.D$2])&gt;0)*([.$B32]-[.D$2]))*[.$B$2]+[.$C32]*[.$C$2]" office:value-type="float" office:value="0" calcext:value-type="float">
            <text:p>0</text:p>
          </table:table-cell>
          <table:table-cell table:formula="of:=((([.$A32]-[.E$2])&gt;0)*([.$A32]-[.E$2]))*[.$A$2]+((([.$B32]-[.E$2])&gt;0)*([.$B32]-[.E$2]))*[.$B$2]+[.$C32]*[.$C$2]" office:value-type="float" office:value="0" calcext:value-type="float">
            <text:p>0</text:p>
          </table:table-cell>
          <table:table-cell table:formula="of:=((([.$A32]-[.F$2])&gt;0)*([.$A32]-[.F$2]))*[.$A$2]+((([.$B32]-[.F$2])&gt;0)*([.$B32]-[.F$2]))*[.$B$2]+[.$C32]*[.$C$2]" office:value-type="float" office:value="0" calcext:value-type="float">
            <text:p>0</text:p>
          </table:table-cell>
          <table:table-cell table:formula="of:=((([.$A32]-[.G$2])&gt;0)*([.$A32]-[.G$2]))*[.$A$2]+((([.$B32]-[.G$2])&gt;0)*([.$B32]-[.G$2]))*[.$B$2]+[.$C32]*[.$C$2]" office:value-type="float" office:value="0" calcext:value-type="float">
            <text:p>0</text:p>
          </table:table-cell>
          <table:table-cell table:formula="of:=((([.$A32]-[.H$2])&gt;0)*([.$A32]-[.H$2]))*[.$A$2]+((([.$B32]-[.H$2])&gt;0)*([.$B32]-[.H$2]))*[.$B$2]+[.$C32]*[.$C$2]" office:value-type="float" office:value="1" calcext:value-type="float">
            <text:p>1</text:p>
          </table:table-cell>
          <table:table-cell table:formula="of:=((([.$A32]-[.I$2])&gt;0)*([.$A32]-[.I$2]))*[.$A$2]+((([.$B32]-[.I$2])&gt;0)*([.$B32]-[.I$2]))*[.$B$2]+[.$C32]*[.$C$2]" office:value-type="float" office:value="10" calcext:value-type="float">
            <text:p>10</text:p>
          </table:table-cell>
          <table:table-cell table:formula="of:=((([.$A32]-[.J$2])&gt;0)*([.$A32]-[.J$2]))*[.$A$2]+((([.$B32]-[.J$2])&gt;0)*([.$B32]-[.J$2]))*[.$B$2]+[.$C32]*[.$C$2]" office:value-type="float" office:value="19" calcext:value-type="float">
            <text:p>19</text:p>
          </table:table-cell>
          <table:table-cell table:formula="of:=((([.$A32]-[.K$2])&gt;0)*([.$A32]-[.K$2]))*[.$A$2]+((([.$B32]-[.K$2])&gt;0)*([.$B32]-[.K$2]))*[.$B$2]+[.$C32]*[.$C$2]" office:value-type="float" office:value="28" calcext:value-type="float">
            <text:p>28</text:p>
          </table:table-cell>
          <table:table-cell table:formula="of:=&quot;#&quot;&amp;DEC2HEX([.D32];2)&amp;REPT(&quot;,&quot;;[.M32]&lt;&gt;&quot;&quot;)" office:value-type="string" office:string-value="#00," calcext:value-type="string">
            <text:p>#00,</text:p>
          </table:table-cell>
          <table:table-cell table:formula="of:=&quot;#&quot;&amp;DEC2HEX([.E32];2)&amp;REPT(&quot;,&quot;;[.N32]&lt;&gt;&quot;&quot;)" office:value-type="string" office:string-value="#00," calcext:value-type="string">
            <text:p>#00,</text:p>
          </table:table-cell>
          <table:table-cell table:formula="of:=&quot;#&quot;&amp;DEC2HEX([.F32];2)&amp;REPT(&quot;,&quot;;[.O32]&lt;&gt;&quot;&quot;)" office:value-type="string" office:string-value="#00," calcext:value-type="string">
            <text:p>#00,</text:p>
          </table:table-cell>
          <table:table-cell table:formula="of:=&quot;#&quot;&amp;DEC2HEX([.G32];2)&amp;REPT(&quot;,&quot;;[.P32]&lt;&gt;&quot;&quot;)" office:value-type="string" office:string-value="#00," calcext:value-type="string">
            <text:p>#00,</text:p>
          </table:table-cell>
          <table:table-cell table:formula="of:=&quot;#&quot;&amp;DEC2HEX([.H32];2)&amp;REPT(&quot;,&quot;;[.Q32]&lt;&gt;&quot;&quot;)" office:value-type="string" office:string-value="#01," calcext:value-type="string">
            <text:p>#01,</text:p>
          </table:table-cell>
          <table:table-cell table:formula="of:=&quot;#&quot;&amp;DEC2HEX([.I32];2)&amp;REPT(&quot;,&quot;;[.R32]&lt;&gt;&quot;&quot;)" office:value-type="string" office:string-value="#0A," calcext:value-type="string">
            <text:p>#0A,</text:p>
          </table:table-cell>
          <table:table-cell table:formula="of:=&quot;#&quot;&amp;DEC2HEX([.J32];2)&amp;REPT(&quot;,&quot;;[.S32]&lt;&gt;&quot;&quot;)" office:value-type="string" office:string-value="#13," calcext:value-type="string">
            <text:p>#13,</text:p>
          </table:table-cell>
          <table:table-cell table:formula="of:=&quot;#&quot;&amp;DEC2HEX([.K32];2)&amp;REPT(&quot;,&quot;;[.T32]&lt;&gt;&quot;&quot;)" office:value-type="string" office:string-value="#1C" calcext:value-type="string">
            <text:p>#1C</text:p>
          </table:table-cell>
        </table:table-row>
        <table:table-row table:style-name="ro1">
          <table:table-cell table:formula="of:=MOD(INT((ROW([.A33])-[.$A$1])/[.A$2]);8)" office:value-type="float" office:value="5" calcext:value-type="float">
            <text:p>5</text:p>
          </table:table-cell>
          <table:table-cell table:formula="of:=MOD(INT((ROW([.B33])-[.$A$1])/[.B$2]);8)" office:value-type="float" office:value="3" calcext:value-type="float">
            <text:p>3</text:p>
          </table:table-cell>
          <table:table-cell table:formula="of:=MOD(INT((ROW([.C33])-[.$A$1])/[.C$2]);8)" office:value-type="float" office:value="0" calcext:value-type="float">
            <text:p>0</text:p>
          </table:table-cell>
          <table:table-cell table:formula="of:=((([.$A33]-[.D$2])&gt;0)*([.$A33]-[.D$2]))*[.$A$2]+((([.$B33]-[.D$2])&gt;0)*([.$B33]-[.D$2]))*[.$B$2]+[.$C33]*[.$C$2]" office:value-type="float" office:value="0" calcext:value-type="float">
            <text:p>0</text:p>
          </table:table-cell>
          <table:table-cell table:formula="of:=((([.$A33]-[.E$2])&gt;0)*([.$A33]-[.E$2]))*[.$A$2]+((([.$B33]-[.E$2])&gt;0)*([.$B33]-[.E$2]))*[.$B$2]+[.$C33]*[.$C$2]" office:value-type="float" office:value="0" calcext:value-type="float">
            <text:p>0</text:p>
          </table:table-cell>
          <table:table-cell table:formula="of:=((([.$A33]-[.F$2])&gt;0)*([.$A33]-[.F$2]))*[.$A$2]+((([.$B33]-[.F$2])&gt;0)*([.$B33]-[.F$2]))*[.$B$2]+[.$C33]*[.$C$2]" office:value-type="float" office:value="0" calcext:value-type="float">
            <text:p>0</text:p>
          </table:table-cell>
          <table:table-cell table:formula="of:=((([.$A33]-[.G$2])&gt;0)*([.$A33]-[.G$2]))*[.$A$2]+((([.$B33]-[.G$2])&gt;0)*([.$B33]-[.G$2]))*[.$B$2]+[.$C33]*[.$C$2]" office:value-type="float" office:value="1" calcext:value-type="float">
            <text:p>1</text:p>
          </table:table-cell>
          <table:table-cell table:formula="of:=((([.$A33]-[.H$2])&gt;0)*([.$A33]-[.H$2]))*[.$A$2]+((([.$B33]-[.H$2])&gt;0)*([.$B33]-[.H$2]))*[.$B$2]+[.$C33]*[.$C$2]" office:value-type="float" office:value="2" calcext:value-type="float">
            <text:p>2</text:p>
          </table:table-cell>
          <table:table-cell table:formula="of:=((([.$A33]-[.I$2])&gt;0)*([.$A33]-[.I$2]))*[.$A$2]+((([.$B33]-[.I$2])&gt;0)*([.$B33]-[.I$2]))*[.$B$2]+[.$C33]*[.$C$2]" office:value-type="float" office:value="11" calcext:value-type="float">
            <text:p>11</text:p>
          </table:table-cell>
          <table:table-cell table:formula="of:=((([.$A33]-[.J$2])&gt;0)*([.$A33]-[.J$2]))*[.$A$2]+((([.$B33]-[.J$2])&gt;0)*([.$B33]-[.J$2]))*[.$B$2]+[.$C33]*[.$C$2]" office:value-type="float" office:value="20" calcext:value-type="float">
            <text:p>20</text:p>
          </table:table-cell>
          <table:table-cell table:formula="of:=((([.$A33]-[.K$2])&gt;0)*([.$A33]-[.K$2]))*[.$A$2]+((([.$B33]-[.K$2])&gt;0)*([.$B33]-[.K$2]))*[.$B$2]+[.$C33]*[.$C$2]" office:value-type="float" office:value="29" calcext:value-type="float">
            <text:p>29</text:p>
          </table:table-cell>
          <table:table-cell table:formula="of:=&quot;#&quot;&amp;DEC2HEX([.D33];2)&amp;REPT(&quot;,&quot;;[.M33]&lt;&gt;&quot;&quot;)" office:value-type="string" office:string-value="#00," calcext:value-type="string">
            <text:p>#00,</text:p>
          </table:table-cell>
          <table:table-cell table:formula="of:=&quot;#&quot;&amp;DEC2HEX([.E33];2)&amp;REPT(&quot;,&quot;;[.N33]&lt;&gt;&quot;&quot;)" office:value-type="string" office:string-value="#00," calcext:value-type="string">
            <text:p>#00,</text:p>
          </table:table-cell>
          <table:table-cell table:formula="of:=&quot;#&quot;&amp;DEC2HEX([.F33];2)&amp;REPT(&quot;,&quot;;[.O33]&lt;&gt;&quot;&quot;)" office:value-type="string" office:string-value="#00," calcext:value-type="string">
            <text:p>#00,</text:p>
          </table:table-cell>
          <table:table-cell table:formula="of:=&quot;#&quot;&amp;DEC2HEX([.G33];2)&amp;REPT(&quot;,&quot;;[.P33]&lt;&gt;&quot;&quot;)" office:value-type="string" office:string-value="#01," calcext:value-type="string">
            <text:p>#01,</text:p>
          </table:table-cell>
          <table:table-cell table:formula="of:=&quot;#&quot;&amp;DEC2HEX([.H33];2)&amp;REPT(&quot;,&quot;;[.Q33]&lt;&gt;&quot;&quot;)" office:value-type="string" office:string-value="#02," calcext:value-type="string">
            <text:p>#02,</text:p>
          </table:table-cell>
          <table:table-cell table:formula="of:=&quot;#&quot;&amp;DEC2HEX([.I33];2)&amp;REPT(&quot;,&quot;;[.R33]&lt;&gt;&quot;&quot;)" office:value-type="string" office:string-value="#0B," calcext:value-type="string">
            <text:p>#0B,</text:p>
          </table:table-cell>
          <table:table-cell table:formula="of:=&quot;#&quot;&amp;DEC2HEX([.J33];2)&amp;REPT(&quot;,&quot;;[.S33]&lt;&gt;&quot;&quot;)" office:value-type="string" office:string-value="#14," calcext:value-type="string">
            <text:p>#14,</text:p>
          </table:table-cell>
          <table:table-cell table:formula="of:=&quot;#&quot;&amp;DEC2HEX([.K33];2)&amp;REPT(&quot;,&quot;;[.T33]&lt;&gt;&quot;&quot;)" office:value-type="string" office:string-value="#1D" calcext:value-type="string">
            <text:p>#1D</text:p>
          </table:table-cell>
        </table:table-row>
        <table:table-row table:style-name="ro1">
          <table:table-cell table:formula="of:=MOD(INT((ROW([.A34])-[.$A$1])/[.A$2]);8)" office:value-type="float" office:value="6" calcext:value-type="float">
            <text:p>6</text:p>
          </table:table-cell>
          <table:table-cell table:formula="of:=MOD(INT((ROW([.B34])-[.$A$1])/[.B$2]);8)" office:value-type="float" office:value="3" calcext:value-type="float">
            <text:p>3</text:p>
          </table:table-cell>
          <table:table-cell table:formula="of:=MOD(INT((ROW([.C34])-[.$A$1])/[.C$2]);8)" office:value-type="float" office:value="0" calcext:value-type="float">
            <text:p>0</text:p>
          </table:table-cell>
          <table:table-cell table:formula="of:=((([.$A34]-[.D$2])&gt;0)*([.$A34]-[.D$2]))*[.$A$2]+((([.$B34]-[.D$2])&gt;0)*([.$B34]-[.D$2]))*[.$B$2]+[.$C34]*[.$C$2]" office:value-type="float" office:value="0" calcext:value-type="float">
            <text:p>0</text:p>
          </table:table-cell>
          <table:table-cell table:formula="of:=((([.$A34]-[.E$2])&gt;0)*([.$A34]-[.E$2]))*[.$A$2]+((([.$B34]-[.E$2])&gt;0)*([.$B34]-[.E$2]))*[.$B$2]+[.$C34]*[.$C$2]" office:value-type="float" office:value="0" calcext:value-type="float">
            <text:p>0</text:p>
          </table:table-cell>
          <table:table-cell table:formula="of:=((([.$A34]-[.F$2])&gt;0)*([.$A34]-[.F$2]))*[.$A$2]+((([.$B34]-[.F$2])&gt;0)*([.$B34]-[.F$2]))*[.$B$2]+[.$C34]*[.$C$2]" office:value-type="float" office:value="1" calcext:value-type="float">
            <text:p>1</text:p>
          </table:table-cell>
          <table:table-cell table:formula="of:=((([.$A34]-[.G$2])&gt;0)*([.$A34]-[.G$2]))*[.$A$2]+((([.$B34]-[.G$2])&gt;0)*([.$B34]-[.G$2]))*[.$B$2]+[.$C34]*[.$C$2]" office:value-type="float" office:value="2" calcext:value-type="float">
            <text:p>2</text:p>
          </table:table-cell>
          <table:table-cell table:formula="of:=((([.$A34]-[.H$2])&gt;0)*([.$A34]-[.H$2]))*[.$A$2]+((([.$B34]-[.H$2])&gt;0)*([.$B34]-[.H$2]))*[.$B$2]+[.$C34]*[.$C$2]" office:value-type="float" office:value="3" calcext:value-type="float">
            <text:p>3</text:p>
          </table:table-cell>
          <table:table-cell table:formula="of:=((([.$A34]-[.I$2])&gt;0)*([.$A34]-[.I$2]))*[.$A$2]+((([.$B34]-[.I$2])&gt;0)*([.$B34]-[.I$2]))*[.$B$2]+[.$C34]*[.$C$2]" office:value-type="float" office:value="12" calcext:value-type="float">
            <text:p>12</text:p>
          </table:table-cell>
          <table:table-cell table:formula="of:=((([.$A34]-[.J$2])&gt;0)*([.$A34]-[.J$2]))*[.$A$2]+((([.$B34]-[.J$2])&gt;0)*([.$B34]-[.J$2]))*[.$B$2]+[.$C34]*[.$C$2]" office:value-type="float" office:value="21" calcext:value-type="float">
            <text:p>21</text:p>
          </table:table-cell>
          <table:table-cell table:formula="of:=((([.$A34]-[.K$2])&gt;0)*([.$A34]-[.K$2]))*[.$A$2]+((([.$B34]-[.K$2])&gt;0)*([.$B34]-[.K$2]))*[.$B$2]+[.$C34]*[.$C$2]" office:value-type="float" office:value="30" calcext:value-type="float">
            <text:p>30</text:p>
          </table:table-cell>
          <table:table-cell table:formula="of:=&quot;#&quot;&amp;DEC2HEX([.D34];2)&amp;REPT(&quot;,&quot;;[.M34]&lt;&gt;&quot;&quot;)" office:value-type="string" office:string-value="#00," calcext:value-type="string">
            <text:p>#00,</text:p>
          </table:table-cell>
          <table:table-cell table:formula="of:=&quot;#&quot;&amp;DEC2HEX([.E34];2)&amp;REPT(&quot;,&quot;;[.N34]&lt;&gt;&quot;&quot;)" office:value-type="string" office:string-value="#00," calcext:value-type="string">
            <text:p>#00,</text:p>
          </table:table-cell>
          <table:table-cell table:formula="of:=&quot;#&quot;&amp;DEC2HEX([.F34];2)&amp;REPT(&quot;,&quot;;[.O34]&lt;&gt;&quot;&quot;)" office:value-type="string" office:string-value="#01," calcext:value-type="string">
            <text:p>#01,</text:p>
          </table:table-cell>
          <table:table-cell table:formula="of:=&quot;#&quot;&amp;DEC2HEX([.G34];2)&amp;REPT(&quot;,&quot;;[.P34]&lt;&gt;&quot;&quot;)" office:value-type="string" office:string-value="#02," calcext:value-type="string">
            <text:p>#02,</text:p>
          </table:table-cell>
          <table:table-cell table:formula="of:=&quot;#&quot;&amp;DEC2HEX([.H34];2)&amp;REPT(&quot;,&quot;;[.Q34]&lt;&gt;&quot;&quot;)" office:value-type="string" office:string-value="#03," calcext:value-type="string">
            <text:p>#03,</text:p>
          </table:table-cell>
          <table:table-cell table:formula="of:=&quot;#&quot;&amp;DEC2HEX([.I34];2)&amp;REPT(&quot;,&quot;;[.R34]&lt;&gt;&quot;&quot;)" office:value-type="string" office:string-value="#0C," calcext:value-type="string">
            <text:p>#0C,</text:p>
          </table:table-cell>
          <table:table-cell table:formula="of:=&quot;#&quot;&amp;DEC2HEX([.J34];2)&amp;REPT(&quot;,&quot;;[.S34]&lt;&gt;&quot;&quot;)" office:value-type="string" office:string-value="#15," calcext:value-type="string">
            <text:p>#15,</text:p>
          </table:table-cell>
          <table:table-cell table:formula="of:=&quot;#&quot;&amp;DEC2HEX([.K34];2)&amp;REPT(&quot;,&quot;;[.T34]&lt;&gt;&quot;&quot;)" office:value-type="string" office:string-value="#1E" calcext:value-type="string">
            <text:p>#1E</text:p>
          </table:table-cell>
        </table:table-row>
        <table:table-row table:style-name="ro1">
          <table:table-cell table:formula="of:=MOD(INT((ROW([.A35])-[.$A$1])/[.A$2]);8)" office:value-type="float" office:value="7" calcext:value-type="float">
            <text:p>7</text:p>
          </table:table-cell>
          <table:table-cell table:formula="of:=MOD(INT((ROW([.B35])-[.$A$1])/[.B$2]);8)" office:value-type="float" office:value="3" calcext:value-type="float">
            <text:p>3</text:p>
          </table:table-cell>
          <table:table-cell table:formula="of:=MOD(INT((ROW([.C35])-[.$A$1])/[.C$2]);8)" office:value-type="float" office:value="0" calcext:value-type="float">
            <text:p>0</text:p>
          </table:table-cell>
          <table:table-cell table:formula="of:=((([.$A35]-[.D$2])&gt;0)*([.$A35]-[.D$2]))*[.$A$2]+((([.$B35]-[.D$2])&gt;0)*([.$B35]-[.D$2]))*[.$B$2]+[.$C35]*[.$C$2]" office:value-type="float" office:value="0" calcext:value-type="float">
            <text:p>0</text:p>
          </table:table-cell>
          <table:table-cell table:formula="of:=((([.$A35]-[.E$2])&gt;0)*([.$A35]-[.E$2]))*[.$A$2]+((([.$B35]-[.E$2])&gt;0)*([.$B35]-[.E$2]))*[.$B$2]+[.$C35]*[.$C$2]" office:value-type="float" office:value="1" calcext:value-type="float">
            <text:p>1</text:p>
          </table:table-cell>
          <table:table-cell table:formula="of:=((([.$A35]-[.F$2])&gt;0)*([.$A35]-[.F$2]))*[.$A$2]+((([.$B35]-[.F$2])&gt;0)*([.$B35]-[.F$2]))*[.$B$2]+[.$C35]*[.$C$2]" office:value-type="float" office:value="2" calcext:value-type="float">
            <text:p>2</text:p>
          </table:table-cell>
          <table:table-cell table:formula="of:=((([.$A35]-[.G$2])&gt;0)*([.$A35]-[.G$2]))*[.$A$2]+((([.$B35]-[.G$2])&gt;0)*([.$B35]-[.G$2]))*[.$B$2]+[.$C35]*[.$C$2]" office:value-type="float" office:value="3" calcext:value-type="float">
            <text:p>3</text:p>
          </table:table-cell>
          <table:table-cell table:formula="of:=((([.$A35]-[.H$2])&gt;0)*([.$A35]-[.H$2]))*[.$A$2]+((([.$B35]-[.H$2])&gt;0)*([.$B35]-[.H$2]))*[.$B$2]+[.$C35]*[.$C$2]" office:value-type="float" office:value="4" calcext:value-type="float">
            <text:p>4</text:p>
          </table:table-cell>
          <table:table-cell table:formula="of:=((([.$A35]-[.I$2])&gt;0)*([.$A35]-[.I$2]))*[.$A$2]+((([.$B35]-[.I$2])&gt;0)*([.$B35]-[.I$2]))*[.$B$2]+[.$C35]*[.$C$2]" office:value-type="float" office:value="13" calcext:value-type="float">
            <text:p>13</text:p>
          </table:table-cell>
          <table:table-cell table:formula="of:=((([.$A35]-[.J$2])&gt;0)*([.$A35]-[.J$2]))*[.$A$2]+((([.$B35]-[.J$2])&gt;0)*([.$B35]-[.J$2]))*[.$B$2]+[.$C35]*[.$C$2]" office:value-type="float" office:value="22" calcext:value-type="float">
            <text:p>22</text:p>
          </table:table-cell>
          <table:table-cell table:formula="of:=((([.$A35]-[.K$2])&gt;0)*([.$A35]-[.K$2]))*[.$A$2]+((([.$B35]-[.K$2])&gt;0)*([.$B35]-[.K$2]))*[.$B$2]+[.$C35]*[.$C$2]" office:value-type="float" office:value="31" calcext:value-type="float">
            <text:p>31</text:p>
          </table:table-cell>
          <table:table-cell table:formula="of:=&quot;#&quot;&amp;DEC2HEX([.D35];2)&amp;REPT(&quot;,&quot;;[.M35]&lt;&gt;&quot;&quot;)" office:value-type="string" office:string-value="#00," calcext:value-type="string">
            <text:p>#00,</text:p>
          </table:table-cell>
          <table:table-cell table:formula="of:=&quot;#&quot;&amp;DEC2HEX([.E35];2)&amp;REPT(&quot;,&quot;;[.N35]&lt;&gt;&quot;&quot;)" office:value-type="string" office:string-value="#01," calcext:value-type="string">
            <text:p>#01,</text:p>
          </table:table-cell>
          <table:table-cell table:formula="of:=&quot;#&quot;&amp;DEC2HEX([.F35];2)&amp;REPT(&quot;,&quot;;[.O35]&lt;&gt;&quot;&quot;)" office:value-type="string" office:string-value="#02," calcext:value-type="string">
            <text:p>#02,</text:p>
          </table:table-cell>
          <table:table-cell table:formula="of:=&quot;#&quot;&amp;DEC2HEX([.G35];2)&amp;REPT(&quot;,&quot;;[.P35]&lt;&gt;&quot;&quot;)" office:value-type="string" office:string-value="#03," calcext:value-type="string">
            <text:p>#03,</text:p>
          </table:table-cell>
          <table:table-cell table:formula="of:=&quot;#&quot;&amp;DEC2HEX([.H35];2)&amp;REPT(&quot;,&quot;;[.Q35]&lt;&gt;&quot;&quot;)" office:value-type="string" office:string-value="#04," calcext:value-type="string">
            <text:p>#04,</text:p>
          </table:table-cell>
          <table:table-cell table:formula="of:=&quot;#&quot;&amp;DEC2HEX([.I35];2)&amp;REPT(&quot;,&quot;;[.R35]&lt;&gt;&quot;&quot;)" office:value-type="string" office:string-value="#0D," calcext:value-type="string">
            <text:p>#0D,</text:p>
          </table:table-cell>
          <table:table-cell table:formula="of:=&quot;#&quot;&amp;DEC2HEX([.J35];2)&amp;REPT(&quot;,&quot;;[.S35]&lt;&gt;&quot;&quot;)" office:value-type="string" office:string-value="#16," calcext:value-type="string">
            <text:p>#16,</text:p>
          </table:table-cell>
          <table:table-cell table:formula="of:=&quot;#&quot;&amp;DEC2HEX([.K35];2)&amp;REPT(&quot;,&quot;;[.T35]&lt;&gt;&quot;&quot;)" office:value-type="string" office:string-value="#1F" calcext:value-type="string">
            <text:p>#1F</text:p>
          </table:table-cell>
        </table:table-row>
        <table:table-row table:style-name="ro1">
          <table:table-cell table:formula="of:=MOD(INT((ROW([.A36])-[.$A$1])/[.A$2]);8)" office:value-type="float" office:value="0" calcext:value-type="float">
            <text:p>0</text:p>
          </table:table-cell>
          <table:table-cell table:formula="of:=MOD(INT((ROW([.B36])-[.$A$1])/[.B$2]);8)" office:value-type="float" office:value="4" calcext:value-type="float">
            <text:p>4</text:p>
          </table:table-cell>
          <table:table-cell table:formula="of:=MOD(INT((ROW([.C36])-[.$A$1])/[.C$2]);8)" office:value-type="float" office:value="0" calcext:value-type="float">
            <text:p>0</text:p>
          </table:table-cell>
          <table:table-cell table:formula="of:=((([.$A36]-[.D$2])&gt;0)*([.$A36]-[.D$2]))*[.$A$2]+((([.$B36]-[.D$2])&gt;0)*([.$B36]-[.D$2]))*[.$B$2]+[.$C36]*[.$C$2]" office:value-type="float" office:value="0" calcext:value-type="float">
            <text:p>0</text:p>
          </table:table-cell>
          <table:table-cell table:formula="of:=((([.$A36]-[.E$2])&gt;0)*([.$A36]-[.E$2]))*[.$A$2]+((([.$B36]-[.E$2])&gt;0)*([.$B36]-[.E$2]))*[.$B$2]+[.$C36]*[.$C$2]" office:value-type="float" office:value="0" calcext:value-type="float">
            <text:p>0</text:p>
          </table:table-cell>
          <table:table-cell table:formula="of:=((([.$A36]-[.F$2])&gt;0)*([.$A36]-[.F$2]))*[.$A$2]+((([.$B36]-[.F$2])&gt;0)*([.$B36]-[.F$2]))*[.$B$2]+[.$C36]*[.$C$2]" office:value-type="float" office:value="0" calcext:value-type="float">
            <text:p>0</text:p>
          </table:table-cell>
          <table:table-cell table:formula="of:=((([.$A36]-[.G$2])&gt;0)*([.$A36]-[.G$2]))*[.$A$2]+((([.$B36]-[.G$2])&gt;0)*([.$B36]-[.G$2]))*[.$B$2]+[.$C36]*[.$C$2]" office:value-type="float" office:value="0" calcext:value-type="float">
            <text:p>0</text:p>
          </table:table-cell>
          <table:table-cell table:formula="of:=((([.$A36]-[.H$2])&gt;0)*([.$A36]-[.H$2]))*[.$A$2]+((([.$B36]-[.H$2])&gt;0)*([.$B36]-[.H$2]))*[.$B$2]+[.$C36]*[.$C$2]" office:value-type="float" office:value="8" calcext:value-type="float">
            <text:p>8</text:p>
          </table:table-cell>
          <table:table-cell table:formula="of:=((([.$A36]-[.I$2])&gt;0)*([.$A36]-[.I$2]))*[.$A$2]+((([.$B36]-[.I$2])&gt;0)*([.$B36]-[.I$2]))*[.$B$2]+[.$C36]*[.$C$2]" office:value-type="float" office:value="16" calcext:value-type="float">
            <text:p>16</text:p>
          </table:table-cell>
          <table:table-cell table:formula="of:=((([.$A36]-[.J$2])&gt;0)*([.$A36]-[.J$2]))*[.$A$2]+((([.$B36]-[.J$2])&gt;0)*([.$B36]-[.J$2]))*[.$B$2]+[.$C36]*[.$C$2]" office:value-type="float" office:value="24" calcext:value-type="float">
            <text:p>24</text:p>
          </table:table-cell>
          <table:table-cell table:formula="of:=((([.$A36]-[.K$2])&gt;0)*([.$A36]-[.K$2]))*[.$A$2]+((([.$B36]-[.K$2])&gt;0)*([.$B36]-[.K$2]))*[.$B$2]+[.$C36]*[.$C$2]" office:value-type="float" office:value="32" calcext:value-type="float">
            <text:p>32</text:p>
          </table:table-cell>
          <table:table-cell table:formula="of:=&quot;#&quot;&amp;DEC2HEX([.D36];2)&amp;REPT(&quot;,&quot;;[.M36]&lt;&gt;&quot;&quot;)" office:value-type="string" office:string-value="#00," calcext:value-type="string">
            <text:p>#00,</text:p>
          </table:table-cell>
          <table:table-cell table:formula="of:=&quot;#&quot;&amp;DEC2HEX([.E36];2)&amp;REPT(&quot;,&quot;;[.N36]&lt;&gt;&quot;&quot;)" office:value-type="string" office:string-value="#00," calcext:value-type="string">
            <text:p>#00,</text:p>
          </table:table-cell>
          <table:table-cell table:formula="of:=&quot;#&quot;&amp;DEC2HEX([.F36];2)&amp;REPT(&quot;,&quot;;[.O36]&lt;&gt;&quot;&quot;)" office:value-type="string" office:string-value="#00," calcext:value-type="string">
            <text:p>#00,</text:p>
          </table:table-cell>
          <table:table-cell table:formula="of:=&quot;#&quot;&amp;DEC2HEX([.G36];2)&amp;REPT(&quot;,&quot;;[.P36]&lt;&gt;&quot;&quot;)" office:value-type="string" office:string-value="#00," calcext:value-type="string">
            <text:p>#00,</text:p>
          </table:table-cell>
          <table:table-cell table:formula="of:=&quot;#&quot;&amp;DEC2HEX([.H36];2)&amp;REPT(&quot;,&quot;;[.Q36]&lt;&gt;&quot;&quot;)" office:value-type="string" office:string-value="#08," calcext:value-type="string">
            <text:p>#08,</text:p>
          </table:table-cell>
          <table:table-cell table:formula="of:=&quot;#&quot;&amp;DEC2HEX([.I36];2)&amp;REPT(&quot;,&quot;;[.R36]&lt;&gt;&quot;&quot;)" office:value-type="string" office:string-value="#10," calcext:value-type="string">
            <text:p>#10,</text:p>
          </table:table-cell>
          <table:table-cell table:formula="of:=&quot;#&quot;&amp;DEC2HEX([.J36];2)&amp;REPT(&quot;,&quot;;[.S36]&lt;&gt;&quot;&quot;)" office:value-type="string" office:string-value="#18," calcext:value-type="string">
            <text:p>#18,</text:p>
          </table:table-cell>
          <table:table-cell table:formula="of:=&quot;#&quot;&amp;DEC2HEX([.K36];2)&amp;REPT(&quot;,&quot;;[.T36]&lt;&gt;&quot;&quot;)" office:value-type="string" office:string-value="#20" calcext:value-type="string">
            <text:p>#20</text:p>
          </table:table-cell>
        </table:table-row>
        <table:table-row table:style-name="ro1">
          <table:table-cell table:formula="of:=MOD(INT((ROW([.A37])-[.$A$1])/[.A$2]);8)" office:value-type="float" office:value="1" calcext:value-type="float">
            <text:p>1</text:p>
          </table:table-cell>
          <table:table-cell table:formula="of:=MOD(INT((ROW([.B37])-[.$A$1])/[.B$2]);8)" office:value-type="float" office:value="4" calcext:value-type="float">
            <text:p>4</text:p>
          </table:table-cell>
          <table:table-cell table:formula="of:=MOD(INT((ROW([.C37])-[.$A$1])/[.C$2]);8)" office:value-type="float" office:value="0" calcext:value-type="float">
            <text:p>0</text:p>
          </table:table-cell>
          <table:table-cell table:formula="of:=((([.$A37]-[.D$2])&gt;0)*([.$A37]-[.D$2]))*[.$A$2]+((([.$B37]-[.D$2])&gt;0)*([.$B37]-[.D$2]))*[.$B$2]+[.$C37]*[.$C$2]" office:value-type="float" office:value="0" calcext:value-type="float">
            <text:p>0</text:p>
          </table:table-cell>
          <table:table-cell table:formula="of:=((([.$A37]-[.E$2])&gt;0)*([.$A37]-[.E$2]))*[.$A$2]+((([.$B37]-[.E$2])&gt;0)*([.$B37]-[.E$2]))*[.$B$2]+[.$C37]*[.$C$2]" office:value-type="float" office:value="0" calcext:value-type="float">
            <text:p>0</text:p>
          </table:table-cell>
          <table:table-cell table:formula="of:=((([.$A37]-[.F$2])&gt;0)*([.$A37]-[.F$2]))*[.$A$2]+((([.$B37]-[.F$2])&gt;0)*([.$B37]-[.F$2]))*[.$B$2]+[.$C37]*[.$C$2]" office:value-type="float" office:value="0" calcext:value-type="float">
            <text:p>0</text:p>
          </table:table-cell>
          <table:table-cell table:formula="of:=((([.$A37]-[.G$2])&gt;0)*([.$A37]-[.G$2]))*[.$A$2]+((([.$B37]-[.G$2])&gt;0)*([.$B37]-[.G$2]))*[.$B$2]+[.$C37]*[.$C$2]" office:value-type="float" office:value="0" calcext:value-type="float">
            <text:p>0</text:p>
          </table:table-cell>
          <table:table-cell table:formula="of:=((([.$A37]-[.H$2])&gt;0)*([.$A37]-[.H$2]))*[.$A$2]+((([.$B37]-[.H$2])&gt;0)*([.$B37]-[.H$2]))*[.$B$2]+[.$C37]*[.$C$2]" office:value-type="float" office:value="8" calcext:value-type="float">
            <text:p>8</text:p>
          </table:table-cell>
          <table:table-cell table:formula="of:=((([.$A37]-[.I$2])&gt;0)*([.$A37]-[.I$2]))*[.$A$2]+((([.$B37]-[.I$2])&gt;0)*([.$B37]-[.I$2]))*[.$B$2]+[.$C37]*[.$C$2]" office:value-type="float" office:value="16" calcext:value-type="float">
            <text:p>16</text:p>
          </table:table-cell>
          <table:table-cell table:formula="of:=((([.$A37]-[.J$2])&gt;0)*([.$A37]-[.J$2]))*[.$A$2]+((([.$B37]-[.J$2])&gt;0)*([.$B37]-[.J$2]))*[.$B$2]+[.$C37]*[.$C$2]" office:value-type="float" office:value="24" calcext:value-type="float">
            <text:p>24</text:p>
          </table:table-cell>
          <table:table-cell table:formula="of:=((([.$A37]-[.K$2])&gt;0)*([.$A37]-[.K$2]))*[.$A$2]+((([.$B37]-[.K$2])&gt;0)*([.$B37]-[.K$2]))*[.$B$2]+[.$C37]*[.$C$2]" office:value-type="float" office:value="33" calcext:value-type="float">
            <text:p>33</text:p>
          </table:table-cell>
          <table:table-cell table:formula="of:=&quot;#&quot;&amp;DEC2HEX([.D37];2)&amp;REPT(&quot;,&quot;;[.M37]&lt;&gt;&quot;&quot;)" office:value-type="string" office:string-value="#00," calcext:value-type="string">
            <text:p>#00,</text:p>
          </table:table-cell>
          <table:table-cell table:formula="of:=&quot;#&quot;&amp;DEC2HEX([.E37];2)&amp;REPT(&quot;,&quot;;[.N37]&lt;&gt;&quot;&quot;)" office:value-type="string" office:string-value="#00," calcext:value-type="string">
            <text:p>#00,</text:p>
          </table:table-cell>
          <table:table-cell table:formula="of:=&quot;#&quot;&amp;DEC2HEX([.F37];2)&amp;REPT(&quot;,&quot;;[.O37]&lt;&gt;&quot;&quot;)" office:value-type="string" office:string-value="#00," calcext:value-type="string">
            <text:p>#00,</text:p>
          </table:table-cell>
          <table:table-cell table:formula="of:=&quot;#&quot;&amp;DEC2HEX([.G37];2)&amp;REPT(&quot;,&quot;;[.P37]&lt;&gt;&quot;&quot;)" office:value-type="string" office:string-value="#00," calcext:value-type="string">
            <text:p>#00,</text:p>
          </table:table-cell>
          <table:table-cell table:formula="of:=&quot;#&quot;&amp;DEC2HEX([.H37];2)&amp;REPT(&quot;,&quot;;[.Q37]&lt;&gt;&quot;&quot;)" office:value-type="string" office:string-value="#08," calcext:value-type="string">
            <text:p>#08,</text:p>
          </table:table-cell>
          <table:table-cell table:formula="of:=&quot;#&quot;&amp;DEC2HEX([.I37];2)&amp;REPT(&quot;,&quot;;[.R37]&lt;&gt;&quot;&quot;)" office:value-type="string" office:string-value="#10," calcext:value-type="string">
            <text:p>#10,</text:p>
          </table:table-cell>
          <table:table-cell table:formula="of:=&quot;#&quot;&amp;DEC2HEX([.J37];2)&amp;REPT(&quot;,&quot;;[.S37]&lt;&gt;&quot;&quot;)" office:value-type="string" office:string-value="#18," calcext:value-type="string">
            <text:p>#18,</text:p>
          </table:table-cell>
          <table:table-cell table:formula="of:=&quot;#&quot;&amp;DEC2HEX([.K37];2)&amp;REPT(&quot;,&quot;;[.T37]&lt;&gt;&quot;&quot;)" office:value-type="string" office:string-value="#21" calcext:value-type="string">
            <text:p>#21</text:p>
          </table:table-cell>
        </table:table-row>
        <table:table-row table:style-name="ro1">
          <table:table-cell table:formula="of:=MOD(INT((ROW([.A38])-[.$A$1])/[.A$2]);8)" office:value-type="float" office:value="2" calcext:value-type="float">
            <text:p>2</text:p>
          </table:table-cell>
          <table:table-cell table:formula="of:=MOD(INT((ROW([.B38])-[.$A$1])/[.B$2]);8)" office:value-type="float" office:value="4" calcext:value-type="float">
            <text:p>4</text:p>
          </table:table-cell>
          <table:table-cell table:formula="of:=MOD(INT((ROW([.C38])-[.$A$1])/[.C$2]);8)" office:value-type="float" office:value="0" calcext:value-type="float">
            <text:p>0</text:p>
          </table:table-cell>
          <table:table-cell table:formula="of:=((([.$A38]-[.D$2])&gt;0)*([.$A38]-[.D$2]))*[.$A$2]+((([.$B38]-[.D$2])&gt;0)*([.$B38]-[.D$2]))*[.$B$2]+[.$C38]*[.$C$2]" office:value-type="float" office:value="0" calcext:value-type="float">
            <text:p>0</text:p>
          </table:table-cell>
          <table:table-cell table:formula="of:=((([.$A38]-[.E$2])&gt;0)*([.$A38]-[.E$2]))*[.$A$2]+((([.$B38]-[.E$2])&gt;0)*([.$B38]-[.E$2]))*[.$B$2]+[.$C38]*[.$C$2]" office:value-type="float" office:value="0" calcext:value-type="float">
            <text:p>0</text:p>
          </table:table-cell>
          <table:table-cell table:formula="of:=((([.$A38]-[.F$2])&gt;0)*([.$A38]-[.F$2]))*[.$A$2]+((([.$B38]-[.F$2])&gt;0)*([.$B38]-[.F$2]))*[.$B$2]+[.$C38]*[.$C$2]" office:value-type="float" office:value="0" calcext:value-type="float">
            <text:p>0</text:p>
          </table:table-cell>
          <table:table-cell table:formula="of:=((([.$A38]-[.G$2])&gt;0)*([.$A38]-[.G$2]))*[.$A$2]+((([.$B38]-[.G$2])&gt;0)*([.$B38]-[.G$2]))*[.$B$2]+[.$C38]*[.$C$2]" office:value-type="float" office:value="0" calcext:value-type="float">
            <text:p>0</text:p>
          </table:table-cell>
          <table:table-cell table:formula="of:=((([.$A38]-[.H$2])&gt;0)*([.$A38]-[.H$2]))*[.$A$2]+((([.$B38]-[.H$2])&gt;0)*([.$B38]-[.H$2]))*[.$B$2]+[.$C38]*[.$C$2]" office:value-type="float" office:value="8" calcext:value-type="float">
            <text:p>8</text:p>
          </table:table-cell>
          <table:table-cell table:formula="of:=((([.$A38]-[.I$2])&gt;0)*([.$A38]-[.I$2]))*[.$A$2]+((([.$B38]-[.I$2])&gt;0)*([.$B38]-[.I$2]))*[.$B$2]+[.$C38]*[.$C$2]" office:value-type="float" office:value="16" calcext:value-type="float">
            <text:p>16</text:p>
          </table:table-cell>
          <table:table-cell table:formula="of:=((([.$A38]-[.J$2])&gt;0)*([.$A38]-[.J$2]))*[.$A$2]+((([.$B38]-[.J$2])&gt;0)*([.$B38]-[.J$2]))*[.$B$2]+[.$C38]*[.$C$2]" office:value-type="float" office:value="25" calcext:value-type="float">
            <text:p>25</text:p>
          </table:table-cell>
          <table:table-cell table:formula="of:=((([.$A38]-[.K$2])&gt;0)*([.$A38]-[.K$2]))*[.$A$2]+((([.$B38]-[.K$2])&gt;0)*([.$B38]-[.K$2]))*[.$B$2]+[.$C38]*[.$C$2]" office:value-type="float" office:value="34" calcext:value-type="float">
            <text:p>34</text:p>
          </table:table-cell>
          <table:table-cell table:formula="of:=&quot;#&quot;&amp;DEC2HEX([.D38];2)&amp;REPT(&quot;,&quot;;[.M38]&lt;&gt;&quot;&quot;)" office:value-type="string" office:string-value="#00," calcext:value-type="string">
            <text:p>#00,</text:p>
          </table:table-cell>
          <table:table-cell table:formula="of:=&quot;#&quot;&amp;DEC2HEX([.E38];2)&amp;REPT(&quot;,&quot;;[.N38]&lt;&gt;&quot;&quot;)" office:value-type="string" office:string-value="#00," calcext:value-type="string">
            <text:p>#00,</text:p>
          </table:table-cell>
          <table:table-cell table:formula="of:=&quot;#&quot;&amp;DEC2HEX([.F38];2)&amp;REPT(&quot;,&quot;;[.O38]&lt;&gt;&quot;&quot;)" office:value-type="string" office:string-value="#00," calcext:value-type="string">
            <text:p>#00,</text:p>
          </table:table-cell>
          <table:table-cell table:formula="of:=&quot;#&quot;&amp;DEC2HEX([.G38];2)&amp;REPT(&quot;,&quot;;[.P38]&lt;&gt;&quot;&quot;)" office:value-type="string" office:string-value="#00," calcext:value-type="string">
            <text:p>#00,</text:p>
          </table:table-cell>
          <table:table-cell table:formula="of:=&quot;#&quot;&amp;DEC2HEX([.H38];2)&amp;REPT(&quot;,&quot;;[.Q38]&lt;&gt;&quot;&quot;)" office:value-type="string" office:string-value="#08," calcext:value-type="string">
            <text:p>#08,</text:p>
          </table:table-cell>
          <table:table-cell table:formula="of:=&quot;#&quot;&amp;DEC2HEX([.I38];2)&amp;REPT(&quot;,&quot;;[.R38]&lt;&gt;&quot;&quot;)" office:value-type="string" office:string-value="#10," calcext:value-type="string">
            <text:p>#10,</text:p>
          </table:table-cell>
          <table:table-cell table:formula="of:=&quot;#&quot;&amp;DEC2HEX([.J38];2)&amp;REPT(&quot;,&quot;;[.S38]&lt;&gt;&quot;&quot;)" office:value-type="string" office:string-value="#19," calcext:value-type="string">
            <text:p>#19,</text:p>
          </table:table-cell>
          <table:table-cell table:formula="of:=&quot;#&quot;&amp;DEC2HEX([.K38];2)&amp;REPT(&quot;,&quot;;[.T38]&lt;&gt;&quot;&quot;)" office:value-type="string" office:string-value="#22" calcext:value-type="string">
            <text:p>#22</text:p>
          </table:table-cell>
        </table:table-row>
        <table:table-row table:style-name="ro1">
          <table:table-cell table:formula="of:=MOD(INT((ROW([.A39])-[.$A$1])/[.A$2]);8)" office:value-type="float" office:value="3" calcext:value-type="float">
            <text:p>3</text:p>
          </table:table-cell>
          <table:table-cell table:formula="of:=MOD(INT((ROW([.B39])-[.$A$1])/[.B$2]);8)" office:value-type="float" office:value="4" calcext:value-type="float">
            <text:p>4</text:p>
          </table:table-cell>
          <table:table-cell table:formula="of:=MOD(INT((ROW([.C39])-[.$A$1])/[.C$2]);8)" office:value-type="float" office:value="0" calcext:value-type="float">
            <text:p>0</text:p>
          </table:table-cell>
          <table:table-cell table:formula="of:=((([.$A39]-[.D$2])&gt;0)*([.$A39]-[.D$2]))*[.$A$2]+((([.$B39]-[.D$2])&gt;0)*([.$B39]-[.D$2]))*[.$B$2]+[.$C39]*[.$C$2]" office:value-type="float" office:value="0" calcext:value-type="float">
            <text:p>0</text:p>
          </table:table-cell>
          <table:table-cell table:formula="of:=((([.$A39]-[.E$2])&gt;0)*([.$A39]-[.E$2]))*[.$A$2]+((([.$B39]-[.E$2])&gt;0)*([.$B39]-[.E$2]))*[.$B$2]+[.$C39]*[.$C$2]" office:value-type="float" office:value="0" calcext:value-type="float">
            <text:p>0</text:p>
          </table:table-cell>
          <table:table-cell table:formula="of:=((([.$A39]-[.F$2])&gt;0)*([.$A39]-[.F$2]))*[.$A$2]+((([.$B39]-[.F$2])&gt;0)*([.$B39]-[.F$2]))*[.$B$2]+[.$C39]*[.$C$2]" office:value-type="float" office:value="0" calcext:value-type="float">
            <text:p>0</text:p>
          </table:table-cell>
          <table:table-cell table:formula="of:=((([.$A39]-[.G$2])&gt;0)*([.$A39]-[.G$2]))*[.$A$2]+((([.$B39]-[.G$2])&gt;0)*([.$B39]-[.G$2]))*[.$B$2]+[.$C39]*[.$C$2]" office:value-type="float" office:value="0" calcext:value-type="float">
            <text:p>0</text:p>
          </table:table-cell>
          <table:table-cell table:formula="of:=((([.$A39]-[.H$2])&gt;0)*([.$A39]-[.H$2]))*[.$A$2]+((([.$B39]-[.H$2])&gt;0)*([.$B39]-[.H$2]))*[.$B$2]+[.$C39]*[.$C$2]" office:value-type="float" office:value="8" calcext:value-type="float">
            <text:p>8</text:p>
          </table:table-cell>
          <table:table-cell table:formula="of:=((([.$A39]-[.I$2])&gt;0)*([.$A39]-[.I$2]))*[.$A$2]+((([.$B39]-[.I$2])&gt;0)*([.$B39]-[.I$2]))*[.$B$2]+[.$C39]*[.$C$2]" office:value-type="float" office:value="17" calcext:value-type="float">
            <text:p>17</text:p>
          </table:table-cell>
          <table:table-cell table:formula="of:=((([.$A39]-[.J$2])&gt;0)*([.$A39]-[.J$2]))*[.$A$2]+((([.$B39]-[.J$2])&gt;0)*([.$B39]-[.J$2]))*[.$B$2]+[.$C39]*[.$C$2]" office:value-type="float" office:value="26" calcext:value-type="float">
            <text:p>26</text:p>
          </table:table-cell>
          <table:table-cell table:formula="of:=((([.$A39]-[.K$2])&gt;0)*([.$A39]-[.K$2]))*[.$A$2]+((([.$B39]-[.K$2])&gt;0)*([.$B39]-[.K$2]))*[.$B$2]+[.$C39]*[.$C$2]" office:value-type="float" office:value="35" calcext:value-type="float">
            <text:p>35</text:p>
          </table:table-cell>
          <table:table-cell table:formula="of:=&quot;#&quot;&amp;DEC2HEX([.D39];2)&amp;REPT(&quot;,&quot;;[.M39]&lt;&gt;&quot;&quot;)" office:value-type="string" office:string-value="#00," calcext:value-type="string">
            <text:p>#00,</text:p>
          </table:table-cell>
          <table:table-cell table:formula="of:=&quot;#&quot;&amp;DEC2HEX([.E39];2)&amp;REPT(&quot;,&quot;;[.N39]&lt;&gt;&quot;&quot;)" office:value-type="string" office:string-value="#00," calcext:value-type="string">
            <text:p>#00,</text:p>
          </table:table-cell>
          <table:table-cell table:formula="of:=&quot;#&quot;&amp;DEC2HEX([.F39];2)&amp;REPT(&quot;,&quot;;[.O39]&lt;&gt;&quot;&quot;)" office:value-type="string" office:string-value="#00," calcext:value-type="string">
            <text:p>#00,</text:p>
          </table:table-cell>
          <table:table-cell table:formula="of:=&quot;#&quot;&amp;DEC2HEX([.G39];2)&amp;REPT(&quot;,&quot;;[.P39]&lt;&gt;&quot;&quot;)" office:value-type="string" office:string-value="#00," calcext:value-type="string">
            <text:p>#00,</text:p>
          </table:table-cell>
          <table:table-cell table:formula="of:=&quot;#&quot;&amp;DEC2HEX([.H39];2)&amp;REPT(&quot;,&quot;;[.Q39]&lt;&gt;&quot;&quot;)" office:value-type="string" office:string-value="#08," calcext:value-type="string">
            <text:p>#08,</text:p>
          </table:table-cell>
          <table:table-cell table:formula="of:=&quot;#&quot;&amp;DEC2HEX([.I39];2)&amp;REPT(&quot;,&quot;;[.R39]&lt;&gt;&quot;&quot;)" office:value-type="string" office:string-value="#11," calcext:value-type="string">
            <text:p>#11,</text:p>
          </table:table-cell>
          <table:table-cell table:formula="of:=&quot;#&quot;&amp;DEC2HEX([.J39];2)&amp;REPT(&quot;,&quot;;[.S39]&lt;&gt;&quot;&quot;)" office:value-type="string" office:string-value="#1A," calcext:value-type="string">
            <text:p>#1A,</text:p>
          </table:table-cell>
          <table:table-cell table:formula="of:=&quot;#&quot;&amp;DEC2HEX([.K39];2)&amp;REPT(&quot;,&quot;;[.T39]&lt;&gt;&quot;&quot;)" office:value-type="string" office:string-value="#23" calcext:value-type="string">
            <text:p>#23</text:p>
          </table:table-cell>
        </table:table-row>
        <table:table-row table:style-name="ro1">
          <table:table-cell table:formula="of:=MOD(INT((ROW([.A40])-[.$A$1])/[.A$2]);8)" office:value-type="float" office:value="4" calcext:value-type="float">
            <text:p>4</text:p>
          </table:table-cell>
          <table:table-cell table:formula="of:=MOD(INT((ROW([.B40])-[.$A$1])/[.B$2]);8)" office:value-type="float" office:value="4" calcext:value-type="float">
            <text:p>4</text:p>
          </table:table-cell>
          <table:table-cell table:formula="of:=MOD(INT((ROW([.C40])-[.$A$1])/[.C$2]);8)" office:value-type="float" office:value="0" calcext:value-type="float">
            <text:p>0</text:p>
          </table:table-cell>
          <table:table-cell table:formula="of:=((([.$A40]-[.D$2])&gt;0)*([.$A40]-[.D$2]))*[.$A$2]+((([.$B40]-[.D$2])&gt;0)*([.$B40]-[.D$2]))*[.$B$2]+[.$C40]*[.$C$2]" office:value-type="float" office:value="0" calcext:value-type="float">
            <text:p>0</text:p>
          </table:table-cell>
          <table:table-cell table:formula="of:=((([.$A40]-[.E$2])&gt;0)*([.$A40]-[.E$2]))*[.$A$2]+((([.$B40]-[.E$2])&gt;0)*([.$B40]-[.E$2]))*[.$B$2]+[.$C40]*[.$C$2]" office:value-type="float" office:value="0" calcext:value-type="float">
            <text:p>0</text:p>
          </table:table-cell>
          <table:table-cell table:formula="of:=((([.$A40]-[.F$2])&gt;0)*([.$A40]-[.F$2]))*[.$A$2]+((([.$B40]-[.F$2])&gt;0)*([.$B40]-[.F$2]))*[.$B$2]+[.$C40]*[.$C$2]" office:value-type="float" office:value="0" calcext:value-type="float">
            <text:p>0</text:p>
          </table:table-cell>
          <table:table-cell table:formula="of:=((([.$A40]-[.G$2])&gt;0)*([.$A40]-[.G$2]))*[.$A$2]+((([.$B40]-[.G$2])&gt;0)*([.$B40]-[.G$2]))*[.$B$2]+[.$C40]*[.$C$2]" office:value-type="float" office:value="0" calcext:value-type="float">
            <text:p>0</text:p>
          </table:table-cell>
          <table:table-cell table:formula="of:=((([.$A40]-[.H$2])&gt;0)*([.$A40]-[.H$2]))*[.$A$2]+((([.$B40]-[.H$2])&gt;0)*([.$B40]-[.H$2]))*[.$B$2]+[.$C40]*[.$C$2]" office:value-type="float" office:value="9" calcext:value-type="float">
            <text:p>9</text:p>
          </table:table-cell>
          <table:table-cell table:formula="of:=((([.$A40]-[.I$2])&gt;0)*([.$A40]-[.I$2]))*[.$A$2]+((([.$B40]-[.I$2])&gt;0)*([.$B40]-[.I$2]))*[.$B$2]+[.$C40]*[.$C$2]" office:value-type="float" office:value="18" calcext:value-type="float">
            <text:p>18</text:p>
          </table:table-cell>
          <table:table-cell table:formula="of:=((([.$A40]-[.J$2])&gt;0)*([.$A40]-[.J$2]))*[.$A$2]+((([.$B40]-[.J$2])&gt;0)*([.$B40]-[.J$2]))*[.$B$2]+[.$C40]*[.$C$2]" office:value-type="float" office:value="27" calcext:value-type="float">
            <text:p>27</text:p>
          </table:table-cell>
          <table:table-cell table:formula="of:=((([.$A40]-[.K$2])&gt;0)*([.$A40]-[.K$2]))*[.$A$2]+((([.$B40]-[.K$2])&gt;0)*([.$B40]-[.K$2]))*[.$B$2]+[.$C40]*[.$C$2]" office:value-type="float" office:value="36" calcext:value-type="float">
            <text:p>36</text:p>
          </table:table-cell>
          <table:table-cell table:formula="of:=&quot;#&quot;&amp;DEC2HEX([.D40];2)&amp;REPT(&quot;,&quot;;[.M40]&lt;&gt;&quot;&quot;)" office:value-type="string" office:string-value="#00," calcext:value-type="string">
            <text:p>#00,</text:p>
          </table:table-cell>
          <table:table-cell table:formula="of:=&quot;#&quot;&amp;DEC2HEX([.E40];2)&amp;REPT(&quot;,&quot;;[.N40]&lt;&gt;&quot;&quot;)" office:value-type="string" office:string-value="#00," calcext:value-type="string">
            <text:p>#00,</text:p>
          </table:table-cell>
          <table:table-cell table:formula="of:=&quot;#&quot;&amp;DEC2HEX([.F40];2)&amp;REPT(&quot;,&quot;;[.O40]&lt;&gt;&quot;&quot;)" office:value-type="string" office:string-value="#00," calcext:value-type="string">
            <text:p>#00,</text:p>
          </table:table-cell>
          <table:table-cell table:formula="of:=&quot;#&quot;&amp;DEC2HEX([.G40];2)&amp;REPT(&quot;,&quot;;[.P40]&lt;&gt;&quot;&quot;)" office:value-type="string" office:string-value="#00," calcext:value-type="string">
            <text:p>#00,</text:p>
          </table:table-cell>
          <table:table-cell table:formula="of:=&quot;#&quot;&amp;DEC2HEX([.H40];2)&amp;REPT(&quot;,&quot;;[.Q40]&lt;&gt;&quot;&quot;)" office:value-type="string" office:string-value="#09," calcext:value-type="string">
            <text:p>#09,</text:p>
          </table:table-cell>
          <table:table-cell table:formula="of:=&quot;#&quot;&amp;DEC2HEX([.I40];2)&amp;REPT(&quot;,&quot;;[.R40]&lt;&gt;&quot;&quot;)" office:value-type="string" office:string-value="#12," calcext:value-type="string">
            <text:p>#12,</text:p>
          </table:table-cell>
          <table:table-cell table:formula="of:=&quot;#&quot;&amp;DEC2HEX([.J40];2)&amp;REPT(&quot;,&quot;;[.S40]&lt;&gt;&quot;&quot;)" office:value-type="string" office:string-value="#1B," calcext:value-type="string">
            <text:p>#1B,</text:p>
          </table:table-cell>
          <table:table-cell table:formula="of:=&quot;#&quot;&amp;DEC2HEX([.K40];2)&amp;REPT(&quot;,&quot;;[.T40]&lt;&gt;&quot;&quot;)" office:value-type="string" office:string-value="#24" calcext:value-type="string">
            <text:p>#24</text:p>
          </table:table-cell>
        </table:table-row>
        <table:table-row table:style-name="ro1">
          <table:table-cell table:formula="of:=MOD(INT((ROW([.A41])-[.$A$1])/[.A$2]);8)" office:value-type="float" office:value="5" calcext:value-type="float">
            <text:p>5</text:p>
          </table:table-cell>
          <table:table-cell table:formula="of:=MOD(INT((ROW([.B41])-[.$A$1])/[.B$2]);8)" office:value-type="float" office:value="4" calcext:value-type="float">
            <text:p>4</text:p>
          </table:table-cell>
          <table:table-cell table:formula="of:=MOD(INT((ROW([.C41])-[.$A$1])/[.C$2]);8)" office:value-type="float" office:value="0" calcext:value-type="float">
            <text:p>0</text:p>
          </table:table-cell>
          <table:table-cell table:formula="of:=((([.$A41]-[.D$2])&gt;0)*([.$A41]-[.D$2]))*[.$A$2]+((([.$B41]-[.D$2])&gt;0)*([.$B41]-[.D$2]))*[.$B$2]+[.$C41]*[.$C$2]" office:value-type="float" office:value="0" calcext:value-type="float">
            <text:p>0</text:p>
          </table:table-cell>
          <table:table-cell table:formula="of:=((([.$A41]-[.E$2])&gt;0)*([.$A41]-[.E$2]))*[.$A$2]+((([.$B41]-[.E$2])&gt;0)*([.$B41]-[.E$2]))*[.$B$2]+[.$C41]*[.$C$2]" office:value-type="float" office:value="0" calcext:value-type="float">
            <text:p>0</text:p>
          </table:table-cell>
          <table:table-cell table:formula="of:=((([.$A41]-[.F$2])&gt;0)*([.$A41]-[.F$2]))*[.$A$2]+((([.$B41]-[.F$2])&gt;0)*([.$B41]-[.F$2]))*[.$B$2]+[.$C41]*[.$C$2]" office:value-type="float" office:value="0" calcext:value-type="float">
            <text:p>0</text:p>
          </table:table-cell>
          <table:table-cell table:formula="of:=((([.$A41]-[.G$2])&gt;0)*([.$A41]-[.G$2]))*[.$A$2]+((([.$B41]-[.G$2])&gt;0)*([.$B41]-[.G$2]))*[.$B$2]+[.$C41]*[.$C$2]" office:value-type="float" office:value="1" calcext:value-type="float">
            <text:p>1</text:p>
          </table:table-cell>
          <table:table-cell table:formula="of:=((([.$A41]-[.H$2])&gt;0)*([.$A41]-[.H$2]))*[.$A$2]+((([.$B41]-[.H$2])&gt;0)*([.$B41]-[.H$2]))*[.$B$2]+[.$C41]*[.$C$2]" office:value-type="float" office:value="10" calcext:value-type="float">
            <text:p>10</text:p>
          </table:table-cell>
          <table:table-cell table:formula="of:=((([.$A41]-[.I$2])&gt;0)*([.$A41]-[.I$2]))*[.$A$2]+((([.$B41]-[.I$2])&gt;0)*([.$B41]-[.I$2]))*[.$B$2]+[.$C41]*[.$C$2]" office:value-type="float" office:value="19" calcext:value-type="float">
            <text:p>19</text:p>
          </table:table-cell>
          <table:table-cell table:formula="of:=((([.$A41]-[.J$2])&gt;0)*([.$A41]-[.J$2]))*[.$A$2]+((([.$B41]-[.J$2])&gt;0)*([.$B41]-[.J$2]))*[.$B$2]+[.$C41]*[.$C$2]" office:value-type="float" office:value="28" calcext:value-type="float">
            <text:p>28</text:p>
          </table:table-cell>
          <table:table-cell table:formula="of:=((([.$A41]-[.K$2])&gt;0)*([.$A41]-[.K$2]))*[.$A$2]+((([.$B41]-[.K$2])&gt;0)*([.$B41]-[.K$2]))*[.$B$2]+[.$C41]*[.$C$2]" office:value-type="float" office:value="37" calcext:value-type="float">
            <text:p>37</text:p>
          </table:table-cell>
          <table:table-cell table:formula="of:=&quot;#&quot;&amp;DEC2HEX([.D41];2)&amp;REPT(&quot;,&quot;;[.M41]&lt;&gt;&quot;&quot;)" office:value-type="string" office:string-value="#00," calcext:value-type="string">
            <text:p>#00,</text:p>
          </table:table-cell>
          <table:table-cell table:formula="of:=&quot;#&quot;&amp;DEC2HEX([.E41];2)&amp;REPT(&quot;,&quot;;[.N41]&lt;&gt;&quot;&quot;)" office:value-type="string" office:string-value="#00," calcext:value-type="string">
            <text:p>#00,</text:p>
          </table:table-cell>
          <table:table-cell table:formula="of:=&quot;#&quot;&amp;DEC2HEX([.F41];2)&amp;REPT(&quot;,&quot;;[.O41]&lt;&gt;&quot;&quot;)" office:value-type="string" office:string-value="#00," calcext:value-type="string">
            <text:p>#00,</text:p>
          </table:table-cell>
          <table:table-cell table:formula="of:=&quot;#&quot;&amp;DEC2HEX([.G41];2)&amp;REPT(&quot;,&quot;;[.P41]&lt;&gt;&quot;&quot;)" office:value-type="string" office:string-value="#01," calcext:value-type="string">
            <text:p>#01,</text:p>
          </table:table-cell>
          <table:table-cell table:formula="of:=&quot;#&quot;&amp;DEC2HEX([.H41];2)&amp;REPT(&quot;,&quot;;[.Q41]&lt;&gt;&quot;&quot;)" office:value-type="string" office:string-value="#0A," calcext:value-type="string">
            <text:p>#0A,</text:p>
          </table:table-cell>
          <table:table-cell table:formula="of:=&quot;#&quot;&amp;DEC2HEX([.I41];2)&amp;REPT(&quot;,&quot;;[.R41]&lt;&gt;&quot;&quot;)" office:value-type="string" office:string-value="#13," calcext:value-type="string">
            <text:p>#13,</text:p>
          </table:table-cell>
          <table:table-cell table:formula="of:=&quot;#&quot;&amp;DEC2HEX([.J41];2)&amp;REPT(&quot;,&quot;;[.S41]&lt;&gt;&quot;&quot;)" office:value-type="string" office:string-value="#1C," calcext:value-type="string">
            <text:p>#1C,</text:p>
          </table:table-cell>
          <table:table-cell table:formula="of:=&quot;#&quot;&amp;DEC2HEX([.K41];2)&amp;REPT(&quot;,&quot;;[.T41]&lt;&gt;&quot;&quot;)" office:value-type="string" office:string-value="#25" calcext:value-type="string">
            <text:p>#25</text:p>
          </table:table-cell>
        </table:table-row>
        <table:table-row table:style-name="ro1">
          <table:table-cell table:formula="of:=MOD(INT((ROW([.A42])-[.$A$1])/[.A$2]);8)" office:value-type="float" office:value="6" calcext:value-type="float">
            <text:p>6</text:p>
          </table:table-cell>
          <table:table-cell table:formula="of:=MOD(INT((ROW([.B42])-[.$A$1])/[.B$2]);8)" office:value-type="float" office:value="4" calcext:value-type="float">
            <text:p>4</text:p>
          </table:table-cell>
          <table:table-cell table:formula="of:=MOD(INT((ROW([.C42])-[.$A$1])/[.C$2]);8)" office:value-type="float" office:value="0" calcext:value-type="float">
            <text:p>0</text:p>
          </table:table-cell>
          <table:table-cell table:formula="of:=((([.$A42]-[.D$2])&gt;0)*([.$A42]-[.D$2]))*[.$A$2]+((([.$B42]-[.D$2])&gt;0)*([.$B42]-[.D$2]))*[.$B$2]+[.$C42]*[.$C$2]" office:value-type="float" office:value="0" calcext:value-type="float">
            <text:p>0</text:p>
          </table:table-cell>
          <table:table-cell table:formula="of:=((([.$A42]-[.E$2])&gt;0)*([.$A42]-[.E$2]))*[.$A$2]+((([.$B42]-[.E$2])&gt;0)*([.$B42]-[.E$2]))*[.$B$2]+[.$C42]*[.$C$2]" office:value-type="float" office:value="0" calcext:value-type="float">
            <text:p>0</text:p>
          </table:table-cell>
          <table:table-cell table:formula="of:=((([.$A42]-[.F$2])&gt;0)*([.$A42]-[.F$2]))*[.$A$2]+((([.$B42]-[.F$2])&gt;0)*([.$B42]-[.F$2]))*[.$B$2]+[.$C42]*[.$C$2]" office:value-type="float" office:value="1" calcext:value-type="float">
            <text:p>1</text:p>
          </table:table-cell>
          <table:table-cell table:formula="of:=((([.$A42]-[.G$2])&gt;0)*([.$A42]-[.G$2]))*[.$A$2]+((([.$B42]-[.G$2])&gt;0)*([.$B42]-[.G$2]))*[.$B$2]+[.$C42]*[.$C$2]" office:value-type="float" office:value="2" calcext:value-type="float">
            <text:p>2</text:p>
          </table:table-cell>
          <table:table-cell table:formula="of:=((([.$A42]-[.H$2])&gt;0)*([.$A42]-[.H$2]))*[.$A$2]+((([.$B42]-[.H$2])&gt;0)*([.$B42]-[.H$2]))*[.$B$2]+[.$C42]*[.$C$2]" office:value-type="float" office:value="11" calcext:value-type="float">
            <text:p>11</text:p>
          </table:table-cell>
          <table:table-cell table:formula="of:=((([.$A42]-[.I$2])&gt;0)*([.$A42]-[.I$2]))*[.$A$2]+((([.$B42]-[.I$2])&gt;0)*([.$B42]-[.I$2]))*[.$B$2]+[.$C42]*[.$C$2]" office:value-type="float" office:value="20" calcext:value-type="float">
            <text:p>20</text:p>
          </table:table-cell>
          <table:table-cell table:formula="of:=((([.$A42]-[.J$2])&gt;0)*([.$A42]-[.J$2]))*[.$A$2]+((([.$B42]-[.J$2])&gt;0)*([.$B42]-[.J$2]))*[.$B$2]+[.$C42]*[.$C$2]" office:value-type="float" office:value="29" calcext:value-type="float">
            <text:p>29</text:p>
          </table:table-cell>
          <table:table-cell table:formula="of:=((([.$A42]-[.K$2])&gt;0)*([.$A42]-[.K$2]))*[.$A$2]+((([.$B42]-[.K$2])&gt;0)*([.$B42]-[.K$2]))*[.$B$2]+[.$C42]*[.$C$2]" office:value-type="float" office:value="38" calcext:value-type="float">
            <text:p>38</text:p>
          </table:table-cell>
          <table:table-cell table:formula="of:=&quot;#&quot;&amp;DEC2HEX([.D42];2)&amp;REPT(&quot;,&quot;;[.M42]&lt;&gt;&quot;&quot;)" office:value-type="string" office:string-value="#00," calcext:value-type="string">
            <text:p>#00,</text:p>
          </table:table-cell>
          <table:table-cell table:formula="of:=&quot;#&quot;&amp;DEC2HEX([.E42];2)&amp;REPT(&quot;,&quot;;[.N42]&lt;&gt;&quot;&quot;)" office:value-type="string" office:string-value="#00," calcext:value-type="string">
            <text:p>#00,</text:p>
          </table:table-cell>
          <table:table-cell table:formula="of:=&quot;#&quot;&amp;DEC2HEX([.F42];2)&amp;REPT(&quot;,&quot;;[.O42]&lt;&gt;&quot;&quot;)" office:value-type="string" office:string-value="#01," calcext:value-type="string">
            <text:p>#01,</text:p>
          </table:table-cell>
          <table:table-cell table:formula="of:=&quot;#&quot;&amp;DEC2HEX([.G42];2)&amp;REPT(&quot;,&quot;;[.P42]&lt;&gt;&quot;&quot;)" office:value-type="string" office:string-value="#02," calcext:value-type="string">
            <text:p>#02,</text:p>
          </table:table-cell>
          <table:table-cell table:formula="of:=&quot;#&quot;&amp;DEC2HEX([.H42];2)&amp;REPT(&quot;,&quot;;[.Q42]&lt;&gt;&quot;&quot;)" office:value-type="string" office:string-value="#0B," calcext:value-type="string">
            <text:p>#0B,</text:p>
          </table:table-cell>
          <table:table-cell table:formula="of:=&quot;#&quot;&amp;DEC2HEX([.I42];2)&amp;REPT(&quot;,&quot;;[.R42]&lt;&gt;&quot;&quot;)" office:value-type="string" office:string-value="#14," calcext:value-type="string">
            <text:p>#14,</text:p>
          </table:table-cell>
          <table:table-cell table:formula="of:=&quot;#&quot;&amp;DEC2HEX([.J42];2)&amp;REPT(&quot;,&quot;;[.S42]&lt;&gt;&quot;&quot;)" office:value-type="string" office:string-value="#1D," calcext:value-type="string">
            <text:p>#1D,</text:p>
          </table:table-cell>
          <table:table-cell table:formula="of:=&quot;#&quot;&amp;DEC2HEX([.K42];2)&amp;REPT(&quot;,&quot;;[.T42]&lt;&gt;&quot;&quot;)" office:value-type="string" office:string-value="#26" calcext:value-type="string">
            <text:p>#26</text:p>
          </table:table-cell>
        </table:table-row>
        <table:table-row table:style-name="ro1">
          <table:table-cell table:formula="of:=MOD(INT((ROW([.A43])-[.$A$1])/[.A$2]);8)" office:value-type="float" office:value="7" calcext:value-type="float">
            <text:p>7</text:p>
          </table:table-cell>
          <table:table-cell table:formula="of:=MOD(INT((ROW([.B43])-[.$A$1])/[.B$2]);8)" office:value-type="float" office:value="4" calcext:value-type="float">
            <text:p>4</text:p>
          </table:table-cell>
          <table:table-cell table:formula="of:=MOD(INT((ROW([.C43])-[.$A$1])/[.C$2]);8)" office:value-type="float" office:value="0" calcext:value-type="float">
            <text:p>0</text:p>
          </table:table-cell>
          <table:table-cell table:formula="of:=((([.$A43]-[.D$2])&gt;0)*([.$A43]-[.D$2]))*[.$A$2]+((([.$B43]-[.D$2])&gt;0)*([.$B43]-[.D$2]))*[.$B$2]+[.$C43]*[.$C$2]" office:value-type="float" office:value="0" calcext:value-type="float">
            <text:p>0</text:p>
          </table:table-cell>
          <table:table-cell table:formula="of:=((([.$A43]-[.E$2])&gt;0)*([.$A43]-[.E$2]))*[.$A$2]+((([.$B43]-[.E$2])&gt;0)*([.$B43]-[.E$2]))*[.$B$2]+[.$C43]*[.$C$2]" office:value-type="float" office:value="1" calcext:value-type="float">
            <text:p>1</text:p>
          </table:table-cell>
          <table:table-cell table:formula="of:=((([.$A43]-[.F$2])&gt;0)*([.$A43]-[.F$2]))*[.$A$2]+((([.$B43]-[.F$2])&gt;0)*([.$B43]-[.F$2]))*[.$B$2]+[.$C43]*[.$C$2]" office:value-type="float" office:value="2" calcext:value-type="float">
            <text:p>2</text:p>
          </table:table-cell>
          <table:table-cell table:formula="of:=((([.$A43]-[.G$2])&gt;0)*([.$A43]-[.G$2]))*[.$A$2]+((([.$B43]-[.G$2])&gt;0)*([.$B43]-[.G$2]))*[.$B$2]+[.$C43]*[.$C$2]" office:value-type="float" office:value="3" calcext:value-type="float">
            <text:p>3</text:p>
          </table:table-cell>
          <table:table-cell table:formula="of:=((([.$A43]-[.H$2])&gt;0)*([.$A43]-[.H$2]))*[.$A$2]+((([.$B43]-[.H$2])&gt;0)*([.$B43]-[.H$2]))*[.$B$2]+[.$C43]*[.$C$2]" office:value-type="float" office:value="12" calcext:value-type="float">
            <text:p>12</text:p>
          </table:table-cell>
          <table:table-cell table:formula="of:=((([.$A43]-[.I$2])&gt;0)*([.$A43]-[.I$2]))*[.$A$2]+((([.$B43]-[.I$2])&gt;0)*([.$B43]-[.I$2]))*[.$B$2]+[.$C43]*[.$C$2]" office:value-type="float" office:value="21" calcext:value-type="float">
            <text:p>21</text:p>
          </table:table-cell>
          <table:table-cell table:formula="of:=((([.$A43]-[.J$2])&gt;0)*([.$A43]-[.J$2]))*[.$A$2]+((([.$B43]-[.J$2])&gt;0)*([.$B43]-[.J$2]))*[.$B$2]+[.$C43]*[.$C$2]" office:value-type="float" office:value="30" calcext:value-type="float">
            <text:p>30</text:p>
          </table:table-cell>
          <table:table-cell table:formula="of:=((([.$A43]-[.K$2])&gt;0)*([.$A43]-[.K$2]))*[.$A$2]+((([.$B43]-[.K$2])&gt;0)*([.$B43]-[.K$2]))*[.$B$2]+[.$C43]*[.$C$2]" office:value-type="float" office:value="39" calcext:value-type="float">
            <text:p>39</text:p>
          </table:table-cell>
          <table:table-cell table:formula="of:=&quot;#&quot;&amp;DEC2HEX([.D43];2)&amp;REPT(&quot;,&quot;;[.M43]&lt;&gt;&quot;&quot;)" office:value-type="string" office:string-value="#00," calcext:value-type="string">
            <text:p>#00,</text:p>
          </table:table-cell>
          <table:table-cell table:formula="of:=&quot;#&quot;&amp;DEC2HEX([.E43];2)&amp;REPT(&quot;,&quot;;[.N43]&lt;&gt;&quot;&quot;)" office:value-type="string" office:string-value="#01," calcext:value-type="string">
            <text:p>#01,</text:p>
          </table:table-cell>
          <table:table-cell table:formula="of:=&quot;#&quot;&amp;DEC2HEX([.F43];2)&amp;REPT(&quot;,&quot;;[.O43]&lt;&gt;&quot;&quot;)" office:value-type="string" office:string-value="#02," calcext:value-type="string">
            <text:p>#02,</text:p>
          </table:table-cell>
          <table:table-cell table:formula="of:=&quot;#&quot;&amp;DEC2HEX([.G43];2)&amp;REPT(&quot;,&quot;;[.P43]&lt;&gt;&quot;&quot;)" office:value-type="string" office:string-value="#03," calcext:value-type="string">
            <text:p>#03,</text:p>
          </table:table-cell>
          <table:table-cell table:formula="of:=&quot;#&quot;&amp;DEC2HEX([.H43];2)&amp;REPT(&quot;,&quot;;[.Q43]&lt;&gt;&quot;&quot;)" office:value-type="string" office:string-value="#0C," calcext:value-type="string">
            <text:p>#0C,</text:p>
          </table:table-cell>
          <table:table-cell table:formula="of:=&quot;#&quot;&amp;DEC2HEX([.I43];2)&amp;REPT(&quot;,&quot;;[.R43]&lt;&gt;&quot;&quot;)" office:value-type="string" office:string-value="#15," calcext:value-type="string">
            <text:p>#15,</text:p>
          </table:table-cell>
          <table:table-cell table:formula="of:=&quot;#&quot;&amp;DEC2HEX([.J43];2)&amp;REPT(&quot;,&quot;;[.S43]&lt;&gt;&quot;&quot;)" office:value-type="string" office:string-value="#1E," calcext:value-type="string">
            <text:p>#1E,</text:p>
          </table:table-cell>
          <table:table-cell table:formula="of:=&quot;#&quot;&amp;DEC2HEX([.K43];2)&amp;REPT(&quot;,&quot;;[.T43]&lt;&gt;&quot;&quot;)" office:value-type="string" office:string-value="#27" calcext:value-type="string">
            <text:p>#27</text:p>
          </table:table-cell>
        </table:table-row>
        <table:table-row table:style-name="ro1">
          <table:table-cell table:formula="of:=MOD(INT((ROW([.A44])-[.$A$1])/[.A$2]);8)" office:value-type="float" office:value="0" calcext:value-type="float">
            <text:p>0</text:p>
          </table:table-cell>
          <table:table-cell table:formula="of:=MOD(INT((ROW([.B44])-[.$A$1])/[.B$2]);8)" office:value-type="float" office:value="5" calcext:value-type="float">
            <text:p>5</text:p>
          </table:table-cell>
          <table:table-cell table:formula="of:=MOD(INT((ROW([.C44])-[.$A$1])/[.C$2]);8)" office:value-type="float" office:value="0" calcext:value-type="float">
            <text:p>0</text:p>
          </table:table-cell>
          <table:table-cell table:formula="of:=((([.$A44]-[.D$2])&gt;0)*([.$A44]-[.D$2]))*[.$A$2]+((([.$B44]-[.D$2])&gt;0)*([.$B44]-[.D$2]))*[.$B$2]+[.$C44]*[.$C$2]" office:value-type="float" office:value="0" calcext:value-type="float">
            <text:p>0</text:p>
          </table:table-cell>
          <table:table-cell table:formula="of:=((([.$A44]-[.E$2])&gt;0)*([.$A44]-[.E$2]))*[.$A$2]+((([.$B44]-[.E$2])&gt;0)*([.$B44]-[.E$2]))*[.$B$2]+[.$C44]*[.$C$2]" office:value-type="float" office:value="0" calcext:value-type="float">
            <text:p>0</text:p>
          </table:table-cell>
          <table:table-cell table:formula="of:=((([.$A44]-[.F$2])&gt;0)*([.$A44]-[.F$2]))*[.$A$2]+((([.$B44]-[.F$2])&gt;0)*([.$B44]-[.F$2]))*[.$B$2]+[.$C44]*[.$C$2]" office:value-type="float" office:value="0" calcext:value-type="float">
            <text:p>0</text:p>
          </table:table-cell>
          <table:table-cell table:formula="of:=((([.$A44]-[.G$2])&gt;0)*([.$A44]-[.G$2]))*[.$A$2]+((([.$B44]-[.G$2])&gt;0)*([.$B44]-[.G$2]))*[.$B$2]+[.$C44]*[.$C$2]" office:value-type="float" office:value="8" calcext:value-type="float">
            <text:p>8</text:p>
          </table:table-cell>
          <table:table-cell table:formula="of:=((([.$A44]-[.H$2])&gt;0)*([.$A44]-[.H$2]))*[.$A$2]+((([.$B44]-[.H$2])&gt;0)*([.$B44]-[.H$2]))*[.$B$2]+[.$C44]*[.$C$2]" office:value-type="float" office:value="16" calcext:value-type="float">
            <text:p>16</text:p>
          </table:table-cell>
          <table:table-cell table:formula="of:=((([.$A44]-[.I$2])&gt;0)*([.$A44]-[.I$2]))*[.$A$2]+((([.$B44]-[.I$2])&gt;0)*([.$B44]-[.I$2]))*[.$B$2]+[.$C44]*[.$C$2]" office:value-type="float" office:value="24" calcext:value-type="float">
            <text:p>24</text:p>
          </table:table-cell>
          <table:table-cell table:formula="of:=((([.$A44]-[.J$2])&gt;0)*([.$A44]-[.J$2]))*[.$A$2]+((([.$B44]-[.J$2])&gt;0)*([.$B44]-[.J$2]))*[.$B$2]+[.$C44]*[.$C$2]" office:value-type="float" office:value="32" calcext:value-type="float">
            <text:p>32</text:p>
          </table:table-cell>
          <table:table-cell table:formula="of:=((([.$A44]-[.K$2])&gt;0)*([.$A44]-[.K$2]))*[.$A$2]+((([.$B44]-[.K$2])&gt;0)*([.$B44]-[.K$2]))*[.$B$2]+[.$C44]*[.$C$2]" office:value-type="float" office:value="40" calcext:value-type="float">
            <text:p>40</text:p>
          </table:table-cell>
          <table:table-cell table:formula="of:=&quot;#&quot;&amp;DEC2HEX([.D44];2)&amp;REPT(&quot;,&quot;;[.M44]&lt;&gt;&quot;&quot;)" office:value-type="string" office:string-value="#00," calcext:value-type="string">
            <text:p>#00,</text:p>
          </table:table-cell>
          <table:table-cell table:formula="of:=&quot;#&quot;&amp;DEC2HEX([.E44];2)&amp;REPT(&quot;,&quot;;[.N44]&lt;&gt;&quot;&quot;)" office:value-type="string" office:string-value="#00," calcext:value-type="string">
            <text:p>#00,</text:p>
          </table:table-cell>
          <table:table-cell table:formula="of:=&quot;#&quot;&amp;DEC2HEX([.F44];2)&amp;REPT(&quot;,&quot;;[.O44]&lt;&gt;&quot;&quot;)" office:value-type="string" office:string-value="#00," calcext:value-type="string">
            <text:p>#00,</text:p>
          </table:table-cell>
          <table:table-cell table:formula="of:=&quot;#&quot;&amp;DEC2HEX([.G44];2)&amp;REPT(&quot;,&quot;;[.P44]&lt;&gt;&quot;&quot;)" office:value-type="string" office:string-value="#08," calcext:value-type="string">
            <text:p>#08,</text:p>
          </table:table-cell>
          <table:table-cell table:formula="of:=&quot;#&quot;&amp;DEC2HEX([.H44];2)&amp;REPT(&quot;,&quot;;[.Q44]&lt;&gt;&quot;&quot;)" office:value-type="string" office:string-value="#10," calcext:value-type="string">
            <text:p>#10,</text:p>
          </table:table-cell>
          <table:table-cell table:formula="of:=&quot;#&quot;&amp;DEC2HEX([.I44];2)&amp;REPT(&quot;,&quot;;[.R44]&lt;&gt;&quot;&quot;)" office:value-type="string" office:string-value="#18," calcext:value-type="string">
            <text:p>#18,</text:p>
          </table:table-cell>
          <table:table-cell table:formula="of:=&quot;#&quot;&amp;DEC2HEX([.J44];2)&amp;REPT(&quot;,&quot;;[.S44]&lt;&gt;&quot;&quot;)" office:value-type="string" office:string-value="#20," calcext:value-type="string">
            <text:p>#20,</text:p>
          </table:table-cell>
          <table:table-cell table:formula="of:=&quot;#&quot;&amp;DEC2HEX([.K44];2)&amp;REPT(&quot;,&quot;;[.T44]&lt;&gt;&quot;&quot;)" office:value-type="string" office:string-value="#28" calcext:value-type="string">
            <text:p>#28</text:p>
          </table:table-cell>
        </table:table-row>
        <table:table-row table:style-name="ro1">
          <table:table-cell table:formula="of:=MOD(INT((ROW([.A45])-[.$A$1])/[.A$2]);8)" office:value-type="float" office:value="1" calcext:value-type="float">
            <text:p>1</text:p>
          </table:table-cell>
          <table:table-cell table:formula="of:=MOD(INT((ROW([.B45])-[.$A$1])/[.B$2]);8)" office:value-type="float" office:value="5" calcext:value-type="float">
            <text:p>5</text:p>
          </table:table-cell>
          <table:table-cell table:formula="of:=MOD(INT((ROW([.C45])-[.$A$1])/[.C$2]);8)" office:value-type="float" office:value="0" calcext:value-type="float">
            <text:p>0</text:p>
          </table:table-cell>
          <table:table-cell table:formula="of:=((([.$A45]-[.D$2])&gt;0)*([.$A45]-[.D$2]))*[.$A$2]+((([.$B45]-[.D$2])&gt;0)*([.$B45]-[.D$2]))*[.$B$2]+[.$C45]*[.$C$2]" office:value-type="float" office:value="0" calcext:value-type="float">
            <text:p>0</text:p>
          </table:table-cell>
          <table:table-cell table:formula="of:=((([.$A45]-[.E$2])&gt;0)*([.$A45]-[.E$2]))*[.$A$2]+((([.$B45]-[.E$2])&gt;0)*([.$B45]-[.E$2]))*[.$B$2]+[.$C45]*[.$C$2]" office:value-type="float" office:value="0" calcext:value-type="float">
            <text:p>0</text:p>
          </table:table-cell>
          <table:table-cell table:formula="of:=((([.$A45]-[.F$2])&gt;0)*([.$A45]-[.F$2]))*[.$A$2]+((([.$B45]-[.F$2])&gt;0)*([.$B45]-[.F$2]))*[.$B$2]+[.$C45]*[.$C$2]" office:value-type="float" office:value="0" calcext:value-type="float">
            <text:p>0</text:p>
          </table:table-cell>
          <table:table-cell table:formula="of:=((([.$A45]-[.G$2])&gt;0)*([.$A45]-[.G$2]))*[.$A$2]+((([.$B45]-[.G$2])&gt;0)*([.$B45]-[.G$2]))*[.$B$2]+[.$C45]*[.$C$2]" office:value-type="float" office:value="8" calcext:value-type="float">
            <text:p>8</text:p>
          </table:table-cell>
          <table:table-cell table:formula="of:=((([.$A45]-[.H$2])&gt;0)*([.$A45]-[.H$2]))*[.$A$2]+((([.$B45]-[.H$2])&gt;0)*([.$B45]-[.H$2]))*[.$B$2]+[.$C45]*[.$C$2]" office:value-type="float" office:value="16" calcext:value-type="float">
            <text:p>16</text:p>
          </table:table-cell>
          <table:table-cell table:formula="of:=((([.$A45]-[.I$2])&gt;0)*([.$A45]-[.I$2]))*[.$A$2]+((([.$B45]-[.I$2])&gt;0)*([.$B45]-[.I$2]))*[.$B$2]+[.$C45]*[.$C$2]" office:value-type="float" office:value="24" calcext:value-type="float">
            <text:p>24</text:p>
          </table:table-cell>
          <table:table-cell table:formula="of:=((([.$A45]-[.J$2])&gt;0)*([.$A45]-[.J$2]))*[.$A$2]+((([.$B45]-[.J$2])&gt;0)*([.$B45]-[.J$2]))*[.$B$2]+[.$C45]*[.$C$2]" office:value-type="float" office:value="32" calcext:value-type="float">
            <text:p>32</text:p>
          </table:table-cell>
          <table:table-cell table:formula="of:=((([.$A45]-[.K$2])&gt;0)*([.$A45]-[.K$2]))*[.$A$2]+((([.$B45]-[.K$2])&gt;0)*([.$B45]-[.K$2]))*[.$B$2]+[.$C45]*[.$C$2]" office:value-type="float" office:value="41" calcext:value-type="float">
            <text:p>41</text:p>
          </table:table-cell>
          <table:table-cell table:formula="of:=&quot;#&quot;&amp;DEC2HEX([.D45];2)&amp;REPT(&quot;,&quot;;[.M45]&lt;&gt;&quot;&quot;)" office:value-type="string" office:string-value="#00," calcext:value-type="string">
            <text:p>#00,</text:p>
          </table:table-cell>
          <table:table-cell table:formula="of:=&quot;#&quot;&amp;DEC2HEX([.E45];2)&amp;REPT(&quot;,&quot;;[.N45]&lt;&gt;&quot;&quot;)" office:value-type="string" office:string-value="#00," calcext:value-type="string">
            <text:p>#00,</text:p>
          </table:table-cell>
          <table:table-cell table:formula="of:=&quot;#&quot;&amp;DEC2HEX([.F45];2)&amp;REPT(&quot;,&quot;;[.O45]&lt;&gt;&quot;&quot;)" office:value-type="string" office:string-value="#00," calcext:value-type="string">
            <text:p>#00,</text:p>
          </table:table-cell>
          <table:table-cell table:formula="of:=&quot;#&quot;&amp;DEC2HEX([.G45];2)&amp;REPT(&quot;,&quot;;[.P45]&lt;&gt;&quot;&quot;)" office:value-type="string" office:string-value="#08," calcext:value-type="string">
            <text:p>#08,</text:p>
          </table:table-cell>
          <table:table-cell table:formula="of:=&quot;#&quot;&amp;DEC2HEX([.H45];2)&amp;REPT(&quot;,&quot;;[.Q45]&lt;&gt;&quot;&quot;)" office:value-type="string" office:string-value="#10," calcext:value-type="string">
            <text:p>#10,</text:p>
          </table:table-cell>
          <table:table-cell table:formula="of:=&quot;#&quot;&amp;DEC2HEX([.I45];2)&amp;REPT(&quot;,&quot;;[.R45]&lt;&gt;&quot;&quot;)" office:value-type="string" office:string-value="#18," calcext:value-type="string">
            <text:p>#18,</text:p>
          </table:table-cell>
          <table:table-cell table:formula="of:=&quot;#&quot;&amp;DEC2HEX([.J45];2)&amp;REPT(&quot;,&quot;;[.S45]&lt;&gt;&quot;&quot;)" office:value-type="string" office:string-value="#20," calcext:value-type="string">
            <text:p>#20,</text:p>
          </table:table-cell>
          <table:table-cell table:formula="of:=&quot;#&quot;&amp;DEC2HEX([.K45];2)&amp;REPT(&quot;,&quot;;[.T45]&lt;&gt;&quot;&quot;)" office:value-type="string" office:string-value="#29" calcext:value-type="string">
            <text:p>#29</text:p>
          </table:table-cell>
        </table:table-row>
        <table:table-row table:style-name="ro1">
          <table:table-cell table:formula="of:=MOD(INT((ROW([.A46])-[.$A$1])/[.A$2]);8)" office:value-type="float" office:value="2" calcext:value-type="float">
            <text:p>2</text:p>
          </table:table-cell>
          <table:table-cell table:formula="of:=MOD(INT((ROW([.B46])-[.$A$1])/[.B$2]);8)" office:value-type="float" office:value="5" calcext:value-type="float">
            <text:p>5</text:p>
          </table:table-cell>
          <table:table-cell table:formula="of:=MOD(INT((ROW([.C46])-[.$A$1])/[.C$2]);8)" office:value-type="float" office:value="0" calcext:value-type="float">
            <text:p>0</text:p>
          </table:table-cell>
          <table:table-cell table:formula="of:=((([.$A46]-[.D$2])&gt;0)*([.$A46]-[.D$2]))*[.$A$2]+((([.$B46]-[.D$2])&gt;0)*([.$B46]-[.D$2]))*[.$B$2]+[.$C46]*[.$C$2]" office:value-type="float" office:value="0" calcext:value-type="float">
            <text:p>0</text:p>
          </table:table-cell>
          <table:table-cell table:formula="of:=((([.$A46]-[.E$2])&gt;0)*([.$A46]-[.E$2]))*[.$A$2]+((([.$B46]-[.E$2])&gt;0)*([.$B46]-[.E$2]))*[.$B$2]+[.$C46]*[.$C$2]" office:value-type="float" office:value="0" calcext:value-type="float">
            <text:p>0</text:p>
          </table:table-cell>
          <table:table-cell table:formula="of:=((([.$A46]-[.F$2])&gt;0)*([.$A46]-[.F$2]))*[.$A$2]+((([.$B46]-[.F$2])&gt;0)*([.$B46]-[.F$2]))*[.$B$2]+[.$C46]*[.$C$2]" office:value-type="float" office:value="0" calcext:value-type="float">
            <text:p>0</text:p>
          </table:table-cell>
          <table:table-cell table:formula="of:=((([.$A46]-[.G$2])&gt;0)*([.$A46]-[.G$2]))*[.$A$2]+((([.$B46]-[.G$2])&gt;0)*([.$B46]-[.G$2]))*[.$B$2]+[.$C46]*[.$C$2]" office:value-type="float" office:value="8" calcext:value-type="float">
            <text:p>8</text:p>
          </table:table-cell>
          <table:table-cell table:formula="of:=((([.$A46]-[.H$2])&gt;0)*([.$A46]-[.H$2]))*[.$A$2]+((([.$B46]-[.H$2])&gt;0)*([.$B46]-[.H$2]))*[.$B$2]+[.$C46]*[.$C$2]" office:value-type="float" office:value="16" calcext:value-type="float">
            <text:p>16</text:p>
          </table:table-cell>
          <table:table-cell table:formula="of:=((([.$A46]-[.I$2])&gt;0)*([.$A46]-[.I$2]))*[.$A$2]+((([.$B46]-[.I$2])&gt;0)*([.$B46]-[.I$2]))*[.$B$2]+[.$C46]*[.$C$2]" office:value-type="float" office:value="24" calcext:value-type="float">
            <text:p>24</text:p>
          </table:table-cell>
          <table:table-cell table:formula="of:=((([.$A46]-[.J$2])&gt;0)*([.$A46]-[.J$2]))*[.$A$2]+((([.$B46]-[.J$2])&gt;0)*([.$B46]-[.J$2]))*[.$B$2]+[.$C46]*[.$C$2]" office:value-type="float" office:value="33" calcext:value-type="float">
            <text:p>33</text:p>
          </table:table-cell>
          <table:table-cell table:formula="of:=((([.$A46]-[.K$2])&gt;0)*([.$A46]-[.K$2]))*[.$A$2]+((([.$B46]-[.K$2])&gt;0)*([.$B46]-[.K$2]))*[.$B$2]+[.$C46]*[.$C$2]" office:value-type="float" office:value="42" calcext:value-type="float">
            <text:p>42</text:p>
          </table:table-cell>
          <table:table-cell table:formula="of:=&quot;#&quot;&amp;DEC2HEX([.D46];2)&amp;REPT(&quot;,&quot;;[.M46]&lt;&gt;&quot;&quot;)" office:value-type="string" office:string-value="#00," calcext:value-type="string">
            <text:p>#00,</text:p>
          </table:table-cell>
          <table:table-cell table:formula="of:=&quot;#&quot;&amp;DEC2HEX([.E46];2)&amp;REPT(&quot;,&quot;;[.N46]&lt;&gt;&quot;&quot;)" office:value-type="string" office:string-value="#00," calcext:value-type="string">
            <text:p>#00,</text:p>
          </table:table-cell>
          <table:table-cell table:formula="of:=&quot;#&quot;&amp;DEC2HEX([.F46];2)&amp;REPT(&quot;,&quot;;[.O46]&lt;&gt;&quot;&quot;)" office:value-type="string" office:string-value="#00," calcext:value-type="string">
            <text:p>#00,</text:p>
          </table:table-cell>
          <table:table-cell table:formula="of:=&quot;#&quot;&amp;DEC2HEX([.G46];2)&amp;REPT(&quot;,&quot;;[.P46]&lt;&gt;&quot;&quot;)" office:value-type="string" office:string-value="#08," calcext:value-type="string">
            <text:p>#08,</text:p>
          </table:table-cell>
          <table:table-cell table:formula="of:=&quot;#&quot;&amp;DEC2HEX([.H46];2)&amp;REPT(&quot;,&quot;;[.Q46]&lt;&gt;&quot;&quot;)" office:value-type="string" office:string-value="#10," calcext:value-type="string">
            <text:p>#10,</text:p>
          </table:table-cell>
          <table:table-cell table:formula="of:=&quot;#&quot;&amp;DEC2HEX([.I46];2)&amp;REPT(&quot;,&quot;;[.R46]&lt;&gt;&quot;&quot;)" office:value-type="string" office:string-value="#18," calcext:value-type="string">
            <text:p>#18,</text:p>
          </table:table-cell>
          <table:table-cell table:formula="of:=&quot;#&quot;&amp;DEC2HEX([.J46];2)&amp;REPT(&quot;,&quot;;[.S46]&lt;&gt;&quot;&quot;)" office:value-type="string" office:string-value="#21," calcext:value-type="string">
            <text:p>#21,</text:p>
          </table:table-cell>
          <table:table-cell table:formula="of:=&quot;#&quot;&amp;DEC2HEX([.K46];2)&amp;REPT(&quot;,&quot;;[.T46]&lt;&gt;&quot;&quot;)" office:value-type="string" office:string-value="#2A" calcext:value-type="string">
            <text:p>#2A</text:p>
          </table:table-cell>
        </table:table-row>
        <table:table-row table:style-name="ro1">
          <table:table-cell table:formula="of:=MOD(INT((ROW([.A47])-[.$A$1])/[.A$2]);8)" office:value-type="float" office:value="3" calcext:value-type="float">
            <text:p>3</text:p>
          </table:table-cell>
          <table:table-cell table:formula="of:=MOD(INT((ROW([.B47])-[.$A$1])/[.B$2]);8)" office:value-type="float" office:value="5" calcext:value-type="float">
            <text:p>5</text:p>
          </table:table-cell>
          <table:table-cell table:formula="of:=MOD(INT((ROW([.C47])-[.$A$1])/[.C$2]);8)" office:value-type="float" office:value="0" calcext:value-type="float">
            <text:p>0</text:p>
          </table:table-cell>
          <table:table-cell table:formula="of:=((([.$A47]-[.D$2])&gt;0)*([.$A47]-[.D$2]))*[.$A$2]+((([.$B47]-[.D$2])&gt;0)*([.$B47]-[.D$2]))*[.$B$2]+[.$C47]*[.$C$2]" office:value-type="float" office:value="0" calcext:value-type="float">
            <text:p>0</text:p>
          </table:table-cell>
          <table:table-cell table:formula="of:=((([.$A47]-[.E$2])&gt;0)*([.$A47]-[.E$2]))*[.$A$2]+((([.$B47]-[.E$2])&gt;0)*([.$B47]-[.E$2]))*[.$B$2]+[.$C47]*[.$C$2]" office:value-type="float" office:value="0" calcext:value-type="float">
            <text:p>0</text:p>
          </table:table-cell>
          <table:table-cell table:formula="of:=((([.$A47]-[.F$2])&gt;0)*([.$A47]-[.F$2]))*[.$A$2]+((([.$B47]-[.F$2])&gt;0)*([.$B47]-[.F$2]))*[.$B$2]+[.$C47]*[.$C$2]" office:value-type="float" office:value="0" calcext:value-type="float">
            <text:p>0</text:p>
          </table:table-cell>
          <table:table-cell table:formula="of:=((([.$A47]-[.G$2])&gt;0)*([.$A47]-[.G$2]))*[.$A$2]+((([.$B47]-[.G$2])&gt;0)*([.$B47]-[.G$2]))*[.$B$2]+[.$C47]*[.$C$2]" office:value-type="float" office:value="8" calcext:value-type="float">
            <text:p>8</text:p>
          </table:table-cell>
          <table:table-cell table:formula="of:=((([.$A47]-[.H$2])&gt;0)*([.$A47]-[.H$2]))*[.$A$2]+((([.$B47]-[.H$2])&gt;0)*([.$B47]-[.H$2]))*[.$B$2]+[.$C47]*[.$C$2]" office:value-type="float" office:value="16" calcext:value-type="float">
            <text:p>16</text:p>
          </table:table-cell>
          <table:table-cell table:formula="of:=((([.$A47]-[.I$2])&gt;0)*([.$A47]-[.I$2]))*[.$A$2]+((([.$B47]-[.I$2])&gt;0)*([.$B47]-[.I$2]))*[.$B$2]+[.$C47]*[.$C$2]" office:value-type="float" office:value="25" calcext:value-type="float">
            <text:p>25</text:p>
          </table:table-cell>
          <table:table-cell table:formula="of:=((([.$A47]-[.J$2])&gt;0)*([.$A47]-[.J$2]))*[.$A$2]+((([.$B47]-[.J$2])&gt;0)*([.$B47]-[.J$2]))*[.$B$2]+[.$C47]*[.$C$2]" office:value-type="float" office:value="34" calcext:value-type="float">
            <text:p>34</text:p>
          </table:table-cell>
          <table:table-cell table:formula="of:=((([.$A47]-[.K$2])&gt;0)*([.$A47]-[.K$2]))*[.$A$2]+((([.$B47]-[.K$2])&gt;0)*([.$B47]-[.K$2]))*[.$B$2]+[.$C47]*[.$C$2]" office:value-type="float" office:value="43" calcext:value-type="float">
            <text:p>43</text:p>
          </table:table-cell>
          <table:table-cell table:formula="of:=&quot;#&quot;&amp;DEC2HEX([.D47];2)&amp;REPT(&quot;,&quot;;[.M47]&lt;&gt;&quot;&quot;)" office:value-type="string" office:string-value="#00," calcext:value-type="string">
            <text:p>#00,</text:p>
          </table:table-cell>
          <table:table-cell table:formula="of:=&quot;#&quot;&amp;DEC2HEX([.E47];2)&amp;REPT(&quot;,&quot;;[.N47]&lt;&gt;&quot;&quot;)" office:value-type="string" office:string-value="#00," calcext:value-type="string">
            <text:p>#00,</text:p>
          </table:table-cell>
          <table:table-cell table:formula="of:=&quot;#&quot;&amp;DEC2HEX([.F47];2)&amp;REPT(&quot;,&quot;;[.O47]&lt;&gt;&quot;&quot;)" office:value-type="string" office:string-value="#00," calcext:value-type="string">
            <text:p>#00,</text:p>
          </table:table-cell>
          <table:table-cell table:formula="of:=&quot;#&quot;&amp;DEC2HEX([.G47];2)&amp;REPT(&quot;,&quot;;[.P47]&lt;&gt;&quot;&quot;)" office:value-type="string" office:string-value="#08," calcext:value-type="string">
            <text:p>#08,</text:p>
          </table:table-cell>
          <table:table-cell table:formula="of:=&quot;#&quot;&amp;DEC2HEX([.H47];2)&amp;REPT(&quot;,&quot;;[.Q47]&lt;&gt;&quot;&quot;)" office:value-type="string" office:string-value="#10," calcext:value-type="string">
            <text:p>#10,</text:p>
          </table:table-cell>
          <table:table-cell table:formula="of:=&quot;#&quot;&amp;DEC2HEX([.I47];2)&amp;REPT(&quot;,&quot;;[.R47]&lt;&gt;&quot;&quot;)" office:value-type="string" office:string-value="#19," calcext:value-type="string">
            <text:p>#19,</text:p>
          </table:table-cell>
          <table:table-cell table:formula="of:=&quot;#&quot;&amp;DEC2HEX([.J47];2)&amp;REPT(&quot;,&quot;;[.S47]&lt;&gt;&quot;&quot;)" office:value-type="string" office:string-value="#22," calcext:value-type="string">
            <text:p>#22,</text:p>
          </table:table-cell>
          <table:table-cell table:formula="of:=&quot;#&quot;&amp;DEC2HEX([.K47];2)&amp;REPT(&quot;,&quot;;[.T47]&lt;&gt;&quot;&quot;)" office:value-type="string" office:string-value="#2B" calcext:value-type="string">
            <text:p>#2B</text:p>
          </table:table-cell>
        </table:table-row>
        <table:table-row table:style-name="ro1">
          <table:table-cell table:formula="of:=MOD(INT((ROW([.A48])-[.$A$1])/[.A$2]);8)" office:value-type="float" office:value="4" calcext:value-type="float">
            <text:p>4</text:p>
          </table:table-cell>
          <table:table-cell table:formula="of:=MOD(INT((ROW([.B48])-[.$A$1])/[.B$2]);8)" office:value-type="float" office:value="5" calcext:value-type="float">
            <text:p>5</text:p>
          </table:table-cell>
          <table:table-cell table:formula="of:=MOD(INT((ROW([.C48])-[.$A$1])/[.C$2]);8)" office:value-type="float" office:value="0" calcext:value-type="float">
            <text:p>0</text:p>
          </table:table-cell>
          <table:table-cell table:formula="of:=((([.$A48]-[.D$2])&gt;0)*([.$A48]-[.D$2]))*[.$A$2]+((([.$B48]-[.D$2])&gt;0)*([.$B48]-[.D$2]))*[.$B$2]+[.$C48]*[.$C$2]" office:value-type="float" office:value="0" calcext:value-type="float">
            <text:p>0</text:p>
          </table:table-cell>
          <table:table-cell table:formula="of:=((([.$A48]-[.E$2])&gt;0)*([.$A48]-[.E$2]))*[.$A$2]+((([.$B48]-[.E$2])&gt;0)*([.$B48]-[.E$2]))*[.$B$2]+[.$C48]*[.$C$2]" office:value-type="float" office:value="0" calcext:value-type="float">
            <text:p>0</text:p>
          </table:table-cell>
          <table:table-cell table:formula="of:=((([.$A48]-[.F$2])&gt;0)*([.$A48]-[.F$2]))*[.$A$2]+((([.$B48]-[.F$2])&gt;0)*([.$B48]-[.F$2]))*[.$B$2]+[.$C48]*[.$C$2]" office:value-type="float" office:value="0" calcext:value-type="float">
            <text:p>0</text:p>
          </table:table-cell>
          <table:table-cell table:formula="of:=((([.$A48]-[.G$2])&gt;0)*([.$A48]-[.G$2]))*[.$A$2]+((([.$B48]-[.G$2])&gt;0)*([.$B48]-[.G$2]))*[.$B$2]+[.$C48]*[.$C$2]" office:value-type="float" office:value="8" calcext:value-type="float">
            <text:p>8</text:p>
          </table:table-cell>
          <table:table-cell table:formula="of:=((([.$A48]-[.H$2])&gt;0)*([.$A48]-[.H$2]))*[.$A$2]+((([.$B48]-[.H$2])&gt;0)*([.$B48]-[.H$2]))*[.$B$2]+[.$C48]*[.$C$2]" office:value-type="float" office:value="17" calcext:value-type="float">
            <text:p>17</text:p>
          </table:table-cell>
          <table:table-cell table:formula="of:=((([.$A48]-[.I$2])&gt;0)*([.$A48]-[.I$2]))*[.$A$2]+((([.$B48]-[.I$2])&gt;0)*([.$B48]-[.I$2]))*[.$B$2]+[.$C48]*[.$C$2]" office:value-type="float" office:value="26" calcext:value-type="float">
            <text:p>26</text:p>
          </table:table-cell>
          <table:table-cell table:formula="of:=((([.$A48]-[.J$2])&gt;0)*([.$A48]-[.J$2]))*[.$A$2]+((([.$B48]-[.J$2])&gt;0)*([.$B48]-[.J$2]))*[.$B$2]+[.$C48]*[.$C$2]" office:value-type="float" office:value="35" calcext:value-type="float">
            <text:p>35</text:p>
          </table:table-cell>
          <table:table-cell table:formula="of:=((([.$A48]-[.K$2])&gt;0)*([.$A48]-[.K$2]))*[.$A$2]+((([.$B48]-[.K$2])&gt;0)*([.$B48]-[.K$2]))*[.$B$2]+[.$C48]*[.$C$2]" office:value-type="float" office:value="44" calcext:value-type="float">
            <text:p>44</text:p>
          </table:table-cell>
          <table:table-cell table:formula="of:=&quot;#&quot;&amp;DEC2HEX([.D48];2)&amp;REPT(&quot;,&quot;;[.M48]&lt;&gt;&quot;&quot;)" office:value-type="string" office:string-value="#00," calcext:value-type="string">
            <text:p>#00,</text:p>
          </table:table-cell>
          <table:table-cell table:formula="of:=&quot;#&quot;&amp;DEC2HEX([.E48];2)&amp;REPT(&quot;,&quot;;[.N48]&lt;&gt;&quot;&quot;)" office:value-type="string" office:string-value="#00," calcext:value-type="string">
            <text:p>#00,</text:p>
          </table:table-cell>
          <table:table-cell table:formula="of:=&quot;#&quot;&amp;DEC2HEX([.F48];2)&amp;REPT(&quot;,&quot;;[.O48]&lt;&gt;&quot;&quot;)" office:value-type="string" office:string-value="#00," calcext:value-type="string">
            <text:p>#00,</text:p>
          </table:table-cell>
          <table:table-cell table:formula="of:=&quot;#&quot;&amp;DEC2HEX([.G48];2)&amp;REPT(&quot;,&quot;;[.P48]&lt;&gt;&quot;&quot;)" office:value-type="string" office:string-value="#08," calcext:value-type="string">
            <text:p>#08,</text:p>
          </table:table-cell>
          <table:table-cell table:formula="of:=&quot;#&quot;&amp;DEC2HEX([.H48];2)&amp;REPT(&quot;,&quot;;[.Q48]&lt;&gt;&quot;&quot;)" office:value-type="string" office:string-value="#11," calcext:value-type="string">
            <text:p>#11,</text:p>
          </table:table-cell>
          <table:table-cell table:formula="of:=&quot;#&quot;&amp;DEC2HEX([.I48];2)&amp;REPT(&quot;,&quot;;[.R48]&lt;&gt;&quot;&quot;)" office:value-type="string" office:string-value="#1A," calcext:value-type="string">
            <text:p>#1A,</text:p>
          </table:table-cell>
          <table:table-cell table:formula="of:=&quot;#&quot;&amp;DEC2HEX([.J48];2)&amp;REPT(&quot;,&quot;;[.S48]&lt;&gt;&quot;&quot;)" office:value-type="string" office:string-value="#23," calcext:value-type="string">
            <text:p>#23,</text:p>
          </table:table-cell>
          <table:table-cell table:formula="of:=&quot;#&quot;&amp;DEC2HEX([.K48];2)&amp;REPT(&quot;,&quot;;[.T48]&lt;&gt;&quot;&quot;)" office:value-type="string" office:string-value="#2C" calcext:value-type="string">
            <text:p>#2C</text:p>
          </table:table-cell>
        </table:table-row>
        <table:table-row table:style-name="ro1">
          <table:table-cell table:formula="of:=MOD(INT((ROW([.A49])-[.$A$1])/[.A$2]);8)" office:value-type="float" office:value="5" calcext:value-type="float">
            <text:p>5</text:p>
          </table:table-cell>
          <table:table-cell table:formula="of:=MOD(INT((ROW([.B49])-[.$A$1])/[.B$2]);8)" office:value-type="float" office:value="5" calcext:value-type="float">
            <text:p>5</text:p>
          </table:table-cell>
          <table:table-cell table:formula="of:=MOD(INT((ROW([.C49])-[.$A$1])/[.C$2]);8)" office:value-type="float" office:value="0" calcext:value-type="float">
            <text:p>0</text:p>
          </table:table-cell>
          <table:table-cell table:formula="of:=((([.$A49]-[.D$2])&gt;0)*([.$A49]-[.D$2]))*[.$A$2]+((([.$B49]-[.D$2])&gt;0)*([.$B49]-[.D$2]))*[.$B$2]+[.$C49]*[.$C$2]" office:value-type="float" office:value="0" calcext:value-type="float">
            <text:p>0</text:p>
          </table:table-cell>
          <table:table-cell table:formula="of:=((([.$A49]-[.E$2])&gt;0)*([.$A49]-[.E$2]))*[.$A$2]+((([.$B49]-[.E$2])&gt;0)*([.$B49]-[.E$2]))*[.$B$2]+[.$C49]*[.$C$2]" office:value-type="float" office:value="0" calcext:value-type="float">
            <text:p>0</text:p>
          </table:table-cell>
          <table:table-cell table:formula="of:=((([.$A49]-[.F$2])&gt;0)*([.$A49]-[.F$2]))*[.$A$2]+((([.$B49]-[.F$2])&gt;0)*([.$B49]-[.F$2]))*[.$B$2]+[.$C49]*[.$C$2]" office:value-type="float" office:value="0" calcext:value-type="float">
            <text:p>0</text:p>
          </table:table-cell>
          <table:table-cell table:formula="of:=((([.$A49]-[.G$2])&gt;0)*([.$A49]-[.G$2]))*[.$A$2]+((([.$B49]-[.G$2])&gt;0)*([.$B49]-[.G$2]))*[.$B$2]+[.$C49]*[.$C$2]" office:value-type="float" office:value="9" calcext:value-type="float">
            <text:p>9</text:p>
          </table:table-cell>
          <table:table-cell table:formula="of:=((([.$A49]-[.H$2])&gt;0)*([.$A49]-[.H$2]))*[.$A$2]+((([.$B49]-[.H$2])&gt;0)*([.$B49]-[.H$2]))*[.$B$2]+[.$C49]*[.$C$2]" office:value-type="float" office:value="18" calcext:value-type="float">
            <text:p>18</text:p>
          </table:table-cell>
          <table:table-cell table:formula="of:=((([.$A49]-[.I$2])&gt;0)*([.$A49]-[.I$2]))*[.$A$2]+((([.$B49]-[.I$2])&gt;0)*([.$B49]-[.I$2]))*[.$B$2]+[.$C49]*[.$C$2]" office:value-type="float" office:value="27" calcext:value-type="float">
            <text:p>27</text:p>
          </table:table-cell>
          <table:table-cell table:formula="of:=((([.$A49]-[.J$2])&gt;0)*([.$A49]-[.J$2]))*[.$A$2]+((([.$B49]-[.J$2])&gt;0)*([.$B49]-[.J$2]))*[.$B$2]+[.$C49]*[.$C$2]" office:value-type="float" office:value="36" calcext:value-type="float">
            <text:p>36</text:p>
          </table:table-cell>
          <table:table-cell table:formula="of:=((([.$A49]-[.K$2])&gt;0)*([.$A49]-[.K$2]))*[.$A$2]+((([.$B49]-[.K$2])&gt;0)*([.$B49]-[.K$2]))*[.$B$2]+[.$C49]*[.$C$2]" office:value-type="float" office:value="45" calcext:value-type="float">
            <text:p>45</text:p>
          </table:table-cell>
          <table:table-cell table:formula="of:=&quot;#&quot;&amp;DEC2HEX([.D49];2)&amp;REPT(&quot;,&quot;;[.M49]&lt;&gt;&quot;&quot;)" office:value-type="string" office:string-value="#00," calcext:value-type="string">
            <text:p>#00,</text:p>
          </table:table-cell>
          <table:table-cell table:formula="of:=&quot;#&quot;&amp;DEC2HEX([.E49];2)&amp;REPT(&quot;,&quot;;[.N49]&lt;&gt;&quot;&quot;)" office:value-type="string" office:string-value="#00," calcext:value-type="string">
            <text:p>#00,</text:p>
          </table:table-cell>
          <table:table-cell table:formula="of:=&quot;#&quot;&amp;DEC2HEX([.F49];2)&amp;REPT(&quot;,&quot;;[.O49]&lt;&gt;&quot;&quot;)" office:value-type="string" office:string-value="#00," calcext:value-type="string">
            <text:p>#00,</text:p>
          </table:table-cell>
          <table:table-cell table:formula="of:=&quot;#&quot;&amp;DEC2HEX([.G49];2)&amp;REPT(&quot;,&quot;;[.P49]&lt;&gt;&quot;&quot;)" office:value-type="string" office:string-value="#09," calcext:value-type="string">
            <text:p>#09,</text:p>
          </table:table-cell>
          <table:table-cell table:formula="of:=&quot;#&quot;&amp;DEC2HEX([.H49];2)&amp;REPT(&quot;,&quot;;[.Q49]&lt;&gt;&quot;&quot;)" office:value-type="string" office:string-value="#12," calcext:value-type="string">
            <text:p>#12,</text:p>
          </table:table-cell>
          <table:table-cell table:formula="of:=&quot;#&quot;&amp;DEC2HEX([.I49];2)&amp;REPT(&quot;,&quot;;[.R49]&lt;&gt;&quot;&quot;)" office:value-type="string" office:string-value="#1B," calcext:value-type="string">
            <text:p>#1B,</text:p>
          </table:table-cell>
          <table:table-cell table:formula="of:=&quot;#&quot;&amp;DEC2HEX([.J49];2)&amp;REPT(&quot;,&quot;;[.S49]&lt;&gt;&quot;&quot;)" office:value-type="string" office:string-value="#24," calcext:value-type="string">
            <text:p>#24,</text:p>
          </table:table-cell>
          <table:table-cell table:formula="of:=&quot;#&quot;&amp;DEC2HEX([.K49];2)&amp;REPT(&quot;,&quot;;[.T49]&lt;&gt;&quot;&quot;)" office:value-type="string" office:string-value="#2D" calcext:value-type="string">
            <text:p>#2D</text:p>
          </table:table-cell>
        </table:table-row>
        <table:table-row table:style-name="ro1">
          <table:table-cell table:formula="of:=MOD(INT((ROW([.A50])-[.$A$1])/[.A$2]);8)" office:value-type="float" office:value="6" calcext:value-type="float">
            <text:p>6</text:p>
          </table:table-cell>
          <table:table-cell table:formula="of:=MOD(INT((ROW([.B50])-[.$A$1])/[.B$2]);8)" office:value-type="float" office:value="5" calcext:value-type="float">
            <text:p>5</text:p>
          </table:table-cell>
          <table:table-cell table:formula="of:=MOD(INT((ROW([.C50])-[.$A$1])/[.C$2]);8)" office:value-type="float" office:value="0" calcext:value-type="float">
            <text:p>0</text:p>
          </table:table-cell>
          <table:table-cell table:formula="of:=((([.$A50]-[.D$2])&gt;0)*([.$A50]-[.D$2]))*[.$A$2]+((([.$B50]-[.D$2])&gt;0)*([.$B50]-[.D$2]))*[.$B$2]+[.$C50]*[.$C$2]" office:value-type="float" office:value="0" calcext:value-type="float">
            <text:p>0</text:p>
          </table:table-cell>
          <table:table-cell table:formula="of:=((([.$A50]-[.E$2])&gt;0)*([.$A50]-[.E$2]))*[.$A$2]+((([.$B50]-[.E$2])&gt;0)*([.$B50]-[.E$2]))*[.$B$2]+[.$C50]*[.$C$2]" office:value-type="float" office:value="0" calcext:value-type="float">
            <text:p>0</text:p>
          </table:table-cell>
          <table:table-cell table:formula="of:=((([.$A50]-[.F$2])&gt;0)*([.$A50]-[.F$2]))*[.$A$2]+((([.$B50]-[.F$2])&gt;0)*([.$B50]-[.F$2]))*[.$B$2]+[.$C50]*[.$C$2]" office:value-type="float" office:value="1" calcext:value-type="float">
            <text:p>1</text:p>
          </table:table-cell>
          <table:table-cell table:formula="of:=((([.$A50]-[.G$2])&gt;0)*([.$A50]-[.G$2]))*[.$A$2]+((([.$B50]-[.G$2])&gt;0)*([.$B50]-[.G$2]))*[.$B$2]+[.$C50]*[.$C$2]" office:value-type="float" office:value="10" calcext:value-type="float">
            <text:p>10</text:p>
          </table:table-cell>
          <table:table-cell table:formula="of:=((([.$A50]-[.H$2])&gt;0)*([.$A50]-[.H$2]))*[.$A$2]+((([.$B50]-[.H$2])&gt;0)*([.$B50]-[.H$2]))*[.$B$2]+[.$C50]*[.$C$2]" office:value-type="float" office:value="19" calcext:value-type="float">
            <text:p>19</text:p>
          </table:table-cell>
          <table:table-cell table:formula="of:=((([.$A50]-[.I$2])&gt;0)*([.$A50]-[.I$2]))*[.$A$2]+((([.$B50]-[.I$2])&gt;0)*([.$B50]-[.I$2]))*[.$B$2]+[.$C50]*[.$C$2]" office:value-type="float" office:value="28" calcext:value-type="float">
            <text:p>28</text:p>
          </table:table-cell>
          <table:table-cell table:formula="of:=((([.$A50]-[.J$2])&gt;0)*([.$A50]-[.J$2]))*[.$A$2]+((([.$B50]-[.J$2])&gt;0)*([.$B50]-[.J$2]))*[.$B$2]+[.$C50]*[.$C$2]" office:value-type="float" office:value="37" calcext:value-type="float">
            <text:p>37</text:p>
          </table:table-cell>
          <table:table-cell table:formula="of:=((([.$A50]-[.K$2])&gt;0)*([.$A50]-[.K$2]))*[.$A$2]+((([.$B50]-[.K$2])&gt;0)*([.$B50]-[.K$2]))*[.$B$2]+[.$C50]*[.$C$2]" office:value-type="float" office:value="46" calcext:value-type="float">
            <text:p>46</text:p>
          </table:table-cell>
          <table:table-cell table:formula="of:=&quot;#&quot;&amp;DEC2HEX([.D50];2)&amp;REPT(&quot;,&quot;;[.M50]&lt;&gt;&quot;&quot;)" office:value-type="string" office:string-value="#00," calcext:value-type="string">
            <text:p>#00,</text:p>
          </table:table-cell>
          <table:table-cell table:formula="of:=&quot;#&quot;&amp;DEC2HEX([.E50];2)&amp;REPT(&quot;,&quot;;[.N50]&lt;&gt;&quot;&quot;)" office:value-type="string" office:string-value="#00," calcext:value-type="string">
            <text:p>#00,</text:p>
          </table:table-cell>
          <table:table-cell table:formula="of:=&quot;#&quot;&amp;DEC2HEX([.F50];2)&amp;REPT(&quot;,&quot;;[.O50]&lt;&gt;&quot;&quot;)" office:value-type="string" office:string-value="#01," calcext:value-type="string">
            <text:p>#01,</text:p>
          </table:table-cell>
          <table:table-cell table:formula="of:=&quot;#&quot;&amp;DEC2HEX([.G50];2)&amp;REPT(&quot;,&quot;;[.P50]&lt;&gt;&quot;&quot;)" office:value-type="string" office:string-value="#0A," calcext:value-type="string">
            <text:p>#0A,</text:p>
          </table:table-cell>
          <table:table-cell table:formula="of:=&quot;#&quot;&amp;DEC2HEX([.H50];2)&amp;REPT(&quot;,&quot;;[.Q50]&lt;&gt;&quot;&quot;)" office:value-type="string" office:string-value="#13," calcext:value-type="string">
            <text:p>#13,</text:p>
          </table:table-cell>
          <table:table-cell table:formula="of:=&quot;#&quot;&amp;DEC2HEX([.I50];2)&amp;REPT(&quot;,&quot;;[.R50]&lt;&gt;&quot;&quot;)" office:value-type="string" office:string-value="#1C," calcext:value-type="string">
            <text:p>#1C,</text:p>
          </table:table-cell>
          <table:table-cell table:formula="of:=&quot;#&quot;&amp;DEC2HEX([.J50];2)&amp;REPT(&quot;,&quot;;[.S50]&lt;&gt;&quot;&quot;)" office:value-type="string" office:string-value="#25," calcext:value-type="string">
            <text:p>#25,</text:p>
          </table:table-cell>
          <table:table-cell table:formula="of:=&quot;#&quot;&amp;DEC2HEX([.K50];2)&amp;REPT(&quot;,&quot;;[.T50]&lt;&gt;&quot;&quot;)" office:value-type="string" office:string-value="#2E" calcext:value-type="string">
            <text:p>#2E</text:p>
          </table:table-cell>
        </table:table-row>
        <table:table-row table:style-name="ro1">
          <table:table-cell table:formula="of:=MOD(INT((ROW([.A51])-[.$A$1])/[.A$2]);8)" office:value-type="float" office:value="7" calcext:value-type="float">
            <text:p>7</text:p>
          </table:table-cell>
          <table:table-cell table:formula="of:=MOD(INT((ROW([.B51])-[.$A$1])/[.B$2]);8)" office:value-type="float" office:value="5" calcext:value-type="float">
            <text:p>5</text:p>
          </table:table-cell>
          <table:table-cell table:formula="of:=MOD(INT((ROW([.C51])-[.$A$1])/[.C$2]);8)" office:value-type="float" office:value="0" calcext:value-type="float">
            <text:p>0</text:p>
          </table:table-cell>
          <table:table-cell table:formula="of:=((([.$A51]-[.D$2])&gt;0)*([.$A51]-[.D$2]))*[.$A$2]+((([.$B51]-[.D$2])&gt;0)*([.$B51]-[.D$2]))*[.$B$2]+[.$C51]*[.$C$2]" office:value-type="float" office:value="0" calcext:value-type="float">
            <text:p>0</text:p>
          </table:table-cell>
          <table:table-cell table:formula="of:=((([.$A51]-[.E$2])&gt;0)*([.$A51]-[.E$2]))*[.$A$2]+((([.$B51]-[.E$2])&gt;0)*([.$B51]-[.E$2]))*[.$B$2]+[.$C51]*[.$C$2]" office:value-type="float" office:value="1" calcext:value-type="float">
            <text:p>1</text:p>
          </table:table-cell>
          <table:table-cell table:formula="of:=((([.$A51]-[.F$2])&gt;0)*([.$A51]-[.F$2]))*[.$A$2]+((([.$B51]-[.F$2])&gt;0)*([.$B51]-[.F$2]))*[.$B$2]+[.$C51]*[.$C$2]" office:value-type="float" office:value="2" calcext:value-type="float">
            <text:p>2</text:p>
          </table:table-cell>
          <table:table-cell table:formula="of:=((([.$A51]-[.G$2])&gt;0)*([.$A51]-[.G$2]))*[.$A$2]+((([.$B51]-[.G$2])&gt;0)*([.$B51]-[.G$2]))*[.$B$2]+[.$C51]*[.$C$2]" office:value-type="float" office:value="11" calcext:value-type="float">
            <text:p>11</text:p>
          </table:table-cell>
          <table:table-cell table:formula="of:=((([.$A51]-[.H$2])&gt;0)*([.$A51]-[.H$2]))*[.$A$2]+((([.$B51]-[.H$2])&gt;0)*([.$B51]-[.H$2]))*[.$B$2]+[.$C51]*[.$C$2]" office:value-type="float" office:value="20" calcext:value-type="float">
            <text:p>20</text:p>
          </table:table-cell>
          <table:table-cell table:formula="of:=((([.$A51]-[.I$2])&gt;0)*([.$A51]-[.I$2]))*[.$A$2]+((([.$B51]-[.I$2])&gt;0)*([.$B51]-[.I$2]))*[.$B$2]+[.$C51]*[.$C$2]" office:value-type="float" office:value="29" calcext:value-type="float">
            <text:p>29</text:p>
          </table:table-cell>
          <table:table-cell table:formula="of:=((([.$A51]-[.J$2])&gt;0)*([.$A51]-[.J$2]))*[.$A$2]+((([.$B51]-[.J$2])&gt;0)*([.$B51]-[.J$2]))*[.$B$2]+[.$C51]*[.$C$2]" office:value-type="float" office:value="38" calcext:value-type="float">
            <text:p>38</text:p>
          </table:table-cell>
          <table:table-cell table:formula="of:=((([.$A51]-[.K$2])&gt;0)*([.$A51]-[.K$2]))*[.$A$2]+((([.$B51]-[.K$2])&gt;0)*([.$B51]-[.K$2]))*[.$B$2]+[.$C51]*[.$C$2]" office:value-type="float" office:value="47" calcext:value-type="float">
            <text:p>47</text:p>
          </table:table-cell>
          <table:table-cell table:formula="of:=&quot;#&quot;&amp;DEC2HEX([.D51];2)&amp;REPT(&quot;,&quot;;[.M51]&lt;&gt;&quot;&quot;)" office:value-type="string" office:string-value="#00," calcext:value-type="string">
            <text:p>#00,</text:p>
          </table:table-cell>
          <table:table-cell table:formula="of:=&quot;#&quot;&amp;DEC2HEX([.E51];2)&amp;REPT(&quot;,&quot;;[.N51]&lt;&gt;&quot;&quot;)" office:value-type="string" office:string-value="#01," calcext:value-type="string">
            <text:p>#01,</text:p>
          </table:table-cell>
          <table:table-cell table:formula="of:=&quot;#&quot;&amp;DEC2HEX([.F51];2)&amp;REPT(&quot;,&quot;;[.O51]&lt;&gt;&quot;&quot;)" office:value-type="string" office:string-value="#02," calcext:value-type="string">
            <text:p>#02,</text:p>
          </table:table-cell>
          <table:table-cell table:formula="of:=&quot;#&quot;&amp;DEC2HEX([.G51];2)&amp;REPT(&quot;,&quot;;[.P51]&lt;&gt;&quot;&quot;)" office:value-type="string" office:string-value="#0B," calcext:value-type="string">
            <text:p>#0B,</text:p>
          </table:table-cell>
          <table:table-cell table:formula="of:=&quot;#&quot;&amp;DEC2HEX([.H51];2)&amp;REPT(&quot;,&quot;;[.Q51]&lt;&gt;&quot;&quot;)" office:value-type="string" office:string-value="#14," calcext:value-type="string">
            <text:p>#14,</text:p>
          </table:table-cell>
          <table:table-cell table:formula="of:=&quot;#&quot;&amp;DEC2HEX([.I51];2)&amp;REPT(&quot;,&quot;;[.R51]&lt;&gt;&quot;&quot;)" office:value-type="string" office:string-value="#1D," calcext:value-type="string">
            <text:p>#1D,</text:p>
          </table:table-cell>
          <table:table-cell table:formula="of:=&quot;#&quot;&amp;DEC2HEX([.J51];2)&amp;REPT(&quot;,&quot;;[.S51]&lt;&gt;&quot;&quot;)" office:value-type="string" office:string-value="#26," calcext:value-type="string">
            <text:p>#26,</text:p>
          </table:table-cell>
          <table:table-cell table:formula="of:=&quot;#&quot;&amp;DEC2HEX([.K51];2)&amp;REPT(&quot;,&quot;;[.T51]&lt;&gt;&quot;&quot;)" office:value-type="string" office:string-value="#2F" calcext:value-type="string">
            <text:p>#2F</text:p>
          </table:table-cell>
        </table:table-row>
        <table:table-row table:style-name="ro1">
          <table:table-cell table:formula="of:=MOD(INT((ROW([.A52])-[.$A$1])/[.A$2]);8)" office:value-type="float" office:value="0" calcext:value-type="float">
            <text:p>0</text:p>
          </table:table-cell>
          <table:table-cell table:formula="of:=MOD(INT((ROW([.B52])-[.$A$1])/[.B$2]);8)" office:value-type="float" office:value="6" calcext:value-type="float">
            <text:p>6</text:p>
          </table:table-cell>
          <table:table-cell table:formula="of:=MOD(INT((ROW([.C52])-[.$A$1])/[.C$2]);8)" office:value-type="float" office:value="0" calcext:value-type="float">
            <text:p>0</text:p>
          </table:table-cell>
          <table:table-cell table:formula="of:=((([.$A52]-[.D$2])&gt;0)*([.$A52]-[.D$2]))*[.$A$2]+((([.$B52]-[.D$2])&gt;0)*([.$B52]-[.D$2]))*[.$B$2]+[.$C52]*[.$C$2]" office:value-type="float" office:value="0" calcext:value-type="float">
            <text:p>0</text:p>
          </table:table-cell>
          <table:table-cell table:formula="of:=((([.$A52]-[.E$2])&gt;0)*([.$A52]-[.E$2]))*[.$A$2]+((([.$B52]-[.E$2])&gt;0)*([.$B52]-[.E$2]))*[.$B$2]+[.$C52]*[.$C$2]" office:value-type="float" office:value="0" calcext:value-type="float">
            <text:p>0</text:p>
          </table:table-cell>
          <table:table-cell table:formula="of:=((([.$A52]-[.F$2])&gt;0)*([.$A52]-[.F$2]))*[.$A$2]+((([.$B52]-[.F$2])&gt;0)*([.$B52]-[.F$2]))*[.$B$2]+[.$C52]*[.$C$2]" office:value-type="float" office:value="8" calcext:value-type="float">
            <text:p>8</text:p>
          </table:table-cell>
          <table:table-cell table:formula="of:=((([.$A52]-[.G$2])&gt;0)*([.$A52]-[.G$2]))*[.$A$2]+((([.$B52]-[.G$2])&gt;0)*([.$B52]-[.G$2]))*[.$B$2]+[.$C52]*[.$C$2]" office:value-type="float" office:value="16" calcext:value-type="float">
            <text:p>16</text:p>
          </table:table-cell>
          <table:table-cell table:formula="of:=((([.$A52]-[.H$2])&gt;0)*([.$A52]-[.H$2]))*[.$A$2]+((([.$B52]-[.H$2])&gt;0)*([.$B52]-[.H$2]))*[.$B$2]+[.$C52]*[.$C$2]" office:value-type="float" office:value="24" calcext:value-type="float">
            <text:p>24</text:p>
          </table:table-cell>
          <table:table-cell table:formula="of:=((([.$A52]-[.I$2])&gt;0)*([.$A52]-[.I$2]))*[.$A$2]+((([.$B52]-[.I$2])&gt;0)*([.$B52]-[.I$2]))*[.$B$2]+[.$C52]*[.$C$2]" office:value-type="float" office:value="32" calcext:value-type="float">
            <text:p>32</text:p>
          </table:table-cell>
          <table:table-cell table:formula="of:=((([.$A52]-[.J$2])&gt;0)*([.$A52]-[.J$2]))*[.$A$2]+((([.$B52]-[.J$2])&gt;0)*([.$B52]-[.J$2]))*[.$B$2]+[.$C52]*[.$C$2]" office:value-type="float" office:value="40" calcext:value-type="float">
            <text:p>40</text:p>
          </table:table-cell>
          <table:table-cell table:formula="of:=((([.$A52]-[.K$2])&gt;0)*([.$A52]-[.K$2]))*[.$A$2]+((([.$B52]-[.K$2])&gt;0)*([.$B52]-[.K$2]))*[.$B$2]+[.$C52]*[.$C$2]" office:value-type="float" office:value="48" calcext:value-type="float">
            <text:p>48</text:p>
          </table:table-cell>
          <table:table-cell table:formula="of:=&quot;#&quot;&amp;DEC2HEX([.D52];2)&amp;REPT(&quot;,&quot;;[.M52]&lt;&gt;&quot;&quot;)" office:value-type="string" office:string-value="#00," calcext:value-type="string">
            <text:p>#00,</text:p>
          </table:table-cell>
          <table:table-cell table:formula="of:=&quot;#&quot;&amp;DEC2HEX([.E52];2)&amp;REPT(&quot;,&quot;;[.N52]&lt;&gt;&quot;&quot;)" office:value-type="string" office:string-value="#00," calcext:value-type="string">
            <text:p>#00,</text:p>
          </table:table-cell>
          <table:table-cell table:formula="of:=&quot;#&quot;&amp;DEC2HEX([.F52];2)&amp;REPT(&quot;,&quot;;[.O52]&lt;&gt;&quot;&quot;)" office:value-type="string" office:string-value="#08," calcext:value-type="string">
            <text:p>#08,</text:p>
          </table:table-cell>
          <table:table-cell table:formula="of:=&quot;#&quot;&amp;DEC2HEX([.G52];2)&amp;REPT(&quot;,&quot;;[.P52]&lt;&gt;&quot;&quot;)" office:value-type="string" office:string-value="#10," calcext:value-type="string">
            <text:p>#10,</text:p>
          </table:table-cell>
          <table:table-cell table:formula="of:=&quot;#&quot;&amp;DEC2HEX([.H52];2)&amp;REPT(&quot;,&quot;;[.Q52]&lt;&gt;&quot;&quot;)" office:value-type="string" office:string-value="#18," calcext:value-type="string">
            <text:p>#18,</text:p>
          </table:table-cell>
          <table:table-cell table:formula="of:=&quot;#&quot;&amp;DEC2HEX([.I52];2)&amp;REPT(&quot;,&quot;;[.R52]&lt;&gt;&quot;&quot;)" office:value-type="string" office:string-value="#20," calcext:value-type="string">
            <text:p>#20,</text:p>
          </table:table-cell>
          <table:table-cell table:formula="of:=&quot;#&quot;&amp;DEC2HEX([.J52];2)&amp;REPT(&quot;,&quot;;[.S52]&lt;&gt;&quot;&quot;)" office:value-type="string" office:string-value="#28," calcext:value-type="string">
            <text:p>#28,</text:p>
          </table:table-cell>
          <table:table-cell table:formula="of:=&quot;#&quot;&amp;DEC2HEX([.K52];2)&amp;REPT(&quot;,&quot;;[.T52]&lt;&gt;&quot;&quot;)" office:value-type="string" office:string-value="#30" calcext:value-type="string">
            <text:p>#30</text:p>
          </table:table-cell>
        </table:table-row>
        <table:table-row table:style-name="ro1">
          <table:table-cell table:formula="of:=MOD(INT((ROW([.A53])-[.$A$1])/[.A$2]);8)" office:value-type="float" office:value="1" calcext:value-type="float">
            <text:p>1</text:p>
          </table:table-cell>
          <table:table-cell table:formula="of:=MOD(INT((ROW([.B53])-[.$A$1])/[.B$2]);8)" office:value-type="float" office:value="6" calcext:value-type="float">
            <text:p>6</text:p>
          </table:table-cell>
          <table:table-cell table:formula="of:=MOD(INT((ROW([.C53])-[.$A$1])/[.C$2]);8)" office:value-type="float" office:value="0" calcext:value-type="float">
            <text:p>0</text:p>
          </table:table-cell>
          <table:table-cell table:formula="of:=((([.$A53]-[.D$2])&gt;0)*([.$A53]-[.D$2]))*[.$A$2]+((([.$B53]-[.D$2])&gt;0)*([.$B53]-[.D$2]))*[.$B$2]+[.$C53]*[.$C$2]" office:value-type="float" office:value="0" calcext:value-type="float">
            <text:p>0</text:p>
          </table:table-cell>
          <table:table-cell table:formula="of:=((([.$A53]-[.E$2])&gt;0)*([.$A53]-[.E$2]))*[.$A$2]+((([.$B53]-[.E$2])&gt;0)*([.$B53]-[.E$2]))*[.$B$2]+[.$C53]*[.$C$2]" office:value-type="float" office:value="0" calcext:value-type="float">
            <text:p>0</text:p>
          </table:table-cell>
          <table:table-cell table:formula="of:=((([.$A53]-[.F$2])&gt;0)*([.$A53]-[.F$2]))*[.$A$2]+((([.$B53]-[.F$2])&gt;0)*([.$B53]-[.F$2]))*[.$B$2]+[.$C53]*[.$C$2]" office:value-type="float" office:value="8" calcext:value-type="float">
            <text:p>8</text:p>
          </table:table-cell>
          <table:table-cell table:formula="of:=((([.$A53]-[.G$2])&gt;0)*([.$A53]-[.G$2]))*[.$A$2]+((([.$B53]-[.G$2])&gt;0)*([.$B53]-[.G$2]))*[.$B$2]+[.$C53]*[.$C$2]" office:value-type="float" office:value="16" calcext:value-type="float">
            <text:p>16</text:p>
          </table:table-cell>
          <table:table-cell table:formula="of:=((([.$A53]-[.H$2])&gt;0)*([.$A53]-[.H$2]))*[.$A$2]+((([.$B53]-[.H$2])&gt;0)*([.$B53]-[.H$2]))*[.$B$2]+[.$C53]*[.$C$2]" office:value-type="float" office:value="24" calcext:value-type="float">
            <text:p>24</text:p>
          </table:table-cell>
          <table:table-cell table:formula="of:=((([.$A53]-[.I$2])&gt;0)*([.$A53]-[.I$2]))*[.$A$2]+((([.$B53]-[.I$2])&gt;0)*([.$B53]-[.I$2]))*[.$B$2]+[.$C53]*[.$C$2]" office:value-type="float" office:value="32" calcext:value-type="float">
            <text:p>32</text:p>
          </table:table-cell>
          <table:table-cell table:formula="of:=((([.$A53]-[.J$2])&gt;0)*([.$A53]-[.J$2]))*[.$A$2]+((([.$B53]-[.J$2])&gt;0)*([.$B53]-[.J$2]))*[.$B$2]+[.$C53]*[.$C$2]" office:value-type="float" office:value="40" calcext:value-type="float">
            <text:p>40</text:p>
          </table:table-cell>
          <table:table-cell table:formula="of:=((([.$A53]-[.K$2])&gt;0)*([.$A53]-[.K$2]))*[.$A$2]+((([.$B53]-[.K$2])&gt;0)*([.$B53]-[.K$2]))*[.$B$2]+[.$C53]*[.$C$2]" office:value-type="float" office:value="49" calcext:value-type="float">
            <text:p>49</text:p>
          </table:table-cell>
          <table:table-cell table:formula="of:=&quot;#&quot;&amp;DEC2HEX([.D53];2)&amp;REPT(&quot;,&quot;;[.M53]&lt;&gt;&quot;&quot;)" office:value-type="string" office:string-value="#00," calcext:value-type="string">
            <text:p>#00,</text:p>
          </table:table-cell>
          <table:table-cell table:formula="of:=&quot;#&quot;&amp;DEC2HEX([.E53];2)&amp;REPT(&quot;,&quot;;[.N53]&lt;&gt;&quot;&quot;)" office:value-type="string" office:string-value="#00," calcext:value-type="string">
            <text:p>#00,</text:p>
          </table:table-cell>
          <table:table-cell table:formula="of:=&quot;#&quot;&amp;DEC2HEX([.F53];2)&amp;REPT(&quot;,&quot;;[.O53]&lt;&gt;&quot;&quot;)" office:value-type="string" office:string-value="#08," calcext:value-type="string">
            <text:p>#08,</text:p>
          </table:table-cell>
          <table:table-cell table:formula="of:=&quot;#&quot;&amp;DEC2HEX([.G53];2)&amp;REPT(&quot;,&quot;;[.P53]&lt;&gt;&quot;&quot;)" office:value-type="string" office:string-value="#10," calcext:value-type="string">
            <text:p>#10,</text:p>
          </table:table-cell>
          <table:table-cell table:formula="of:=&quot;#&quot;&amp;DEC2HEX([.H53];2)&amp;REPT(&quot;,&quot;;[.Q53]&lt;&gt;&quot;&quot;)" office:value-type="string" office:string-value="#18," calcext:value-type="string">
            <text:p>#18,</text:p>
          </table:table-cell>
          <table:table-cell table:formula="of:=&quot;#&quot;&amp;DEC2HEX([.I53];2)&amp;REPT(&quot;,&quot;;[.R53]&lt;&gt;&quot;&quot;)" office:value-type="string" office:string-value="#20," calcext:value-type="string">
            <text:p>#20,</text:p>
          </table:table-cell>
          <table:table-cell table:formula="of:=&quot;#&quot;&amp;DEC2HEX([.J53];2)&amp;REPT(&quot;,&quot;;[.S53]&lt;&gt;&quot;&quot;)" office:value-type="string" office:string-value="#28," calcext:value-type="string">
            <text:p>#28,</text:p>
          </table:table-cell>
          <table:table-cell table:formula="of:=&quot;#&quot;&amp;DEC2HEX([.K53];2)&amp;REPT(&quot;,&quot;;[.T53]&lt;&gt;&quot;&quot;)" office:value-type="string" office:string-value="#31" calcext:value-type="string">
            <text:p>#31</text:p>
          </table:table-cell>
        </table:table-row>
        <table:table-row table:style-name="ro1">
          <table:table-cell table:formula="of:=MOD(INT((ROW([.A54])-[.$A$1])/[.A$2]);8)" office:value-type="float" office:value="2" calcext:value-type="float">
            <text:p>2</text:p>
          </table:table-cell>
          <table:table-cell table:formula="of:=MOD(INT((ROW([.B54])-[.$A$1])/[.B$2]);8)" office:value-type="float" office:value="6" calcext:value-type="float">
            <text:p>6</text:p>
          </table:table-cell>
          <table:table-cell table:formula="of:=MOD(INT((ROW([.C54])-[.$A$1])/[.C$2]);8)" office:value-type="float" office:value="0" calcext:value-type="float">
            <text:p>0</text:p>
          </table:table-cell>
          <table:table-cell table:formula="of:=((([.$A54]-[.D$2])&gt;0)*([.$A54]-[.D$2]))*[.$A$2]+((([.$B54]-[.D$2])&gt;0)*([.$B54]-[.D$2]))*[.$B$2]+[.$C54]*[.$C$2]" office:value-type="float" office:value="0" calcext:value-type="float">
            <text:p>0</text:p>
          </table:table-cell>
          <table:table-cell table:formula="of:=((([.$A54]-[.E$2])&gt;0)*([.$A54]-[.E$2]))*[.$A$2]+((([.$B54]-[.E$2])&gt;0)*([.$B54]-[.E$2]))*[.$B$2]+[.$C54]*[.$C$2]" office:value-type="float" office:value="0" calcext:value-type="float">
            <text:p>0</text:p>
          </table:table-cell>
          <table:table-cell table:formula="of:=((([.$A54]-[.F$2])&gt;0)*([.$A54]-[.F$2]))*[.$A$2]+((([.$B54]-[.F$2])&gt;0)*([.$B54]-[.F$2]))*[.$B$2]+[.$C54]*[.$C$2]" office:value-type="float" office:value="8" calcext:value-type="float">
            <text:p>8</text:p>
          </table:table-cell>
          <table:table-cell table:formula="of:=((([.$A54]-[.G$2])&gt;0)*([.$A54]-[.G$2]))*[.$A$2]+((([.$B54]-[.G$2])&gt;0)*([.$B54]-[.G$2]))*[.$B$2]+[.$C54]*[.$C$2]" office:value-type="float" office:value="16" calcext:value-type="float">
            <text:p>16</text:p>
          </table:table-cell>
          <table:table-cell table:formula="of:=((([.$A54]-[.H$2])&gt;0)*([.$A54]-[.H$2]))*[.$A$2]+((([.$B54]-[.H$2])&gt;0)*([.$B54]-[.H$2]))*[.$B$2]+[.$C54]*[.$C$2]" office:value-type="float" office:value="24" calcext:value-type="float">
            <text:p>24</text:p>
          </table:table-cell>
          <table:table-cell table:formula="of:=((([.$A54]-[.I$2])&gt;0)*([.$A54]-[.I$2]))*[.$A$2]+((([.$B54]-[.I$2])&gt;0)*([.$B54]-[.I$2]))*[.$B$2]+[.$C54]*[.$C$2]" office:value-type="float" office:value="32" calcext:value-type="float">
            <text:p>32</text:p>
          </table:table-cell>
          <table:table-cell table:formula="of:=((([.$A54]-[.J$2])&gt;0)*([.$A54]-[.J$2]))*[.$A$2]+((([.$B54]-[.J$2])&gt;0)*([.$B54]-[.J$2]))*[.$B$2]+[.$C54]*[.$C$2]" office:value-type="float" office:value="41" calcext:value-type="float">
            <text:p>41</text:p>
          </table:table-cell>
          <table:table-cell table:formula="of:=((([.$A54]-[.K$2])&gt;0)*([.$A54]-[.K$2]))*[.$A$2]+((([.$B54]-[.K$2])&gt;0)*([.$B54]-[.K$2]))*[.$B$2]+[.$C54]*[.$C$2]" office:value-type="float" office:value="50" calcext:value-type="float">
            <text:p>50</text:p>
          </table:table-cell>
          <table:table-cell table:formula="of:=&quot;#&quot;&amp;DEC2HEX([.D54];2)&amp;REPT(&quot;,&quot;;[.M54]&lt;&gt;&quot;&quot;)" office:value-type="string" office:string-value="#00," calcext:value-type="string">
            <text:p>#00,</text:p>
          </table:table-cell>
          <table:table-cell table:formula="of:=&quot;#&quot;&amp;DEC2HEX([.E54];2)&amp;REPT(&quot;,&quot;;[.N54]&lt;&gt;&quot;&quot;)" office:value-type="string" office:string-value="#00," calcext:value-type="string">
            <text:p>#00,</text:p>
          </table:table-cell>
          <table:table-cell table:formula="of:=&quot;#&quot;&amp;DEC2HEX([.F54];2)&amp;REPT(&quot;,&quot;;[.O54]&lt;&gt;&quot;&quot;)" office:value-type="string" office:string-value="#08," calcext:value-type="string">
            <text:p>#08,</text:p>
          </table:table-cell>
          <table:table-cell table:formula="of:=&quot;#&quot;&amp;DEC2HEX([.G54];2)&amp;REPT(&quot;,&quot;;[.P54]&lt;&gt;&quot;&quot;)" office:value-type="string" office:string-value="#10," calcext:value-type="string">
            <text:p>#10,</text:p>
          </table:table-cell>
          <table:table-cell table:formula="of:=&quot;#&quot;&amp;DEC2HEX([.H54];2)&amp;REPT(&quot;,&quot;;[.Q54]&lt;&gt;&quot;&quot;)" office:value-type="string" office:string-value="#18," calcext:value-type="string">
            <text:p>#18,</text:p>
          </table:table-cell>
          <table:table-cell table:formula="of:=&quot;#&quot;&amp;DEC2HEX([.I54];2)&amp;REPT(&quot;,&quot;;[.R54]&lt;&gt;&quot;&quot;)" office:value-type="string" office:string-value="#20," calcext:value-type="string">
            <text:p>#20,</text:p>
          </table:table-cell>
          <table:table-cell table:formula="of:=&quot;#&quot;&amp;DEC2HEX([.J54];2)&amp;REPT(&quot;,&quot;;[.S54]&lt;&gt;&quot;&quot;)" office:value-type="string" office:string-value="#29," calcext:value-type="string">
            <text:p>#29,</text:p>
          </table:table-cell>
          <table:table-cell table:formula="of:=&quot;#&quot;&amp;DEC2HEX([.K54];2)&amp;REPT(&quot;,&quot;;[.T54]&lt;&gt;&quot;&quot;)" office:value-type="string" office:string-value="#32" calcext:value-type="string">
            <text:p>#32</text:p>
          </table:table-cell>
        </table:table-row>
        <table:table-row table:style-name="ro1">
          <table:table-cell table:formula="of:=MOD(INT((ROW([.A55])-[.$A$1])/[.A$2]);8)" office:value-type="float" office:value="3" calcext:value-type="float">
            <text:p>3</text:p>
          </table:table-cell>
          <table:table-cell table:formula="of:=MOD(INT((ROW([.B55])-[.$A$1])/[.B$2]);8)" office:value-type="float" office:value="6" calcext:value-type="float">
            <text:p>6</text:p>
          </table:table-cell>
          <table:table-cell table:formula="of:=MOD(INT((ROW([.C55])-[.$A$1])/[.C$2]);8)" office:value-type="float" office:value="0" calcext:value-type="float">
            <text:p>0</text:p>
          </table:table-cell>
          <table:table-cell table:formula="of:=((([.$A55]-[.D$2])&gt;0)*([.$A55]-[.D$2]))*[.$A$2]+((([.$B55]-[.D$2])&gt;0)*([.$B55]-[.D$2]))*[.$B$2]+[.$C55]*[.$C$2]" office:value-type="float" office:value="0" calcext:value-type="float">
            <text:p>0</text:p>
          </table:table-cell>
          <table:table-cell table:formula="of:=((([.$A55]-[.E$2])&gt;0)*([.$A55]-[.E$2]))*[.$A$2]+((([.$B55]-[.E$2])&gt;0)*([.$B55]-[.E$2]))*[.$B$2]+[.$C55]*[.$C$2]" office:value-type="float" office:value="0" calcext:value-type="float">
            <text:p>0</text:p>
          </table:table-cell>
          <table:table-cell table:formula="of:=((([.$A55]-[.F$2])&gt;0)*([.$A55]-[.F$2]))*[.$A$2]+((([.$B55]-[.F$2])&gt;0)*([.$B55]-[.F$2]))*[.$B$2]+[.$C55]*[.$C$2]" office:value-type="float" office:value="8" calcext:value-type="float">
            <text:p>8</text:p>
          </table:table-cell>
          <table:table-cell table:formula="of:=((([.$A55]-[.G$2])&gt;0)*([.$A55]-[.G$2]))*[.$A$2]+((([.$B55]-[.G$2])&gt;0)*([.$B55]-[.G$2]))*[.$B$2]+[.$C55]*[.$C$2]" office:value-type="float" office:value="16" calcext:value-type="float">
            <text:p>16</text:p>
          </table:table-cell>
          <table:table-cell table:formula="of:=((([.$A55]-[.H$2])&gt;0)*([.$A55]-[.H$2]))*[.$A$2]+((([.$B55]-[.H$2])&gt;0)*([.$B55]-[.H$2]))*[.$B$2]+[.$C55]*[.$C$2]" office:value-type="float" office:value="24" calcext:value-type="float">
            <text:p>24</text:p>
          </table:table-cell>
          <table:table-cell table:formula="of:=((([.$A55]-[.I$2])&gt;0)*([.$A55]-[.I$2]))*[.$A$2]+((([.$B55]-[.I$2])&gt;0)*([.$B55]-[.I$2]))*[.$B$2]+[.$C55]*[.$C$2]" office:value-type="float" office:value="33" calcext:value-type="float">
            <text:p>33</text:p>
          </table:table-cell>
          <table:table-cell table:formula="of:=((([.$A55]-[.J$2])&gt;0)*([.$A55]-[.J$2]))*[.$A$2]+((([.$B55]-[.J$2])&gt;0)*([.$B55]-[.J$2]))*[.$B$2]+[.$C55]*[.$C$2]" office:value-type="float" office:value="42" calcext:value-type="float">
            <text:p>42</text:p>
          </table:table-cell>
          <table:table-cell table:formula="of:=((([.$A55]-[.K$2])&gt;0)*([.$A55]-[.K$2]))*[.$A$2]+((([.$B55]-[.K$2])&gt;0)*([.$B55]-[.K$2]))*[.$B$2]+[.$C55]*[.$C$2]" office:value-type="float" office:value="51" calcext:value-type="float">
            <text:p>51</text:p>
          </table:table-cell>
          <table:table-cell table:formula="of:=&quot;#&quot;&amp;DEC2HEX([.D55];2)&amp;REPT(&quot;,&quot;;[.M55]&lt;&gt;&quot;&quot;)" office:value-type="string" office:string-value="#00," calcext:value-type="string">
            <text:p>#00,</text:p>
          </table:table-cell>
          <table:table-cell table:formula="of:=&quot;#&quot;&amp;DEC2HEX([.E55];2)&amp;REPT(&quot;,&quot;;[.N55]&lt;&gt;&quot;&quot;)" office:value-type="string" office:string-value="#00," calcext:value-type="string">
            <text:p>#00,</text:p>
          </table:table-cell>
          <table:table-cell table:formula="of:=&quot;#&quot;&amp;DEC2HEX([.F55];2)&amp;REPT(&quot;,&quot;;[.O55]&lt;&gt;&quot;&quot;)" office:value-type="string" office:string-value="#08," calcext:value-type="string">
            <text:p>#08,</text:p>
          </table:table-cell>
          <table:table-cell table:formula="of:=&quot;#&quot;&amp;DEC2HEX([.G55];2)&amp;REPT(&quot;,&quot;;[.P55]&lt;&gt;&quot;&quot;)" office:value-type="string" office:string-value="#10," calcext:value-type="string">
            <text:p>#10,</text:p>
          </table:table-cell>
          <table:table-cell table:formula="of:=&quot;#&quot;&amp;DEC2HEX([.H55];2)&amp;REPT(&quot;,&quot;;[.Q55]&lt;&gt;&quot;&quot;)" office:value-type="string" office:string-value="#18," calcext:value-type="string">
            <text:p>#18,</text:p>
          </table:table-cell>
          <table:table-cell table:formula="of:=&quot;#&quot;&amp;DEC2HEX([.I55];2)&amp;REPT(&quot;,&quot;;[.R55]&lt;&gt;&quot;&quot;)" office:value-type="string" office:string-value="#21," calcext:value-type="string">
            <text:p>#21,</text:p>
          </table:table-cell>
          <table:table-cell table:formula="of:=&quot;#&quot;&amp;DEC2HEX([.J55];2)&amp;REPT(&quot;,&quot;;[.S55]&lt;&gt;&quot;&quot;)" office:value-type="string" office:string-value="#2A," calcext:value-type="string">
            <text:p>#2A,</text:p>
          </table:table-cell>
          <table:table-cell table:formula="of:=&quot;#&quot;&amp;DEC2HEX([.K55];2)&amp;REPT(&quot;,&quot;;[.T55]&lt;&gt;&quot;&quot;)" office:value-type="string" office:string-value="#33" calcext:value-type="string">
            <text:p>#33</text:p>
          </table:table-cell>
        </table:table-row>
        <table:table-row table:style-name="ro1">
          <table:table-cell table:formula="of:=MOD(INT((ROW([.A56])-[.$A$1])/[.A$2]);8)" office:value-type="float" office:value="4" calcext:value-type="float">
            <text:p>4</text:p>
          </table:table-cell>
          <table:table-cell table:formula="of:=MOD(INT((ROW([.B56])-[.$A$1])/[.B$2]);8)" office:value-type="float" office:value="6" calcext:value-type="float">
            <text:p>6</text:p>
          </table:table-cell>
          <table:table-cell table:formula="of:=MOD(INT((ROW([.C56])-[.$A$1])/[.C$2]);8)" office:value-type="float" office:value="0" calcext:value-type="float">
            <text:p>0</text:p>
          </table:table-cell>
          <table:table-cell table:formula="of:=((([.$A56]-[.D$2])&gt;0)*([.$A56]-[.D$2]))*[.$A$2]+((([.$B56]-[.D$2])&gt;0)*([.$B56]-[.D$2]))*[.$B$2]+[.$C56]*[.$C$2]" office:value-type="float" office:value="0" calcext:value-type="float">
            <text:p>0</text:p>
          </table:table-cell>
          <table:table-cell table:formula="of:=((([.$A56]-[.E$2])&gt;0)*([.$A56]-[.E$2]))*[.$A$2]+((([.$B56]-[.E$2])&gt;0)*([.$B56]-[.E$2]))*[.$B$2]+[.$C56]*[.$C$2]" office:value-type="float" office:value="0" calcext:value-type="float">
            <text:p>0</text:p>
          </table:table-cell>
          <table:table-cell table:formula="of:=((([.$A56]-[.F$2])&gt;0)*([.$A56]-[.F$2]))*[.$A$2]+((([.$B56]-[.F$2])&gt;0)*([.$B56]-[.F$2]))*[.$B$2]+[.$C56]*[.$C$2]" office:value-type="float" office:value="8" calcext:value-type="float">
            <text:p>8</text:p>
          </table:table-cell>
          <table:table-cell table:formula="of:=((([.$A56]-[.G$2])&gt;0)*([.$A56]-[.G$2]))*[.$A$2]+((([.$B56]-[.G$2])&gt;0)*([.$B56]-[.G$2]))*[.$B$2]+[.$C56]*[.$C$2]" office:value-type="float" office:value="16" calcext:value-type="float">
            <text:p>16</text:p>
          </table:table-cell>
          <table:table-cell table:formula="of:=((([.$A56]-[.H$2])&gt;0)*([.$A56]-[.H$2]))*[.$A$2]+((([.$B56]-[.H$2])&gt;0)*([.$B56]-[.H$2]))*[.$B$2]+[.$C56]*[.$C$2]" office:value-type="float" office:value="25" calcext:value-type="float">
            <text:p>25</text:p>
          </table:table-cell>
          <table:table-cell table:formula="of:=((([.$A56]-[.I$2])&gt;0)*([.$A56]-[.I$2]))*[.$A$2]+((([.$B56]-[.I$2])&gt;0)*([.$B56]-[.I$2]))*[.$B$2]+[.$C56]*[.$C$2]" office:value-type="float" office:value="34" calcext:value-type="float">
            <text:p>34</text:p>
          </table:table-cell>
          <table:table-cell table:formula="of:=((([.$A56]-[.J$2])&gt;0)*([.$A56]-[.J$2]))*[.$A$2]+((([.$B56]-[.J$2])&gt;0)*([.$B56]-[.J$2]))*[.$B$2]+[.$C56]*[.$C$2]" office:value-type="float" office:value="43" calcext:value-type="float">
            <text:p>43</text:p>
          </table:table-cell>
          <table:table-cell table:formula="of:=((([.$A56]-[.K$2])&gt;0)*([.$A56]-[.K$2]))*[.$A$2]+((([.$B56]-[.K$2])&gt;0)*([.$B56]-[.K$2]))*[.$B$2]+[.$C56]*[.$C$2]" office:value-type="float" office:value="52" calcext:value-type="float">
            <text:p>52</text:p>
          </table:table-cell>
          <table:table-cell table:formula="of:=&quot;#&quot;&amp;DEC2HEX([.D56];2)&amp;REPT(&quot;,&quot;;[.M56]&lt;&gt;&quot;&quot;)" office:value-type="string" office:string-value="#00," calcext:value-type="string">
            <text:p>#00,</text:p>
          </table:table-cell>
          <table:table-cell table:formula="of:=&quot;#&quot;&amp;DEC2HEX([.E56];2)&amp;REPT(&quot;,&quot;;[.N56]&lt;&gt;&quot;&quot;)" office:value-type="string" office:string-value="#00," calcext:value-type="string">
            <text:p>#00,</text:p>
          </table:table-cell>
          <table:table-cell table:formula="of:=&quot;#&quot;&amp;DEC2HEX([.F56];2)&amp;REPT(&quot;,&quot;;[.O56]&lt;&gt;&quot;&quot;)" office:value-type="string" office:string-value="#08," calcext:value-type="string">
            <text:p>#08,</text:p>
          </table:table-cell>
          <table:table-cell table:formula="of:=&quot;#&quot;&amp;DEC2HEX([.G56];2)&amp;REPT(&quot;,&quot;;[.P56]&lt;&gt;&quot;&quot;)" office:value-type="string" office:string-value="#10," calcext:value-type="string">
            <text:p>#10,</text:p>
          </table:table-cell>
          <table:table-cell table:formula="of:=&quot;#&quot;&amp;DEC2HEX([.H56];2)&amp;REPT(&quot;,&quot;;[.Q56]&lt;&gt;&quot;&quot;)" office:value-type="string" office:string-value="#19," calcext:value-type="string">
            <text:p>#19,</text:p>
          </table:table-cell>
          <table:table-cell table:formula="of:=&quot;#&quot;&amp;DEC2HEX([.I56];2)&amp;REPT(&quot;,&quot;;[.R56]&lt;&gt;&quot;&quot;)" office:value-type="string" office:string-value="#22," calcext:value-type="string">
            <text:p>#22,</text:p>
          </table:table-cell>
          <table:table-cell table:formula="of:=&quot;#&quot;&amp;DEC2HEX([.J56];2)&amp;REPT(&quot;,&quot;;[.S56]&lt;&gt;&quot;&quot;)" office:value-type="string" office:string-value="#2B," calcext:value-type="string">
            <text:p>#2B,</text:p>
          </table:table-cell>
          <table:table-cell table:formula="of:=&quot;#&quot;&amp;DEC2HEX([.K56];2)&amp;REPT(&quot;,&quot;;[.T56]&lt;&gt;&quot;&quot;)" office:value-type="string" office:string-value="#34" calcext:value-type="string">
            <text:p>#34</text:p>
          </table:table-cell>
        </table:table-row>
        <table:table-row table:style-name="ro1">
          <table:table-cell table:formula="of:=MOD(INT((ROW([.A57])-[.$A$1])/[.A$2]);8)" office:value-type="float" office:value="5" calcext:value-type="float">
            <text:p>5</text:p>
          </table:table-cell>
          <table:table-cell table:formula="of:=MOD(INT((ROW([.B57])-[.$A$1])/[.B$2]);8)" office:value-type="float" office:value="6" calcext:value-type="float">
            <text:p>6</text:p>
          </table:table-cell>
          <table:table-cell table:formula="of:=MOD(INT((ROW([.C57])-[.$A$1])/[.C$2]);8)" office:value-type="float" office:value="0" calcext:value-type="float">
            <text:p>0</text:p>
          </table:table-cell>
          <table:table-cell table:formula="of:=((([.$A57]-[.D$2])&gt;0)*([.$A57]-[.D$2]))*[.$A$2]+((([.$B57]-[.D$2])&gt;0)*([.$B57]-[.D$2]))*[.$B$2]+[.$C57]*[.$C$2]" office:value-type="float" office:value="0" calcext:value-type="float">
            <text:p>0</text:p>
          </table:table-cell>
          <table:table-cell table:formula="of:=((([.$A57]-[.E$2])&gt;0)*([.$A57]-[.E$2]))*[.$A$2]+((([.$B57]-[.E$2])&gt;0)*([.$B57]-[.E$2]))*[.$B$2]+[.$C57]*[.$C$2]" office:value-type="float" office:value="0" calcext:value-type="float">
            <text:p>0</text:p>
          </table:table-cell>
          <table:table-cell table:formula="of:=((([.$A57]-[.F$2])&gt;0)*([.$A57]-[.F$2]))*[.$A$2]+((([.$B57]-[.F$2])&gt;0)*([.$B57]-[.F$2]))*[.$B$2]+[.$C57]*[.$C$2]" office:value-type="float" office:value="8" calcext:value-type="float">
            <text:p>8</text:p>
          </table:table-cell>
          <table:table-cell table:formula="of:=((([.$A57]-[.G$2])&gt;0)*([.$A57]-[.G$2]))*[.$A$2]+((([.$B57]-[.G$2])&gt;0)*([.$B57]-[.G$2]))*[.$B$2]+[.$C57]*[.$C$2]" office:value-type="float" office:value="17" calcext:value-type="float">
            <text:p>17</text:p>
          </table:table-cell>
          <table:table-cell table:formula="of:=((([.$A57]-[.H$2])&gt;0)*([.$A57]-[.H$2]))*[.$A$2]+((([.$B57]-[.H$2])&gt;0)*([.$B57]-[.H$2]))*[.$B$2]+[.$C57]*[.$C$2]" office:value-type="float" office:value="26" calcext:value-type="float">
            <text:p>26</text:p>
          </table:table-cell>
          <table:table-cell table:formula="of:=((([.$A57]-[.I$2])&gt;0)*([.$A57]-[.I$2]))*[.$A$2]+((([.$B57]-[.I$2])&gt;0)*([.$B57]-[.I$2]))*[.$B$2]+[.$C57]*[.$C$2]" office:value-type="float" office:value="35" calcext:value-type="float">
            <text:p>35</text:p>
          </table:table-cell>
          <table:table-cell table:formula="of:=((([.$A57]-[.J$2])&gt;0)*([.$A57]-[.J$2]))*[.$A$2]+((([.$B57]-[.J$2])&gt;0)*([.$B57]-[.J$2]))*[.$B$2]+[.$C57]*[.$C$2]" office:value-type="float" office:value="44" calcext:value-type="float">
            <text:p>44</text:p>
          </table:table-cell>
          <table:table-cell table:formula="of:=((([.$A57]-[.K$2])&gt;0)*([.$A57]-[.K$2]))*[.$A$2]+((([.$B57]-[.K$2])&gt;0)*([.$B57]-[.K$2]))*[.$B$2]+[.$C57]*[.$C$2]" office:value-type="float" office:value="53" calcext:value-type="float">
            <text:p>53</text:p>
          </table:table-cell>
          <table:table-cell table:formula="of:=&quot;#&quot;&amp;DEC2HEX([.D57];2)&amp;REPT(&quot;,&quot;;[.M57]&lt;&gt;&quot;&quot;)" office:value-type="string" office:string-value="#00," calcext:value-type="string">
            <text:p>#00,</text:p>
          </table:table-cell>
          <table:table-cell table:formula="of:=&quot;#&quot;&amp;DEC2HEX([.E57];2)&amp;REPT(&quot;,&quot;;[.N57]&lt;&gt;&quot;&quot;)" office:value-type="string" office:string-value="#00," calcext:value-type="string">
            <text:p>#00,</text:p>
          </table:table-cell>
          <table:table-cell table:formula="of:=&quot;#&quot;&amp;DEC2HEX([.F57];2)&amp;REPT(&quot;,&quot;;[.O57]&lt;&gt;&quot;&quot;)" office:value-type="string" office:string-value="#08," calcext:value-type="string">
            <text:p>#08,</text:p>
          </table:table-cell>
          <table:table-cell table:formula="of:=&quot;#&quot;&amp;DEC2HEX([.G57];2)&amp;REPT(&quot;,&quot;;[.P57]&lt;&gt;&quot;&quot;)" office:value-type="string" office:string-value="#11," calcext:value-type="string">
            <text:p>#11,</text:p>
          </table:table-cell>
          <table:table-cell table:formula="of:=&quot;#&quot;&amp;DEC2HEX([.H57];2)&amp;REPT(&quot;,&quot;;[.Q57]&lt;&gt;&quot;&quot;)" office:value-type="string" office:string-value="#1A," calcext:value-type="string">
            <text:p>#1A,</text:p>
          </table:table-cell>
          <table:table-cell table:formula="of:=&quot;#&quot;&amp;DEC2HEX([.I57];2)&amp;REPT(&quot;,&quot;;[.R57]&lt;&gt;&quot;&quot;)" office:value-type="string" office:string-value="#23," calcext:value-type="string">
            <text:p>#23,</text:p>
          </table:table-cell>
          <table:table-cell table:formula="of:=&quot;#&quot;&amp;DEC2HEX([.J57];2)&amp;REPT(&quot;,&quot;;[.S57]&lt;&gt;&quot;&quot;)" office:value-type="string" office:string-value="#2C," calcext:value-type="string">
            <text:p>#2C,</text:p>
          </table:table-cell>
          <table:table-cell table:formula="of:=&quot;#&quot;&amp;DEC2HEX([.K57];2)&amp;REPT(&quot;,&quot;;[.T57]&lt;&gt;&quot;&quot;)" office:value-type="string" office:string-value="#35" calcext:value-type="string">
            <text:p>#35</text:p>
          </table:table-cell>
        </table:table-row>
        <table:table-row table:style-name="ro1">
          <table:table-cell table:formula="of:=MOD(INT((ROW([.A58])-[.$A$1])/[.A$2]);8)" office:value-type="float" office:value="6" calcext:value-type="float">
            <text:p>6</text:p>
          </table:table-cell>
          <table:table-cell table:formula="of:=MOD(INT((ROW([.B58])-[.$A$1])/[.B$2]);8)" office:value-type="float" office:value="6" calcext:value-type="float">
            <text:p>6</text:p>
          </table:table-cell>
          <table:table-cell table:formula="of:=MOD(INT((ROW([.C58])-[.$A$1])/[.C$2]);8)" office:value-type="float" office:value="0" calcext:value-type="float">
            <text:p>0</text:p>
          </table:table-cell>
          <table:table-cell table:formula="of:=((([.$A58]-[.D$2])&gt;0)*([.$A58]-[.D$2]))*[.$A$2]+((([.$B58]-[.D$2])&gt;0)*([.$B58]-[.D$2]))*[.$B$2]+[.$C58]*[.$C$2]" office:value-type="float" office:value="0" calcext:value-type="float">
            <text:p>0</text:p>
          </table:table-cell>
          <table:table-cell table:formula="of:=((([.$A58]-[.E$2])&gt;0)*([.$A58]-[.E$2]))*[.$A$2]+((([.$B58]-[.E$2])&gt;0)*([.$B58]-[.E$2]))*[.$B$2]+[.$C58]*[.$C$2]" office:value-type="float" office:value="0" calcext:value-type="float">
            <text:p>0</text:p>
          </table:table-cell>
          <table:table-cell table:formula="of:=((([.$A58]-[.F$2])&gt;0)*([.$A58]-[.F$2]))*[.$A$2]+((([.$B58]-[.F$2])&gt;0)*([.$B58]-[.F$2]))*[.$B$2]+[.$C58]*[.$C$2]" office:value-type="float" office:value="9" calcext:value-type="float">
            <text:p>9</text:p>
          </table:table-cell>
          <table:table-cell table:formula="of:=((([.$A58]-[.G$2])&gt;0)*([.$A58]-[.G$2]))*[.$A$2]+((([.$B58]-[.G$2])&gt;0)*([.$B58]-[.G$2]))*[.$B$2]+[.$C58]*[.$C$2]" office:value-type="float" office:value="18" calcext:value-type="float">
            <text:p>18</text:p>
          </table:table-cell>
          <table:table-cell table:formula="of:=((([.$A58]-[.H$2])&gt;0)*([.$A58]-[.H$2]))*[.$A$2]+((([.$B58]-[.H$2])&gt;0)*([.$B58]-[.H$2]))*[.$B$2]+[.$C58]*[.$C$2]" office:value-type="float" office:value="27" calcext:value-type="float">
            <text:p>27</text:p>
          </table:table-cell>
          <table:table-cell table:formula="of:=((([.$A58]-[.I$2])&gt;0)*([.$A58]-[.I$2]))*[.$A$2]+((([.$B58]-[.I$2])&gt;0)*([.$B58]-[.I$2]))*[.$B$2]+[.$C58]*[.$C$2]" office:value-type="float" office:value="36" calcext:value-type="float">
            <text:p>36</text:p>
          </table:table-cell>
          <table:table-cell table:formula="of:=((([.$A58]-[.J$2])&gt;0)*([.$A58]-[.J$2]))*[.$A$2]+((([.$B58]-[.J$2])&gt;0)*([.$B58]-[.J$2]))*[.$B$2]+[.$C58]*[.$C$2]" office:value-type="float" office:value="45" calcext:value-type="float">
            <text:p>45</text:p>
          </table:table-cell>
          <table:table-cell table:formula="of:=((([.$A58]-[.K$2])&gt;0)*([.$A58]-[.K$2]))*[.$A$2]+((([.$B58]-[.K$2])&gt;0)*([.$B58]-[.K$2]))*[.$B$2]+[.$C58]*[.$C$2]" office:value-type="float" office:value="54" calcext:value-type="float">
            <text:p>54</text:p>
          </table:table-cell>
          <table:table-cell table:formula="of:=&quot;#&quot;&amp;DEC2HEX([.D58];2)&amp;REPT(&quot;,&quot;;[.M58]&lt;&gt;&quot;&quot;)" office:value-type="string" office:string-value="#00," calcext:value-type="string">
            <text:p>#00,</text:p>
          </table:table-cell>
          <table:table-cell table:formula="of:=&quot;#&quot;&amp;DEC2HEX([.E58];2)&amp;REPT(&quot;,&quot;;[.N58]&lt;&gt;&quot;&quot;)" office:value-type="string" office:string-value="#00," calcext:value-type="string">
            <text:p>#00,</text:p>
          </table:table-cell>
          <table:table-cell table:formula="of:=&quot;#&quot;&amp;DEC2HEX([.F58];2)&amp;REPT(&quot;,&quot;;[.O58]&lt;&gt;&quot;&quot;)" office:value-type="string" office:string-value="#09," calcext:value-type="string">
            <text:p>#09,</text:p>
          </table:table-cell>
          <table:table-cell table:formula="of:=&quot;#&quot;&amp;DEC2HEX([.G58];2)&amp;REPT(&quot;,&quot;;[.P58]&lt;&gt;&quot;&quot;)" office:value-type="string" office:string-value="#12," calcext:value-type="string">
            <text:p>#12,</text:p>
          </table:table-cell>
          <table:table-cell table:formula="of:=&quot;#&quot;&amp;DEC2HEX([.H58];2)&amp;REPT(&quot;,&quot;;[.Q58]&lt;&gt;&quot;&quot;)" office:value-type="string" office:string-value="#1B," calcext:value-type="string">
            <text:p>#1B,</text:p>
          </table:table-cell>
          <table:table-cell table:formula="of:=&quot;#&quot;&amp;DEC2HEX([.I58];2)&amp;REPT(&quot;,&quot;;[.R58]&lt;&gt;&quot;&quot;)" office:value-type="string" office:string-value="#24," calcext:value-type="string">
            <text:p>#24,</text:p>
          </table:table-cell>
          <table:table-cell table:formula="of:=&quot;#&quot;&amp;DEC2HEX([.J58];2)&amp;REPT(&quot;,&quot;;[.S58]&lt;&gt;&quot;&quot;)" office:value-type="string" office:string-value="#2D," calcext:value-type="string">
            <text:p>#2D,</text:p>
          </table:table-cell>
          <table:table-cell table:formula="of:=&quot;#&quot;&amp;DEC2HEX([.K58];2)&amp;REPT(&quot;,&quot;;[.T58]&lt;&gt;&quot;&quot;)" office:value-type="string" office:string-value="#36" calcext:value-type="string">
            <text:p>#36</text:p>
          </table:table-cell>
        </table:table-row>
        <table:table-row table:style-name="ro1">
          <table:table-cell table:formula="of:=MOD(INT((ROW([.A59])-[.$A$1])/[.A$2]);8)" office:value-type="float" office:value="7" calcext:value-type="float">
            <text:p>7</text:p>
          </table:table-cell>
          <table:table-cell table:formula="of:=MOD(INT((ROW([.B59])-[.$A$1])/[.B$2]);8)" office:value-type="float" office:value="6" calcext:value-type="float">
            <text:p>6</text:p>
          </table:table-cell>
          <table:table-cell table:formula="of:=MOD(INT((ROW([.C59])-[.$A$1])/[.C$2]);8)" office:value-type="float" office:value="0" calcext:value-type="float">
            <text:p>0</text:p>
          </table:table-cell>
          <table:table-cell table:formula="of:=((([.$A59]-[.D$2])&gt;0)*([.$A59]-[.D$2]))*[.$A$2]+((([.$B59]-[.D$2])&gt;0)*([.$B59]-[.D$2]))*[.$B$2]+[.$C59]*[.$C$2]" office:value-type="float" office:value="0" calcext:value-type="float">
            <text:p>0</text:p>
          </table:table-cell>
          <table:table-cell table:formula="of:=((([.$A59]-[.E$2])&gt;0)*([.$A59]-[.E$2]))*[.$A$2]+((([.$B59]-[.E$2])&gt;0)*([.$B59]-[.E$2]))*[.$B$2]+[.$C59]*[.$C$2]" office:value-type="float" office:value="1" calcext:value-type="float">
            <text:p>1</text:p>
          </table:table-cell>
          <table:table-cell table:formula="of:=((([.$A59]-[.F$2])&gt;0)*([.$A59]-[.F$2]))*[.$A$2]+((([.$B59]-[.F$2])&gt;0)*([.$B59]-[.F$2]))*[.$B$2]+[.$C59]*[.$C$2]" office:value-type="float" office:value="10" calcext:value-type="float">
            <text:p>10</text:p>
          </table:table-cell>
          <table:table-cell table:formula="of:=((([.$A59]-[.G$2])&gt;0)*([.$A59]-[.G$2]))*[.$A$2]+((([.$B59]-[.G$2])&gt;0)*([.$B59]-[.G$2]))*[.$B$2]+[.$C59]*[.$C$2]" office:value-type="float" office:value="19" calcext:value-type="float">
            <text:p>19</text:p>
          </table:table-cell>
          <table:table-cell table:formula="of:=((([.$A59]-[.H$2])&gt;0)*([.$A59]-[.H$2]))*[.$A$2]+((([.$B59]-[.H$2])&gt;0)*([.$B59]-[.H$2]))*[.$B$2]+[.$C59]*[.$C$2]" office:value-type="float" office:value="28" calcext:value-type="float">
            <text:p>28</text:p>
          </table:table-cell>
          <table:table-cell table:formula="of:=((([.$A59]-[.I$2])&gt;0)*([.$A59]-[.I$2]))*[.$A$2]+((([.$B59]-[.I$2])&gt;0)*([.$B59]-[.I$2]))*[.$B$2]+[.$C59]*[.$C$2]" office:value-type="float" office:value="37" calcext:value-type="float">
            <text:p>37</text:p>
          </table:table-cell>
          <table:table-cell table:formula="of:=((([.$A59]-[.J$2])&gt;0)*([.$A59]-[.J$2]))*[.$A$2]+((([.$B59]-[.J$2])&gt;0)*([.$B59]-[.J$2]))*[.$B$2]+[.$C59]*[.$C$2]" office:value-type="float" office:value="46" calcext:value-type="float">
            <text:p>46</text:p>
          </table:table-cell>
          <table:table-cell table:formula="of:=((([.$A59]-[.K$2])&gt;0)*([.$A59]-[.K$2]))*[.$A$2]+((([.$B59]-[.K$2])&gt;0)*([.$B59]-[.K$2]))*[.$B$2]+[.$C59]*[.$C$2]" office:value-type="float" office:value="55" calcext:value-type="float">
            <text:p>55</text:p>
          </table:table-cell>
          <table:table-cell table:formula="of:=&quot;#&quot;&amp;DEC2HEX([.D59];2)&amp;REPT(&quot;,&quot;;[.M59]&lt;&gt;&quot;&quot;)" office:value-type="string" office:string-value="#00," calcext:value-type="string">
            <text:p>#00,</text:p>
          </table:table-cell>
          <table:table-cell table:formula="of:=&quot;#&quot;&amp;DEC2HEX([.E59];2)&amp;REPT(&quot;,&quot;;[.N59]&lt;&gt;&quot;&quot;)" office:value-type="string" office:string-value="#01," calcext:value-type="string">
            <text:p>#01,</text:p>
          </table:table-cell>
          <table:table-cell table:formula="of:=&quot;#&quot;&amp;DEC2HEX([.F59];2)&amp;REPT(&quot;,&quot;;[.O59]&lt;&gt;&quot;&quot;)" office:value-type="string" office:string-value="#0A," calcext:value-type="string">
            <text:p>#0A,</text:p>
          </table:table-cell>
          <table:table-cell table:formula="of:=&quot;#&quot;&amp;DEC2HEX([.G59];2)&amp;REPT(&quot;,&quot;;[.P59]&lt;&gt;&quot;&quot;)" office:value-type="string" office:string-value="#13," calcext:value-type="string">
            <text:p>#13,</text:p>
          </table:table-cell>
          <table:table-cell table:formula="of:=&quot;#&quot;&amp;DEC2HEX([.H59];2)&amp;REPT(&quot;,&quot;;[.Q59]&lt;&gt;&quot;&quot;)" office:value-type="string" office:string-value="#1C," calcext:value-type="string">
            <text:p>#1C,</text:p>
          </table:table-cell>
          <table:table-cell table:formula="of:=&quot;#&quot;&amp;DEC2HEX([.I59];2)&amp;REPT(&quot;,&quot;;[.R59]&lt;&gt;&quot;&quot;)" office:value-type="string" office:string-value="#25," calcext:value-type="string">
            <text:p>#25,</text:p>
          </table:table-cell>
          <table:table-cell table:formula="of:=&quot;#&quot;&amp;DEC2HEX([.J59];2)&amp;REPT(&quot;,&quot;;[.S59]&lt;&gt;&quot;&quot;)" office:value-type="string" office:string-value="#2E," calcext:value-type="string">
            <text:p>#2E,</text:p>
          </table:table-cell>
          <table:table-cell table:formula="of:=&quot;#&quot;&amp;DEC2HEX([.K59];2)&amp;REPT(&quot;,&quot;;[.T59]&lt;&gt;&quot;&quot;)" office:value-type="string" office:string-value="#37" calcext:value-type="string">
            <text:p>#37</text:p>
          </table:table-cell>
        </table:table-row>
        <table:table-row table:style-name="ro1">
          <table:table-cell table:formula="of:=MOD(INT((ROW([.A60])-[.$A$1])/[.A$2]);8)" office:value-type="float" office:value="0" calcext:value-type="float">
            <text:p>0</text:p>
          </table:table-cell>
          <table:table-cell table:formula="of:=MOD(INT((ROW([.B60])-[.$A$1])/[.B$2]);8)" office:value-type="float" office:value="7" calcext:value-type="float">
            <text:p>7</text:p>
          </table:table-cell>
          <table:table-cell table:formula="of:=MOD(INT((ROW([.C60])-[.$A$1])/[.C$2]);8)" office:value-type="float" office:value="0" calcext:value-type="float">
            <text:p>0</text:p>
          </table:table-cell>
          <table:table-cell table:formula="of:=((([.$A60]-[.D$2])&gt;0)*([.$A60]-[.D$2]))*[.$A$2]+((([.$B60]-[.D$2])&gt;0)*([.$B60]-[.D$2]))*[.$B$2]+[.$C60]*[.$C$2]" office:value-type="float" office:value="0" calcext:value-type="float">
            <text:p>0</text:p>
          </table:table-cell>
          <table:table-cell table:formula="of:=((([.$A60]-[.E$2])&gt;0)*([.$A60]-[.E$2]))*[.$A$2]+((([.$B60]-[.E$2])&gt;0)*([.$B60]-[.E$2]))*[.$B$2]+[.$C60]*[.$C$2]" office:value-type="float" office:value="8" calcext:value-type="float">
            <text:p>8</text:p>
          </table:table-cell>
          <table:table-cell table:formula="of:=((([.$A60]-[.F$2])&gt;0)*([.$A60]-[.F$2]))*[.$A$2]+((([.$B60]-[.F$2])&gt;0)*([.$B60]-[.F$2]))*[.$B$2]+[.$C60]*[.$C$2]" office:value-type="float" office:value="16" calcext:value-type="float">
            <text:p>16</text:p>
          </table:table-cell>
          <table:table-cell table:formula="of:=((([.$A60]-[.G$2])&gt;0)*([.$A60]-[.G$2]))*[.$A$2]+((([.$B60]-[.G$2])&gt;0)*([.$B60]-[.G$2]))*[.$B$2]+[.$C60]*[.$C$2]" office:value-type="float" office:value="24" calcext:value-type="float">
            <text:p>24</text:p>
          </table:table-cell>
          <table:table-cell table:formula="of:=((([.$A60]-[.H$2])&gt;0)*([.$A60]-[.H$2]))*[.$A$2]+((([.$B60]-[.H$2])&gt;0)*([.$B60]-[.H$2]))*[.$B$2]+[.$C60]*[.$C$2]" office:value-type="float" office:value="32" calcext:value-type="float">
            <text:p>32</text:p>
          </table:table-cell>
          <table:table-cell table:formula="of:=((([.$A60]-[.I$2])&gt;0)*([.$A60]-[.I$2]))*[.$A$2]+((([.$B60]-[.I$2])&gt;0)*([.$B60]-[.I$2]))*[.$B$2]+[.$C60]*[.$C$2]" office:value-type="float" office:value="40" calcext:value-type="float">
            <text:p>40</text:p>
          </table:table-cell>
          <table:table-cell table:formula="of:=((([.$A60]-[.J$2])&gt;0)*([.$A60]-[.J$2]))*[.$A$2]+((([.$B60]-[.J$2])&gt;0)*([.$B60]-[.J$2]))*[.$B$2]+[.$C60]*[.$C$2]" office:value-type="float" office:value="48" calcext:value-type="float">
            <text:p>48</text:p>
          </table:table-cell>
          <table:table-cell table:formula="of:=((([.$A60]-[.K$2])&gt;0)*([.$A60]-[.K$2]))*[.$A$2]+((([.$B60]-[.K$2])&gt;0)*([.$B60]-[.K$2]))*[.$B$2]+[.$C60]*[.$C$2]" office:value-type="float" office:value="56" calcext:value-type="float">
            <text:p>56</text:p>
          </table:table-cell>
          <table:table-cell table:formula="of:=&quot;#&quot;&amp;DEC2HEX([.D60];2)&amp;REPT(&quot;,&quot;;[.M60]&lt;&gt;&quot;&quot;)" office:value-type="string" office:string-value="#00," calcext:value-type="string">
            <text:p>#00,</text:p>
          </table:table-cell>
          <table:table-cell table:formula="of:=&quot;#&quot;&amp;DEC2HEX([.E60];2)&amp;REPT(&quot;,&quot;;[.N60]&lt;&gt;&quot;&quot;)" office:value-type="string" office:string-value="#08," calcext:value-type="string">
            <text:p>#08,</text:p>
          </table:table-cell>
          <table:table-cell table:formula="of:=&quot;#&quot;&amp;DEC2HEX([.F60];2)&amp;REPT(&quot;,&quot;;[.O60]&lt;&gt;&quot;&quot;)" office:value-type="string" office:string-value="#10," calcext:value-type="string">
            <text:p>#10,</text:p>
          </table:table-cell>
          <table:table-cell table:formula="of:=&quot;#&quot;&amp;DEC2HEX([.G60];2)&amp;REPT(&quot;,&quot;;[.P60]&lt;&gt;&quot;&quot;)" office:value-type="string" office:string-value="#18," calcext:value-type="string">
            <text:p>#18,</text:p>
          </table:table-cell>
          <table:table-cell table:formula="of:=&quot;#&quot;&amp;DEC2HEX([.H60];2)&amp;REPT(&quot;,&quot;;[.Q60]&lt;&gt;&quot;&quot;)" office:value-type="string" office:string-value="#20," calcext:value-type="string">
            <text:p>#20,</text:p>
          </table:table-cell>
          <table:table-cell table:formula="of:=&quot;#&quot;&amp;DEC2HEX([.I60];2)&amp;REPT(&quot;,&quot;;[.R60]&lt;&gt;&quot;&quot;)" office:value-type="string" office:string-value="#28," calcext:value-type="string">
            <text:p>#28,</text:p>
          </table:table-cell>
          <table:table-cell table:formula="of:=&quot;#&quot;&amp;DEC2HEX([.J60];2)&amp;REPT(&quot;,&quot;;[.S60]&lt;&gt;&quot;&quot;)" office:value-type="string" office:string-value="#30," calcext:value-type="string">
            <text:p>#30,</text:p>
          </table:table-cell>
          <table:table-cell table:formula="of:=&quot;#&quot;&amp;DEC2HEX([.K60];2)&amp;REPT(&quot;,&quot;;[.T60]&lt;&gt;&quot;&quot;)" office:value-type="string" office:string-value="#38" calcext:value-type="string">
            <text:p>#38</text:p>
          </table:table-cell>
        </table:table-row>
        <table:table-row table:style-name="ro1">
          <table:table-cell table:formula="of:=MOD(INT((ROW([.A61])-[.$A$1])/[.A$2]);8)" office:value-type="float" office:value="1" calcext:value-type="float">
            <text:p>1</text:p>
          </table:table-cell>
          <table:table-cell table:formula="of:=MOD(INT((ROW([.B61])-[.$A$1])/[.B$2]);8)" office:value-type="float" office:value="7" calcext:value-type="float">
            <text:p>7</text:p>
          </table:table-cell>
          <table:table-cell table:formula="of:=MOD(INT((ROW([.C61])-[.$A$1])/[.C$2]);8)" office:value-type="float" office:value="0" calcext:value-type="float">
            <text:p>0</text:p>
          </table:table-cell>
          <table:table-cell table:formula="of:=((([.$A61]-[.D$2])&gt;0)*([.$A61]-[.D$2]))*[.$A$2]+((([.$B61]-[.D$2])&gt;0)*([.$B61]-[.D$2]))*[.$B$2]+[.$C61]*[.$C$2]" office:value-type="float" office:value="0" calcext:value-type="float">
            <text:p>0</text:p>
          </table:table-cell>
          <table:table-cell table:formula="of:=((([.$A61]-[.E$2])&gt;0)*([.$A61]-[.E$2]))*[.$A$2]+((([.$B61]-[.E$2])&gt;0)*([.$B61]-[.E$2]))*[.$B$2]+[.$C61]*[.$C$2]" office:value-type="float" office:value="8" calcext:value-type="float">
            <text:p>8</text:p>
          </table:table-cell>
          <table:table-cell table:formula="of:=((([.$A61]-[.F$2])&gt;0)*([.$A61]-[.F$2]))*[.$A$2]+((([.$B61]-[.F$2])&gt;0)*([.$B61]-[.F$2]))*[.$B$2]+[.$C61]*[.$C$2]" office:value-type="float" office:value="16" calcext:value-type="float">
            <text:p>16</text:p>
          </table:table-cell>
          <table:table-cell table:formula="of:=((([.$A61]-[.G$2])&gt;0)*([.$A61]-[.G$2]))*[.$A$2]+((([.$B61]-[.G$2])&gt;0)*([.$B61]-[.G$2]))*[.$B$2]+[.$C61]*[.$C$2]" office:value-type="float" office:value="24" calcext:value-type="float">
            <text:p>24</text:p>
          </table:table-cell>
          <table:table-cell table:formula="of:=((([.$A61]-[.H$2])&gt;0)*([.$A61]-[.H$2]))*[.$A$2]+((([.$B61]-[.H$2])&gt;0)*([.$B61]-[.H$2]))*[.$B$2]+[.$C61]*[.$C$2]" office:value-type="float" office:value="32" calcext:value-type="float">
            <text:p>32</text:p>
          </table:table-cell>
          <table:table-cell table:formula="of:=((([.$A61]-[.I$2])&gt;0)*([.$A61]-[.I$2]))*[.$A$2]+((([.$B61]-[.I$2])&gt;0)*([.$B61]-[.I$2]))*[.$B$2]+[.$C61]*[.$C$2]" office:value-type="float" office:value="40" calcext:value-type="float">
            <text:p>40</text:p>
          </table:table-cell>
          <table:table-cell table:formula="of:=((([.$A61]-[.J$2])&gt;0)*([.$A61]-[.J$2]))*[.$A$2]+((([.$B61]-[.J$2])&gt;0)*([.$B61]-[.J$2]))*[.$B$2]+[.$C61]*[.$C$2]" office:value-type="float" office:value="48" calcext:value-type="float">
            <text:p>48</text:p>
          </table:table-cell>
          <table:table-cell table:formula="of:=((([.$A61]-[.K$2])&gt;0)*([.$A61]-[.K$2]))*[.$A$2]+((([.$B61]-[.K$2])&gt;0)*([.$B61]-[.K$2]))*[.$B$2]+[.$C61]*[.$C$2]" office:value-type="float" office:value="57" calcext:value-type="float">
            <text:p>57</text:p>
          </table:table-cell>
          <table:table-cell table:formula="of:=&quot;#&quot;&amp;DEC2HEX([.D61];2)&amp;REPT(&quot;,&quot;;[.M61]&lt;&gt;&quot;&quot;)" office:value-type="string" office:string-value="#00," calcext:value-type="string">
            <text:p>#00,</text:p>
          </table:table-cell>
          <table:table-cell table:formula="of:=&quot;#&quot;&amp;DEC2HEX([.E61];2)&amp;REPT(&quot;,&quot;;[.N61]&lt;&gt;&quot;&quot;)" office:value-type="string" office:string-value="#08," calcext:value-type="string">
            <text:p>#08,</text:p>
          </table:table-cell>
          <table:table-cell table:formula="of:=&quot;#&quot;&amp;DEC2HEX([.F61];2)&amp;REPT(&quot;,&quot;;[.O61]&lt;&gt;&quot;&quot;)" office:value-type="string" office:string-value="#10," calcext:value-type="string">
            <text:p>#10,</text:p>
          </table:table-cell>
          <table:table-cell table:formula="of:=&quot;#&quot;&amp;DEC2HEX([.G61];2)&amp;REPT(&quot;,&quot;;[.P61]&lt;&gt;&quot;&quot;)" office:value-type="string" office:string-value="#18," calcext:value-type="string">
            <text:p>#18,</text:p>
          </table:table-cell>
          <table:table-cell table:formula="of:=&quot;#&quot;&amp;DEC2HEX([.H61];2)&amp;REPT(&quot;,&quot;;[.Q61]&lt;&gt;&quot;&quot;)" office:value-type="string" office:string-value="#20," calcext:value-type="string">
            <text:p>#20,</text:p>
          </table:table-cell>
          <table:table-cell table:formula="of:=&quot;#&quot;&amp;DEC2HEX([.I61];2)&amp;REPT(&quot;,&quot;;[.R61]&lt;&gt;&quot;&quot;)" office:value-type="string" office:string-value="#28," calcext:value-type="string">
            <text:p>#28,</text:p>
          </table:table-cell>
          <table:table-cell table:formula="of:=&quot;#&quot;&amp;DEC2HEX([.J61];2)&amp;REPT(&quot;,&quot;;[.S61]&lt;&gt;&quot;&quot;)" office:value-type="string" office:string-value="#30," calcext:value-type="string">
            <text:p>#30,</text:p>
          </table:table-cell>
          <table:table-cell table:formula="of:=&quot;#&quot;&amp;DEC2HEX([.K61];2)&amp;REPT(&quot;,&quot;;[.T61]&lt;&gt;&quot;&quot;)" office:value-type="string" office:string-value="#39" calcext:value-type="string">
            <text:p>#39</text:p>
          </table:table-cell>
        </table:table-row>
        <table:table-row table:style-name="ro1">
          <table:table-cell table:formula="of:=MOD(INT((ROW([.A62])-[.$A$1])/[.A$2]);8)" office:value-type="float" office:value="2" calcext:value-type="float">
            <text:p>2</text:p>
          </table:table-cell>
          <table:table-cell table:formula="of:=MOD(INT((ROW([.B62])-[.$A$1])/[.B$2]);8)" office:value-type="float" office:value="7" calcext:value-type="float">
            <text:p>7</text:p>
          </table:table-cell>
          <table:table-cell table:formula="of:=MOD(INT((ROW([.C62])-[.$A$1])/[.C$2]);8)" office:value-type="float" office:value="0" calcext:value-type="float">
            <text:p>0</text:p>
          </table:table-cell>
          <table:table-cell table:formula="of:=((([.$A62]-[.D$2])&gt;0)*([.$A62]-[.D$2]))*[.$A$2]+((([.$B62]-[.D$2])&gt;0)*([.$B62]-[.D$2]))*[.$B$2]+[.$C62]*[.$C$2]" office:value-type="float" office:value="0" calcext:value-type="float">
            <text:p>0</text:p>
          </table:table-cell>
          <table:table-cell table:formula="of:=((([.$A62]-[.E$2])&gt;0)*([.$A62]-[.E$2]))*[.$A$2]+((([.$B62]-[.E$2])&gt;0)*([.$B62]-[.E$2]))*[.$B$2]+[.$C62]*[.$C$2]" office:value-type="float" office:value="8" calcext:value-type="float">
            <text:p>8</text:p>
          </table:table-cell>
          <table:table-cell table:formula="of:=((([.$A62]-[.F$2])&gt;0)*([.$A62]-[.F$2]))*[.$A$2]+((([.$B62]-[.F$2])&gt;0)*([.$B62]-[.F$2]))*[.$B$2]+[.$C62]*[.$C$2]" office:value-type="float" office:value="16" calcext:value-type="float">
            <text:p>16</text:p>
          </table:table-cell>
          <table:table-cell table:formula="of:=((([.$A62]-[.G$2])&gt;0)*([.$A62]-[.G$2]))*[.$A$2]+((([.$B62]-[.G$2])&gt;0)*([.$B62]-[.G$2]))*[.$B$2]+[.$C62]*[.$C$2]" office:value-type="float" office:value="24" calcext:value-type="float">
            <text:p>24</text:p>
          </table:table-cell>
          <table:table-cell table:formula="of:=((([.$A62]-[.H$2])&gt;0)*([.$A62]-[.H$2]))*[.$A$2]+((([.$B62]-[.H$2])&gt;0)*([.$B62]-[.H$2]))*[.$B$2]+[.$C62]*[.$C$2]" office:value-type="float" office:value="32" calcext:value-type="float">
            <text:p>32</text:p>
          </table:table-cell>
          <table:table-cell table:formula="of:=((([.$A62]-[.I$2])&gt;0)*([.$A62]-[.I$2]))*[.$A$2]+((([.$B62]-[.I$2])&gt;0)*([.$B62]-[.I$2]))*[.$B$2]+[.$C62]*[.$C$2]" office:value-type="float" office:value="40" calcext:value-type="float">
            <text:p>40</text:p>
          </table:table-cell>
          <table:table-cell table:formula="of:=((([.$A62]-[.J$2])&gt;0)*([.$A62]-[.J$2]))*[.$A$2]+((([.$B62]-[.J$2])&gt;0)*([.$B62]-[.J$2]))*[.$B$2]+[.$C62]*[.$C$2]" office:value-type="float" office:value="49" calcext:value-type="float">
            <text:p>49</text:p>
          </table:table-cell>
          <table:table-cell table:formula="of:=((([.$A62]-[.K$2])&gt;0)*([.$A62]-[.K$2]))*[.$A$2]+((([.$B62]-[.K$2])&gt;0)*([.$B62]-[.K$2]))*[.$B$2]+[.$C62]*[.$C$2]" office:value-type="float" office:value="58" calcext:value-type="float">
            <text:p>58</text:p>
          </table:table-cell>
          <table:table-cell table:formula="of:=&quot;#&quot;&amp;DEC2HEX([.D62];2)&amp;REPT(&quot;,&quot;;[.M62]&lt;&gt;&quot;&quot;)" office:value-type="string" office:string-value="#00," calcext:value-type="string">
            <text:p>#00,</text:p>
          </table:table-cell>
          <table:table-cell table:formula="of:=&quot;#&quot;&amp;DEC2HEX([.E62];2)&amp;REPT(&quot;,&quot;;[.N62]&lt;&gt;&quot;&quot;)" office:value-type="string" office:string-value="#08," calcext:value-type="string">
            <text:p>#08,</text:p>
          </table:table-cell>
          <table:table-cell table:formula="of:=&quot;#&quot;&amp;DEC2HEX([.F62];2)&amp;REPT(&quot;,&quot;;[.O62]&lt;&gt;&quot;&quot;)" office:value-type="string" office:string-value="#10," calcext:value-type="string">
            <text:p>#10,</text:p>
          </table:table-cell>
          <table:table-cell table:formula="of:=&quot;#&quot;&amp;DEC2HEX([.G62];2)&amp;REPT(&quot;,&quot;;[.P62]&lt;&gt;&quot;&quot;)" office:value-type="string" office:string-value="#18," calcext:value-type="string">
            <text:p>#18,</text:p>
          </table:table-cell>
          <table:table-cell table:formula="of:=&quot;#&quot;&amp;DEC2HEX([.H62];2)&amp;REPT(&quot;,&quot;;[.Q62]&lt;&gt;&quot;&quot;)" office:value-type="string" office:string-value="#20," calcext:value-type="string">
            <text:p>#20,</text:p>
          </table:table-cell>
          <table:table-cell table:formula="of:=&quot;#&quot;&amp;DEC2HEX([.I62];2)&amp;REPT(&quot;,&quot;;[.R62]&lt;&gt;&quot;&quot;)" office:value-type="string" office:string-value="#28," calcext:value-type="string">
            <text:p>#28,</text:p>
          </table:table-cell>
          <table:table-cell table:formula="of:=&quot;#&quot;&amp;DEC2HEX([.J62];2)&amp;REPT(&quot;,&quot;;[.S62]&lt;&gt;&quot;&quot;)" office:value-type="string" office:string-value="#31," calcext:value-type="string">
            <text:p>#31,</text:p>
          </table:table-cell>
          <table:table-cell table:formula="of:=&quot;#&quot;&amp;DEC2HEX([.K62];2)&amp;REPT(&quot;,&quot;;[.T62]&lt;&gt;&quot;&quot;)" office:value-type="string" office:string-value="#3A" calcext:value-type="string">
            <text:p>#3A</text:p>
          </table:table-cell>
        </table:table-row>
        <table:table-row table:style-name="ro1">
          <table:table-cell table:formula="of:=MOD(INT((ROW([.A63])-[.$A$1])/[.A$2]);8)" office:value-type="float" office:value="3" calcext:value-type="float">
            <text:p>3</text:p>
          </table:table-cell>
          <table:table-cell table:formula="of:=MOD(INT((ROW([.B63])-[.$A$1])/[.B$2]);8)" office:value-type="float" office:value="7" calcext:value-type="float">
            <text:p>7</text:p>
          </table:table-cell>
          <table:table-cell table:formula="of:=MOD(INT((ROW([.C63])-[.$A$1])/[.C$2]);8)" office:value-type="float" office:value="0" calcext:value-type="float">
            <text:p>0</text:p>
          </table:table-cell>
          <table:table-cell table:formula="of:=((([.$A63]-[.D$2])&gt;0)*([.$A63]-[.D$2]))*[.$A$2]+((([.$B63]-[.D$2])&gt;0)*([.$B63]-[.D$2]))*[.$B$2]+[.$C63]*[.$C$2]" office:value-type="float" office:value="0" calcext:value-type="float">
            <text:p>0</text:p>
          </table:table-cell>
          <table:table-cell table:formula="of:=((([.$A63]-[.E$2])&gt;0)*([.$A63]-[.E$2]))*[.$A$2]+((([.$B63]-[.E$2])&gt;0)*([.$B63]-[.E$2]))*[.$B$2]+[.$C63]*[.$C$2]" office:value-type="float" office:value="8" calcext:value-type="float">
            <text:p>8</text:p>
          </table:table-cell>
          <table:table-cell table:formula="of:=((([.$A63]-[.F$2])&gt;0)*([.$A63]-[.F$2]))*[.$A$2]+((([.$B63]-[.F$2])&gt;0)*([.$B63]-[.F$2]))*[.$B$2]+[.$C63]*[.$C$2]" office:value-type="float" office:value="16" calcext:value-type="float">
            <text:p>16</text:p>
          </table:table-cell>
          <table:table-cell table:formula="of:=((([.$A63]-[.G$2])&gt;0)*([.$A63]-[.G$2]))*[.$A$2]+((([.$B63]-[.G$2])&gt;0)*([.$B63]-[.G$2]))*[.$B$2]+[.$C63]*[.$C$2]" office:value-type="float" office:value="24" calcext:value-type="float">
            <text:p>24</text:p>
          </table:table-cell>
          <table:table-cell table:formula="of:=((([.$A63]-[.H$2])&gt;0)*([.$A63]-[.H$2]))*[.$A$2]+((([.$B63]-[.H$2])&gt;0)*([.$B63]-[.H$2]))*[.$B$2]+[.$C63]*[.$C$2]" office:value-type="float" office:value="32" calcext:value-type="float">
            <text:p>32</text:p>
          </table:table-cell>
          <table:table-cell table:formula="of:=((([.$A63]-[.I$2])&gt;0)*([.$A63]-[.I$2]))*[.$A$2]+((([.$B63]-[.I$2])&gt;0)*([.$B63]-[.I$2]))*[.$B$2]+[.$C63]*[.$C$2]" office:value-type="float" office:value="41" calcext:value-type="float">
            <text:p>41</text:p>
          </table:table-cell>
          <table:table-cell table:formula="of:=((([.$A63]-[.J$2])&gt;0)*([.$A63]-[.J$2]))*[.$A$2]+((([.$B63]-[.J$2])&gt;0)*([.$B63]-[.J$2]))*[.$B$2]+[.$C63]*[.$C$2]" office:value-type="float" office:value="50" calcext:value-type="float">
            <text:p>50</text:p>
          </table:table-cell>
          <table:table-cell table:formula="of:=((([.$A63]-[.K$2])&gt;0)*([.$A63]-[.K$2]))*[.$A$2]+((([.$B63]-[.K$2])&gt;0)*([.$B63]-[.K$2]))*[.$B$2]+[.$C63]*[.$C$2]" office:value-type="float" office:value="59" calcext:value-type="float">
            <text:p>59</text:p>
          </table:table-cell>
          <table:table-cell table:formula="of:=&quot;#&quot;&amp;DEC2HEX([.D63];2)&amp;REPT(&quot;,&quot;;[.M63]&lt;&gt;&quot;&quot;)" office:value-type="string" office:string-value="#00," calcext:value-type="string">
            <text:p>#00,</text:p>
          </table:table-cell>
          <table:table-cell table:formula="of:=&quot;#&quot;&amp;DEC2HEX([.E63];2)&amp;REPT(&quot;,&quot;;[.N63]&lt;&gt;&quot;&quot;)" office:value-type="string" office:string-value="#08," calcext:value-type="string">
            <text:p>#08,</text:p>
          </table:table-cell>
          <table:table-cell table:formula="of:=&quot;#&quot;&amp;DEC2HEX([.F63];2)&amp;REPT(&quot;,&quot;;[.O63]&lt;&gt;&quot;&quot;)" office:value-type="string" office:string-value="#10," calcext:value-type="string">
            <text:p>#10,</text:p>
          </table:table-cell>
          <table:table-cell table:formula="of:=&quot;#&quot;&amp;DEC2HEX([.G63];2)&amp;REPT(&quot;,&quot;;[.P63]&lt;&gt;&quot;&quot;)" office:value-type="string" office:string-value="#18," calcext:value-type="string">
            <text:p>#18,</text:p>
          </table:table-cell>
          <table:table-cell table:formula="of:=&quot;#&quot;&amp;DEC2HEX([.H63];2)&amp;REPT(&quot;,&quot;;[.Q63]&lt;&gt;&quot;&quot;)" office:value-type="string" office:string-value="#20," calcext:value-type="string">
            <text:p>#20,</text:p>
          </table:table-cell>
          <table:table-cell table:formula="of:=&quot;#&quot;&amp;DEC2HEX([.I63];2)&amp;REPT(&quot;,&quot;;[.R63]&lt;&gt;&quot;&quot;)" office:value-type="string" office:string-value="#29," calcext:value-type="string">
            <text:p>#29,</text:p>
          </table:table-cell>
          <table:table-cell table:formula="of:=&quot;#&quot;&amp;DEC2HEX([.J63];2)&amp;REPT(&quot;,&quot;;[.S63]&lt;&gt;&quot;&quot;)" office:value-type="string" office:string-value="#32," calcext:value-type="string">
            <text:p>#32,</text:p>
          </table:table-cell>
          <table:table-cell table:formula="of:=&quot;#&quot;&amp;DEC2HEX([.K63];2)&amp;REPT(&quot;,&quot;;[.T63]&lt;&gt;&quot;&quot;)" office:value-type="string" office:string-value="#3B" calcext:value-type="string">
            <text:p>#3B</text:p>
          </table:table-cell>
        </table:table-row>
        <table:table-row table:style-name="ro1">
          <table:table-cell table:formula="of:=MOD(INT((ROW([.A64])-[.$A$1])/[.A$2]);8)" office:value-type="float" office:value="4" calcext:value-type="float">
            <text:p>4</text:p>
          </table:table-cell>
          <table:table-cell table:formula="of:=MOD(INT((ROW([.B64])-[.$A$1])/[.B$2]);8)" office:value-type="float" office:value="7" calcext:value-type="float">
            <text:p>7</text:p>
          </table:table-cell>
          <table:table-cell table:formula="of:=MOD(INT((ROW([.C64])-[.$A$1])/[.C$2]);8)" office:value-type="float" office:value="0" calcext:value-type="float">
            <text:p>0</text:p>
          </table:table-cell>
          <table:table-cell table:formula="of:=((([.$A64]-[.D$2])&gt;0)*([.$A64]-[.D$2]))*[.$A$2]+((([.$B64]-[.D$2])&gt;0)*([.$B64]-[.D$2]))*[.$B$2]+[.$C64]*[.$C$2]" office:value-type="float" office:value="0" calcext:value-type="float">
            <text:p>0</text:p>
          </table:table-cell>
          <table:table-cell table:formula="of:=((([.$A64]-[.E$2])&gt;0)*([.$A64]-[.E$2]))*[.$A$2]+((([.$B64]-[.E$2])&gt;0)*([.$B64]-[.E$2]))*[.$B$2]+[.$C64]*[.$C$2]" office:value-type="float" office:value="8" calcext:value-type="float">
            <text:p>8</text:p>
          </table:table-cell>
          <table:table-cell table:formula="of:=((([.$A64]-[.F$2])&gt;0)*([.$A64]-[.F$2]))*[.$A$2]+((([.$B64]-[.F$2])&gt;0)*([.$B64]-[.F$2]))*[.$B$2]+[.$C64]*[.$C$2]" office:value-type="float" office:value="16" calcext:value-type="float">
            <text:p>16</text:p>
          </table:table-cell>
          <table:table-cell table:formula="of:=((([.$A64]-[.G$2])&gt;0)*([.$A64]-[.G$2]))*[.$A$2]+((([.$B64]-[.G$2])&gt;0)*([.$B64]-[.G$2]))*[.$B$2]+[.$C64]*[.$C$2]" office:value-type="float" office:value="24" calcext:value-type="float">
            <text:p>24</text:p>
          </table:table-cell>
          <table:table-cell table:formula="of:=((([.$A64]-[.H$2])&gt;0)*([.$A64]-[.H$2]))*[.$A$2]+((([.$B64]-[.H$2])&gt;0)*([.$B64]-[.H$2]))*[.$B$2]+[.$C64]*[.$C$2]" office:value-type="float" office:value="33" calcext:value-type="float">
            <text:p>33</text:p>
          </table:table-cell>
          <table:table-cell table:formula="of:=((([.$A64]-[.I$2])&gt;0)*([.$A64]-[.I$2]))*[.$A$2]+((([.$B64]-[.I$2])&gt;0)*([.$B64]-[.I$2]))*[.$B$2]+[.$C64]*[.$C$2]" office:value-type="float" office:value="42" calcext:value-type="float">
            <text:p>42</text:p>
          </table:table-cell>
          <table:table-cell table:formula="of:=((([.$A64]-[.J$2])&gt;0)*([.$A64]-[.J$2]))*[.$A$2]+((([.$B64]-[.J$2])&gt;0)*([.$B64]-[.J$2]))*[.$B$2]+[.$C64]*[.$C$2]" office:value-type="float" office:value="51" calcext:value-type="float">
            <text:p>51</text:p>
          </table:table-cell>
          <table:table-cell table:formula="of:=((([.$A64]-[.K$2])&gt;0)*([.$A64]-[.K$2]))*[.$A$2]+((([.$B64]-[.K$2])&gt;0)*([.$B64]-[.K$2]))*[.$B$2]+[.$C64]*[.$C$2]" office:value-type="float" office:value="60" calcext:value-type="float">
            <text:p>60</text:p>
          </table:table-cell>
          <table:table-cell table:formula="of:=&quot;#&quot;&amp;DEC2HEX([.D64];2)&amp;REPT(&quot;,&quot;;[.M64]&lt;&gt;&quot;&quot;)" office:value-type="string" office:string-value="#00," calcext:value-type="string">
            <text:p>#00,</text:p>
          </table:table-cell>
          <table:table-cell table:formula="of:=&quot;#&quot;&amp;DEC2HEX([.E64];2)&amp;REPT(&quot;,&quot;;[.N64]&lt;&gt;&quot;&quot;)" office:value-type="string" office:string-value="#08," calcext:value-type="string">
            <text:p>#08,</text:p>
          </table:table-cell>
          <table:table-cell table:formula="of:=&quot;#&quot;&amp;DEC2HEX([.F64];2)&amp;REPT(&quot;,&quot;;[.O64]&lt;&gt;&quot;&quot;)" office:value-type="string" office:string-value="#10," calcext:value-type="string">
            <text:p>#10,</text:p>
          </table:table-cell>
          <table:table-cell table:formula="of:=&quot;#&quot;&amp;DEC2HEX([.G64];2)&amp;REPT(&quot;,&quot;;[.P64]&lt;&gt;&quot;&quot;)" office:value-type="string" office:string-value="#18," calcext:value-type="string">
            <text:p>#18,</text:p>
          </table:table-cell>
          <table:table-cell table:formula="of:=&quot;#&quot;&amp;DEC2HEX([.H64];2)&amp;REPT(&quot;,&quot;;[.Q64]&lt;&gt;&quot;&quot;)" office:value-type="string" office:string-value="#21," calcext:value-type="string">
            <text:p>#21,</text:p>
          </table:table-cell>
          <table:table-cell table:formula="of:=&quot;#&quot;&amp;DEC2HEX([.I64];2)&amp;REPT(&quot;,&quot;;[.R64]&lt;&gt;&quot;&quot;)" office:value-type="string" office:string-value="#2A," calcext:value-type="string">
            <text:p>#2A,</text:p>
          </table:table-cell>
          <table:table-cell table:formula="of:=&quot;#&quot;&amp;DEC2HEX([.J64];2)&amp;REPT(&quot;,&quot;;[.S64]&lt;&gt;&quot;&quot;)" office:value-type="string" office:string-value="#33," calcext:value-type="string">
            <text:p>#33,</text:p>
          </table:table-cell>
          <table:table-cell table:formula="of:=&quot;#&quot;&amp;DEC2HEX([.K64];2)&amp;REPT(&quot;,&quot;;[.T64]&lt;&gt;&quot;&quot;)" office:value-type="string" office:string-value="#3C" calcext:value-type="string">
            <text:p>#3C</text:p>
          </table:table-cell>
        </table:table-row>
        <table:table-row table:style-name="ro1">
          <table:table-cell table:formula="of:=MOD(INT((ROW([.A65])-[.$A$1])/[.A$2]);8)" office:value-type="float" office:value="5" calcext:value-type="float">
            <text:p>5</text:p>
          </table:table-cell>
          <table:table-cell table:formula="of:=MOD(INT((ROW([.B65])-[.$A$1])/[.B$2]);8)" office:value-type="float" office:value="7" calcext:value-type="float">
            <text:p>7</text:p>
          </table:table-cell>
          <table:table-cell table:formula="of:=MOD(INT((ROW([.C65])-[.$A$1])/[.C$2]);8)" office:value-type="float" office:value="0" calcext:value-type="float">
            <text:p>0</text:p>
          </table:table-cell>
          <table:table-cell table:formula="of:=((([.$A65]-[.D$2])&gt;0)*([.$A65]-[.D$2]))*[.$A$2]+((([.$B65]-[.D$2])&gt;0)*([.$B65]-[.D$2]))*[.$B$2]+[.$C65]*[.$C$2]" office:value-type="float" office:value="0" calcext:value-type="float">
            <text:p>0</text:p>
          </table:table-cell>
          <table:table-cell table:formula="of:=((([.$A65]-[.E$2])&gt;0)*([.$A65]-[.E$2]))*[.$A$2]+((([.$B65]-[.E$2])&gt;0)*([.$B65]-[.E$2]))*[.$B$2]+[.$C65]*[.$C$2]" office:value-type="float" office:value="8" calcext:value-type="float">
            <text:p>8</text:p>
          </table:table-cell>
          <table:table-cell table:formula="of:=((([.$A65]-[.F$2])&gt;0)*([.$A65]-[.F$2]))*[.$A$2]+((([.$B65]-[.F$2])&gt;0)*([.$B65]-[.F$2]))*[.$B$2]+[.$C65]*[.$C$2]" office:value-type="float" office:value="16" calcext:value-type="float">
            <text:p>16</text:p>
          </table:table-cell>
          <table:table-cell table:formula="of:=((([.$A65]-[.G$2])&gt;0)*([.$A65]-[.G$2]))*[.$A$2]+((([.$B65]-[.G$2])&gt;0)*([.$B65]-[.G$2]))*[.$B$2]+[.$C65]*[.$C$2]" office:value-type="float" office:value="25" calcext:value-type="float">
            <text:p>25</text:p>
          </table:table-cell>
          <table:table-cell table:formula="of:=((([.$A65]-[.H$2])&gt;0)*([.$A65]-[.H$2]))*[.$A$2]+((([.$B65]-[.H$2])&gt;0)*([.$B65]-[.H$2]))*[.$B$2]+[.$C65]*[.$C$2]" office:value-type="float" office:value="34" calcext:value-type="float">
            <text:p>34</text:p>
          </table:table-cell>
          <table:table-cell table:formula="of:=((([.$A65]-[.I$2])&gt;0)*([.$A65]-[.I$2]))*[.$A$2]+((([.$B65]-[.I$2])&gt;0)*([.$B65]-[.I$2]))*[.$B$2]+[.$C65]*[.$C$2]" office:value-type="float" office:value="43" calcext:value-type="float">
            <text:p>43</text:p>
          </table:table-cell>
          <table:table-cell table:formula="of:=((([.$A65]-[.J$2])&gt;0)*([.$A65]-[.J$2]))*[.$A$2]+((([.$B65]-[.J$2])&gt;0)*([.$B65]-[.J$2]))*[.$B$2]+[.$C65]*[.$C$2]" office:value-type="float" office:value="52" calcext:value-type="float">
            <text:p>52</text:p>
          </table:table-cell>
          <table:table-cell table:formula="of:=((([.$A65]-[.K$2])&gt;0)*([.$A65]-[.K$2]))*[.$A$2]+((([.$B65]-[.K$2])&gt;0)*([.$B65]-[.K$2]))*[.$B$2]+[.$C65]*[.$C$2]" office:value-type="float" office:value="61" calcext:value-type="float">
            <text:p>61</text:p>
          </table:table-cell>
          <table:table-cell table:formula="of:=&quot;#&quot;&amp;DEC2HEX([.D65];2)&amp;REPT(&quot;,&quot;;[.M65]&lt;&gt;&quot;&quot;)" office:value-type="string" office:string-value="#00," calcext:value-type="string">
            <text:p>#00,</text:p>
          </table:table-cell>
          <table:table-cell table:formula="of:=&quot;#&quot;&amp;DEC2HEX([.E65];2)&amp;REPT(&quot;,&quot;;[.N65]&lt;&gt;&quot;&quot;)" office:value-type="string" office:string-value="#08," calcext:value-type="string">
            <text:p>#08,</text:p>
          </table:table-cell>
          <table:table-cell table:formula="of:=&quot;#&quot;&amp;DEC2HEX([.F65];2)&amp;REPT(&quot;,&quot;;[.O65]&lt;&gt;&quot;&quot;)" office:value-type="string" office:string-value="#10," calcext:value-type="string">
            <text:p>#10,</text:p>
          </table:table-cell>
          <table:table-cell table:formula="of:=&quot;#&quot;&amp;DEC2HEX([.G65];2)&amp;REPT(&quot;,&quot;;[.P65]&lt;&gt;&quot;&quot;)" office:value-type="string" office:string-value="#19," calcext:value-type="string">
            <text:p>#19,</text:p>
          </table:table-cell>
          <table:table-cell table:formula="of:=&quot;#&quot;&amp;DEC2HEX([.H65];2)&amp;REPT(&quot;,&quot;;[.Q65]&lt;&gt;&quot;&quot;)" office:value-type="string" office:string-value="#22," calcext:value-type="string">
            <text:p>#22,</text:p>
          </table:table-cell>
          <table:table-cell table:formula="of:=&quot;#&quot;&amp;DEC2HEX([.I65];2)&amp;REPT(&quot;,&quot;;[.R65]&lt;&gt;&quot;&quot;)" office:value-type="string" office:string-value="#2B," calcext:value-type="string">
            <text:p>#2B,</text:p>
          </table:table-cell>
          <table:table-cell table:formula="of:=&quot;#&quot;&amp;DEC2HEX([.J65];2)&amp;REPT(&quot;,&quot;;[.S65]&lt;&gt;&quot;&quot;)" office:value-type="string" office:string-value="#34," calcext:value-type="string">
            <text:p>#34,</text:p>
          </table:table-cell>
          <table:table-cell table:formula="of:=&quot;#&quot;&amp;DEC2HEX([.K65];2)&amp;REPT(&quot;,&quot;;[.T65]&lt;&gt;&quot;&quot;)" office:value-type="string" office:string-value="#3D" calcext:value-type="string">
            <text:p>#3D</text:p>
          </table:table-cell>
        </table:table-row>
        <table:table-row table:style-name="ro1">
          <table:table-cell table:formula="of:=MOD(INT((ROW([.A66])-[.$A$1])/[.A$2]);8)" office:value-type="float" office:value="6" calcext:value-type="float">
            <text:p>6</text:p>
          </table:table-cell>
          <table:table-cell table:formula="of:=MOD(INT((ROW([.B66])-[.$A$1])/[.B$2]);8)" office:value-type="float" office:value="7" calcext:value-type="float">
            <text:p>7</text:p>
          </table:table-cell>
          <table:table-cell table:formula="of:=MOD(INT((ROW([.C66])-[.$A$1])/[.C$2]);8)" office:value-type="float" office:value="0" calcext:value-type="float">
            <text:p>0</text:p>
          </table:table-cell>
          <table:table-cell table:formula="of:=((([.$A66]-[.D$2])&gt;0)*([.$A66]-[.D$2]))*[.$A$2]+((([.$B66]-[.D$2])&gt;0)*([.$B66]-[.D$2]))*[.$B$2]+[.$C66]*[.$C$2]" office:value-type="float" office:value="0" calcext:value-type="float">
            <text:p>0</text:p>
          </table:table-cell>
          <table:table-cell table:formula="of:=((([.$A66]-[.E$2])&gt;0)*([.$A66]-[.E$2]))*[.$A$2]+((([.$B66]-[.E$2])&gt;0)*([.$B66]-[.E$2]))*[.$B$2]+[.$C66]*[.$C$2]" office:value-type="float" office:value="8" calcext:value-type="float">
            <text:p>8</text:p>
          </table:table-cell>
          <table:table-cell table:formula="of:=((([.$A66]-[.F$2])&gt;0)*([.$A66]-[.F$2]))*[.$A$2]+((([.$B66]-[.F$2])&gt;0)*([.$B66]-[.F$2]))*[.$B$2]+[.$C66]*[.$C$2]" office:value-type="float" office:value="17" calcext:value-type="float">
            <text:p>17</text:p>
          </table:table-cell>
          <table:table-cell table:formula="of:=((([.$A66]-[.G$2])&gt;0)*([.$A66]-[.G$2]))*[.$A$2]+((([.$B66]-[.G$2])&gt;0)*([.$B66]-[.G$2]))*[.$B$2]+[.$C66]*[.$C$2]" office:value-type="float" office:value="26" calcext:value-type="float">
            <text:p>26</text:p>
          </table:table-cell>
          <table:table-cell table:formula="of:=((([.$A66]-[.H$2])&gt;0)*([.$A66]-[.H$2]))*[.$A$2]+((([.$B66]-[.H$2])&gt;0)*([.$B66]-[.H$2]))*[.$B$2]+[.$C66]*[.$C$2]" office:value-type="float" office:value="35" calcext:value-type="float">
            <text:p>35</text:p>
          </table:table-cell>
          <table:table-cell table:formula="of:=((([.$A66]-[.I$2])&gt;0)*([.$A66]-[.I$2]))*[.$A$2]+((([.$B66]-[.I$2])&gt;0)*([.$B66]-[.I$2]))*[.$B$2]+[.$C66]*[.$C$2]" office:value-type="float" office:value="44" calcext:value-type="float">
            <text:p>44</text:p>
          </table:table-cell>
          <table:table-cell table:formula="of:=((([.$A66]-[.J$2])&gt;0)*([.$A66]-[.J$2]))*[.$A$2]+((([.$B66]-[.J$2])&gt;0)*([.$B66]-[.J$2]))*[.$B$2]+[.$C66]*[.$C$2]" office:value-type="float" office:value="53" calcext:value-type="float">
            <text:p>53</text:p>
          </table:table-cell>
          <table:table-cell table:formula="of:=((([.$A66]-[.K$2])&gt;0)*([.$A66]-[.K$2]))*[.$A$2]+((([.$B66]-[.K$2])&gt;0)*([.$B66]-[.K$2]))*[.$B$2]+[.$C66]*[.$C$2]" office:value-type="float" office:value="62" calcext:value-type="float">
            <text:p>62</text:p>
          </table:table-cell>
          <table:table-cell table:formula="of:=&quot;#&quot;&amp;DEC2HEX([.D66];2)&amp;REPT(&quot;,&quot;;[.M66]&lt;&gt;&quot;&quot;)" office:value-type="string" office:string-value="#00," calcext:value-type="string">
            <text:p>#00,</text:p>
          </table:table-cell>
          <table:table-cell table:formula="of:=&quot;#&quot;&amp;DEC2HEX([.E66];2)&amp;REPT(&quot;,&quot;;[.N66]&lt;&gt;&quot;&quot;)" office:value-type="string" office:string-value="#08," calcext:value-type="string">
            <text:p>#08,</text:p>
          </table:table-cell>
          <table:table-cell table:formula="of:=&quot;#&quot;&amp;DEC2HEX([.F66];2)&amp;REPT(&quot;,&quot;;[.O66]&lt;&gt;&quot;&quot;)" office:value-type="string" office:string-value="#11," calcext:value-type="string">
            <text:p>#11,</text:p>
          </table:table-cell>
          <table:table-cell table:formula="of:=&quot;#&quot;&amp;DEC2HEX([.G66];2)&amp;REPT(&quot;,&quot;;[.P66]&lt;&gt;&quot;&quot;)" office:value-type="string" office:string-value="#1A," calcext:value-type="string">
            <text:p>#1A,</text:p>
          </table:table-cell>
          <table:table-cell table:formula="of:=&quot;#&quot;&amp;DEC2HEX([.H66];2)&amp;REPT(&quot;,&quot;;[.Q66]&lt;&gt;&quot;&quot;)" office:value-type="string" office:string-value="#23," calcext:value-type="string">
            <text:p>#23,</text:p>
          </table:table-cell>
          <table:table-cell table:formula="of:=&quot;#&quot;&amp;DEC2HEX([.I66];2)&amp;REPT(&quot;,&quot;;[.R66]&lt;&gt;&quot;&quot;)" office:value-type="string" office:string-value="#2C," calcext:value-type="string">
            <text:p>#2C,</text:p>
          </table:table-cell>
          <table:table-cell table:formula="of:=&quot;#&quot;&amp;DEC2HEX([.J66];2)&amp;REPT(&quot;,&quot;;[.S66]&lt;&gt;&quot;&quot;)" office:value-type="string" office:string-value="#35," calcext:value-type="string">
            <text:p>#35,</text:p>
          </table:table-cell>
          <table:table-cell table:formula="of:=&quot;#&quot;&amp;DEC2HEX([.K66];2)&amp;REPT(&quot;,&quot;;[.T66]&lt;&gt;&quot;&quot;)" office:value-type="string" office:string-value="#3E" calcext:value-type="string">
            <text:p>#3E</text:p>
          </table:table-cell>
        </table:table-row>
        <table:table-row table:style-name="ro1">
          <table:table-cell table:formula="of:=MOD(INT((ROW([.A67])-[.$A$1])/[.A$2]);8)" office:value-type="float" office:value="7" calcext:value-type="float">
            <text:p>7</text:p>
          </table:table-cell>
          <table:table-cell table:formula="of:=MOD(INT((ROW([.B67])-[.$A$1])/[.B$2]);8)" office:value-type="float" office:value="7" calcext:value-type="float">
            <text:p>7</text:p>
          </table:table-cell>
          <table:table-cell table:formula="of:=MOD(INT((ROW([.C67])-[.$A$1])/[.C$2]);8)" office:value-type="float" office:value="0" calcext:value-type="float">
            <text:p>0</text:p>
          </table:table-cell>
          <table:table-cell table:formula="of:=((([.$A67]-[.D$2])&gt;0)*([.$A67]-[.D$2]))*[.$A$2]+((([.$B67]-[.D$2])&gt;0)*([.$B67]-[.D$2]))*[.$B$2]+[.$C67]*[.$C$2]" office:value-type="float" office:value="0" calcext:value-type="float">
            <text:p>0</text:p>
          </table:table-cell>
          <table:table-cell table:formula="of:=((([.$A67]-[.E$2])&gt;0)*([.$A67]-[.E$2]))*[.$A$2]+((([.$B67]-[.E$2])&gt;0)*([.$B67]-[.E$2]))*[.$B$2]+[.$C67]*[.$C$2]" office:value-type="float" office:value="9" calcext:value-type="float">
            <text:p>9</text:p>
          </table:table-cell>
          <table:table-cell table:formula="of:=((([.$A67]-[.F$2])&gt;0)*([.$A67]-[.F$2]))*[.$A$2]+((([.$B67]-[.F$2])&gt;0)*([.$B67]-[.F$2]))*[.$B$2]+[.$C67]*[.$C$2]" office:value-type="float" office:value="18" calcext:value-type="float">
            <text:p>18</text:p>
          </table:table-cell>
          <table:table-cell table:formula="of:=((([.$A67]-[.G$2])&gt;0)*([.$A67]-[.G$2]))*[.$A$2]+((([.$B67]-[.G$2])&gt;0)*([.$B67]-[.G$2]))*[.$B$2]+[.$C67]*[.$C$2]" office:value-type="float" office:value="27" calcext:value-type="float">
            <text:p>27</text:p>
          </table:table-cell>
          <table:table-cell table:formula="of:=((([.$A67]-[.H$2])&gt;0)*([.$A67]-[.H$2]))*[.$A$2]+((([.$B67]-[.H$2])&gt;0)*([.$B67]-[.H$2]))*[.$B$2]+[.$C67]*[.$C$2]" office:value-type="float" office:value="36" calcext:value-type="float">
            <text:p>36</text:p>
          </table:table-cell>
          <table:table-cell table:formula="of:=((([.$A67]-[.I$2])&gt;0)*([.$A67]-[.I$2]))*[.$A$2]+((([.$B67]-[.I$2])&gt;0)*([.$B67]-[.I$2]))*[.$B$2]+[.$C67]*[.$C$2]" office:value-type="float" office:value="45" calcext:value-type="float">
            <text:p>45</text:p>
          </table:table-cell>
          <table:table-cell table:formula="of:=((([.$A67]-[.J$2])&gt;0)*([.$A67]-[.J$2]))*[.$A$2]+((([.$B67]-[.J$2])&gt;0)*([.$B67]-[.J$2]))*[.$B$2]+[.$C67]*[.$C$2]" office:value-type="float" office:value="54" calcext:value-type="float">
            <text:p>54</text:p>
          </table:table-cell>
          <table:table-cell table:formula="of:=((([.$A67]-[.K$2])&gt;0)*([.$A67]-[.K$2]))*[.$A$2]+((([.$B67]-[.K$2])&gt;0)*([.$B67]-[.K$2]))*[.$B$2]+[.$C67]*[.$C$2]" office:value-type="float" office:value="63" calcext:value-type="float">
            <text:p>63</text:p>
          </table:table-cell>
          <table:table-cell table:formula="of:=&quot;#&quot;&amp;DEC2HEX([.D67];2)&amp;REPT(&quot;,&quot;;[.M67]&lt;&gt;&quot;&quot;)" office:value-type="string" office:string-value="#00," calcext:value-type="string">
            <text:p>#00,</text:p>
          </table:table-cell>
          <table:table-cell table:formula="of:=&quot;#&quot;&amp;DEC2HEX([.E67];2)&amp;REPT(&quot;,&quot;;[.N67]&lt;&gt;&quot;&quot;)" office:value-type="string" office:string-value="#09," calcext:value-type="string">
            <text:p>#09,</text:p>
          </table:table-cell>
          <table:table-cell table:formula="of:=&quot;#&quot;&amp;DEC2HEX([.F67];2)&amp;REPT(&quot;,&quot;;[.O67]&lt;&gt;&quot;&quot;)" office:value-type="string" office:string-value="#12," calcext:value-type="string">
            <text:p>#12,</text:p>
          </table:table-cell>
          <table:table-cell table:formula="of:=&quot;#&quot;&amp;DEC2HEX([.G67];2)&amp;REPT(&quot;,&quot;;[.P67]&lt;&gt;&quot;&quot;)" office:value-type="string" office:string-value="#1B," calcext:value-type="string">
            <text:p>#1B,</text:p>
          </table:table-cell>
          <table:table-cell table:formula="of:=&quot;#&quot;&amp;DEC2HEX([.H67];2)&amp;REPT(&quot;,&quot;;[.Q67]&lt;&gt;&quot;&quot;)" office:value-type="string" office:string-value="#24," calcext:value-type="string">
            <text:p>#24,</text:p>
          </table:table-cell>
          <table:table-cell table:formula="of:=&quot;#&quot;&amp;DEC2HEX([.I67];2)&amp;REPT(&quot;,&quot;;[.R67]&lt;&gt;&quot;&quot;)" office:value-type="string" office:string-value="#2D," calcext:value-type="string">
            <text:p>#2D,</text:p>
          </table:table-cell>
          <table:table-cell table:formula="of:=&quot;#&quot;&amp;DEC2HEX([.J67];2)&amp;REPT(&quot;,&quot;;[.S67]&lt;&gt;&quot;&quot;)" office:value-type="string" office:string-value="#36," calcext:value-type="string">
            <text:p>#36,</text:p>
          </table:table-cell>
          <table:table-cell table:formula="of:=&quot;#&quot;&amp;DEC2HEX([.K67];2)&amp;REPT(&quot;,&quot;;[.T67]&lt;&gt;&quot;&quot;)" office:value-type="string" office:string-value="#3F" calcext:value-type="string">
            <text:p>#3F</text:p>
          </table:table-cell>
        </table:table-row>
        <table:table-row table:style-name="ro1">
          <table:table-cell table:formula="of:=MOD(INT((ROW([.A68])-[.$A$1])/[.A$2]);8)" office:value-type="float" office:value="0" calcext:value-type="float">
            <text:p>0</text:p>
          </table:table-cell>
          <table:table-cell table:formula="of:=MOD(INT((ROW([.B68])-[.$A$1])/[.B$2]);8)" office:value-type="float" office:value="0" calcext:value-type="float">
            <text:p>0</text:p>
          </table:table-cell>
          <table:table-cell table:formula="of:=MOD(INT((ROW([.C68])-[.$A$1])/[.C$2]);8)" office:value-type="float" office:value="1" calcext:value-type="float">
            <text:p>1</text:p>
          </table:table-cell>
          <table:table-cell table:formula="of:=((([.$A68]-[.D$2])&gt;0)*([.$A68]-[.D$2]))*[.$A$2]+((([.$B68]-[.D$2])&gt;0)*([.$B68]-[.D$2]))*[.$B$2]+[.$C68]*[.$C$2]" office:value-type="float" office:value="64" calcext:value-type="float">
            <text:p>64</text:p>
          </table:table-cell>
          <table:table-cell table:formula="of:=((([.$A68]-[.E$2])&gt;0)*([.$A68]-[.E$2]))*[.$A$2]+((([.$B68]-[.E$2])&gt;0)*([.$B68]-[.E$2]))*[.$B$2]+[.$C68]*[.$C$2]" office:value-type="float" office:value="64" calcext:value-type="float">
            <text:p>64</text:p>
          </table:table-cell>
          <table:table-cell table:formula="of:=((([.$A68]-[.F$2])&gt;0)*([.$A68]-[.F$2]))*[.$A$2]+((([.$B68]-[.F$2])&gt;0)*([.$B68]-[.F$2]))*[.$B$2]+[.$C68]*[.$C$2]" office:value-type="float" office:value="64" calcext:value-type="float">
            <text:p>64</text:p>
          </table:table-cell>
          <table:table-cell table:formula="of:=((([.$A68]-[.G$2])&gt;0)*([.$A68]-[.G$2]))*[.$A$2]+((([.$B68]-[.G$2])&gt;0)*([.$B68]-[.G$2]))*[.$B$2]+[.$C68]*[.$C$2]" office:value-type="float" office:value="64" calcext:value-type="float">
            <text:p>64</text:p>
          </table:table-cell>
          <table:table-cell table:formula="of:=((([.$A68]-[.H$2])&gt;0)*([.$A68]-[.H$2]))*[.$A$2]+((([.$B68]-[.H$2])&gt;0)*([.$B68]-[.H$2]))*[.$B$2]+[.$C68]*[.$C$2]" office:value-type="float" office:value="64" calcext:value-type="float">
            <text:p>64</text:p>
          </table:table-cell>
          <table:table-cell table:formula="of:=((([.$A68]-[.I$2])&gt;0)*([.$A68]-[.I$2]))*[.$A$2]+((([.$B68]-[.I$2])&gt;0)*([.$B68]-[.I$2]))*[.$B$2]+[.$C68]*[.$C$2]" office:value-type="float" office:value="64" calcext:value-type="float">
            <text:p>64</text:p>
          </table:table-cell>
          <table:table-cell table:formula="of:=((([.$A68]-[.J$2])&gt;0)*([.$A68]-[.J$2]))*[.$A$2]+((([.$B68]-[.J$2])&gt;0)*([.$B68]-[.J$2]))*[.$B$2]+[.$C68]*[.$C$2]" office:value-type="float" office:value="64" calcext:value-type="float">
            <text:p>64</text:p>
          </table:table-cell>
          <table:table-cell table:formula="of:=((([.$A68]-[.K$2])&gt;0)*([.$A68]-[.K$2]))*[.$A$2]+((([.$B68]-[.K$2])&gt;0)*([.$B68]-[.K$2]))*[.$B$2]+[.$C68]*[.$C$2]" office:value-type="float" office:value="64" calcext:value-type="float">
            <text:p>64</text:p>
          </table:table-cell>
          <table:table-cell table:formula="of:=&quot;#&quot;&amp;DEC2HEX([.D68];2)&amp;REPT(&quot;,&quot;;[.M68]&lt;&gt;&quot;&quot;)" office:value-type="string" office:string-value="#40," calcext:value-type="string">
            <text:p>#40,</text:p>
          </table:table-cell>
          <table:table-cell table:formula="of:=&quot;#&quot;&amp;DEC2HEX([.E68];2)&amp;REPT(&quot;,&quot;;[.N68]&lt;&gt;&quot;&quot;)" office:value-type="string" office:string-value="#40," calcext:value-type="string">
            <text:p>#40,</text:p>
          </table:table-cell>
          <table:table-cell table:formula="of:=&quot;#&quot;&amp;DEC2HEX([.F68];2)&amp;REPT(&quot;,&quot;;[.O68]&lt;&gt;&quot;&quot;)" office:value-type="string" office:string-value="#40," calcext:value-type="string">
            <text:p>#40,</text:p>
          </table:table-cell>
          <table:table-cell table:formula="of:=&quot;#&quot;&amp;DEC2HEX([.G68];2)&amp;REPT(&quot;,&quot;;[.P68]&lt;&gt;&quot;&quot;)" office:value-type="string" office:string-value="#40," calcext:value-type="string">
            <text:p>#40,</text:p>
          </table:table-cell>
          <table:table-cell table:formula="of:=&quot;#&quot;&amp;DEC2HEX([.H68];2)&amp;REPT(&quot;,&quot;;[.Q68]&lt;&gt;&quot;&quot;)" office:value-type="string" office:string-value="#40," calcext:value-type="string">
            <text:p>#40,</text:p>
          </table:table-cell>
          <table:table-cell table:formula="of:=&quot;#&quot;&amp;DEC2HEX([.I68];2)&amp;REPT(&quot;,&quot;;[.R68]&lt;&gt;&quot;&quot;)" office:value-type="string" office:string-value="#40," calcext:value-type="string">
            <text:p>#40,</text:p>
          </table:table-cell>
          <table:table-cell table:formula="of:=&quot;#&quot;&amp;DEC2HEX([.J68];2)&amp;REPT(&quot;,&quot;;[.S68]&lt;&gt;&quot;&quot;)" office:value-type="string" office:string-value="#40," calcext:value-type="string">
            <text:p>#40,</text:p>
          </table:table-cell>
          <table:table-cell table:formula="of:=&quot;#&quot;&amp;DEC2HEX([.K68];2)&amp;REPT(&quot;,&quot;;[.T68]&lt;&gt;&quot;&quot;)" office:value-type="string" office:string-value="#40" calcext:value-type="string">
            <text:p>#40</text:p>
          </table:table-cell>
        </table:table-row>
        <table:table-row table:style-name="ro1">
          <table:table-cell table:formula="of:=MOD(INT((ROW([.A69])-[.$A$1])/[.A$2]);8)" office:value-type="float" office:value="1" calcext:value-type="float">
            <text:p>1</text:p>
          </table:table-cell>
          <table:table-cell table:formula="of:=MOD(INT((ROW([.B69])-[.$A$1])/[.B$2]);8)" office:value-type="float" office:value="0" calcext:value-type="float">
            <text:p>0</text:p>
          </table:table-cell>
          <table:table-cell table:formula="of:=MOD(INT((ROW([.C69])-[.$A$1])/[.C$2]);8)" office:value-type="float" office:value="1" calcext:value-type="float">
            <text:p>1</text:p>
          </table:table-cell>
          <table:table-cell table:formula="of:=((([.$A69]-[.D$2])&gt;0)*([.$A69]-[.D$2]))*[.$A$2]+((([.$B69]-[.D$2])&gt;0)*([.$B69]-[.D$2]))*[.$B$2]+[.$C69]*[.$C$2]" office:value-type="float" office:value="64" calcext:value-type="float">
            <text:p>64</text:p>
          </table:table-cell>
          <table:table-cell table:formula="of:=((([.$A69]-[.E$2])&gt;0)*([.$A69]-[.E$2]))*[.$A$2]+((([.$B69]-[.E$2])&gt;0)*([.$B69]-[.E$2]))*[.$B$2]+[.$C69]*[.$C$2]" office:value-type="float" office:value="64" calcext:value-type="float">
            <text:p>64</text:p>
          </table:table-cell>
          <table:table-cell table:formula="of:=((([.$A69]-[.F$2])&gt;0)*([.$A69]-[.F$2]))*[.$A$2]+((([.$B69]-[.F$2])&gt;0)*([.$B69]-[.F$2]))*[.$B$2]+[.$C69]*[.$C$2]" office:value-type="float" office:value="64" calcext:value-type="float">
            <text:p>64</text:p>
          </table:table-cell>
          <table:table-cell table:formula="of:=((([.$A69]-[.G$2])&gt;0)*([.$A69]-[.G$2]))*[.$A$2]+((([.$B69]-[.G$2])&gt;0)*([.$B69]-[.G$2]))*[.$B$2]+[.$C69]*[.$C$2]" office:value-type="float" office:value="64" calcext:value-type="float">
            <text:p>64</text:p>
          </table:table-cell>
          <table:table-cell table:formula="of:=((([.$A69]-[.H$2])&gt;0)*([.$A69]-[.H$2]))*[.$A$2]+((([.$B69]-[.H$2])&gt;0)*([.$B69]-[.H$2]))*[.$B$2]+[.$C69]*[.$C$2]" office:value-type="float" office:value="64" calcext:value-type="float">
            <text:p>64</text:p>
          </table:table-cell>
          <table:table-cell table:formula="of:=((([.$A69]-[.I$2])&gt;0)*([.$A69]-[.I$2]))*[.$A$2]+((([.$B69]-[.I$2])&gt;0)*([.$B69]-[.I$2]))*[.$B$2]+[.$C69]*[.$C$2]" office:value-type="float" office:value="64" calcext:value-type="float">
            <text:p>64</text:p>
          </table:table-cell>
          <table:table-cell table:formula="of:=((([.$A69]-[.J$2])&gt;0)*([.$A69]-[.J$2]))*[.$A$2]+((([.$B69]-[.J$2])&gt;0)*([.$B69]-[.J$2]))*[.$B$2]+[.$C69]*[.$C$2]" office:value-type="float" office:value="64" calcext:value-type="float">
            <text:p>64</text:p>
          </table:table-cell>
          <table:table-cell table:formula="of:=((([.$A69]-[.K$2])&gt;0)*([.$A69]-[.K$2]))*[.$A$2]+((([.$B69]-[.K$2])&gt;0)*([.$B69]-[.K$2]))*[.$B$2]+[.$C69]*[.$C$2]" office:value-type="float" office:value="65" calcext:value-type="float">
            <text:p>65</text:p>
          </table:table-cell>
          <table:table-cell table:formula="of:=&quot;#&quot;&amp;DEC2HEX([.D69];2)&amp;REPT(&quot;,&quot;;[.M69]&lt;&gt;&quot;&quot;)" office:value-type="string" office:string-value="#40," calcext:value-type="string">
            <text:p>#40,</text:p>
          </table:table-cell>
          <table:table-cell table:formula="of:=&quot;#&quot;&amp;DEC2HEX([.E69];2)&amp;REPT(&quot;,&quot;;[.N69]&lt;&gt;&quot;&quot;)" office:value-type="string" office:string-value="#40," calcext:value-type="string">
            <text:p>#40,</text:p>
          </table:table-cell>
          <table:table-cell table:formula="of:=&quot;#&quot;&amp;DEC2HEX([.F69];2)&amp;REPT(&quot;,&quot;;[.O69]&lt;&gt;&quot;&quot;)" office:value-type="string" office:string-value="#40," calcext:value-type="string">
            <text:p>#40,</text:p>
          </table:table-cell>
          <table:table-cell table:formula="of:=&quot;#&quot;&amp;DEC2HEX([.G69];2)&amp;REPT(&quot;,&quot;;[.P69]&lt;&gt;&quot;&quot;)" office:value-type="string" office:string-value="#40," calcext:value-type="string">
            <text:p>#40,</text:p>
          </table:table-cell>
          <table:table-cell table:formula="of:=&quot;#&quot;&amp;DEC2HEX([.H69];2)&amp;REPT(&quot;,&quot;;[.Q69]&lt;&gt;&quot;&quot;)" office:value-type="string" office:string-value="#40," calcext:value-type="string">
            <text:p>#40,</text:p>
          </table:table-cell>
          <table:table-cell table:formula="of:=&quot;#&quot;&amp;DEC2HEX([.I69];2)&amp;REPT(&quot;,&quot;;[.R69]&lt;&gt;&quot;&quot;)" office:value-type="string" office:string-value="#40," calcext:value-type="string">
            <text:p>#40,</text:p>
          </table:table-cell>
          <table:table-cell table:formula="of:=&quot;#&quot;&amp;DEC2HEX([.J69];2)&amp;REPT(&quot;,&quot;;[.S69]&lt;&gt;&quot;&quot;)" office:value-type="string" office:string-value="#40," calcext:value-type="string">
            <text:p>#40,</text:p>
          </table:table-cell>
          <table:table-cell table:formula="of:=&quot;#&quot;&amp;DEC2HEX([.K69];2)&amp;REPT(&quot;,&quot;;[.T69]&lt;&gt;&quot;&quot;)" office:value-type="string" office:string-value="#41" calcext:value-type="string">
            <text:p>#41</text:p>
          </table:table-cell>
        </table:table-row>
        <table:table-row table:style-name="ro1">
          <table:table-cell table:formula="of:=MOD(INT((ROW([.A70])-[.$A$1])/[.A$2]);8)" office:value-type="float" office:value="2" calcext:value-type="float">
            <text:p>2</text:p>
          </table:table-cell>
          <table:table-cell table:formula="of:=MOD(INT((ROW([.B70])-[.$A$1])/[.B$2]);8)" office:value-type="float" office:value="0" calcext:value-type="float">
            <text:p>0</text:p>
          </table:table-cell>
          <table:table-cell table:formula="of:=MOD(INT((ROW([.C70])-[.$A$1])/[.C$2]);8)" office:value-type="float" office:value="1" calcext:value-type="float">
            <text:p>1</text:p>
          </table:table-cell>
          <table:table-cell table:formula="of:=((([.$A70]-[.D$2])&gt;0)*([.$A70]-[.D$2]))*[.$A$2]+((([.$B70]-[.D$2])&gt;0)*([.$B70]-[.D$2]))*[.$B$2]+[.$C70]*[.$C$2]" office:value-type="float" office:value="64" calcext:value-type="float">
            <text:p>64</text:p>
          </table:table-cell>
          <table:table-cell table:formula="of:=((([.$A70]-[.E$2])&gt;0)*([.$A70]-[.E$2]))*[.$A$2]+((([.$B70]-[.E$2])&gt;0)*([.$B70]-[.E$2]))*[.$B$2]+[.$C70]*[.$C$2]" office:value-type="float" office:value="64" calcext:value-type="float">
            <text:p>64</text:p>
          </table:table-cell>
          <table:table-cell table:formula="of:=((([.$A70]-[.F$2])&gt;0)*([.$A70]-[.F$2]))*[.$A$2]+((([.$B70]-[.F$2])&gt;0)*([.$B70]-[.F$2]))*[.$B$2]+[.$C70]*[.$C$2]" office:value-type="float" office:value="64" calcext:value-type="float">
            <text:p>64</text:p>
          </table:table-cell>
          <table:table-cell table:formula="of:=((([.$A70]-[.G$2])&gt;0)*([.$A70]-[.G$2]))*[.$A$2]+((([.$B70]-[.G$2])&gt;0)*([.$B70]-[.G$2]))*[.$B$2]+[.$C70]*[.$C$2]" office:value-type="float" office:value="64" calcext:value-type="float">
            <text:p>64</text:p>
          </table:table-cell>
          <table:table-cell table:formula="of:=((([.$A70]-[.H$2])&gt;0)*([.$A70]-[.H$2]))*[.$A$2]+((([.$B70]-[.H$2])&gt;0)*([.$B70]-[.H$2]))*[.$B$2]+[.$C70]*[.$C$2]" office:value-type="float" office:value="64" calcext:value-type="float">
            <text:p>64</text:p>
          </table:table-cell>
          <table:table-cell table:formula="of:=((([.$A70]-[.I$2])&gt;0)*([.$A70]-[.I$2]))*[.$A$2]+((([.$B70]-[.I$2])&gt;0)*([.$B70]-[.I$2]))*[.$B$2]+[.$C70]*[.$C$2]" office:value-type="float" office:value="64" calcext:value-type="float">
            <text:p>64</text:p>
          </table:table-cell>
          <table:table-cell table:formula="of:=((([.$A70]-[.J$2])&gt;0)*([.$A70]-[.J$2]))*[.$A$2]+((([.$B70]-[.J$2])&gt;0)*([.$B70]-[.J$2]))*[.$B$2]+[.$C70]*[.$C$2]" office:value-type="float" office:value="65" calcext:value-type="float">
            <text:p>65</text:p>
          </table:table-cell>
          <table:table-cell table:formula="of:=((([.$A70]-[.K$2])&gt;0)*([.$A70]-[.K$2]))*[.$A$2]+((([.$B70]-[.K$2])&gt;0)*([.$B70]-[.K$2]))*[.$B$2]+[.$C70]*[.$C$2]" office:value-type="float" office:value="66" calcext:value-type="float">
            <text:p>66</text:p>
          </table:table-cell>
          <table:table-cell table:formula="of:=&quot;#&quot;&amp;DEC2HEX([.D70];2)&amp;REPT(&quot;,&quot;;[.M70]&lt;&gt;&quot;&quot;)" office:value-type="string" office:string-value="#40," calcext:value-type="string">
            <text:p>#40,</text:p>
          </table:table-cell>
          <table:table-cell table:formula="of:=&quot;#&quot;&amp;DEC2HEX([.E70];2)&amp;REPT(&quot;,&quot;;[.N70]&lt;&gt;&quot;&quot;)" office:value-type="string" office:string-value="#40," calcext:value-type="string">
            <text:p>#40,</text:p>
          </table:table-cell>
          <table:table-cell table:formula="of:=&quot;#&quot;&amp;DEC2HEX([.F70];2)&amp;REPT(&quot;,&quot;;[.O70]&lt;&gt;&quot;&quot;)" office:value-type="string" office:string-value="#40," calcext:value-type="string">
            <text:p>#40,</text:p>
          </table:table-cell>
          <table:table-cell table:formula="of:=&quot;#&quot;&amp;DEC2HEX([.G70];2)&amp;REPT(&quot;,&quot;;[.P70]&lt;&gt;&quot;&quot;)" office:value-type="string" office:string-value="#40," calcext:value-type="string">
            <text:p>#40,</text:p>
          </table:table-cell>
          <table:table-cell table:formula="of:=&quot;#&quot;&amp;DEC2HEX([.H70];2)&amp;REPT(&quot;,&quot;;[.Q70]&lt;&gt;&quot;&quot;)" office:value-type="string" office:string-value="#40," calcext:value-type="string">
            <text:p>#40,</text:p>
          </table:table-cell>
          <table:table-cell table:formula="of:=&quot;#&quot;&amp;DEC2HEX([.I70];2)&amp;REPT(&quot;,&quot;;[.R70]&lt;&gt;&quot;&quot;)" office:value-type="string" office:string-value="#40," calcext:value-type="string">
            <text:p>#40,</text:p>
          </table:table-cell>
          <table:table-cell table:formula="of:=&quot;#&quot;&amp;DEC2HEX([.J70];2)&amp;REPT(&quot;,&quot;;[.S70]&lt;&gt;&quot;&quot;)" office:value-type="string" office:string-value="#41," calcext:value-type="string">
            <text:p>#41,</text:p>
          </table:table-cell>
          <table:table-cell table:formula="of:=&quot;#&quot;&amp;DEC2HEX([.K70];2)&amp;REPT(&quot;,&quot;;[.T70]&lt;&gt;&quot;&quot;)" office:value-type="string" office:string-value="#42" calcext:value-type="string">
            <text:p>#42</text:p>
          </table:table-cell>
        </table:table-row>
        <table:table-row table:style-name="ro1">
          <table:table-cell table:formula="of:=MOD(INT((ROW([.A71])-[.$A$1])/[.A$2]);8)" office:value-type="float" office:value="3" calcext:value-type="float">
            <text:p>3</text:p>
          </table:table-cell>
          <table:table-cell table:formula="of:=MOD(INT((ROW([.B71])-[.$A$1])/[.B$2]);8)" office:value-type="float" office:value="0" calcext:value-type="float">
            <text:p>0</text:p>
          </table:table-cell>
          <table:table-cell table:formula="of:=MOD(INT((ROW([.C71])-[.$A$1])/[.C$2]);8)" office:value-type="float" office:value="1" calcext:value-type="float">
            <text:p>1</text:p>
          </table:table-cell>
          <table:table-cell table:formula="of:=((([.$A71]-[.D$2])&gt;0)*([.$A71]-[.D$2]))*[.$A$2]+((([.$B71]-[.D$2])&gt;0)*([.$B71]-[.D$2]))*[.$B$2]+[.$C71]*[.$C$2]" office:value-type="float" office:value="64" calcext:value-type="float">
            <text:p>64</text:p>
          </table:table-cell>
          <table:table-cell table:formula="of:=((([.$A71]-[.E$2])&gt;0)*([.$A71]-[.E$2]))*[.$A$2]+((([.$B71]-[.E$2])&gt;0)*([.$B71]-[.E$2]))*[.$B$2]+[.$C71]*[.$C$2]" office:value-type="float" office:value="64" calcext:value-type="float">
            <text:p>64</text:p>
          </table:table-cell>
          <table:table-cell table:formula="of:=((([.$A71]-[.F$2])&gt;0)*([.$A71]-[.F$2]))*[.$A$2]+((([.$B71]-[.F$2])&gt;0)*([.$B71]-[.F$2]))*[.$B$2]+[.$C71]*[.$C$2]" office:value-type="float" office:value="64" calcext:value-type="float">
            <text:p>64</text:p>
          </table:table-cell>
          <table:table-cell table:formula="of:=((([.$A71]-[.G$2])&gt;0)*([.$A71]-[.G$2]))*[.$A$2]+((([.$B71]-[.G$2])&gt;0)*([.$B71]-[.G$2]))*[.$B$2]+[.$C71]*[.$C$2]" office:value-type="float" office:value="64" calcext:value-type="float">
            <text:p>64</text:p>
          </table:table-cell>
          <table:table-cell table:formula="of:=((([.$A71]-[.H$2])&gt;0)*([.$A71]-[.H$2]))*[.$A$2]+((([.$B71]-[.H$2])&gt;0)*([.$B71]-[.H$2]))*[.$B$2]+[.$C71]*[.$C$2]" office:value-type="float" office:value="64" calcext:value-type="float">
            <text:p>64</text:p>
          </table:table-cell>
          <table:table-cell table:formula="of:=((([.$A71]-[.I$2])&gt;0)*([.$A71]-[.I$2]))*[.$A$2]+((([.$B71]-[.I$2])&gt;0)*([.$B71]-[.I$2]))*[.$B$2]+[.$C71]*[.$C$2]" office:value-type="float" office:value="65" calcext:value-type="float">
            <text:p>65</text:p>
          </table:table-cell>
          <table:table-cell table:formula="of:=((([.$A71]-[.J$2])&gt;0)*([.$A71]-[.J$2]))*[.$A$2]+((([.$B71]-[.J$2])&gt;0)*([.$B71]-[.J$2]))*[.$B$2]+[.$C71]*[.$C$2]" office:value-type="float" office:value="66" calcext:value-type="float">
            <text:p>66</text:p>
          </table:table-cell>
          <table:table-cell table:formula="of:=((([.$A71]-[.K$2])&gt;0)*([.$A71]-[.K$2]))*[.$A$2]+((([.$B71]-[.K$2])&gt;0)*([.$B71]-[.K$2]))*[.$B$2]+[.$C71]*[.$C$2]" office:value-type="float" office:value="67" calcext:value-type="float">
            <text:p>67</text:p>
          </table:table-cell>
          <table:table-cell table:formula="of:=&quot;#&quot;&amp;DEC2HEX([.D71];2)&amp;REPT(&quot;,&quot;;[.M71]&lt;&gt;&quot;&quot;)" office:value-type="string" office:string-value="#40," calcext:value-type="string">
            <text:p>#40,</text:p>
          </table:table-cell>
          <table:table-cell table:formula="of:=&quot;#&quot;&amp;DEC2HEX([.E71];2)&amp;REPT(&quot;,&quot;;[.N71]&lt;&gt;&quot;&quot;)" office:value-type="string" office:string-value="#40," calcext:value-type="string">
            <text:p>#40,</text:p>
          </table:table-cell>
          <table:table-cell table:formula="of:=&quot;#&quot;&amp;DEC2HEX([.F71];2)&amp;REPT(&quot;,&quot;;[.O71]&lt;&gt;&quot;&quot;)" office:value-type="string" office:string-value="#40," calcext:value-type="string">
            <text:p>#40,</text:p>
          </table:table-cell>
          <table:table-cell table:formula="of:=&quot;#&quot;&amp;DEC2HEX([.G71];2)&amp;REPT(&quot;,&quot;;[.P71]&lt;&gt;&quot;&quot;)" office:value-type="string" office:string-value="#40," calcext:value-type="string">
            <text:p>#40,</text:p>
          </table:table-cell>
          <table:table-cell table:formula="of:=&quot;#&quot;&amp;DEC2HEX([.H71];2)&amp;REPT(&quot;,&quot;;[.Q71]&lt;&gt;&quot;&quot;)" office:value-type="string" office:string-value="#40," calcext:value-type="string">
            <text:p>#40,</text:p>
          </table:table-cell>
          <table:table-cell table:formula="of:=&quot;#&quot;&amp;DEC2HEX([.I71];2)&amp;REPT(&quot;,&quot;;[.R71]&lt;&gt;&quot;&quot;)" office:value-type="string" office:string-value="#41," calcext:value-type="string">
            <text:p>#41,</text:p>
          </table:table-cell>
          <table:table-cell table:formula="of:=&quot;#&quot;&amp;DEC2HEX([.J71];2)&amp;REPT(&quot;,&quot;;[.S71]&lt;&gt;&quot;&quot;)" office:value-type="string" office:string-value="#42," calcext:value-type="string">
            <text:p>#42,</text:p>
          </table:table-cell>
          <table:table-cell table:formula="of:=&quot;#&quot;&amp;DEC2HEX([.K71];2)&amp;REPT(&quot;,&quot;;[.T71]&lt;&gt;&quot;&quot;)" office:value-type="string" office:string-value="#43" calcext:value-type="string">
            <text:p>#43</text:p>
          </table:table-cell>
        </table:table-row>
        <table:table-row table:style-name="ro1">
          <table:table-cell table:formula="of:=MOD(INT((ROW([.A72])-[.$A$1])/[.A$2]);8)" office:value-type="float" office:value="4" calcext:value-type="float">
            <text:p>4</text:p>
          </table:table-cell>
          <table:table-cell table:formula="of:=MOD(INT((ROW([.B72])-[.$A$1])/[.B$2]);8)" office:value-type="float" office:value="0" calcext:value-type="float">
            <text:p>0</text:p>
          </table:table-cell>
          <table:table-cell table:formula="of:=MOD(INT((ROW([.C72])-[.$A$1])/[.C$2]);8)" office:value-type="float" office:value="1" calcext:value-type="float">
            <text:p>1</text:p>
          </table:table-cell>
          <table:table-cell table:formula="of:=((([.$A72]-[.D$2])&gt;0)*([.$A72]-[.D$2]))*[.$A$2]+((([.$B72]-[.D$2])&gt;0)*([.$B72]-[.D$2]))*[.$B$2]+[.$C72]*[.$C$2]" office:value-type="float" office:value="64" calcext:value-type="float">
            <text:p>64</text:p>
          </table:table-cell>
          <table:table-cell table:formula="of:=((([.$A72]-[.E$2])&gt;0)*([.$A72]-[.E$2]))*[.$A$2]+((([.$B72]-[.E$2])&gt;0)*([.$B72]-[.E$2]))*[.$B$2]+[.$C72]*[.$C$2]" office:value-type="float" office:value="64" calcext:value-type="float">
            <text:p>64</text:p>
          </table:table-cell>
          <table:table-cell table:formula="of:=((([.$A72]-[.F$2])&gt;0)*([.$A72]-[.F$2]))*[.$A$2]+((([.$B72]-[.F$2])&gt;0)*([.$B72]-[.F$2]))*[.$B$2]+[.$C72]*[.$C$2]" office:value-type="float" office:value="64" calcext:value-type="float">
            <text:p>64</text:p>
          </table:table-cell>
          <table:table-cell table:formula="of:=((([.$A72]-[.G$2])&gt;0)*([.$A72]-[.G$2]))*[.$A$2]+((([.$B72]-[.G$2])&gt;0)*([.$B72]-[.G$2]))*[.$B$2]+[.$C72]*[.$C$2]" office:value-type="float" office:value="64" calcext:value-type="float">
            <text:p>64</text:p>
          </table:table-cell>
          <table:table-cell table:formula="of:=((([.$A72]-[.H$2])&gt;0)*([.$A72]-[.H$2]))*[.$A$2]+((([.$B72]-[.H$2])&gt;0)*([.$B72]-[.H$2]))*[.$B$2]+[.$C72]*[.$C$2]" office:value-type="float" office:value="65" calcext:value-type="float">
            <text:p>65</text:p>
          </table:table-cell>
          <table:table-cell table:formula="of:=((([.$A72]-[.I$2])&gt;0)*([.$A72]-[.I$2]))*[.$A$2]+((([.$B72]-[.I$2])&gt;0)*([.$B72]-[.I$2]))*[.$B$2]+[.$C72]*[.$C$2]" office:value-type="float" office:value="66" calcext:value-type="float">
            <text:p>66</text:p>
          </table:table-cell>
          <table:table-cell table:formula="of:=((([.$A72]-[.J$2])&gt;0)*([.$A72]-[.J$2]))*[.$A$2]+((([.$B72]-[.J$2])&gt;0)*([.$B72]-[.J$2]))*[.$B$2]+[.$C72]*[.$C$2]" office:value-type="float" office:value="67" calcext:value-type="float">
            <text:p>67</text:p>
          </table:table-cell>
          <table:table-cell table:formula="of:=((([.$A72]-[.K$2])&gt;0)*([.$A72]-[.K$2]))*[.$A$2]+((([.$B72]-[.K$2])&gt;0)*([.$B72]-[.K$2]))*[.$B$2]+[.$C72]*[.$C$2]" office:value-type="float" office:value="68" calcext:value-type="float">
            <text:p>68</text:p>
          </table:table-cell>
          <table:table-cell table:formula="of:=&quot;#&quot;&amp;DEC2HEX([.D72];2)&amp;REPT(&quot;,&quot;;[.M72]&lt;&gt;&quot;&quot;)" office:value-type="string" office:string-value="#40," calcext:value-type="string">
            <text:p>#40,</text:p>
          </table:table-cell>
          <table:table-cell table:formula="of:=&quot;#&quot;&amp;DEC2HEX([.E72];2)&amp;REPT(&quot;,&quot;;[.N72]&lt;&gt;&quot;&quot;)" office:value-type="string" office:string-value="#40," calcext:value-type="string">
            <text:p>#40,</text:p>
          </table:table-cell>
          <table:table-cell table:formula="of:=&quot;#&quot;&amp;DEC2HEX([.F72];2)&amp;REPT(&quot;,&quot;;[.O72]&lt;&gt;&quot;&quot;)" office:value-type="string" office:string-value="#40," calcext:value-type="string">
            <text:p>#40,</text:p>
          </table:table-cell>
          <table:table-cell table:formula="of:=&quot;#&quot;&amp;DEC2HEX([.G72];2)&amp;REPT(&quot;,&quot;;[.P72]&lt;&gt;&quot;&quot;)" office:value-type="string" office:string-value="#40," calcext:value-type="string">
            <text:p>#40,</text:p>
          </table:table-cell>
          <table:table-cell table:formula="of:=&quot;#&quot;&amp;DEC2HEX([.H72];2)&amp;REPT(&quot;,&quot;;[.Q72]&lt;&gt;&quot;&quot;)" office:value-type="string" office:string-value="#41," calcext:value-type="string">
            <text:p>#41,</text:p>
          </table:table-cell>
          <table:table-cell table:formula="of:=&quot;#&quot;&amp;DEC2HEX([.I72];2)&amp;REPT(&quot;,&quot;;[.R72]&lt;&gt;&quot;&quot;)" office:value-type="string" office:string-value="#42," calcext:value-type="string">
            <text:p>#42,</text:p>
          </table:table-cell>
          <table:table-cell table:formula="of:=&quot;#&quot;&amp;DEC2HEX([.J72];2)&amp;REPT(&quot;,&quot;;[.S72]&lt;&gt;&quot;&quot;)" office:value-type="string" office:string-value="#43," calcext:value-type="string">
            <text:p>#43,</text:p>
          </table:table-cell>
          <table:table-cell table:formula="of:=&quot;#&quot;&amp;DEC2HEX([.K72];2)&amp;REPT(&quot;,&quot;;[.T72]&lt;&gt;&quot;&quot;)" office:value-type="string" office:string-value="#44" calcext:value-type="string">
            <text:p>#44</text:p>
          </table:table-cell>
        </table:table-row>
        <table:table-row table:style-name="ro1">
          <table:table-cell table:formula="of:=MOD(INT((ROW([.A73])-[.$A$1])/[.A$2]);8)" office:value-type="float" office:value="5" calcext:value-type="float">
            <text:p>5</text:p>
          </table:table-cell>
          <table:table-cell table:formula="of:=MOD(INT((ROW([.B73])-[.$A$1])/[.B$2]);8)" office:value-type="float" office:value="0" calcext:value-type="float">
            <text:p>0</text:p>
          </table:table-cell>
          <table:table-cell table:formula="of:=MOD(INT((ROW([.C73])-[.$A$1])/[.C$2]);8)" office:value-type="float" office:value="1" calcext:value-type="float">
            <text:p>1</text:p>
          </table:table-cell>
          <table:table-cell table:formula="of:=((([.$A73]-[.D$2])&gt;0)*([.$A73]-[.D$2]))*[.$A$2]+((([.$B73]-[.D$2])&gt;0)*([.$B73]-[.D$2]))*[.$B$2]+[.$C73]*[.$C$2]" office:value-type="float" office:value="64" calcext:value-type="float">
            <text:p>64</text:p>
          </table:table-cell>
          <table:table-cell table:formula="of:=((([.$A73]-[.E$2])&gt;0)*([.$A73]-[.E$2]))*[.$A$2]+((([.$B73]-[.E$2])&gt;0)*([.$B73]-[.E$2]))*[.$B$2]+[.$C73]*[.$C$2]" office:value-type="float" office:value="64" calcext:value-type="float">
            <text:p>64</text:p>
          </table:table-cell>
          <table:table-cell table:formula="of:=((([.$A73]-[.F$2])&gt;0)*([.$A73]-[.F$2]))*[.$A$2]+((([.$B73]-[.F$2])&gt;0)*([.$B73]-[.F$2]))*[.$B$2]+[.$C73]*[.$C$2]" office:value-type="float" office:value="64" calcext:value-type="float">
            <text:p>64</text:p>
          </table:table-cell>
          <table:table-cell table:formula="of:=((([.$A73]-[.G$2])&gt;0)*([.$A73]-[.G$2]))*[.$A$2]+((([.$B73]-[.G$2])&gt;0)*([.$B73]-[.G$2]))*[.$B$2]+[.$C73]*[.$C$2]" office:value-type="float" office:value="65" calcext:value-type="float">
            <text:p>65</text:p>
          </table:table-cell>
          <table:table-cell table:formula="of:=((([.$A73]-[.H$2])&gt;0)*([.$A73]-[.H$2]))*[.$A$2]+((([.$B73]-[.H$2])&gt;0)*([.$B73]-[.H$2]))*[.$B$2]+[.$C73]*[.$C$2]" office:value-type="float" office:value="66" calcext:value-type="float">
            <text:p>66</text:p>
          </table:table-cell>
          <table:table-cell table:formula="of:=((([.$A73]-[.I$2])&gt;0)*([.$A73]-[.I$2]))*[.$A$2]+((([.$B73]-[.I$2])&gt;0)*([.$B73]-[.I$2]))*[.$B$2]+[.$C73]*[.$C$2]" office:value-type="float" office:value="67" calcext:value-type="float">
            <text:p>67</text:p>
          </table:table-cell>
          <table:table-cell table:formula="of:=((([.$A73]-[.J$2])&gt;0)*([.$A73]-[.J$2]))*[.$A$2]+((([.$B73]-[.J$2])&gt;0)*([.$B73]-[.J$2]))*[.$B$2]+[.$C73]*[.$C$2]" office:value-type="float" office:value="68" calcext:value-type="float">
            <text:p>68</text:p>
          </table:table-cell>
          <table:table-cell table:formula="of:=((([.$A73]-[.K$2])&gt;0)*([.$A73]-[.K$2]))*[.$A$2]+((([.$B73]-[.K$2])&gt;0)*([.$B73]-[.K$2]))*[.$B$2]+[.$C73]*[.$C$2]" office:value-type="float" office:value="69" calcext:value-type="float">
            <text:p>69</text:p>
          </table:table-cell>
          <table:table-cell table:formula="of:=&quot;#&quot;&amp;DEC2HEX([.D73];2)&amp;REPT(&quot;,&quot;;[.M73]&lt;&gt;&quot;&quot;)" office:value-type="string" office:string-value="#40," calcext:value-type="string">
            <text:p>#40,</text:p>
          </table:table-cell>
          <table:table-cell table:formula="of:=&quot;#&quot;&amp;DEC2HEX([.E73];2)&amp;REPT(&quot;,&quot;;[.N73]&lt;&gt;&quot;&quot;)" office:value-type="string" office:string-value="#40," calcext:value-type="string">
            <text:p>#40,</text:p>
          </table:table-cell>
          <table:table-cell table:formula="of:=&quot;#&quot;&amp;DEC2HEX([.F73];2)&amp;REPT(&quot;,&quot;;[.O73]&lt;&gt;&quot;&quot;)" office:value-type="string" office:string-value="#40," calcext:value-type="string">
            <text:p>#40,</text:p>
          </table:table-cell>
          <table:table-cell table:formula="of:=&quot;#&quot;&amp;DEC2HEX([.G73];2)&amp;REPT(&quot;,&quot;;[.P73]&lt;&gt;&quot;&quot;)" office:value-type="string" office:string-value="#41," calcext:value-type="string">
            <text:p>#41,</text:p>
          </table:table-cell>
          <table:table-cell table:formula="of:=&quot;#&quot;&amp;DEC2HEX([.H73];2)&amp;REPT(&quot;,&quot;;[.Q73]&lt;&gt;&quot;&quot;)" office:value-type="string" office:string-value="#42," calcext:value-type="string">
            <text:p>#42,</text:p>
          </table:table-cell>
          <table:table-cell table:formula="of:=&quot;#&quot;&amp;DEC2HEX([.I73];2)&amp;REPT(&quot;,&quot;;[.R73]&lt;&gt;&quot;&quot;)" office:value-type="string" office:string-value="#43," calcext:value-type="string">
            <text:p>#43,</text:p>
          </table:table-cell>
          <table:table-cell table:formula="of:=&quot;#&quot;&amp;DEC2HEX([.J73];2)&amp;REPT(&quot;,&quot;;[.S73]&lt;&gt;&quot;&quot;)" office:value-type="string" office:string-value="#44," calcext:value-type="string">
            <text:p>#44,</text:p>
          </table:table-cell>
          <table:table-cell table:formula="of:=&quot;#&quot;&amp;DEC2HEX([.K73];2)&amp;REPT(&quot;,&quot;;[.T73]&lt;&gt;&quot;&quot;)" office:value-type="string" office:string-value="#45" calcext:value-type="string">
            <text:p>#45</text:p>
          </table:table-cell>
        </table:table-row>
        <table:table-row table:style-name="ro1">
          <table:table-cell table:formula="of:=MOD(INT((ROW([.A74])-[.$A$1])/[.A$2]);8)" office:value-type="float" office:value="6" calcext:value-type="float">
            <text:p>6</text:p>
          </table:table-cell>
          <table:table-cell table:formula="of:=MOD(INT((ROW([.B74])-[.$A$1])/[.B$2]);8)" office:value-type="float" office:value="0" calcext:value-type="float">
            <text:p>0</text:p>
          </table:table-cell>
          <table:table-cell table:formula="of:=MOD(INT((ROW([.C74])-[.$A$1])/[.C$2]);8)" office:value-type="float" office:value="1" calcext:value-type="float">
            <text:p>1</text:p>
          </table:table-cell>
          <table:table-cell table:formula="of:=((([.$A74]-[.D$2])&gt;0)*([.$A74]-[.D$2]))*[.$A$2]+((([.$B74]-[.D$2])&gt;0)*([.$B74]-[.D$2]))*[.$B$2]+[.$C74]*[.$C$2]" office:value-type="float" office:value="64" calcext:value-type="float">
            <text:p>64</text:p>
          </table:table-cell>
          <table:table-cell table:formula="of:=((([.$A74]-[.E$2])&gt;0)*([.$A74]-[.E$2]))*[.$A$2]+((([.$B74]-[.E$2])&gt;0)*([.$B74]-[.E$2]))*[.$B$2]+[.$C74]*[.$C$2]" office:value-type="float" office:value="64" calcext:value-type="float">
            <text:p>64</text:p>
          </table:table-cell>
          <table:table-cell table:formula="of:=((([.$A74]-[.F$2])&gt;0)*([.$A74]-[.F$2]))*[.$A$2]+((([.$B74]-[.F$2])&gt;0)*([.$B74]-[.F$2]))*[.$B$2]+[.$C74]*[.$C$2]" office:value-type="float" office:value="65" calcext:value-type="float">
            <text:p>65</text:p>
          </table:table-cell>
          <table:table-cell table:formula="of:=((([.$A74]-[.G$2])&gt;0)*([.$A74]-[.G$2]))*[.$A$2]+((([.$B74]-[.G$2])&gt;0)*([.$B74]-[.G$2]))*[.$B$2]+[.$C74]*[.$C$2]" office:value-type="float" office:value="66" calcext:value-type="float">
            <text:p>66</text:p>
          </table:table-cell>
          <table:table-cell table:formula="of:=((([.$A74]-[.H$2])&gt;0)*([.$A74]-[.H$2]))*[.$A$2]+((([.$B74]-[.H$2])&gt;0)*([.$B74]-[.H$2]))*[.$B$2]+[.$C74]*[.$C$2]" office:value-type="float" office:value="67" calcext:value-type="float">
            <text:p>67</text:p>
          </table:table-cell>
          <table:table-cell table:formula="of:=((([.$A74]-[.I$2])&gt;0)*([.$A74]-[.I$2]))*[.$A$2]+((([.$B74]-[.I$2])&gt;0)*([.$B74]-[.I$2]))*[.$B$2]+[.$C74]*[.$C$2]" office:value-type="float" office:value="68" calcext:value-type="float">
            <text:p>68</text:p>
          </table:table-cell>
          <table:table-cell table:formula="of:=((([.$A74]-[.J$2])&gt;0)*([.$A74]-[.J$2]))*[.$A$2]+((([.$B74]-[.J$2])&gt;0)*([.$B74]-[.J$2]))*[.$B$2]+[.$C74]*[.$C$2]" office:value-type="float" office:value="69" calcext:value-type="float">
            <text:p>69</text:p>
          </table:table-cell>
          <table:table-cell table:formula="of:=((([.$A74]-[.K$2])&gt;0)*([.$A74]-[.K$2]))*[.$A$2]+((([.$B74]-[.K$2])&gt;0)*([.$B74]-[.K$2]))*[.$B$2]+[.$C74]*[.$C$2]" office:value-type="float" office:value="70" calcext:value-type="float">
            <text:p>70</text:p>
          </table:table-cell>
          <table:table-cell table:formula="of:=&quot;#&quot;&amp;DEC2HEX([.D74];2)&amp;REPT(&quot;,&quot;;[.M74]&lt;&gt;&quot;&quot;)" office:value-type="string" office:string-value="#40," calcext:value-type="string">
            <text:p>#40,</text:p>
          </table:table-cell>
          <table:table-cell table:formula="of:=&quot;#&quot;&amp;DEC2HEX([.E74];2)&amp;REPT(&quot;,&quot;;[.N74]&lt;&gt;&quot;&quot;)" office:value-type="string" office:string-value="#40," calcext:value-type="string">
            <text:p>#40,</text:p>
          </table:table-cell>
          <table:table-cell table:formula="of:=&quot;#&quot;&amp;DEC2HEX([.F74];2)&amp;REPT(&quot;,&quot;;[.O74]&lt;&gt;&quot;&quot;)" office:value-type="string" office:string-value="#41," calcext:value-type="string">
            <text:p>#41,</text:p>
          </table:table-cell>
          <table:table-cell table:formula="of:=&quot;#&quot;&amp;DEC2HEX([.G74];2)&amp;REPT(&quot;,&quot;;[.P74]&lt;&gt;&quot;&quot;)" office:value-type="string" office:string-value="#42," calcext:value-type="string">
            <text:p>#42,</text:p>
          </table:table-cell>
          <table:table-cell table:formula="of:=&quot;#&quot;&amp;DEC2HEX([.H74];2)&amp;REPT(&quot;,&quot;;[.Q74]&lt;&gt;&quot;&quot;)" office:value-type="string" office:string-value="#43," calcext:value-type="string">
            <text:p>#43,</text:p>
          </table:table-cell>
          <table:table-cell table:formula="of:=&quot;#&quot;&amp;DEC2HEX([.I74];2)&amp;REPT(&quot;,&quot;;[.R74]&lt;&gt;&quot;&quot;)" office:value-type="string" office:string-value="#44," calcext:value-type="string">
            <text:p>#44,</text:p>
          </table:table-cell>
          <table:table-cell table:formula="of:=&quot;#&quot;&amp;DEC2HEX([.J74];2)&amp;REPT(&quot;,&quot;;[.S74]&lt;&gt;&quot;&quot;)" office:value-type="string" office:string-value="#45," calcext:value-type="string">
            <text:p>#45,</text:p>
          </table:table-cell>
          <table:table-cell table:formula="of:=&quot;#&quot;&amp;DEC2HEX([.K74];2)&amp;REPT(&quot;,&quot;;[.T74]&lt;&gt;&quot;&quot;)" office:value-type="string" office:string-value="#46" calcext:value-type="string">
            <text:p>#46</text:p>
          </table:table-cell>
        </table:table-row>
        <table:table-row table:style-name="ro1">
          <table:table-cell table:formula="of:=MOD(INT((ROW([.A75])-[.$A$1])/[.A$2]);8)" office:value-type="float" office:value="7" calcext:value-type="float">
            <text:p>7</text:p>
          </table:table-cell>
          <table:table-cell table:formula="of:=MOD(INT((ROW([.B75])-[.$A$1])/[.B$2]);8)" office:value-type="float" office:value="0" calcext:value-type="float">
            <text:p>0</text:p>
          </table:table-cell>
          <table:table-cell table:formula="of:=MOD(INT((ROW([.C75])-[.$A$1])/[.C$2]);8)" office:value-type="float" office:value="1" calcext:value-type="float">
            <text:p>1</text:p>
          </table:table-cell>
          <table:table-cell table:formula="of:=((([.$A75]-[.D$2])&gt;0)*([.$A75]-[.D$2]))*[.$A$2]+((([.$B75]-[.D$2])&gt;0)*([.$B75]-[.D$2]))*[.$B$2]+[.$C75]*[.$C$2]" office:value-type="float" office:value="64" calcext:value-type="float">
            <text:p>64</text:p>
          </table:table-cell>
          <table:table-cell table:formula="of:=((([.$A75]-[.E$2])&gt;0)*([.$A75]-[.E$2]))*[.$A$2]+((([.$B75]-[.E$2])&gt;0)*([.$B75]-[.E$2]))*[.$B$2]+[.$C75]*[.$C$2]" office:value-type="float" office:value="65" calcext:value-type="float">
            <text:p>65</text:p>
          </table:table-cell>
          <table:table-cell table:formula="of:=((([.$A75]-[.F$2])&gt;0)*([.$A75]-[.F$2]))*[.$A$2]+((([.$B75]-[.F$2])&gt;0)*([.$B75]-[.F$2]))*[.$B$2]+[.$C75]*[.$C$2]" office:value-type="float" office:value="66" calcext:value-type="float">
            <text:p>66</text:p>
          </table:table-cell>
          <table:table-cell table:formula="of:=((([.$A75]-[.G$2])&gt;0)*([.$A75]-[.G$2]))*[.$A$2]+((([.$B75]-[.G$2])&gt;0)*([.$B75]-[.G$2]))*[.$B$2]+[.$C75]*[.$C$2]" office:value-type="float" office:value="67" calcext:value-type="float">
            <text:p>67</text:p>
          </table:table-cell>
          <table:table-cell table:formula="of:=((([.$A75]-[.H$2])&gt;0)*([.$A75]-[.H$2]))*[.$A$2]+((([.$B75]-[.H$2])&gt;0)*([.$B75]-[.H$2]))*[.$B$2]+[.$C75]*[.$C$2]" office:value-type="float" office:value="68" calcext:value-type="float">
            <text:p>68</text:p>
          </table:table-cell>
          <table:table-cell table:formula="of:=((([.$A75]-[.I$2])&gt;0)*([.$A75]-[.I$2]))*[.$A$2]+((([.$B75]-[.I$2])&gt;0)*([.$B75]-[.I$2]))*[.$B$2]+[.$C75]*[.$C$2]" office:value-type="float" office:value="69" calcext:value-type="float">
            <text:p>69</text:p>
          </table:table-cell>
          <table:table-cell table:formula="of:=((([.$A75]-[.J$2])&gt;0)*([.$A75]-[.J$2]))*[.$A$2]+((([.$B75]-[.J$2])&gt;0)*([.$B75]-[.J$2]))*[.$B$2]+[.$C75]*[.$C$2]" office:value-type="float" office:value="70" calcext:value-type="float">
            <text:p>70</text:p>
          </table:table-cell>
          <table:table-cell table:formula="of:=((([.$A75]-[.K$2])&gt;0)*([.$A75]-[.K$2]))*[.$A$2]+((([.$B75]-[.K$2])&gt;0)*([.$B75]-[.K$2]))*[.$B$2]+[.$C75]*[.$C$2]" office:value-type="float" office:value="71" calcext:value-type="float">
            <text:p>71</text:p>
          </table:table-cell>
          <table:table-cell table:formula="of:=&quot;#&quot;&amp;DEC2HEX([.D75];2)&amp;REPT(&quot;,&quot;;[.M75]&lt;&gt;&quot;&quot;)" office:value-type="string" office:string-value="#40," calcext:value-type="string">
            <text:p>#40,</text:p>
          </table:table-cell>
          <table:table-cell table:formula="of:=&quot;#&quot;&amp;DEC2HEX([.E75];2)&amp;REPT(&quot;,&quot;;[.N75]&lt;&gt;&quot;&quot;)" office:value-type="string" office:string-value="#41," calcext:value-type="string">
            <text:p>#41,</text:p>
          </table:table-cell>
          <table:table-cell table:formula="of:=&quot;#&quot;&amp;DEC2HEX([.F75];2)&amp;REPT(&quot;,&quot;;[.O75]&lt;&gt;&quot;&quot;)" office:value-type="string" office:string-value="#42," calcext:value-type="string">
            <text:p>#42,</text:p>
          </table:table-cell>
          <table:table-cell table:formula="of:=&quot;#&quot;&amp;DEC2HEX([.G75];2)&amp;REPT(&quot;,&quot;;[.P75]&lt;&gt;&quot;&quot;)" office:value-type="string" office:string-value="#43," calcext:value-type="string">
            <text:p>#43,</text:p>
          </table:table-cell>
          <table:table-cell table:formula="of:=&quot;#&quot;&amp;DEC2HEX([.H75];2)&amp;REPT(&quot;,&quot;;[.Q75]&lt;&gt;&quot;&quot;)" office:value-type="string" office:string-value="#44," calcext:value-type="string">
            <text:p>#44,</text:p>
          </table:table-cell>
          <table:table-cell table:formula="of:=&quot;#&quot;&amp;DEC2HEX([.I75];2)&amp;REPT(&quot;,&quot;;[.R75]&lt;&gt;&quot;&quot;)" office:value-type="string" office:string-value="#45," calcext:value-type="string">
            <text:p>#45,</text:p>
          </table:table-cell>
          <table:table-cell table:formula="of:=&quot;#&quot;&amp;DEC2HEX([.J75];2)&amp;REPT(&quot;,&quot;;[.S75]&lt;&gt;&quot;&quot;)" office:value-type="string" office:string-value="#46," calcext:value-type="string">
            <text:p>#46,</text:p>
          </table:table-cell>
          <table:table-cell table:formula="of:=&quot;#&quot;&amp;DEC2HEX([.K75];2)&amp;REPT(&quot;,&quot;;[.T75]&lt;&gt;&quot;&quot;)" office:value-type="string" office:string-value="#47" calcext:value-type="string">
            <text:p>#47</text:p>
          </table:table-cell>
        </table:table-row>
        <table:table-row table:style-name="ro1">
          <table:table-cell table:formula="of:=MOD(INT((ROW([.A76])-[.$A$1])/[.A$2]);8)" office:value-type="float" office:value="0" calcext:value-type="float">
            <text:p>0</text:p>
          </table:table-cell>
          <table:table-cell table:formula="of:=MOD(INT((ROW([.B76])-[.$A$1])/[.B$2]);8)" office:value-type="float" office:value="1" calcext:value-type="float">
            <text:p>1</text:p>
          </table:table-cell>
          <table:table-cell table:formula="of:=MOD(INT((ROW([.C76])-[.$A$1])/[.C$2]);8)" office:value-type="float" office:value="1" calcext:value-type="float">
            <text:p>1</text:p>
          </table:table-cell>
          <table:table-cell table:formula="of:=((([.$A76]-[.D$2])&gt;0)*([.$A76]-[.D$2]))*[.$A$2]+((([.$B76]-[.D$2])&gt;0)*([.$B76]-[.D$2]))*[.$B$2]+[.$C76]*[.$C$2]" office:value-type="float" office:value="64" calcext:value-type="float">
            <text:p>64</text:p>
          </table:table-cell>
          <table:table-cell table:formula="of:=((([.$A76]-[.E$2])&gt;0)*([.$A76]-[.E$2]))*[.$A$2]+((([.$B76]-[.E$2])&gt;0)*([.$B76]-[.E$2]))*[.$B$2]+[.$C76]*[.$C$2]" office:value-type="float" office:value="64" calcext:value-type="float">
            <text:p>64</text:p>
          </table:table-cell>
          <table:table-cell table:formula="of:=((([.$A76]-[.F$2])&gt;0)*([.$A76]-[.F$2]))*[.$A$2]+((([.$B76]-[.F$2])&gt;0)*([.$B76]-[.F$2]))*[.$B$2]+[.$C76]*[.$C$2]" office:value-type="float" office:value="64" calcext:value-type="float">
            <text:p>64</text:p>
          </table:table-cell>
          <table:table-cell table:formula="of:=((([.$A76]-[.G$2])&gt;0)*([.$A76]-[.G$2]))*[.$A$2]+((([.$B76]-[.G$2])&gt;0)*([.$B76]-[.G$2]))*[.$B$2]+[.$C76]*[.$C$2]" office:value-type="float" office:value="64" calcext:value-type="float">
            <text:p>64</text:p>
          </table:table-cell>
          <table:table-cell table:formula="of:=((([.$A76]-[.H$2])&gt;0)*([.$A76]-[.H$2]))*[.$A$2]+((([.$B76]-[.H$2])&gt;0)*([.$B76]-[.H$2]))*[.$B$2]+[.$C76]*[.$C$2]" office:value-type="float" office:value="64" calcext:value-type="float">
            <text:p>64</text:p>
          </table:table-cell>
          <table:table-cell table:formula="of:=((([.$A76]-[.I$2])&gt;0)*([.$A76]-[.I$2]))*[.$A$2]+((([.$B76]-[.I$2])&gt;0)*([.$B76]-[.I$2]))*[.$B$2]+[.$C76]*[.$C$2]" office:value-type="float" office:value="64" calcext:value-type="float">
            <text:p>64</text:p>
          </table:table-cell>
          <table:table-cell table:formula="of:=((([.$A76]-[.J$2])&gt;0)*([.$A76]-[.J$2]))*[.$A$2]+((([.$B76]-[.J$2])&gt;0)*([.$B76]-[.J$2]))*[.$B$2]+[.$C76]*[.$C$2]" office:value-type="float" office:value="64" calcext:value-type="float">
            <text:p>64</text:p>
          </table:table-cell>
          <table:table-cell table:formula="of:=((([.$A76]-[.K$2])&gt;0)*([.$A76]-[.K$2]))*[.$A$2]+((([.$B76]-[.K$2])&gt;0)*([.$B76]-[.K$2]))*[.$B$2]+[.$C76]*[.$C$2]" office:value-type="float" office:value="72" calcext:value-type="float">
            <text:p>72</text:p>
          </table:table-cell>
          <table:table-cell table:formula="of:=&quot;#&quot;&amp;DEC2HEX([.D76];2)&amp;REPT(&quot;,&quot;;[.M76]&lt;&gt;&quot;&quot;)" office:value-type="string" office:string-value="#40," calcext:value-type="string">
            <text:p>#40,</text:p>
          </table:table-cell>
          <table:table-cell table:formula="of:=&quot;#&quot;&amp;DEC2HEX([.E76];2)&amp;REPT(&quot;,&quot;;[.N76]&lt;&gt;&quot;&quot;)" office:value-type="string" office:string-value="#40," calcext:value-type="string">
            <text:p>#40,</text:p>
          </table:table-cell>
          <table:table-cell table:formula="of:=&quot;#&quot;&amp;DEC2HEX([.F76];2)&amp;REPT(&quot;,&quot;;[.O76]&lt;&gt;&quot;&quot;)" office:value-type="string" office:string-value="#40," calcext:value-type="string">
            <text:p>#40,</text:p>
          </table:table-cell>
          <table:table-cell table:formula="of:=&quot;#&quot;&amp;DEC2HEX([.G76];2)&amp;REPT(&quot;,&quot;;[.P76]&lt;&gt;&quot;&quot;)" office:value-type="string" office:string-value="#40," calcext:value-type="string">
            <text:p>#40,</text:p>
          </table:table-cell>
          <table:table-cell table:formula="of:=&quot;#&quot;&amp;DEC2HEX([.H76];2)&amp;REPT(&quot;,&quot;;[.Q76]&lt;&gt;&quot;&quot;)" office:value-type="string" office:string-value="#40," calcext:value-type="string">
            <text:p>#40,</text:p>
          </table:table-cell>
          <table:table-cell table:formula="of:=&quot;#&quot;&amp;DEC2HEX([.I76];2)&amp;REPT(&quot;,&quot;;[.R76]&lt;&gt;&quot;&quot;)" office:value-type="string" office:string-value="#40," calcext:value-type="string">
            <text:p>#40,</text:p>
          </table:table-cell>
          <table:table-cell table:formula="of:=&quot;#&quot;&amp;DEC2HEX([.J76];2)&amp;REPT(&quot;,&quot;;[.S76]&lt;&gt;&quot;&quot;)" office:value-type="string" office:string-value="#40," calcext:value-type="string">
            <text:p>#40,</text:p>
          </table:table-cell>
          <table:table-cell table:formula="of:=&quot;#&quot;&amp;DEC2HEX([.K76];2)&amp;REPT(&quot;,&quot;;[.T76]&lt;&gt;&quot;&quot;)" office:value-type="string" office:string-value="#48" calcext:value-type="string">
            <text:p>#48</text:p>
          </table:table-cell>
        </table:table-row>
        <table:table-row table:style-name="ro1">
          <table:table-cell table:formula="of:=MOD(INT((ROW([.A77])-[.$A$1])/[.A$2]);8)" office:value-type="float" office:value="1" calcext:value-type="float">
            <text:p>1</text:p>
          </table:table-cell>
          <table:table-cell table:formula="of:=MOD(INT((ROW([.B77])-[.$A$1])/[.B$2]);8)" office:value-type="float" office:value="1" calcext:value-type="float">
            <text:p>1</text:p>
          </table:table-cell>
          <table:table-cell table:formula="of:=MOD(INT((ROW([.C77])-[.$A$1])/[.C$2]);8)" office:value-type="float" office:value="1" calcext:value-type="float">
            <text:p>1</text:p>
          </table:table-cell>
          <table:table-cell table:formula="of:=((([.$A77]-[.D$2])&gt;0)*([.$A77]-[.D$2]))*[.$A$2]+((([.$B77]-[.D$2])&gt;0)*([.$B77]-[.D$2]))*[.$B$2]+[.$C77]*[.$C$2]" office:value-type="float" office:value="64" calcext:value-type="float">
            <text:p>64</text:p>
          </table:table-cell>
          <table:table-cell table:formula="of:=((([.$A77]-[.E$2])&gt;0)*([.$A77]-[.E$2]))*[.$A$2]+((([.$B77]-[.E$2])&gt;0)*([.$B77]-[.E$2]))*[.$B$2]+[.$C77]*[.$C$2]" office:value-type="float" office:value="64" calcext:value-type="float">
            <text:p>64</text:p>
          </table:table-cell>
          <table:table-cell table:formula="of:=((([.$A77]-[.F$2])&gt;0)*([.$A77]-[.F$2]))*[.$A$2]+((([.$B77]-[.F$2])&gt;0)*([.$B77]-[.F$2]))*[.$B$2]+[.$C77]*[.$C$2]" office:value-type="float" office:value="64" calcext:value-type="float">
            <text:p>64</text:p>
          </table:table-cell>
          <table:table-cell table:formula="of:=((([.$A77]-[.G$2])&gt;0)*([.$A77]-[.G$2]))*[.$A$2]+((([.$B77]-[.G$2])&gt;0)*([.$B77]-[.G$2]))*[.$B$2]+[.$C77]*[.$C$2]" office:value-type="float" office:value="64" calcext:value-type="float">
            <text:p>64</text:p>
          </table:table-cell>
          <table:table-cell table:formula="of:=((([.$A77]-[.H$2])&gt;0)*([.$A77]-[.H$2]))*[.$A$2]+((([.$B77]-[.H$2])&gt;0)*([.$B77]-[.H$2]))*[.$B$2]+[.$C77]*[.$C$2]" office:value-type="float" office:value="64" calcext:value-type="float">
            <text:p>64</text:p>
          </table:table-cell>
          <table:table-cell table:formula="of:=((([.$A77]-[.I$2])&gt;0)*([.$A77]-[.I$2]))*[.$A$2]+((([.$B77]-[.I$2])&gt;0)*([.$B77]-[.I$2]))*[.$B$2]+[.$C77]*[.$C$2]" office:value-type="float" office:value="64" calcext:value-type="float">
            <text:p>64</text:p>
          </table:table-cell>
          <table:table-cell table:formula="of:=((([.$A77]-[.J$2])&gt;0)*([.$A77]-[.J$2]))*[.$A$2]+((([.$B77]-[.J$2])&gt;0)*([.$B77]-[.J$2]))*[.$B$2]+[.$C77]*[.$C$2]" office:value-type="float" office:value="64" calcext:value-type="float">
            <text:p>64</text:p>
          </table:table-cell>
          <table:table-cell table:formula="of:=((([.$A77]-[.K$2])&gt;0)*([.$A77]-[.K$2]))*[.$A$2]+((([.$B77]-[.K$2])&gt;0)*([.$B77]-[.K$2]))*[.$B$2]+[.$C77]*[.$C$2]" office:value-type="float" office:value="73" calcext:value-type="float">
            <text:p>73</text:p>
          </table:table-cell>
          <table:table-cell table:formula="of:=&quot;#&quot;&amp;DEC2HEX([.D77];2)&amp;REPT(&quot;,&quot;;[.M77]&lt;&gt;&quot;&quot;)" office:value-type="string" office:string-value="#40," calcext:value-type="string">
            <text:p>#40,</text:p>
          </table:table-cell>
          <table:table-cell table:formula="of:=&quot;#&quot;&amp;DEC2HEX([.E77];2)&amp;REPT(&quot;,&quot;;[.N77]&lt;&gt;&quot;&quot;)" office:value-type="string" office:string-value="#40," calcext:value-type="string">
            <text:p>#40,</text:p>
          </table:table-cell>
          <table:table-cell table:formula="of:=&quot;#&quot;&amp;DEC2HEX([.F77];2)&amp;REPT(&quot;,&quot;;[.O77]&lt;&gt;&quot;&quot;)" office:value-type="string" office:string-value="#40," calcext:value-type="string">
            <text:p>#40,</text:p>
          </table:table-cell>
          <table:table-cell table:formula="of:=&quot;#&quot;&amp;DEC2HEX([.G77];2)&amp;REPT(&quot;,&quot;;[.P77]&lt;&gt;&quot;&quot;)" office:value-type="string" office:string-value="#40," calcext:value-type="string">
            <text:p>#40,</text:p>
          </table:table-cell>
          <table:table-cell table:formula="of:=&quot;#&quot;&amp;DEC2HEX([.H77];2)&amp;REPT(&quot;,&quot;;[.Q77]&lt;&gt;&quot;&quot;)" office:value-type="string" office:string-value="#40," calcext:value-type="string">
            <text:p>#40,</text:p>
          </table:table-cell>
          <table:table-cell table:formula="of:=&quot;#&quot;&amp;DEC2HEX([.I77];2)&amp;REPT(&quot;,&quot;;[.R77]&lt;&gt;&quot;&quot;)" office:value-type="string" office:string-value="#40," calcext:value-type="string">
            <text:p>#40,</text:p>
          </table:table-cell>
          <table:table-cell table:formula="of:=&quot;#&quot;&amp;DEC2HEX([.J77];2)&amp;REPT(&quot;,&quot;;[.S77]&lt;&gt;&quot;&quot;)" office:value-type="string" office:string-value="#40," calcext:value-type="string">
            <text:p>#40,</text:p>
          </table:table-cell>
          <table:table-cell table:formula="of:=&quot;#&quot;&amp;DEC2HEX([.K77];2)&amp;REPT(&quot;,&quot;;[.T77]&lt;&gt;&quot;&quot;)" office:value-type="string" office:string-value="#49" calcext:value-type="string">
            <text:p>#49</text:p>
          </table:table-cell>
        </table:table-row>
        <table:table-row table:style-name="ro1">
          <table:table-cell table:formula="of:=MOD(INT((ROW([.A78])-[.$A$1])/[.A$2]);8)" office:value-type="float" office:value="2" calcext:value-type="float">
            <text:p>2</text:p>
          </table:table-cell>
          <table:table-cell table:formula="of:=MOD(INT((ROW([.B78])-[.$A$1])/[.B$2]);8)" office:value-type="float" office:value="1" calcext:value-type="float">
            <text:p>1</text:p>
          </table:table-cell>
          <table:table-cell table:formula="of:=MOD(INT((ROW([.C78])-[.$A$1])/[.C$2]);8)" office:value-type="float" office:value="1" calcext:value-type="float">
            <text:p>1</text:p>
          </table:table-cell>
          <table:table-cell table:formula="of:=((([.$A78]-[.D$2])&gt;0)*([.$A78]-[.D$2]))*[.$A$2]+((([.$B78]-[.D$2])&gt;0)*([.$B78]-[.D$2]))*[.$B$2]+[.$C78]*[.$C$2]" office:value-type="float" office:value="64" calcext:value-type="float">
            <text:p>64</text:p>
          </table:table-cell>
          <table:table-cell table:formula="of:=((([.$A78]-[.E$2])&gt;0)*([.$A78]-[.E$2]))*[.$A$2]+((([.$B78]-[.E$2])&gt;0)*([.$B78]-[.E$2]))*[.$B$2]+[.$C78]*[.$C$2]" office:value-type="float" office:value="64" calcext:value-type="float">
            <text:p>64</text:p>
          </table:table-cell>
          <table:table-cell table:formula="of:=((([.$A78]-[.F$2])&gt;0)*([.$A78]-[.F$2]))*[.$A$2]+((([.$B78]-[.F$2])&gt;0)*([.$B78]-[.F$2]))*[.$B$2]+[.$C78]*[.$C$2]" office:value-type="float" office:value="64" calcext:value-type="float">
            <text:p>64</text:p>
          </table:table-cell>
          <table:table-cell table:formula="of:=((([.$A78]-[.G$2])&gt;0)*([.$A78]-[.G$2]))*[.$A$2]+((([.$B78]-[.G$2])&gt;0)*([.$B78]-[.G$2]))*[.$B$2]+[.$C78]*[.$C$2]" office:value-type="float" office:value="64" calcext:value-type="float">
            <text:p>64</text:p>
          </table:table-cell>
          <table:table-cell table:formula="of:=((([.$A78]-[.H$2])&gt;0)*([.$A78]-[.H$2]))*[.$A$2]+((([.$B78]-[.H$2])&gt;0)*([.$B78]-[.H$2]))*[.$B$2]+[.$C78]*[.$C$2]" office:value-type="float" office:value="64" calcext:value-type="float">
            <text:p>64</text:p>
          </table:table-cell>
          <table:table-cell table:formula="of:=((([.$A78]-[.I$2])&gt;0)*([.$A78]-[.I$2]))*[.$A$2]+((([.$B78]-[.I$2])&gt;0)*([.$B78]-[.I$2]))*[.$B$2]+[.$C78]*[.$C$2]" office:value-type="float" office:value="64" calcext:value-type="float">
            <text:p>64</text:p>
          </table:table-cell>
          <table:table-cell table:formula="of:=((([.$A78]-[.J$2])&gt;0)*([.$A78]-[.J$2]))*[.$A$2]+((([.$B78]-[.J$2])&gt;0)*([.$B78]-[.J$2]))*[.$B$2]+[.$C78]*[.$C$2]" office:value-type="float" office:value="65" calcext:value-type="float">
            <text:p>65</text:p>
          </table:table-cell>
          <table:table-cell table:formula="of:=((([.$A78]-[.K$2])&gt;0)*([.$A78]-[.K$2]))*[.$A$2]+((([.$B78]-[.K$2])&gt;0)*([.$B78]-[.K$2]))*[.$B$2]+[.$C78]*[.$C$2]" office:value-type="float" office:value="74" calcext:value-type="float">
            <text:p>74</text:p>
          </table:table-cell>
          <table:table-cell table:formula="of:=&quot;#&quot;&amp;DEC2HEX([.D78];2)&amp;REPT(&quot;,&quot;;[.M78]&lt;&gt;&quot;&quot;)" office:value-type="string" office:string-value="#40," calcext:value-type="string">
            <text:p>#40,</text:p>
          </table:table-cell>
          <table:table-cell table:formula="of:=&quot;#&quot;&amp;DEC2HEX([.E78];2)&amp;REPT(&quot;,&quot;;[.N78]&lt;&gt;&quot;&quot;)" office:value-type="string" office:string-value="#40," calcext:value-type="string">
            <text:p>#40,</text:p>
          </table:table-cell>
          <table:table-cell table:formula="of:=&quot;#&quot;&amp;DEC2HEX([.F78];2)&amp;REPT(&quot;,&quot;;[.O78]&lt;&gt;&quot;&quot;)" office:value-type="string" office:string-value="#40," calcext:value-type="string">
            <text:p>#40,</text:p>
          </table:table-cell>
          <table:table-cell table:formula="of:=&quot;#&quot;&amp;DEC2HEX([.G78];2)&amp;REPT(&quot;,&quot;;[.P78]&lt;&gt;&quot;&quot;)" office:value-type="string" office:string-value="#40," calcext:value-type="string">
            <text:p>#40,</text:p>
          </table:table-cell>
          <table:table-cell table:formula="of:=&quot;#&quot;&amp;DEC2HEX([.H78];2)&amp;REPT(&quot;,&quot;;[.Q78]&lt;&gt;&quot;&quot;)" office:value-type="string" office:string-value="#40," calcext:value-type="string">
            <text:p>#40,</text:p>
          </table:table-cell>
          <table:table-cell table:formula="of:=&quot;#&quot;&amp;DEC2HEX([.I78];2)&amp;REPT(&quot;,&quot;;[.R78]&lt;&gt;&quot;&quot;)" office:value-type="string" office:string-value="#40," calcext:value-type="string">
            <text:p>#40,</text:p>
          </table:table-cell>
          <table:table-cell table:formula="of:=&quot;#&quot;&amp;DEC2HEX([.J78];2)&amp;REPT(&quot;,&quot;;[.S78]&lt;&gt;&quot;&quot;)" office:value-type="string" office:string-value="#41," calcext:value-type="string">
            <text:p>#41,</text:p>
          </table:table-cell>
          <table:table-cell table:formula="of:=&quot;#&quot;&amp;DEC2HEX([.K78];2)&amp;REPT(&quot;,&quot;;[.T78]&lt;&gt;&quot;&quot;)" office:value-type="string" office:string-value="#4A" calcext:value-type="string">
            <text:p>#4A</text:p>
          </table:table-cell>
        </table:table-row>
        <table:table-row table:style-name="ro1">
          <table:table-cell table:formula="of:=MOD(INT((ROW([.A79])-[.$A$1])/[.A$2]);8)" office:value-type="float" office:value="3" calcext:value-type="float">
            <text:p>3</text:p>
          </table:table-cell>
          <table:table-cell table:formula="of:=MOD(INT((ROW([.B79])-[.$A$1])/[.B$2]);8)" office:value-type="float" office:value="1" calcext:value-type="float">
            <text:p>1</text:p>
          </table:table-cell>
          <table:table-cell table:formula="of:=MOD(INT((ROW([.C79])-[.$A$1])/[.C$2]);8)" office:value-type="float" office:value="1" calcext:value-type="float">
            <text:p>1</text:p>
          </table:table-cell>
          <table:table-cell table:formula="of:=((([.$A79]-[.D$2])&gt;0)*([.$A79]-[.D$2]))*[.$A$2]+((([.$B79]-[.D$2])&gt;0)*([.$B79]-[.D$2]))*[.$B$2]+[.$C79]*[.$C$2]" office:value-type="float" office:value="64" calcext:value-type="float">
            <text:p>64</text:p>
          </table:table-cell>
          <table:table-cell table:formula="of:=((([.$A79]-[.E$2])&gt;0)*([.$A79]-[.E$2]))*[.$A$2]+((([.$B79]-[.E$2])&gt;0)*([.$B79]-[.E$2]))*[.$B$2]+[.$C79]*[.$C$2]" office:value-type="float" office:value="64" calcext:value-type="float">
            <text:p>64</text:p>
          </table:table-cell>
          <table:table-cell table:formula="of:=((([.$A79]-[.F$2])&gt;0)*([.$A79]-[.F$2]))*[.$A$2]+((([.$B79]-[.F$2])&gt;0)*([.$B79]-[.F$2]))*[.$B$2]+[.$C79]*[.$C$2]" office:value-type="float" office:value="64" calcext:value-type="float">
            <text:p>64</text:p>
          </table:table-cell>
          <table:table-cell table:formula="of:=((([.$A79]-[.G$2])&gt;0)*([.$A79]-[.G$2]))*[.$A$2]+((([.$B79]-[.G$2])&gt;0)*([.$B79]-[.G$2]))*[.$B$2]+[.$C79]*[.$C$2]" office:value-type="float" office:value="64" calcext:value-type="float">
            <text:p>64</text:p>
          </table:table-cell>
          <table:table-cell table:formula="of:=((([.$A79]-[.H$2])&gt;0)*([.$A79]-[.H$2]))*[.$A$2]+((([.$B79]-[.H$2])&gt;0)*([.$B79]-[.H$2]))*[.$B$2]+[.$C79]*[.$C$2]" office:value-type="float" office:value="64" calcext:value-type="float">
            <text:p>64</text:p>
          </table:table-cell>
          <table:table-cell table:formula="of:=((([.$A79]-[.I$2])&gt;0)*([.$A79]-[.I$2]))*[.$A$2]+((([.$B79]-[.I$2])&gt;0)*([.$B79]-[.I$2]))*[.$B$2]+[.$C79]*[.$C$2]" office:value-type="float" office:value="65" calcext:value-type="float">
            <text:p>65</text:p>
          </table:table-cell>
          <table:table-cell table:formula="of:=((([.$A79]-[.J$2])&gt;0)*([.$A79]-[.J$2]))*[.$A$2]+((([.$B79]-[.J$2])&gt;0)*([.$B79]-[.J$2]))*[.$B$2]+[.$C79]*[.$C$2]" office:value-type="float" office:value="66" calcext:value-type="float">
            <text:p>66</text:p>
          </table:table-cell>
          <table:table-cell table:formula="of:=((([.$A79]-[.K$2])&gt;0)*([.$A79]-[.K$2]))*[.$A$2]+((([.$B79]-[.K$2])&gt;0)*([.$B79]-[.K$2]))*[.$B$2]+[.$C79]*[.$C$2]" office:value-type="float" office:value="75" calcext:value-type="float">
            <text:p>75</text:p>
          </table:table-cell>
          <table:table-cell table:formula="of:=&quot;#&quot;&amp;DEC2HEX([.D79];2)&amp;REPT(&quot;,&quot;;[.M79]&lt;&gt;&quot;&quot;)" office:value-type="string" office:string-value="#40," calcext:value-type="string">
            <text:p>#40,</text:p>
          </table:table-cell>
          <table:table-cell table:formula="of:=&quot;#&quot;&amp;DEC2HEX([.E79];2)&amp;REPT(&quot;,&quot;;[.N79]&lt;&gt;&quot;&quot;)" office:value-type="string" office:string-value="#40," calcext:value-type="string">
            <text:p>#40,</text:p>
          </table:table-cell>
          <table:table-cell table:formula="of:=&quot;#&quot;&amp;DEC2HEX([.F79];2)&amp;REPT(&quot;,&quot;;[.O79]&lt;&gt;&quot;&quot;)" office:value-type="string" office:string-value="#40," calcext:value-type="string">
            <text:p>#40,</text:p>
          </table:table-cell>
          <table:table-cell table:formula="of:=&quot;#&quot;&amp;DEC2HEX([.G79];2)&amp;REPT(&quot;,&quot;;[.P79]&lt;&gt;&quot;&quot;)" office:value-type="string" office:string-value="#40," calcext:value-type="string">
            <text:p>#40,</text:p>
          </table:table-cell>
          <table:table-cell table:formula="of:=&quot;#&quot;&amp;DEC2HEX([.H79];2)&amp;REPT(&quot;,&quot;;[.Q79]&lt;&gt;&quot;&quot;)" office:value-type="string" office:string-value="#40," calcext:value-type="string">
            <text:p>#40,</text:p>
          </table:table-cell>
          <table:table-cell table:formula="of:=&quot;#&quot;&amp;DEC2HEX([.I79];2)&amp;REPT(&quot;,&quot;;[.R79]&lt;&gt;&quot;&quot;)" office:value-type="string" office:string-value="#41," calcext:value-type="string">
            <text:p>#41,</text:p>
          </table:table-cell>
          <table:table-cell table:formula="of:=&quot;#&quot;&amp;DEC2HEX([.J79];2)&amp;REPT(&quot;,&quot;;[.S79]&lt;&gt;&quot;&quot;)" office:value-type="string" office:string-value="#42," calcext:value-type="string">
            <text:p>#42,</text:p>
          </table:table-cell>
          <table:table-cell table:formula="of:=&quot;#&quot;&amp;DEC2HEX([.K79];2)&amp;REPT(&quot;,&quot;;[.T79]&lt;&gt;&quot;&quot;)" office:value-type="string" office:string-value="#4B" calcext:value-type="string">
            <text:p>#4B</text:p>
          </table:table-cell>
        </table:table-row>
        <table:table-row table:style-name="ro1">
          <table:table-cell table:formula="of:=MOD(INT((ROW([.A80])-[.$A$1])/[.A$2]);8)" office:value-type="float" office:value="4" calcext:value-type="float">
            <text:p>4</text:p>
          </table:table-cell>
          <table:table-cell table:formula="of:=MOD(INT((ROW([.B80])-[.$A$1])/[.B$2]);8)" office:value-type="float" office:value="1" calcext:value-type="float">
            <text:p>1</text:p>
          </table:table-cell>
          <table:table-cell table:formula="of:=MOD(INT((ROW([.C80])-[.$A$1])/[.C$2]);8)" office:value-type="float" office:value="1" calcext:value-type="float">
            <text:p>1</text:p>
          </table:table-cell>
          <table:table-cell table:formula="of:=((([.$A80]-[.D$2])&gt;0)*([.$A80]-[.D$2]))*[.$A$2]+((([.$B80]-[.D$2])&gt;0)*([.$B80]-[.D$2]))*[.$B$2]+[.$C80]*[.$C$2]" office:value-type="float" office:value="64" calcext:value-type="float">
            <text:p>64</text:p>
          </table:table-cell>
          <table:table-cell table:formula="of:=((([.$A80]-[.E$2])&gt;0)*([.$A80]-[.E$2]))*[.$A$2]+((([.$B80]-[.E$2])&gt;0)*([.$B80]-[.E$2]))*[.$B$2]+[.$C80]*[.$C$2]" office:value-type="float" office:value="64" calcext:value-type="float">
            <text:p>64</text:p>
          </table:table-cell>
          <table:table-cell table:formula="of:=((([.$A80]-[.F$2])&gt;0)*([.$A80]-[.F$2]))*[.$A$2]+((([.$B80]-[.F$2])&gt;0)*([.$B80]-[.F$2]))*[.$B$2]+[.$C80]*[.$C$2]" office:value-type="float" office:value="64" calcext:value-type="float">
            <text:p>64</text:p>
          </table:table-cell>
          <table:table-cell table:formula="of:=((([.$A80]-[.G$2])&gt;0)*([.$A80]-[.G$2]))*[.$A$2]+((([.$B80]-[.G$2])&gt;0)*([.$B80]-[.G$2]))*[.$B$2]+[.$C80]*[.$C$2]" office:value-type="float" office:value="64" calcext:value-type="float">
            <text:p>64</text:p>
          </table:table-cell>
          <table:table-cell table:formula="of:=((([.$A80]-[.H$2])&gt;0)*([.$A80]-[.H$2]))*[.$A$2]+((([.$B80]-[.H$2])&gt;0)*([.$B80]-[.H$2]))*[.$B$2]+[.$C80]*[.$C$2]" office:value-type="float" office:value="65" calcext:value-type="float">
            <text:p>65</text:p>
          </table:table-cell>
          <table:table-cell table:formula="of:=((([.$A80]-[.I$2])&gt;0)*([.$A80]-[.I$2]))*[.$A$2]+((([.$B80]-[.I$2])&gt;0)*([.$B80]-[.I$2]))*[.$B$2]+[.$C80]*[.$C$2]" office:value-type="float" office:value="66" calcext:value-type="float">
            <text:p>66</text:p>
          </table:table-cell>
          <table:table-cell table:formula="of:=((([.$A80]-[.J$2])&gt;0)*([.$A80]-[.J$2]))*[.$A$2]+((([.$B80]-[.J$2])&gt;0)*([.$B80]-[.J$2]))*[.$B$2]+[.$C80]*[.$C$2]" office:value-type="float" office:value="67" calcext:value-type="float">
            <text:p>67</text:p>
          </table:table-cell>
          <table:table-cell table:formula="of:=((([.$A80]-[.K$2])&gt;0)*([.$A80]-[.K$2]))*[.$A$2]+((([.$B80]-[.K$2])&gt;0)*([.$B80]-[.K$2]))*[.$B$2]+[.$C80]*[.$C$2]" office:value-type="float" office:value="76" calcext:value-type="float">
            <text:p>76</text:p>
          </table:table-cell>
          <table:table-cell table:formula="of:=&quot;#&quot;&amp;DEC2HEX([.D80];2)&amp;REPT(&quot;,&quot;;[.M80]&lt;&gt;&quot;&quot;)" office:value-type="string" office:string-value="#40," calcext:value-type="string">
            <text:p>#40,</text:p>
          </table:table-cell>
          <table:table-cell table:formula="of:=&quot;#&quot;&amp;DEC2HEX([.E80];2)&amp;REPT(&quot;,&quot;;[.N80]&lt;&gt;&quot;&quot;)" office:value-type="string" office:string-value="#40," calcext:value-type="string">
            <text:p>#40,</text:p>
          </table:table-cell>
          <table:table-cell table:formula="of:=&quot;#&quot;&amp;DEC2HEX([.F80];2)&amp;REPT(&quot;,&quot;;[.O80]&lt;&gt;&quot;&quot;)" office:value-type="string" office:string-value="#40," calcext:value-type="string">
            <text:p>#40,</text:p>
          </table:table-cell>
          <table:table-cell table:formula="of:=&quot;#&quot;&amp;DEC2HEX([.G80];2)&amp;REPT(&quot;,&quot;;[.P80]&lt;&gt;&quot;&quot;)" office:value-type="string" office:string-value="#40," calcext:value-type="string">
            <text:p>#40,</text:p>
          </table:table-cell>
          <table:table-cell table:formula="of:=&quot;#&quot;&amp;DEC2HEX([.H80];2)&amp;REPT(&quot;,&quot;;[.Q80]&lt;&gt;&quot;&quot;)" office:value-type="string" office:string-value="#41," calcext:value-type="string">
            <text:p>#41,</text:p>
          </table:table-cell>
          <table:table-cell table:formula="of:=&quot;#&quot;&amp;DEC2HEX([.I80];2)&amp;REPT(&quot;,&quot;;[.R80]&lt;&gt;&quot;&quot;)" office:value-type="string" office:string-value="#42," calcext:value-type="string">
            <text:p>#42,</text:p>
          </table:table-cell>
          <table:table-cell table:formula="of:=&quot;#&quot;&amp;DEC2HEX([.J80];2)&amp;REPT(&quot;,&quot;;[.S80]&lt;&gt;&quot;&quot;)" office:value-type="string" office:string-value="#43," calcext:value-type="string">
            <text:p>#43,</text:p>
          </table:table-cell>
          <table:table-cell table:formula="of:=&quot;#&quot;&amp;DEC2HEX([.K80];2)&amp;REPT(&quot;,&quot;;[.T80]&lt;&gt;&quot;&quot;)" office:value-type="string" office:string-value="#4C" calcext:value-type="string">
            <text:p>#4C</text:p>
          </table:table-cell>
        </table:table-row>
        <table:table-row table:style-name="ro1">
          <table:table-cell table:formula="of:=MOD(INT((ROW([.A81])-[.$A$1])/[.A$2]);8)" office:value-type="float" office:value="5" calcext:value-type="float">
            <text:p>5</text:p>
          </table:table-cell>
          <table:table-cell table:formula="of:=MOD(INT((ROW([.B81])-[.$A$1])/[.B$2]);8)" office:value-type="float" office:value="1" calcext:value-type="float">
            <text:p>1</text:p>
          </table:table-cell>
          <table:table-cell table:formula="of:=MOD(INT((ROW([.C81])-[.$A$1])/[.C$2]);8)" office:value-type="float" office:value="1" calcext:value-type="float">
            <text:p>1</text:p>
          </table:table-cell>
          <table:table-cell table:formula="of:=((([.$A81]-[.D$2])&gt;0)*([.$A81]-[.D$2]))*[.$A$2]+((([.$B81]-[.D$2])&gt;0)*([.$B81]-[.D$2]))*[.$B$2]+[.$C81]*[.$C$2]" office:value-type="float" office:value="64" calcext:value-type="float">
            <text:p>64</text:p>
          </table:table-cell>
          <table:table-cell table:formula="of:=((([.$A81]-[.E$2])&gt;0)*([.$A81]-[.E$2]))*[.$A$2]+((([.$B81]-[.E$2])&gt;0)*([.$B81]-[.E$2]))*[.$B$2]+[.$C81]*[.$C$2]" office:value-type="float" office:value="64" calcext:value-type="float">
            <text:p>64</text:p>
          </table:table-cell>
          <table:table-cell table:formula="of:=((([.$A81]-[.F$2])&gt;0)*([.$A81]-[.F$2]))*[.$A$2]+((([.$B81]-[.F$2])&gt;0)*([.$B81]-[.F$2]))*[.$B$2]+[.$C81]*[.$C$2]" office:value-type="float" office:value="64" calcext:value-type="float">
            <text:p>64</text:p>
          </table:table-cell>
          <table:table-cell table:formula="of:=((([.$A81]-[.G$2])&gt;0)*([.$A81]-[.G$2]))*[.$A$2]+((([.$B81]-[.G$2])&gt;0)*([.$B81]-[.G$2]))*[.$B$2]+[.$C81]*[.$C$2]" office:value-type="float" office:value="65" calcext:value-type="float">
            <text:p>65</text:p>
          </table:table-cell>
          <table:table-cell table:formula="of:=((([.$A81]-[.H$2])&gt;0)*([.$A81]-[.H$2]))*[.$A$2]+((([.$B81]-[.H$2])&gt;0)*([.$B81]-[.H$2]))*[.$B$2]+[.$C81]*[.$C$2]" office:value-type="float" office:value="66" calcext:value-type="float">
            <text:p>66</text:p>
          </table:table-cell>
          <table:table-cell table:formula="of:=((([.$A81]-[.I$2])&gt;0)*([.$A81]-[.I$2]))*[.$A$2]+((([.$B81]-[.I$2])&gt;0)*([.$B81]-[.I$2]))*[.$B$2]+[.$C81]*[.$C$2]" office:value-type="float" office:value="67" calcext:value-type="float">
            <text:p>67</text:p>
          </table:table-cell>
          <table:table-cell table:formula="of:=((([.$A81]-[.J$2])&gt;0)*([.$A81]-[.J$2]))*[.$A$2]+((([.$B81]-[.J$2])&gt;0)*([.$B81]-[.J$2]))*[.$B$2]+[.$C81]*[.$C$2]" office:value-type="float" office:value="68" calcext:value-type="float">
            <text:p>68</text:p>
          </table:table-cell>
          <table:table-cell table:formula="of:=((([.$A81]-[.K$2])&gt;0)*([.$A81]-[.K$2]))*[.$A$2]+((([.$B81]-[.K$2])&gt;0)*([.$B81]-[.K$2]))*[.$B$2]+[.$C81]*[.$C$2]" office:value-type="float" office:value="77" calcext:value-type="float">
            <text:p>77</text:p>
          </table:table-cell>
          <table:table-cell table:formula="of:=&quot;#&quot;&amp;DEC2HEX([.D81];2)&amp;REPT(&quot;,&quot;;[.M81]&lt;&gt;&quot;&quot;)" office:value-type="string" office:string-value="#40," calcext:value-type="string">
            <text:p>#40,</text:p>
          </table:table-cell>
          <table:table-cell table:formula="of:=&quot;#&quot;&amp;DEC2HEX([.E81];2)&amp;REPT(&quot;,&quot;;[.N81]&lt;&gt;&quot;&quot;)" office:value-type="string" office:string-value="#40," calcext:value-type="string">
            <text:p>#40,</text:p>
          </table:table-cell>
          <table:table-cell table:formula="of:=&quot;#&quot;&amp;DEC2HEX([.F81];2)&amp;REPT(&quot;,&quot;;[.O81]&lt;&gt;&quot;&quot;)" office:value-type="string" office:string-value="#40," calcext:value-type="string">
            <text:p>#40,</text:p>
          </table:table-cell>
          <table:table-cell table:formula="of:=&quot;#&quot;&amp;DEC2HEX([.G81];2)&amp;REPT(&quot;,&quot;;[.P81]&lt;&gt;&quot;&quot;)" office:value-type="string" office:string-value="#41," calcext:value-type="string">
            <text:p>#41,</text:p>
          </table:table-cell>
          <table:table-cell table:formula="of:=&quot;#&quot;&amp;DEC2HEX([.H81];2)&amp;REPT(&quot;,&quot;;[.Q81]&lt;&gt;&quot;&quot;)" office:value-type="string" office:string-value="#42," calcext:value-type="string">
            <text:p>#42,</text:p>
          </table:table-cell>
          <table:table-cell table:formula="of:=&quot;#&quot;&amp;DEC2HEX([.I81];2)&amp;REPT(&quot;,&quot;;[.R81]&lt;&gt;&quot;&quot;)" office:value-type="string" office:string-value="#43," calcext:value-type="string">
            <text:p>#43,</text:p>
          </table:table-cell>
          <table:table-cell table:formula="of:=&quot;#&quot;&amp;DEC2HEX([.J81];2)&amp;REPT(&quot;,&quot;;[.S81]&lt;&gt;&quot;&quot;)" office:value-type="string" office:string-value="#44," calcext:value-type="string">
            <text:p>#44,</text:p>
          </table:table-cell>
          <table:table-cell table:formula="of:=&quot;#&quot;&amp;DEC2HEX([.K81];2)&amp;REPT(&quot;,&quot;;[.T81]&lt;&gt;&quot;&quot;)" office:value-type="string" office:string-value="#4D" calcext:value-type="string">
            <text:p>#4D</text:p>
          </table:table-cell>
        </table:table-row>
        <table:table-row table:style-name="ro1">
          <table:table-cell table:formula="of:=MOD(INT((ROW([.A82])-[.$A$1])/[.A$2]);8)" office:value-type="float" office:value="6" calcext:value-type="float">
            <text:p>6</text:p>
          </table:table-cell>
          <table:table-cell table:formula="of:=MOD(INT((ROW([.B82])-[.$A$1])/[.B$2]);8)" office:value-type="float" office:value="1" calcext:value-type="float">
            <text:p>1</text:p>
          </table:table-cell>
          <table:table-cell table:formula="of:=MOD(INT((ROW([.C82])-[.$A$1])/[.C$2]);8)" office:value-type="float" office:value="1" calcext:value-type="float">
            <text:p>1</text:p>
          </table:table-cell>
          <table:table-cell table:formula="of:=((([.$A82]-[.D$2])&gt;0)*([.$A82]-[.D$2]))*[.$A$2]+((([.$B82]-[.D$2])&gt;0)*([.$B82]-[.D$2]))*[.$B$2]+[.$C82]*[.$C$2]" office:value-type="float" office:value="64" calcext:value-type="float">
            <text:p>64</text:p>
          </table:table-cell>
          <table:table-cell table:formula="of:=((([.$A82]-[.E$2])&gt;0)*([.$A82]-[.E$2]))*[.$A$2]+((([.$B82]-[.E$2])&gt;0)*([.$B82]-[.E$2]))*[.$B$2]+[.$C82]*[.$C$2]" office:value-type="float" office:value="64" calcext:value-type="float">
            <text:p>64</text:p>
          </table:table-cell>
          <table:table-cell table:formula="of:=((([.$A82]-[.F$2])&gt;0)*([.$A82]-[.F$2]))*[.$A$2]+((([.$B82]-[.F$2])&gt;0)*([.$B82]-[.F$2]))*[.$B$2]+[.$C82]*[.$C$2]" office:value-type="float" office:value="65" calcext:value-type="float">
            <text:p>65</text:p>
          </table:table-cell>
          <table:table-cell table:formula="of:=((([.$A82]-[.G$2])&gt;0)*([.$A82]-[.G$2]))*[.$A$2]+((([.$B82]-[.G$2])&gt;0)*([.$B82]-[.G$2]))*[.$B$2]+[.$C82]*[.$C$2]" office:value-type="float" office:value="66" calcext:value-type="float">
            <text:p>66</text:p>
          </table:table-cell>
          <table:table-cell table:formula="of:=((([.$A82]-[.H$2])&gt;0)*([.$A82]-[.H$2]))*[.$A$2]+((([.$B82]-[.H$2])&gt;0)*([.$B82]-[.H$2]))*[.$B$2]+[.$C82]*[.$C$2]" office:value-type="float" office:value="67" calcext:value-type="float">
            <text:p>67</text:p>
          </table:table-cell>
          <table:table-cell table:formula="of:=((([.$A82]-[.I$2])&gt;0)*([.$A82]-[.I$2]))*[.$A$2]+((([.$B82]-[.I$2])&gt;0)*([.$B82]-[.I$2]))*[.$B$2]+[.$C82]*[.$C$2]" office:value-type="float" office:value="68" calcext:value-type="float">
            <text:p>68</text:p>
          </table:table-cell>
          <table:table-cell table:formula="of:=((([.$A82]-[.J$2])&gt;0)*([.$A82]-[.J$2]))*[.$A$2]+((([.$B82]-[.J$2])&gt;0)*([.$B82]-[.J$2]))*[.$B$2]+[.$C82]*[.$C$2]" office:value-type="float" office:value="69" calcext:value-type="float">
            <text:p>69</text:p>
          </table:table-cell>
          <table:table-cell table:formula="of:=((([.$A82]-[.K$2])&gt;0)*([.$A82]-[.K$2]))*[.$A$2]+((([.$B82]-[.K$2])&gt;0)*([.$B82]-[.K$2]))*[.$B$2]+[.$C82]*[.$C$2]" office:value-type="float" office:value="78" calcext:value-type="float">
            <text:p>78</text:p>
          </table:table-cell>
          <table:table-cell table:formula="of:=&quot;#&quot;&amp;DEC2HEX([.D82];2)&amp;REPT(&quot;,&quot;;[.M82]&lt;&gt;&quot;&quot;)" office:value-type="string" office:string-value="#40," calcext:value-type="string">
            <text:p>#40,</text:p>
          </table:table-cell>
          <table:table-cell table:formula="of:=&quot;#&quot;&amp;DEC2HEX([.E82];2)&amp;REPT(&quot;,&quot;;[.N82]&lt;&gt;&quot;&quot;)" office:value-type="string" office:string-value="#40," calcext:value-type="string">
            <text:p>#40,</text:p>
          </table:table-cell>
          <table:table-cell table:formula="of:=&quot;#&quot;&amp;DEC2HEX([.F82];2)&amp;REPT(&quot;,&quot;;[.O82]&lt;&gt;&quot;&quot;)" office:value-type="string" office:string-value="#41," calcext:value-type="string">
            <text:p>#41,</text:p>
          </table:table-cell>
          <table:table-cell table:formula="of:=&quot;#&quot;&amp;DEC2HEX([.G82];2)&amp;REPT(&quot;,&quot;;[.P82]&lt;&gt;&quot;&quot;)" office:value-type="string" office:string-value="#42," calcext:value-type="string">
            <text:p>#42,</text:p>
          </table:table-cell>
          <table:table-cell table:formula="of:=&quot;#&quot;&amp;DEC2HEX([.H82];2)&amp;REPT(&quot;,&quot;;[.Q82]&lt;&gt;&quot;&quot;)" office:value-type="string" office:string-value="#43," calcext:value-type="string">
            <text:p>#43,</text:p>
          </table:table-cell>
          <table:table-cell table:formula="of:=&quot;#&quot;&amp;DEC2HEX([.I82];2)&amp;REPT(&quot;,&quot;;[.R82]&lt;&gt;&quot;&quot;)" office:value-type="string" office:string-value="#44," calcext:value-type="string">
            <text:p>#44,</text:p>
          </table:table-cell>
          <table:table-cell table:formula="of:=&quot;#&quot;&amp;DEC2HEX([.J82];2)&amp;REPT(&quot;,&quot;;[.S82]&lt;&gt;&quot;&quot;)" office:value-type="string" office:string-value="#45," calcext:value-type="string">
            <text:p>#45,</text:p>
          </table:table-cell>
          <table:table-cell table:formula="of:=&quot;#&quot;&amp;DEC2HEX([.K82];2)&amp;REPT(&quot;,&quot;;[.T82]&lt;&gt;&quot;&quot;)" office:value-type="string" office:string-value="#4E" calcext:value-type="string">
            <text:p>#4E</text:p>
          </table:table-cell>
        </table:table-row>
        <table:table-row table:style-name="ro1">
          <table:table-cell table:formula="of:=MOD(INT((ROW([.A83])-[.$A$1])/[.A$2]);8)" office:value-type="float" office:value="7" calcext:value-type="float">
            <text:p>7</text:p>
          </table:table-cell>
          <table:table-cell table:formula="of:=MOD(INT((ROW([.B83])-[.$A$1])/[.B$2]);8)" office:value-type="float" office:value="1" calcext:value-type="float">
            <text:p>1</text:p>
          </table:table-cell>
          <table:table-cell table:formula="of:=MOD(INT((ROW([.C83])-[.$A$1])/[.C$2]);8)" office:value-type="float" office:value="1" calcext:value-type="float">
            <text:p>1</text:p>
          </table:table-cell>
          <table:table-cell table:formula="of:=((([.$A83]-[.D$2])&gt;0)*([.$A83]-[.D$2]))*[.$A$2]+((([.$B83]-[.D$2])&gt;0)*([.$B83]-[.D$2]))*[.$B$2]+[.$C83]*[.$C$2]" office:value-type="float" office:value="64" calcext:value-type="float">
            <text:p>64</text:p>
          </table:table-cell>
          <table:table-cell table:formula="of:=((([.$A83]-[.E$2])&gt;0)*([.$A83]-[.E$2]))*[.$A$2]+((([.$B83]-[.E$2])&gt;0)*([.$B83]-[.E$2]))*[.$B$2]+[.$C83]*[.$C$2]" office:value-type="float" office:value="65" calcext:value-type="float">
            <text:p>65</text:p>
          </table:table-cell>
          <table:table-cell table:formula="of:=((([.$A83]-[.F$2])&gt;0)*([.$A83]-[.F$2]))*[.$A$2]+((([.$B83]-[.F$2])&gt;0)*([.$B83]-[.F$2]))*[.$B$2]+[.$C83]*[.$C$2]" office:value-type="float" office:value="66" calcext:value-type="float">
            <text:p>66</text:p>
          </table:table-cell>
          <table:table-cell table:formula="of:=((([.$A83]-[.G$2])&gt;0)*([.$A83]-[.G$2]))*[.$A$2]+((([.$B83]-[.G$2])&gt;0)*([.$B83]-[.G$2]))*[.$B$2]+[.$C83]*[.$C$2]" office:value-type="float" office:value="67" calcext:value-type="float">
            <text:p>67</text:p>
          </table:table-cell>
          <table:table-cell table:formula="of:=((([.$A83]-[.H$2])&gt;0)*([.$A83]-[.H$2]))*[.$A$2]+((([.$B83]-[.H$2])&gt;0)*([.$B83]-[.H$2]))*[.$B$2]+[.$C83]*[.$C$2]" office:value-type="float" office:value="68" calcext:value-type="float">
            <text:p>68</text:p>
          </table:table-cell>
          <table:table-cell table:formula="of:=((([.$A83]-[.I$2])&gt;0)*([.$A83]-[.I$2]))*[.$A$2]+((([.$B83]-[.I$2])&gt;0)*([.$B83]-[.I$2]))*[.$B$2]+[.$C83]*[.$C$2]" office:value-type="float" office:value="69" calcext:value-type="float">
            <text:p>69</text:p>
          </table:table-cell>
          <table:table-cell table:formula="of:=((([.$A83]-[.J$2])&gt;0)*([.$A83]-[.J$2]))*[.$A$2]+((([.$B83]-[.J$2])&gt;0)*([.$B83]-[.J$2]))*[.$B$2]+[.$C83]*[.$C$2]" office:value-type="float" office:value="70" calcext:value-type="float">
            <text:p>70</text:p>
          </table:table-cell>
          <table:table-cell table:formula="of:=((([.$A83]-[.K$2])&gt;0)*([.$A83]-[.K$2]))*[.$A$2]+((([.$B83]-[.K$2])&gt;0)*([.$B83]-[.K$2]))*[.$B$2]+[.$C83]*[.$C$2]" office:value-type="float" office:value="79" calcext:value-type="float">
            <text:p>79</text:p>
          </table:table-cell>
          <table:table-cell table:formula="of:=&quot;#&quot;&amp;DEC2HEX([.D83];2)&amp;REPT(&quot;,&quot;;[.M83]&lt;&gt;&quot;&quot;)" office:value-type="string" office:string-value="#40," calcext:value-type="string">
            <text:p>#40,</text:p>
          </table:table-cell>
          <table:table-cell table:formula="of:=&quot;#&quot;&amp;DEC2HEX([.E83];2)&amp;REPT(&quot;,&quot;;[.N83]&lt;&gt;&quot;&quot;)" office:value-type="string" office:string-value="#41," calcext:value-type="string">
            <text:p>#41,</text:p>
          </table:table-cell>
          <table:table-cell table:formula="of:=&quot;#&quot;&amp;DEC2HEX([.F83];2)&amp;REPT(&quot;,&quot;;[.O83]&lt;&gt;&quot;&quot;)" office:value-type="string" office:string-value="#42," calcext:value-type="string">
            <text:p>#42,</text:p>
          </table:table-cell>
          <table:table-cell table:formula="of:=&quot;#&quot;&amp;DEC2HEX([.G83];2)&amp;REPT(&quot;,&quot;;[.P83]&lt;&gt;&quot;&quot;)" office:value-type="string" office:string-value="#43," calcext:value-type="string">
            <text:p>#43,</text:p>
          </table:table-cell>
          <table:table-cell table:formula="of:=&quot;#&quot;&amp;DEC2HEX([.H83];2)&amp;REPT(&quot;,&quot;;[.Q83]&lt;&gt;&quot;&quot;)" office:value-type="string" office:string-value="#44," calcext:value-type="string">
            <text:p>#44,</text:p>
          </table:table-cell>
          <table:table-cell table:formula="of:=&quot;#&quot;&amp;DEC2HEX([.I83];2)&amp;REPT(&quot;,&quot;;[.R83]&lt;&gt;&quot;&quot;)" office:value-type="string" office:string-value="#45," calcext:value-type="string">
            <text:p>#45,</text:p>
          </table:table-cell>
          <table:table-cell table:formula="of:=&quot;#&quot;&amp;DEC2HEX([.J83];2)&amp;REPT(&quot;,&quot;;[.S83]&lt;&gt;&quot;&quot;)" office:value-type="string" office:string-value="#46," calcext:value-type="string">
            <text:p>#46,</text:p>
          </table:table-cell>
          <table:table-cell table:formula="of:=&quot;#&quot;&amp;DEC2HEX([.K83];2)&amp;REPT(&quot;,&quot;;[.T83]&lt;&gt;&quot;&quot;)" office:value-type="string" office:string-value="#4F" calcext:value-type="string">
            <text:p>#4F</text:p>
          </table:table-cell>
        </table:table-row>
        <table:table-row table:style-name="ro1">
          <table:table-cell table:formula="of:=MOD(INT((ROW([.A84])-[.$A$1])/[.A$2]);8)" office:value-type="float" office:value="0" calcext:value-type="float">
            <text:p>0</text:p>
          </table:table-cell>
          <table:table-cell table:formula="of:=MOD(INT((ROW([.B84])-[.$A$1])/[.B$2]);8)" office:value-type="float" office:value="2" calcext:value-type="float">
            <text:p>2</text:p>
          </table:table-cell>
          <table:table-cell table:formula="of:=MOD(INT((ROW([.C84])-[.$A$1])/[.C$2]);8)" office:value-type="float" office:value="1" calcext:value-type="float">
            <text:p>1</text:p>
          </table:table-cell>
          <table:table-cell table:formula="of:=((([.$A84]-[.D$2])&gt;0)*([.$A84]-[.D$2]))*[.$A$2]+((([.$B84]-[.D$2])&gt;0)*([.$B84]-[.D$2]))*[.$B$2]+[.$C84]*[.$C$2]" office:value-type="float" office:value="64" calcext:value-type="float">
            <text:p>64</text:p>
          </table:table-cell>
          <table:table-cell table:formula="of:=((([.$A84]-[.E$2])&gt;0)*([.$A84]-[.E$2]))*[.$A$2]+((([.$B84]-[.E$2])&gt;0)*([.$B84]-[.E$2]))*[.$B$2]+[.$C84]*[.$C$2]" office:value-type="float" office:value="64" calcext:value-type="float">
            <text:p>64</text:p>
          </table:table-cell>
          <table:table-cell table:formula="of:=((([.$A84]-[.F$2])&gt;0)*([.$A84]-[.F$2]))*[.$A$2]+((([.$B84]-[.F$2])&gt;0)*([.$B84]-[.F$2]))*[.$B$2]+[.$C84]*[.$C$2]" office:value-type="float" office:value="64" calcext:value-type="float">
            <text:p>64</text:p>
          </table:table-cell>
          <table:table-cell table:formula="of:=((([.$A84]-[.G$2])&gt;0)*([.$A84]-[.G$2]))*[.$A$2]+((([.$B84]-[.G$2])&gt;0)*([.$B84]-[.G$2]))*[.$B$2]+[.$C84]*[.$C$2]" office:value-type="float" office:value="64" calcext:value-type="float">
            <text:p>64</text:p>
          </table:table-cell>
          <table:table-cell table:formula="of:=((([.$A84]-[.H$2])&gt;0)*([.$A84]-[.H$2]))*[.$A$2]+((([.$B84]-[.H$2])&gt;0)*([.$B84]-[.H$2]))*[.$B$2]+[.$C84]*[.$C$2]" office:value-type="float" office:value="64" calcext:value-type="float">
            <text:p>64</text:p>
          </table:table-cell>
          <table:table-cell table:formula="of:=((([.$A84]-[.I$2])&gt;0)*([.$A84]-[.I$2]))*[.$A$2]+((([.$B84]-[.I$2])&gt;0)*([.$B84]-[.I$2]))*[.$B$2]+[.$C84]*[.$C$2]" office:value-type="float" office:value="64" calcext:value-type="float">
            <text:p>64</text:p>
          </table:table-cell>
          <table:table-cell table:formula="of:=((([.$A84]-[.J$2])&gt;0)*([.$A84]-[.J$2]))*[.$A$2]+((([.$B84]-[.J$2])&gt;0)*([.$B84]-[.J$2]))*[.$B$2]+[.$C84]*[.$C$2]" office:value-type="float" office:value="72" calcext:value-type="float">
            <text:p>72</text:p>
          </table:table-cell>
          <table:table-cell table:formula="of:=((([.$A84]-[.K$2])&gt;0)*([.$A84]-[.K$2]))*[.$A$2]+((([.$B84]-[.K$2])&gt;0)*([.$B84]-[.K$2]))*[.$B$2]+[.$C84]*[.$C$2]" office:value-type="float" office:value="80" calcext:value-type="float">
            <text:p>80</text:p>
          </table:table-cell>
          <table:table-cell table:formula="of:=&quot;#&quot;&amp;DEC2HEX([.D84];2)&amp;REPT(&quot;,&quot;;[.M84]&lt;&gt;&quot;&quot;)" office:value-type="string" office:string-value="#40," calcext:value-type="string">
            <text:p>#40,</text:p>
          </table:table-cell>
          <table:table-cell table:formula="of:=&quot;#&quot;&amp;DEC2HEX([.E84];2)&amp;REPT(&quot;,&quot;;[.N84]&lt;&gt;&quot;&quot;)" office:value-type="string" office:string-value="#40," calcext:value-type="string">
            <text:p>#40,</text:p>
          </table:table-cell>
          <table:table-cell table:formula="of:=&quot;#&quot;&amp;DEC2HEX([.F84];2)&amp;REPT(&quot;,&quot;;[.O84]&lt;&gt;&quot;&quot;)" office:value-type="string" office:string-value="#40," calcext:value-type="string">
            <text:p>#40,</text:p>
          </table:table-cell>
          <table:table-cell table:formula="of:=&quot;#&quot;&amp;DEC2HEX([.G84];2)&amp;REPT(&quot;,&quot;;[.P84]&lt;&gt;&quot;&quot;)" office:value-type="string" office:string-value="#40," calcext:value-type="string">
            <text:p>#40,</text:p>
          </table:table-cell>
          <table:table-cell table:formula="of:=&quot;#&quot;&amp;DEC2HEX([.H84];2)&amp;REPT(&quot;,&quot;;[.Q84]&lt;&gt;&quot;&quot;)" office:value-type="string" office:string-value="#40," calcext:value-type="string">
            <text:p>#40,</text:p>
          </table:table-cell>
          <table:table-cell table:formula="of:=&quot;#&quot;&amp;DEC2HEX([.I84];2)&amp;REPT(&quot;,&quot;;[.R84]&lt;&gt;&quot;&quot;)" office:value-type="string" office:string-value="#40," calcext:value-type="string">
            <text:p>#40,</text:p>
          </table:table-cell>
          <table:table-cell table:formula="of:=&quot;#&quot;&amp;DEC2HEX([.J84];2)&amp;REPT(&quot;,&quot;;[.S84]&lt;&gt;&quot;&quot;)" office:value-type="string" office:string-value="#48," calcext:value-type="string">
            <text:p>#48,</text:p>
          </table:table-cell>
          <table:table-cell table:formula="of:=&quot;#&quot;&amp;DEC2HEX([.K84];2)&amp;REPT(&quot;,&quot;;[.T84]&lt;&gt;&quot;&quot;)" office:value-type="string" office:string-value="#50" calcext:value-type="string">
            <text:p>#50</text:p>
          </table:table-cell>
        </table:table-row>
        <table:table-row table:style-name="ro1">
          <table:table-cell table:formula="of:=MOD(INT((ROW([.A85])-[.$A$1])/[.A$2]);8)" office:value-type="float" office:value="1" calcext:value-type="float">
            <text:p>1</text:p>
          </table:table-cell>
          <table:table-cell table:formula="of:=MOD(INT((ROW([.B85])-[.$A$1])/[.B$2]);8)" office:value-type="float" office:value="2" calcext:value-type="float">
            <text:p>2</text:p>
          </table:table-cell>
          <table:table-cell table:formula="of:=MOD(INT((ROW([.C85])-[.$A$1])/[.C$2]);8)" office:value-type="float" office:value="1" calcext:value-type="float">
            <text:p>1</text:p>
          </table:table-cell>
          <table:table-cell table:formula="of:=((([.$A85]-[.D$2])&gt;0)*([.$A85]-[.D$2]))*[.$A$2]+((([.$B85]-[.D$2])&gt;0)*([.$B85]-[.D$2]))*[.$B$2]+[.$C85]*[.$C$2]" office:value-type="float" office:value="64" calcext:value-type="float">
            <text:p>64</text:p>
          </table:table-cell>
          <table:table-cell table:formula="of:=((([.$A85]-[.E$2])&gt;0)*([.$A85]-[.E$2]))*[.$A$2]+((([.$B85]-[.E$2])&gt;0)*([.$B85]-[.E$2]))*[.$B$2]+[.$C85]*[.$C$2]" office:value-type="float" office:value="64" calcext:value-type="float">
            <text:p>64</text:p>
          </table:table-cell>
          <table:table-cell table:formula="of:=((([.$A85]-[.F$2])&gt;0)*([.$A85]-[.F$2]))*[.$A$2]+((([.$B85]-[.F$2])&gt;0)*([.$B85]-[.F$2]))*[.$B$2]+[.$C85]*[.$C$2]" office:value-type="float" office:value="64" calcext:value-type="float">
            <text:p>64</text:p>
          </table:table-cell>
          <table:table-cell table:formula="of:=((([.$A85]-[.G$2])&gt;0)*([.$A85]-[.G$2]))*[.$A$2]+((([.$B85]-[.G$2])&gt;0)*([.$B85]-[.G$2]))*[.$B$2]+[.$C85]*[.$C$2]" office:value-type="float" office:value="64" calcext:value-type="float">
            <text:p>64</text:p>
          </table:table-cell>
          <table:table-cell table:formula="of:=((([.$A85]-[.H$2])&gt;0)*([.$A85]-[.H$2]))*[.$A$2]+((([.$B85]-[.H$2])&gt;0)*([.$B85]-[.H$2]))*[.$B$2]+[.$C85]*[.$C$2]" office:value-type="float" office:value="64" calcext:value-type="float">
            <text:p>64</text:p>
          </table:table-cell>
          <table:table-cell table:formula="of:=((([.$A85]-[.I$2])&gt;0)*([.$A85]-[.I$2]))*[.$A$2]+((([.$B85]-[.I$2])&gt;0)*([.$B85]-[.I$2]))*[.$B$2]+[.$C85]*[.$C$2]" office:value-type="float" office:value="64" calcext:value-type="float">
            <text:p>64</text:p>
          </table:table-cell>
          <table:table-cell table:formula="of:=((([.$A85]-[.J$2])&gt;0)*([.$A85]-[.J$2]))*[.$A$2]+((([.$B85]-[.J$2])&gt;0)*([.$B85]-[.J$2]))*[.$B$2]+[.$C85]*[.$C$2]" office:value-type="float" office:value="72" calcext:value-type="float">
            <text:p>72</text:p>
          </table:table-cell>
          <table:table-cell table:formula="of:=((([.$A85]-[.K$2])&gt;0)*([.$A85]-[.K$2]))*[.$A$2]+((([.$B85]-[.K$2])&gt;0)*([.$B85]-[.K$2]))*[.$B$2]+[.$C85]*[.$C$2]" office:value-type="float" office:value="81" calcext:value-type="float">
            <text:p>81</text:p>
          </table:table-cell>
          <table:table-cell table:formula="of:=&quot;#&quot;&amp;DEC2HEX([.D85];2)&amp;REPT(&quot;,&quot;;[.M85]&lt;&gt;&quot;&quot;)" office:value-type="string" office:string-value="#40," calcext:value-type="string">
            <text:p>#40,</text:p>
          </table:table-cell>
          <table:table-cell table:formula="of:=&quot;#&quot;&amp;DEC2HEX([.E85];2)&amp;REPT(&quot;,&quot;;[.N85]&lt;&gt;&quot;&quot;)" office:value-type="string" office:string-value="#40," calcext:value-type="string">
            <text:p>#40,</text:p>
          </table:table-cell>
          <table:table-cell table:formula="of:=&quot;#&quot;&amp;DEC2HEX([.F85];2)&amp;REPT(&quot;,&quot;;[.O85]&lt;&gt;&quot;&quot;)" office:value-type="string" office:string-value="#40," calcext:value-type="string">
            <text:p>#40,</text:p>
          </table:table-cell>
          <table:table-cell table:formula="of:=&quot;#&quot;&amp;DEC2HEX([.G85];2)&amp;REPT(&quot;,&quot;;[.P85]&lt;&gt;&quot;&quot;)" office:value-type="string" office:string-value="#40," calcext:value-type="string">
            <text:p>#40,</text:p>
          </table:table-cell>
          <table:table-cell table:formula="of:=&quot;#&quot;&amp;DEC2HEX([.H85];2)&amp;REPT(&quot;,&quot;;[.Q85]&lt;&gt;&quot;&quot;)" office:value-type="string" office:string-value="#40," calcext:value-type="string">
            <text:p>#40,</text:p>
          </table:table-cell>
          <table:table-cell table:formula="of:=&quot;#&quot;&amp;DEC2HEX([.I85];2)&amp;REPT(&quot;,&quot;;[.R85]&lt;&gt;&quot;&quot;)" office:value-type="string" office:string-value="#40," calcext:value-type="string">
            <text:p>#40,</text:p>
          </table:table-cell>
          <table:table-cell table:formula="of:=&quot;#&quot;&amp;DEC2HEX([.J85];2)&amp;REPT(&quot;,&quot;;[.S85]&lt;&gt;&quot;&quot;)" office:value-type="string" office:string-value="#48," calcext:value-type="string">
            <text:p>#48,</text:p>
          </table:table-cell>
          <table:table-cell table:formula="of:=&quot;#&quot;&amp;DEC2HEX([.K85];2)&amp;REPT(&quot;,&quot;;[.T85]&lt;&gt;&quot;&quot;)" office:value-type="string" office:string-value="#51" calcext:value-type="string">
            <text:p>#51</text:p>
          </table:table-cell>
        </table:table-row>
        <table:table-row table:style-name="ro1">
          <table:table-cell table:formula="of:=MOD(INT((ROW([.A86])-[.$A$1])/[.A$2]);8)" office:value-type="float" office:value="2" calcext:value-type="float">
            <text:p>2</text:p>
          </table:table-cell>
          <table:table-cell table:formula="of:=MOD(INT((ROW([.B86])-[.$A$1])/[.B$2]);8)" office:value-type="float" office:value="2" calcext:value-type="float">
            <text:p>2</text:p>
          </table:table-cell>
          <table:table-cell table:formula="of:=MOD(INT((ROW([.C86])-[.$A$1])/[.C$2]);8)" office:value-type="float" office:value="1" calcext:value-type="float">
            <text:p>1</text:p>
          </table:table-cell>
          <table:table-cell table:formula="of:=((([.$A86]-[.D$2])&gt;0)*([.$A86]-[.D$2]))*[.$A$2]+((([.$B86]-[.D$2])&gt;0)*([.$B86]-[.D$2]))*[.$B$2]+[.$C86]*[.$C$2]" office:value-type="float" office:value="64" calcext:value-type="float">
            <text:p>64</text:p>
          </table:table-cell>
          <table:table-cell table:formula="of:=((([.$A86]-[.E$2])&gt;0)*([.$A86]-[.E$2]))*[.$A$2]+((([.$B86]-[.E$2])&gt;0)*([.$B86]-[.E$2]))*[.$B$2]+[.$C86]*[.$C$2]" office:value-type="float" office:value="64" calcext:value-type="float">
            <text:p>64</text:p>
          </table:table-cell>
          <table:table-cell table:formula="of:=((([.$A86]-[.F$2])&gt;0)*([.$A86]-[.F$2]))*[.$A$2]+((([.$B86]-[.F$2])&gt;0)*([.$B86]-[.F$2]))*[.$B$2]+[.$C86]*[.$C$2]" office:value-type="float" office:value="64" calcext:value-type="float">
            <text:p>64</text:p>
          </table:table-cell>
          <table:table-cell table:formula="of:=((([.$A86]-[.G$2])&gt;0)*([.$A86]-[.G$2]))*[.$A$2]+((([.$B86]-[.G$2])&gt;0)*([.$B86]-[.G$2]))*[.$B$2]+[.$C86]*[.$C$2]" office:value-type="float" office:value="64" calcext:value-type="float">
            <text:p>64</text:p>
          </table:table-cell>
          <table:table-cell table:formula="of:=((([.$A86]-[.H$2])&gt;0)*([.$A86]-[.H$2]))*[.$A$2]+((([.$B86]-[.H$2])&gt;0)*([.$B86]-[.H$2]))*[.$B$2]+[.$C86]*[.$C$2]" office:value-type="float" office:value="64" calcext:value-type="float">
            <text:p>64</text:p>
          </table:table-cell>
          <table:table-cell table:formula="of:=((([.$A86]-[.I$2])&gt;0)*([.$A86]-[.I$2]))*[.$A$2]+((([.$B86]-[.I$2])&gt;0)*([.$B86]-[.I$2]))*[.$B$2]+[.$C86]*[.$C$2]" office:value-type="float" office:value="64" calcext:value-type="float">
            <text:p>64</text:p>
          </table:table-cell>
          <table:table-cell table:formula="of:=((([.$A86]-[.J$2])&gt;0)*([.$A86]-[.J$2]))*[.$A$2]+((([.$B86]-[.J$2])&gt;0)*([.$B86]-[.J$2]))*[.$B$2]+[.$C86]*[.$C$2]" office:value-type="float" office:value="73" calcext:value-type="float">
            <text:p>73</text:p>
          </table:table-cell>
          <table:table-cell table:formula="of:=((([.$A86]-[.K$2])&gt;0)*([.$A86]-[.K$2]))*[.$A$2]+((([.$B86]-[.K$2])&gt;0)*([.$B86]-[.K$2]))*[.$B$2]+[.$C86]*[.$C$2]" office:value-type="float" office:value="82" calcext:value-type="float">
            <text:p>82</text:p>
          </table:table-cell>
          <table:table-cell table:formula="of:=&quot;#&quot;&amp;DEC2HEX([.D86];2)&amp;REPT(&quot;,&quot;;[.M86]&lt;&gt;&quot;&quot;)" office:value-type="string" office:string-value="#40," calcext:value-type="string">
            <text:p>#40,</text:p>
          </table:table-cell>
          <table:table-cell table:formula="of:=&quot;#&quot;&amp;DEC2HEX([.E86];2)&amp;REPT(&quot;,&quot;;[.N86]&lt;&gt;&quot;&quot;)" office:value-type="string" office:string-value="#40," calcext:value-type="string">
            <text:p>#40,</text:p>
          </table:table-cell>
          <table:table-cell table:formula="of:=&quot;#&quot;&amp;DEC2HEX([.F86];2)&amp;REPT(&quot;,&quot;;[.O86]&lt;&gt;&quot;&quot;)" office:value-type="string" office:string-value="#40," calcext:value-type="string">
            <text:p>#40,</text:p>
          </table:table-cell>
          <table:table-cell table:formula="of:=&quot;#&quot;&amp;DEC2HEX([.G86];2)&amp;REPT(&quot;,&quot;;[.P86]&lt;&gt;&quot;&quot;)" office:value-type="string" office:string-value="#40," calcext:value-type="string">
            <text:p>#40,</text:p>
          </table:table-cell>
          <table:table-cell table:formula="of:=&quot;#&quot;&amp;DEC2HEX([.H86];2)&amp;REPT(&quot;,&quot;;[.Q86]&lt;&gt;&quot;&quot;)" office:value-type="string" office:string-value="#40," calcext:value-type="string">
            <text:p>#40,</text:p>
          </table:table-cell>
          <table:table-cell table:formula="of:=&quot;#&quot;&amp;DEC2HEX([.I86];2)&amp;REPT(&quot;,&quot;;[.R86]&lt;&gt;&quot;&quot;)" office:value-type="string" office:string-value="#40," calcext:value-type="string">
            <text:p>#40,</text:p>
          </table:table-cell>
          <table:table-cell table:formula="of:=&quot;#&quot;&amp;DEC2HEX([.J86];2)&amp;REPT(&quot;,&quot;;[.S86]&lt;&gt;&quot;&quot;)" office:value-type="string" office:string-value="#49," calcext:value-type="string">
            <text:p>#49,</text:p>
          </table:table-cell>
          <table:table-cell table:formula="of:=&quot;#&quot;&amp;DEC2HEX([.K86];2)&amp;REPT(&quot;,&quot;;[.T86]&lt;&gt;&quot;&quot;)" office:value-type="string" office:string-value="#52" calcext:value-type="string">
            <text:p>#52</text:p>
          </table:table-cell>
        </table:table-row>
        <table:table-row table:style-name="ro1">
          <table:table-cell table:formula="of:=MOD(INT((ROW([.A87])-[.$A$1])/[.A$2]);8)" office:value-type="float" office:value="3" calcext:value-type="float">
            <text:p>3</text:p>
          </table:table-cell>
          <table:table-cell table:formula="of:=MOD(INT((ROW([.B87])-[.$A$1])/[.B$2]);8)" office:value-type="float" office:value="2" calcext:value-type="float">
            <text:p>2</text:p>
          </table:table-cell>
          <table:table-cell table:formula="of:=MOD(INT((ROW([.C87])-[.$A$1])/[.C$2]);8)" office:value-type="float" office:value="1" calcext:value-type="float">
            <text:p>1</text:p>
          </table:table-cell>
          <table:table-cell table:formula="of:=((([.$A87]-[.D$2])&gt;0)*([.$A87]-[.D$2]))*[.$A$2]+((([.$B87]-[.D$2])&gt;0)*([.$B87]-[.D$2]))*[.$B$2]+[.$C87]*[.$C$2]" office:value-type="float" office:value="64" calcext:value-type="float">
            <text:p>64</text:p>
          </table:table-cell>
          <table:table-cell table:formula="of:=((([.$A87]-[.E$2])&gt;0)*([.$A87]-[.E$2]))*[.$A$2]+((([.$B87]-[.E$2])&gt;0)*([.$B87]-[.E$2]))*[.$B$2]+[.$C87]*[.$C$2]" office:value-type="float" office:value="64" calcext:value-type="float">
            <text:p>64</text:p>
          </table:table-cell>
          <table:table-cell table:formula="of:=((([.$A87]-[.F$2])&gt;0)*([.$A87]-[.F$2]))*[.$A$2]+((([.$B87]-[.F$2])&gt;0)*([.$B87]-[.F$2]))*[.$B$2]+[.$C87]*[.$C$2]" office:value-type="float" office:value="64" calcext:value-type="float">
            <text:p>64</text:p>
          </table:table-cell>
          <table:table-cell table:formula="of:=((([.$A87]-[.G$2])&gt;0)*([.$A87]-[.G$2]))*[.$A$2]+((([.$B87]-[.G$2])&gt;0)*([.$B87]-[.G$2]))*[.$B$2]+[.$C87]*[.$C$2]" office:value-type="float" office:value="64" calcext:value-type="float">
            <text:p>64</text:p>
          </table:table-cell>
          <table:table-cell table:formula="of:=((([.$A87]-[.H$2])&gt;0)*([.$A87]-[.H$2]))*[.$A$2]+((([.$B87]-[.H$2])&gt;0)*([.$B87]-[.H$2]))*[.$B$2]+[.$C87]*[.$C$2]" office:value-type="float" office:value="64" calcext:value-type="float">
            <text:p>64</text:p>
          </table:table-cell>
          <table:table-cell table:formula="of:=((([.$A87]-[.I$2])&gt;0)*([.$A87]-[.I$2]))*[.$A$2]+((([.$B87]-[.I$2])&gt;0)*([.$B87]-[.I$2]))*[.$B$2]+[.$C87]*[.$C$2]" office:value-type="float" office:value="65" calcext:value-type="float">
            <text:p>65</text:p>
          </table:table-cell>
          <table:table-cell table:formula="of:=((([.$A87]-[.J$2])&gt;0)*([.$A87]-[.J$2]))*[.$A$2]+((([.$B87]-[.J$2])&gt;0)*([.$B87]-[.J$2]))*[.$B$2]+[.$C87]*[.$C$2]" office:value-type="float" office:value="74" calcext:value-type="float">
            <text:p>74</text:p>
          </table:table-cell>
          <table:table-cell table:formula="of:=((([.$A87]-[.K$2])&gt;0)*([.$A87]-[.K$2]))*[.$A$2]+((([.$B87]-[.K$2])&gt;0)*([.$B87]-[.K$2]))*[.$B$2]+[.$C87]*[.$C$2]" office:value-type="float" office:value="83" calcext:value-type="float">
            <text:p>83</text:p>
          </table:table-cell>
          <table:table-cell table:formula="of:=&quot;#&quot;&amp;DEC2HEX([.D87];2)&amp;REPT(&quot;,&quot;;[.M87]&lt;&gt;&quot;&quot;)" office:value-type="string" office:string-value="#40," calcext:value-type="string">
            <text:p>#40,</text:p>
          </table:table-cell>
          <table:table-cell table:formula="of:=&quot;#&quot;&amp;DEC2HEX([.E87];2)&amp;REPT(&quot;,&quot;;[.N87]&lt;&gt;&quot;&quot;)" office:value-type="string" office:string-value="#40," calcext:value-type="string">
            <text:p>#40,</text:p>
          </table:table-cell>
          <table:table-cell table:formula="of:=&quot;#&quot;&amp;DEC2HEX([.F87];2)&amp;REPT(&quot;,&quot;;[.O87]&lt;&gt;&quot;&quot;)" office:value-type="string" office:string-value="#40," calcext:value-type="string">
            <text:p>#40,</text:p>
          </table:table-cell>
          <table:table-cell table:formula="of:=&quot;#&quot;&amp;DEC2HEX([.G87];2)&amp;REPT(&quot;,&quot;;[.P87]&lt;&gt;&quot;&quot;)" office:value-type="string" office:string-value="#40," calcext:value-type="string">
            <text:p>#40,</text:p>
          </table:table-cell>
          <table:table-cell table:formula="of:=&quot;#&quot;&amp;DEC2HEX([.H87];2)&amp;REPT(&quot;,&quot;;[.Q87]&lt;&gt;&quot;&quot;)" office:value-type="string" office:string-value="#40," calcext:value-type="string">
            <text:p>#40,</text:p>
          </table:table-cell>
          <table:table-cell table:formula="of:=&quot;#&quot;&amp;DEC2HEX([.I87];2)&amp;REPT(&quot;,&quot;;[.R87]&lt;&gt;&quot;&quot;)" office:value-type="string" office:string-value="#41," calcext:value-type="string">
            <text:p>#41,</text:p>
          </table:table-cell>
          <table:table-cell table:formula="of:=&quot;#&quot;&amp;DEC2HEX([.J87];2)&amp;REPT(&quot;,&quot;;[.S87]&lt;&gt;&quot;&quot;)" office:value-type="string" office:string-value="#4A," calcext:value-type="string">
            <text:p>#4A,</text:p>
          </table:table-cell>
          <table:table-cell table:formula="of:=&quot;#&quot;&amp;DEC2HEX([.K87];2)&amp;REPT(&quot;,&quot;;[.T87]&lt;&gt;&quot;&quot;)" office:value-type="string" office:string-value="#53" calcext:value-type="string">
            <text:p>#53</text:p>
          </table:table-cell>
        </table:table-row>
        <table:table-row table:style-name="ro1">
          <table:table-cell table:formula="of:=MOD(INT((ROW([.A88])-[.$A$1])/[.A$2]);8)" office:value-type="float" office:value="4" calcext:value-type="float">
            <text:p>4</text:p>
          </table:table-cell>
          <table:table-cell table:formula="of:=MOD(INT((ROW([.B88])-[.$A$1])/[.B$2]);8)" office:value-type="float" office:value="2" calcext:value-type="float">
            <text:p>2</text:p>
          </table:table-cell>
          <table:table-cell table:formula="of:=MOD(INT((ROW([.C88])-[.$A$1])/[.C$2]);8)" office:value-type="float" office:value="1" calcext:value-type="float">
            <text:p>1</text:p>
          </table:table-cell>
          <table:table-cell table:formula="of:=((([.$A88]-[.D$2])&gt;0)*([.$A88]-[.D$2]))*[.$A$2]+((([.$B88]-[.D$2])&gt;0)*([.$B88]-[.D$2]))*[.$B$2]+[.$C88]*[.$C$2]" office:value-type="float" office:value="64" calcext:value-type="float">
            <text:p>64</text:p>
          </table:table-cell>
          <table:table-cell table:formula="of:=((([.$A88]-[.E$2])&gt;0)*([.$A88]-[.E$2]))*[.$A$2]+((([.$B88]-[.E$2])&gt;0)*([.$B88]-[.E$2]))*[.$B$2]+[.$C88]*[.$C$2]" office:value-type="float" office:value="64" calcext:value-type="float">
            <text:p>64</text:p>
          </table:table-cell>
          <table:table-cell table:formula="of:=((([.$A88]-[.F$2])&gt;0)*([.$A88]-[.F$2]))*[.$A$2]+((([.$B88]-[.F$2])&gt;0)*([.$B88]-[.F$2]))*[.$B$2]+[.$C88]*[.$C$2]" office:value-type="float" office:value="64" calcext:value-type="float">
            <text:p>64</text:p>
          </table:table-cell>
          <table:table-cell table:formula="of:=((([.$A88]-[.G$2])&gt;0)*([.$A88]-[.G$2]))*[.$A$2]+((([.$B88]-[.G$2])&gt;0)*([.$B88]-[.G$2]))*[.$B$2]+[.$C88]*[.$C$2]" office:value-type="float" office:value="64" calcext:value-type="float">
            <text:p>64</text:p>
          </table:table-cell>
          <table:table-cell table:formula="of:=((([.$A88]-[.H$2])&gt;0)*([.$A88]-[.H$2]))*[.$A$2]+((([.$B88]-[.H$2])&gt;0)*([.$B88]-[.H$2]))*[.$B$2]+[.$C88]*[.$C$2]" office:value-type="float" office:value="65" calcext:value-type="float">
            <text:p>65</text:p>
          </table:table-cell>
          <table:table-cell table:formula="of:=((([.$A88]-[.I$2])&gt;0)*([.$A88]-[.I$2]))*[.$A$2]+((([.$B88]-[.I$2])&gt;0)*([.$B88]-[.I$2]))*[.$B$2]+[.$C88]*[.$C$2]" office:value-type="float" office:value="66" calcext:value-type="float">
            <text:p>66</text:p>
          </table:table-cell>
          <table:table-cell table:formula="of:=((([.$A88]-[.J$2])&gt;0)*([.$A88]-[.J$2]))*[.$A$2]+((([.$B88]-[.J$2])&gt;0)*([.$B88]-[.J$2]))*[.$B$2]+[.$C88]*[.$C$2]" office:value-type="float" office:value="75" calcext:value-type="float">
            <text:p>75</text:p>
          </table:table-cell>
          <table:table-cell table:formula="of:=((([.$A88]-[.K$2])&gt;0)*([.$A88]-[.K$2]))*[.$A$2]+((([.$B88]-[.K$2])&gt;0)*([.$B88]-[.K$2]))*[.$B$2]+[.$C88]*[.$C$2]" office:value-type="float" office:value="84" calcext:value-type="float">
            <text:p>84</text:p>
          </table:table-cell>
          <table:table-cell table:formula="of:=&quot;#&quot;&amp;DEC2HEX([.D88];2)&amp;REPT(&quot;,&quot;;[.M88]&lt;&gt;&quot;&quot;)" office:value-type="string" office:string-value="#40," calcext:value-type="string">
            <text:p>#40,</text:p>
          </table:table-cell>
          <table:table-cell table:formula="of:=&quot;#&quot;&amp;DEC2HEX([.E88];2)&amp;REPT(&quot;,&quot;;[.N88]&lt;&gt;&quot;&quot;)" office:value-type="string" office:string-value="#40," calcext:value-type="string">
            <text:p>#40,</text:p>
          </table:table-cell>
          <table:table-cell table:formula="of:=&quot;#&quot;&amp;DEC2HEX([.F88];2)&amp;REPT(&quot;,&quot;;[.O88]&lt;&gt;&quot;&quot;)" office:value-type="string" office:string-value="#40," calcext:value-type="string">
            <text:p>#40,</text:p>
          </table:table-cell>
          <table:table-cell table:formula="of:=&quot;#&quot;&amp;DEC2HEX([.G88];2)&amp;REPT(&quot;,&quot;;[.P88]&lt;&gt;&quot;&quot;)" office:value-type="string" office:string-value="#40," calcext:value-type="string">
            <text:p>#40,</text:p>
          </table:table-cell>
          <table:table-cell table:formula="of:=&quot;#&quot;&amp;DEC2HEX([.H88];2)&amp;REPT(&quot;,&quot;;[.Q88]&lt;&gt;&quot;&quot;)" office:value-type="string" office:string-value="#41," calcext:value-type="string">
            <text:p>#41,</text:p>
          </table:table-cell>
          <table:table-cell table:formula="of:=&quot;#&quot;&amp;DEC2HEX([.I88];2)&amp;REPT(&quot;,&quot;;[.R88]&lt;&gt;&quot;&quot;)" office:value-type="string" office:string-value="#42," calcext:value-type="string">
            <text:p>#42,</text:p>
          </table:table-cell>
          <table:table-cell table:formula="of:=&quot;#&quot;&amp;DEC2HEX([.J88];2)&amp;REPT(&quot;,&quot;;[.S88]&lt;&gt;&quot;&quot;)" office:value-type="string" office:string-value="#4B," calcext:value-type="string">
            <text:p>#4B,</text:p>
          </table:table-cell>
          <table:table-cell table:formula="of:=&quot;#&quot;&amp;DEC2HEX([.K88];2)&amp;REPT(&quot;,&quot;;[.T88]&lt;&gt;&quot;&quot;)" office:value-type="string" office:string-value="#54" calcext:value-type="string">
            <text:p>#54</text:p>
          </table:table-cell>
        </table:table-row>
        <table:table-row table:style-name="ro1">
          <table:table-cell table:formula="of:=MOD(INT((ROW([.A89])-[.$A$1])/[.A$2]);8)" office:value-type="float" office:value="5" calcext:value-type="float">
            <text:p>5</text:p>
          </table:table-cell>
          <table:table-cell table:formula="of:=MOD(INT((ROW([.B89])-[.$A$1])/[.B$2]);8)" office:value-type="float" office:value="2" calcext:value-type="float">
            <text:p>2</text:p>
          </table:table-cell>
          <table:table-cell table:formula="of:=MOD(INT((ROW([.C89])-[.$A$1])/[.C$2]);8)" office:value-type="float" office:value="1" calcext:value-type="float">
            <text:p>1</text:p>
          </table:table-cell>
          <table:table-cell table:formula="of:=((([.$A89]-[.D$2])&gt;0)*([.$A89]-[.D$2]))*[.$A$2]+((([.$B89]-[.D$2])&gt;0)*([.$B89]-[.D$2]))*[.$B$2]+[.$C89]*[.$C$2]" office:value-type="float" office:value="64" calcext:value-type="float">
            <text:p>64</text:p>
          </table:table-cell>
          <table:table-cell table:formula="of:=((([.$A89]-[.E$2])&gt;0)*([.$A89]-[.E$2]))*[.$A$2]+((([.$B89]-[.E$2])&gt;0)*([.$B89]-[.E$2]))*[.$B$2]+[.$C89]*[.$C$2]" office:value-type="float" office:value="64" calcext:value-type="float">
            <text:p>64</text:p>
          </table:table-cell>
          <table:table-cell table:formula="of:=((([.$A89]-[.F$2])&gt;0)*([.$A89]-[.F$2]))*[.$A$2]+((([.$B89]-[.F$2])&gt;0)*([.$B89]-[.F$2]))*[.$B$2]+[.$C89]*[.$C$2]" office:value-type="float" office:value="64" calcext:value-type="float">
            <text:p>64</text:p>
          </table:table-cell>
          <table:table-cell table:formula="of:=((([.$A89]-[.G$2])&gt;0)*([.$A89]-[.G$2]))*[.$A$2]+((([.$B89]-[.G$2])&gt;0)*([.$B89]-[.G$2]))*[.$B$2]+[.$C89]*[.$C$2]" office:value-type="float" office:value="65" calcext:value-type="float">
            <text:p>65</text:p>
          </table:table-cell>
          <table:table-cell table:formula="of:=((([.$A89]-[.H$2])&gt;0)*([.$A89]-[.H$2]))*[.$A$2]+((([.$B89]-[.H$2])&gt;0)*([.$B89]-[.H$2]))*[.$B$2]+[.$C89]*[.$C$2]" office:value-type="float" office:value="66" calcext:value-type="float">
            <text:p>66</text:p>
          </table:table-cell>
          <table:table-cell table:formula="of:=((([.$A89]-[.I$2])&gt;0)*([.$A89]-[.I$2]))*[.$A$2]+((([.$B89]-[.I$2])&gt;0)*([.$B89]-[.I$2]))*[.$B$2]+[.$C89]*[.$C$2]" office:value-type="float" office:value="67" calcext:value-type="float">
            <text:p>67</text:p>
          </table:table-cell>
          <table:table-cell table:formula="of:=((([.$A89]-[.J$2])&gt;0)*([.$A89]-[.J$2]))*[.$A$2]+((([.$B89]-[.J$2])&gt;0)*([.$B89]-[.J$2]))*[.$B$2]+[.$C89]*[.$C$2]" office:value-type="float" office:value="76" calcext:value-type="float">
            <text:p>76</text:p>
          </table:table-cell>
          <table:table-cell table:formula="of:=((([.$A89]-[.K$2])&gt;0)*([.$A89]-[.K$2]))*[.$A$2]+((([.$B89]-[.K$2])&gt;0)*([.$B89]-[.K$2]))*[.$B$2]+[.$C89]*[.$C$2]" office:value-type="float" office:value="85" calcext:value-type="float">
            <text:p>85</text:p>
          </table:table-cell>
          <table:table-cell table:formula="of:=&quot;#&quot;&amp;DEC2HEX([.D89];2)&amp;REPT(&quot;,&quot;;[.M89]&lt;&gt;&quot;&quot;)" office:value-type="string" office:string-value="#40," calcext:value-type="string">
            <text:p>#40,</text:p>
          </table:table-cell>
          <table:table-cell table:formula="of:=&quot;#&quot;&amp;DEC2HEX([.E89];2)&amp;REPT(&quot;,&quot;;[.N89]&lt;&gt;&quot;&quot;)" office:value-type="string" office:string-value="#40," calcext:value-type="string">
            <text:p>#40,</text:p>
          </table:table-cell>
          <table:table-cell table:formula="of:=&quot;#&quot;&amp;DEC2HEX([.F89];2)&amp;REPT(&quot;,&quot;;[.O89]&lt;&gt;&quot;&quot;)" office:value-type="string" office:string-value="#40," calcext:value-type="string">
            <text:p>#40,</text:p>
          </table:table-cell>
          <table:table-cell table:formula="of:=&quot;#&quot;&amp;DEC2HEX([.G89];2)&amp;REPT(&quot;,&quot;;[.P89]&lt;&gt;&quot;&quot;)" office:value-type="string" office:string-value="#41," calcext:value-type="string">
            <text:p>#41,</text:p>
          </table:table-cell>
          <table:table-cell table:formula="of:=&quot;#&quot;&amp;DEC2HEX([.H89];2)&amp;REPT(&quot;,&quot;;[.Q89]&lt;&gt;&quot;&quot;)" office:value-type="string" office:string-value="#42," calcext:value-type="string">
            <text:p>#42,</text:p>
          </table:table-cell>
          <table:table-cell table:formula="of:=&quot;#&quot;&amp;DEC2HEX([.I89];2)&amp;REPT(&quot;,&quot;;[.R89]&lt;&gt;&quot;&quot;)" office:value-type="string" office:string-value="#43," calcext:value-type="string">
            <text:p>#43,</text:p>
          </table:table-cell>
          <table:table-cell table:formula="of:=&quot;#&quot;&amp;DEC2HEX([.J89];2)&amp;REPT(&quot;,&quot;;[.S89]&lt;&gt;&quot;&quot;)" office:value-type="string" office:string-value="#4C," calcext:value-type="string">
            <text:p>#4C,</text:p>
          </table:table-cell>
          <table:table-cell table:formula="of:=&quot;#&quot;&amp;DEC2HEX([.K89];2)&amp;REPT(&quot;,&quot;;[.T89]&lt;&gt;&quot;&quot;)" office:value-type="string" office:string-value="#55" calcext:value-type="string">
            <text:p>#55</text:p>
          </table:table-cell>
        </table:table-row>
        <table:table-row table:style-name="ro1">
          <table:table-cell table:formula="of:=MOD(INT((ROW([.A90])-[.$A$1])/[.A$2]);8)" office:value-type="float" office:value="6" calcext:value-type="float">
            <text:p>6</text:p>
          </table:table-cell>
          <table:table-cell table:formula="of:=MOD(INT((ROW([.B90])-[.$A$1])/[.B$2]);8)" office:value-type="float" office:value="2" calcext:value-type="float">
            <text:p>2</text:p>
          </table:table-cell>
          <table:table-cell table:formula="of:=MOD(INT((ROW([.C90])-[.$A$1])/[.C$2]);8)" office:value-type="float" office:value="1" calcext:value-type="float">
            <text:p>1</text:p>
          </table:table-cell>
          <table:table-cell table:formula="of:=((([.$A90]-[.D$2])&gt;0)*([.$A90]-[.D$2]))*[.$A$2]+((([.$B90]-[.D$2])&gt;0)*([.$B90]-[.D$2]))*[.$B$2]+[.$C90]*[.$C$2]" office:value-type="float" office:value="64" calcext:value-type="float">
            <text:p>64</text:p>
          </table:table-cell>
          <table:table-cell table:formula="of:=((([.$A90]-[.E$2])&gt;0)*([.$A90]-[.E$2]))*[.$A$2]+((([.$B90]-[.E$2])&gt;0)*([.$B90]-[.E$2]))*[.$B$2]+[.$C90]*[.$C$2]" office:value-type="float" office:value="64" calcext:value-type="float">
            <text:p>64</text:p>
          </table:table-cell>
          <table:table-cell table:formula="of:=((([.$A90]-[.F$2])&gt;0)*([.$A90]-[.F$2]))*[.$A$2]+((([.$B90]-[.F$2])&gt;0)*([.$B90]-[.F$2]))*[.$B$2]+[.$C90]*[.$C$2]" office:value-type="float" office:value="65" calcext:value-type="float">
            <text:p>65</text:p>
          </table:table-cell>
          <table:table-cell table:formula="of:=((([.$A90]-[.G$2])&gt;0)*([.$A90]-[.G$2]))*[.$A$2]+((([.$B90]-[.G$2])&gt;0)*([.$B90]-[.G$2]))*[.$B$2]+[.$C90]*[.$C$2]" office:value-type="float" office:value="66" calcext:value-type="float">
            <text:p>66</text:p>
          </table:table-cell>
          <table:table-cell table:formula="of:=((([.$A90]-[.H$2])&gt;0)*([.$A90]-[.H$2]))*[.$A$2]+((([.$B90]-[.H$2])&gt;0)*([.$B90]-[.H$2]))*[.$B$2]+[.$C90]*[.$C$2]" office:value-type="float" office:value="67" calcext:value-type="float">
            <text:p>67</text:p>
          </table:table-cell>
          <table:table-cell table:formula="of:=((([.$A90]-[.I$2])&gt;0)*([.$A90]-[.I$2]))*[.$A$2]+((([.$B90]-[.I$2])&gt;0)*([.$B90]-[.I$2]))*[.$B$2]+[.$C90]*[.$C$2]" office:value-type="float" office:value="68" calcext:value-type="float">
            <text:p>68</text:p>
          </table:table-cell>
          <table:table-cell table:formula="of:=((([.$A90]-[.J$2])&gt;0)*([.$A90]-[.J$2]))*[.$A$2]+((([.$B90]-[.J$2])&gt;0)*([.$B90]-[.J$2]))*[.$B$2]+[.$C90]*[.$C$2]" office:value-type="float" office:value="77" calcext:value-type="float">
            <text:p>77</text:p>
          </table:table-cell>
          <table:table-cell table:formula="of:=((([.$A90]-[.K$2])&gt;0)*([.$A90]-[.K$2]))*[.$A$2]+((([.$B90]-[.K$2])&gt;0)*([.$B90]-[.K$2]))*[.$B$2]+[.$C90]*[.$C$2]" office:value-type="float" office:value="86" calcext:value-type="float">
            <text:p>86</text:p>
          </table:table-cell>
          <table:table-cell table:formula="of:=&quot;#&quot;&amp;DEC2HEX([.D90];2)&amp;REPT(&quot;,&quot;;[.M90]&lt;&gt;&quot;&quot;)" office:value-type="string" office:string-value="#40," calcext:value-type="string">
            <text:p>#40,</text:p>
          </table:table-cell>
          <table:table-cell table:formula="of:=&quot;#&quot;&amp;DEC2HEX([.E90];2)&amp;REPT(&quot;,&quot;;[.N90]&lt;&gt;&quot;&quot;)" office:value-type="string" office:string-value="#40," calcext:value-type="string">
            <text:p>#40,</text:p>
          </table:table-cell>
          <table:table-cell table:formula="of:=&quot;#&quot;&amp;DEC2HEX([.F90];2)&amp;REPT(&quot;,&quot;;[.O90]&lt;&gt;&quot;&quot;)" office:value-type="string" office:string-value="#41," calcext:value-type="string">
            <text:p>#41,</text:p>
          </table:table-cell>
          <table:table-cell table:formula="of:=&quot;#&quot;&amp;DEC2HEX([.G90];2)&amp;REPT(&quot;,&quot;;[.P90]&lt;&gt;&quot;&quot;)" office:value-type="string" office:string-value="#42," calcext:value-type="string">
            <text:p>#42,</text:p>
          </table:table-cell>
          <table:table-cell table:formula="of:=&quot;#&quot;&amp;DEC2HEX([.H90];2)&amp;REPT(&quot;,&quot;;[.Q90]&lt;&gt;&quot;&quot;)" office:value-type="string" office:string-value="#43," calcext:value-type="string">
            <text:p>#43,</text:p>
          </table:table-cell>
          <table:table-cell table:formula="of:=&quot;#&quot;&amp;DEC2HEX([.I90];2)&amp;REPT(&quot;,&quot;;[.R90]&lt;&gt;&quot;&quot;)" office:value-type="string" office:string-value="#44," calcext:value-type="string">
            <text:p>#44,</text:p>
          </table:table-cell>
          <table:table-cell table:formula="of:=&quot;#&quot;&amp;DEC2HEX([.J90];2)&amp;REPT(&quot;,&quot;;[.S90]&lt;&gt;&quot;&quot;)" office:value-type="string" office:string-value="#4D," calcext:value-type="string">
            <text:p>#4D,</text:p>
          </table:table-cell>
          <table:table-cell table:formula="of:=&quot;#&quot;&amp;DEC2HEX([.K90];2)&amp;REPT(&quot;,&quot;;[.T90]&lt;&gt;&quot;&quot;)" office:value-type="string" office:string-value="#56" calcext:value-type="string">
            <text:p>#56</text:p>
          </table:table-cell>
        </table:table-row>
        <table:table-row table:style-name="ro1">
          <table:table-cell table:formula="of:=MOD(INT((ROW([.A91])-[.$A$1])/[.A$2]);8)" office:value-type="float" office:value="7" calcext:value-type="float">
            <text:p>7</text:p>
          </table:table-cell>
          <table:table-cell table:formula="of:=MOD(INT((ROW([.B91])-[.$A$1])/[.B$2]);8)" office:value-type="float" office:value="2" calcext:value-type="float">
            <text:p>2</text:p>
          </table:table-cell>
          <table:table-cell table:formula="of:=MOD(INT((ROW([.C91])-[.$A$1])/[.C$2]);8)" office:value-type="float" office:value="1" calcext:value-type="float">
            <text:p>1</text:p>
          </table:table-cell>
          <table:table-cell table:formula="of:=((([.$A91]-[.D$2])&gt;0)*([.$A91]-[.D$2]))*[.$A$2]+((([.$B91]-[.D$2])&gt;0)*([.$B91]-[.D$2]))*[.$B$2]+[.$C91]*[.$C$2]" office:value-type="float" office:value="64" calcext:value-type="float">
            <text:p>64</text:p>
          </table:table-cell>
          <table:table-cell table:formula="of:=((([.$A91]-[.E$2])&gt;0)*([.$A91]-[.E$2]))*[.$A$2]+((([.$B91]-[.E$2])&gt;0)*([.$B91]-[.E$2]))*[.$B$2]+[.$C91]*[.$C$2]" office:value-type="float" office:value="65" calcext:value-type="float">
            <text:p>65</text:p>
          </table:table-cell>
          <table:table-cell table:formula="of:=((([.$A91]-[.F$2])&gt;0)*([.$A91]-[.F$2]))*[.$A$2]+((([.$B91]-[.F$2])&gt;0)*([.$B91]-[.F$2]))*[.$B$2]+[.$C91]*[.$C$2]" office:value-type="float" office:value="66" calcext:value-type="float">
            <text:p>66</text:p>
          </table:table-cell>
          <table:table-cell table:formula="of:=((([.$A91]-[.G$2])&gt;0)*([.$A91]-[.G$2]))*[.$A$2]+((([.$B91]-[.G$2])&gt;0)*([.$B91]-[.G$2]))*[.$B$2]+[.$C91]*[.$C$2]" office:value-type="float" office:value="67" calcext:value-type="float">
            <text:p>67</text:p>
          </table:table-cell>
          <table:table-cell table:formula="of:=((([.$A91]-[.H$2])&gt;0)*([.$A91]-[.H$2]))*[.$A$2]+((([.$B91]-[.H$2])&gt;0)*([.$B91]-[.H$2]))*[.$B$2]+[.$C91]*[.$C$2]" office:value-type="float" office:value="68" calcext:value-type="float">
            <text:p>68</text:p>
          </table:table-cell>
          <table:table-cell table:formula="of:=((([.$A91]-[.I$2])&gt;0)*([.$A91]-[.I$2]))*[.$A$2]+((([.$B91]-[.I$2])&gt;0)*([.$B91]-[.I$2]))*[.$B$2]+[.$C91]*[.$C$2]" office:value-type="float" office:value="69" calcext:value-type="float">
            <text:p>69</text:p>
          </table:table-cell>
          <table:table-cell table:formula="of:=((([.$A91]-[.J$2])&gt;0)*([.$A91]-[.J$2]))*[.$A$2]+((([.$B91]-[.J$2])&gt;0)*([.$B91]-[.J$2]))*[.$B$2]+[.$C91]*[.$C$2]" office:value-type="float" office:value="78" calcext:value-type="float">
            <text:p>78</text:p>
          </table:table-cell>
          <table:table-cell table:formula="of:=((([.$A91]-[.K$2])&gt;0)*([.$A91]-[.K$2]))*[.$A$2]+((([.$B91]-[.K$2])&gt;0)*([.$B91]-[.K$2]))*[.$B$2]+[.$C91]*[.$C$2]" office:value-type="float" office:value="87" calcext:value-type="float">
            <text:p>87</text:p>
          </table:table-cell>
          <table:table-cell table:formula="of:=&quot;#&quot;&amp;DEC2HEX([.D91];2)&amp;REPT(&quot;,&quot;;[.M91]&lt;&gt;&quot;&quot;)" office:value-type="string" office:string-value="#40," calcext:value-type="string">
            <text:p>#40,</text:p>
          </table:table-cell>
          <table:table-cell table:formula="of:=&quot;#&quot;&amp;DEC2HEX([.E91];2)&amp;REPT(&quot;,&quot;;[.N91]&lt;&gt;&quot;&quot;)" office:value-type="string" office:string-value="#41," calcext:value-type="string">
            <text:p>#41,</text:p>
          </table:table-cell>
          <table:table-cell table:formula="of:=&quot;#&quot;&amp;DEC2HEX([.F91];2)&amp;REPT(&quot;,&quot;;[.O91]&lt;&gt;&quot;&quot;)" office:value-type="string" office:string-value="#42," calcext:value-type="string">
            <text:p>#42,</text:p>
          </table:table-cell>
          <table:table-cell table:formula="of:=&quot;#&quot;&amp;DEC2HEX([.G91];2)&amp;REPT(&quot;,&quot;;[.P91]&lt;&gt;&quot;&quot;)" office:value-type="string" office:string-value="#43," calcext:value-type="string">
            <text:p>#43,</text:p>
          </table:table-cell>
          <table:table-cell table:formula="of:=&quot;#&quot;&amp;DEC2HEX([.H91];2)&amp;REPT(&quot;,&quot;;[.Q91]&lt;&gt;&quot;&quot;)" office:value-type="string" office:string-value="#44," calcext:value-type="string">
            <text:p>#44,</text:p>
          </table:table-cell>
          <table:table-cell table:formula="of:=&quot;#&quot;&amp;DEC2HEX([.I91];2)&amp;REPT(&quot;,&quot;;[.R91]&lt;&gt;&quot;&quot;)" office:value-type="string" office:string-value="#45," calcext:value-type="string">
            <text:p>#45,</text:p>
          </table:table-cell>
          <table:table-cell table:formula="of:=&quot;#&quot;&amp;DEC2HEX([.J91];2)&amp;REPT(&quot;,&quot;;[.S91]&lt;&gt;&quot;&quot;)" office:value-type="string" office:string-value="#4E," calcext:value-type="string">
            <text:p>#4E,</text:p>
          </table:table-cell>
          <table:table-cell table:formula="of:=&quot;#&quot;&amp;DEC2HEX([.K91];2)&amp;REPT(&quot;,&quot;;[.T91]&lt;&gt;&quot;&quot;)" office:value-type="string" office:string-value="#57" calcext:value-type="string">
            <text:p>#57</text:p>
          </table:table-cell>
        </table:table-row>
        <table:table-row table:style-name="ro1">
          <table:table-cell table:formula="of:=MOD(INT((ROW([.A92])-[.$A$1])/[.A$2]);8)" office:value-type="float" office:value="0" calcext:value-type="float">
            <text:p>0</text:p>
          </table:table-cell>
          <table:table-cell table:formula="of:=MOD(INT((ROW([.B92])-[.$A$1])/[.B$2]);8)" office:value-type="float" office:value="3" calcext:value-type="float">
            <text:p>3</text:p>
          </table:table-cell>
          <table:table-cell table:formula="of:=MOD(INT((ROW([.C92])-[.$A$1])/[.C$2]);8)" office:value-type="float" office:value="1" calcext:value-type="float">
            <text:p>1</text:p>
          </table:table-cell>
          <table:table-cell table:formula="of:=((([.$A92]-[.D$2])&gt;0)*([.$A92]-[.D$2]))*[.$A$2]+((([.$B92]-[.D$2])&gt;0)*([.$B92]-[.D$2]))*[.$B$2]+[.$C92]*[.$C$2]" office:value-type="float" office:value="64" calcext:value-type="float">
            <text:p>64</text:p>
          </table:table-cell>
          <table:table-cell table:formula="of:=((([.$A92]-[.E$2])&gt;0)*([.$A92]-[.E$2]))*[.$A$2]+((([.$B92]-[.E$2])&gt;0)*([.$B92]-[.E$2]))*[.$B$2]+[.$C92]*[.$C$2]" office:value-type="float" office:value="64" calcext:value-type="float">
            <text:p>64</text:p>
          </table:table-cell>
          <table:table-cell table:formula="of:=((([.$A92]-[.F$2])&gt;0)*([.$A92]-[.F$2]))*[.$A$2]+((([.$B92]-[.F$2])&gt;0)*([.$B92]-[.F$2]))*[.$B$2]+[.$C92]*[.$C$2]" office:value-type="float" office:value="64" calcext:value-type="float">
            <text:p>64</text:p>
          </table:table-cell>
          <table:table-cell table:formula="of:=((([.$A92]-[.G$2])&gt;0)*([.$A92]-[.G$2]))*[.$A$2]+((([.$B92]-[.G$2])&gt;0)*([.$B92]-[.G$2]))*[.$B$2]+[.$C92]*[.$C$2]" office:value-type="float" office:value="64" calcext:value-type="float">
            <text:p>64</text:p>
          </table:table-cell>
          <table:table-cell table:formula="of:=((([.$A92]-[.H$2])&gt;0)*([.$A92]-[.H$2]))*[.$A$2]+((([.$B92]-[.H$2])&gt;0)*([.$B92]-[.H$2]))*[.$B$2]+[.$C92]*[.$C$2]" office:value-type="float" office:value="64" calcext:value-type="float">
            <text:p>64</text:p>
          </table:table-cell>
          <table:table-cell table:formula="of:=((([.$A92]-[.I$2])&gt;0)*([.$A92]-[.I$2]))*[.$A$2]+((([.$B92]-[.I$2])&gt;0)*([.$B92]-[.I$2]))*[.$B$2]+[.$C92]*[.$C$2]" office:value-type="float" office:value="72" calcext:value-type="float">
            <text:p>72</text:p>
          </table:table-cell>
          <table:table-cell table:formula="of:=((([.$A92]-[.J$2])&gt;0)*([.$A92]-[.J$2]))*[.$A$2]+((([.$B92]-[.J$2])&gt;0)*([.$B92]-[.J$2]))*[.$B$2]+[.$C92]*[.$C$2]" office:value-type="float" office:value="80" calcext:value-type="float">
            <text:p>80</text:p>
          </table:table-cell>
          <table:table-cell table:formula="of:=((([.$A92]-[.K$2])&gt;0)*([.$A92]-[.K$2]))*[.$A$2]+((([.$B92]-[.K$2])&gt;0)*([.$B92]-[.K$2]))*[.$B$2]+[.$C92]*[.$C$2]" office:value-type="float" office:value="88" calcext:value-type="float">
            <text:p>88</text:p>
          </table:table-cell>
          <table:table-cell table:formula="of:=&quot;#&quot;&amp;DEC2HEX([.D92];2)&amp;REPT(&quot;,&quot;;[.M92]&lt;&gt;&quot;&quot;)" office:value-type="string" office:string-value="#40," calcext:value-type="string">
            <text:p>#40,</text:p>
          </table:table-cell>
          <table:table-cell table:formula="of:=&quot;#&quot;&amp;DEC2HEX([.E92];2)&amp;REPT(&quot;,&quot;;[.N92]&lt;&gt;&quot;&quot;)" office:value-type="string" office:string-value="#40," calcext:value-type="string">
            <text:p>#40,</text:p>
          </table:table-cell>
          <table:table-cell table:formula="of:=&quot;#&quot;&amp;DEC2HEX([.F92];2)&amp;REPT(&quot;,&quot;;[.O92]&lt;&gt;&quot;&quot;)" office:value-type="string" office:string-value="#40," calcext:value-type="string">
            <text:p>#40,</text:p>
          </table:table-cell>
          <table:table-cell table:formula="of:=&quot;#&quot;&amp;DEC2HEX([.G92];2)&amp;REPT(&quot;,&quot;;[.P92]&lt;&gt;&quot;&quot;)" office:value-type="string" office:string-value="#40," calcext:value-type="string">
            <text:p>#40,</text:p>
          </table:table-cell>
          <table:table-cell table:formula="of:=&quot;#&quot;&amp;DEC2HEX([.H92];2)&amp;REPT(&quot;,&quot;;[.Q92]&lt;&gt;&quot;&quot;)" office:value-type="string" office:string-value="#40," calcext:value-type="string">
            <text:p>#40,</text:p>
          </table:table-cell>
          <table:table-cell table:formula="of:=&quot;#&quot;&amp;DEC2HEX([.I92];2)&amp;REPT(&quot;,&quot;;[.R92]&lt;&gt;&quot;&quot;)" office:value-type="string" office:string-value="#48," calcext:value-type="string">
            <text:p>#48,</text:p>
          </table:table-cell>
          <table:table-cell table:formula="of:=&quot;#&quot;&amp;DEC2HEX([.J92];2)&amp;REPT(&quot;,&quot;;[.S92]&lt;&gt;&quot;&quot;)" office:value-type="string" office:string-value="#50," calcext:value-type="string">
            <text:p>#50,</text:p>
          </table:table-cell>
          <table:table-cell table:formula="of:=&quot;#&quot;&amp;DEC2HEX([.K92];2)&amp;REPT(&quot;,&quot;;[.T92]&lt;&gt;&quot;&quot;)" office:value-type="string" office:string-value="#58" calcext:value-type="string">
            <text:p>#58</text:p>
          </table:table-cell>
        </table:table-row>
        <table:table-row table:style-name="ro1">
          <table:table-cell table:formula="of:=MOD(INT((ROW([.A93])-[.$A$1])/[.A$2]);8)" office:value-type="float" office:value="1" calcext:value-type="float">
            <text:p>1</text:p>
          </table:table-cell>
          <table:table-cell table:formula="of:=MOD(INT((ROW([.B93])-[.$A$1])/[.B$2]);8)" office:value-type="float" office:value="3" calcext:value-type="float">
            <text:p>3</text:p>
          </table:table-cell>
          <table:table-cell table:formula="of:=MOD(INT((ROW([.C93])-[.$A$1])/[.C$2]);8)" office:value-type="float" office:value="1" calcext:value-type="float">
            <text:p>1</text:p>
          </table:table-cell>
          <table:table-cell table:formula="of:=((([.$A93]-[.D$2])&gt;0)*([.$A93]-[.D$2]))*[.$A$2]+((([.$B93]-[.D$2])&gt;0)*([.$B93]-[.D$2]))*[.$B$2]+[.$C93]*[.$C$2]" office:value-type="float" office:value="64" calcext:value-type="float">
            <text:p>64</text:p>
          </table:table-cell>
          <table:table-cell table:formula="of:=((([.$A93]-[.E$2])&gt;0)*([.$A93]-[.E$2]))*[.$A$2]+((([.$B93]-[.E$2])&gt;0)*([.$B93]-[.E$2]))*[.$B$2]+[.$C93]*[.$C$2]" office:value-type="float" office:value="64" calcext:value-type="float">
            <text:p>64</text:p>
          </table:table-cell>
          <table:table-cell table:formula="of:=((([.$A93]-[.F$2])&gt;0)*([.$A93]-[.F$2]))*[.$A$2]+((([.$B93]-[.F$2])&gt;0)*([.$B93]-[.F$2]))*[.$B$2]+[.$C93]*[.$C$2]" office:value-type="float" office:value="64" calcext:value-type="float">
            <text:p>64</text:p>
          </table:table-cell>
          <table:table-cell table:formula="of:=((([.$A93]-[.G$2])&gt;0)*([.$A93]-[.G$2]))*[.$A$2]+((([.$B93]-[.G$2])&gt;0)*([.$B93]-[.G$2]))*[.$B$2]+[.$C93]*[.$C$2]" office:value-type="float" office:value="64" calcext:value-type="float">
            <text:p>64</text:p>
          </table:table-cell>
          <table:table-cell table:formula="of:=((([.$A93]-[.H$2])&gt;0)*([.$A93]-[.H$2]))*[.$A$2]+((([.$B93]-[.H$2])&gt;0)*([.$B93]-[.H$2]))*[.$B$2]+[.$C93]*[.$C$2]" office:value-type="float" office:value="64" calcext:value-type="float">
            <text:p>64</text:p>
          </table:table-cell>
          <table:table-cell table:formula="of:=((([.$A93]-[.I$2])&gt;0)*([.$A93]-[.I$2]))*[.$A$2]+((([.$B93]-[.I$2])&gt;0)*([.$B93]-[.I$2]))*[.$B$2]+[.$C93]*[.$C$2]" office:value-type="float" office:value="72" calcext:value-type="float">
            <text:p>72</text:p>
          </table:table-cell>
          <table:table-cell table:formula="of:=((([.$A93]-[.J$2])&gt;0)*([.$A93]-[.J$2]))*[.$A$2]+((([.$B93]-[.J$2])&gt;0)*([.$B93]-[.J$2]))*[.$B$2]+[.$C93]*[.$C$2]" office:value-type="float" office:value="80" calcext:value-type="float">
            <text:p>80</text:p>
          </table:table-cell>
          <table:table-cell table:formula="of:=((([.$A93]-[.K$2])&gt;0)*([.$A93]-[.K$2]))*[.$A$2]+((([.$B93]-[.K$2])&gt;0)*([.$B93]-[.K$2]))*[.$B$2]+[.$C93]*[.$C$2]" office:value-type="float" office:value="89" calcext:value-type="float">
            <text:p>89</text:p>
          </table:table-cell>
          <table:table-cell table:formula="of:=&quot;#&quot;&amp;DEC2HEX([.D93];2)&amp;REPT(&quot;,&quot;;[.M93]&lt;&gt;&quot;&quot;)" office:value-type="string" office:string-value="#40," calcext:value-type="string">
            <text:p>#40,</text:p>
          </table:table-cell>
          <table:table-cell table:formula="of:=&quot;#&quot;&amp;DEC2HEX([.E93];2)&amp;REPT(&quot;,&quot;;[.N93]&lt;&gt;&quot;&quot;)" office:value-type="string" office:string-value="#40," calcext:value-type="string">
            <text:p>#40,</text:p>
          </table:table-cell>
          <table:table-cell table:formula="of:=&quot;#&quot;&amp;DEC2HEX([.F93];2)&amp;REPT(&quot;,&quot;;[.O93]&lt;&gt;&quot;&quot;)" office:value-type="string" office:string-value="#40," calcext:value-type="string">
            <text:p>#40,</text:p>
          </table:table-cell>
          <table:table-cell table:formula="of:=&quot;#&quot;&amp;DEC2HEX([.G93];2)&amp;REPT(&quot;,&quot;;[.P93]&lt;&gt;&quot;&quot;)" office:value-type="string" office:string-value="#40," calcext:value-type="string">
            <text:p>#40,</text:p>
          </table:table-cell>
          <table:table-cell table:formula="of:=&quot;#&quot;&amp;DEC2HEX([.H93];2)&amp;REPT(&quot;,&quot;;[.Q93]&lt;&gt;&quot;&quot;)" office:value-type="string" office:string-value="#40," calcext:value-type="string">
            <text:p>#40,</text:p>
          </table:table-cell>
          <table:table-cell table:formula="of:=&quot;#&quot;&amp;DEC2HEX([.I93];2)&amp;REPT(&quot;,&quot;;[.R93]&lt;&gt;&quot;&quot;)" office:value-type="string" office:string-value="#48," calcext:value-type="string">
            <text:p>#48,</text:p>
          </table:table-cell>
          <table:table-cell table:formula="of:=&quot;#&quot;&amp;DEC2HEX([.J93];2)&amp;REPT(&quot;,&quot;;[.S93]&lt;&gt;&quot;&quot;)" office:value-type="string" office:string-value="#50," calcext:value-type="string">
            <text:p>#50,</text:p>
          </table:table-cell>
          <table:table-cell table:formula="of:=&quot;#&quot;&amp;DEC2HEX([.K93];2)&amp;REPT(&quot;,&quot;;[.T93]&lt;&gt;&quot;&quot;)" office:value-type="string" office:string-value="#59" calcext:value-type="string">
            <text:p>#59</text:p>
          </table:table-cell>
        </table:table-row>
        <table:table-row table:style-name="ro1">
          <table:table-cell table:formula="of:=MOD(INT((ROW([.A94])-[.$A$1])/[.A$2]);8)" office:value-type="float" office:value="2" calcext:value-type="float">
            <text:p>2</text:p>
          </table:table-cell>
          <table:table-cell table:formula="of:=MOD(INT((ROW([.B94])-[.$A$1])/[.B$2]);8)" office:value-type="float" office:value="3" calcext:value-type="float">
            <text:p>3</text:p>
          </table:table-cell>
          <table:table-cell table:formula="of:=MOD(INT((ROW([.C94])-[.$A$1])/[.C$2]);8)" office:value-type="float" office:value="1" calcext:value-type="float">
            <text:p>1</text:p>
          </table:table-cell>
          <table:table-cell table:formula="of:=((([.$A94]-[.D$2])&gt;0)*([.$A94]-[.D$2]))*[.$A$2]+((([.$B94]-[.D$2])&gt;0)*([.$B94]-[.D$2]))*[.$B$2]+[.$C94]*[.$C$2]" office:value-type="float" office:value="64" calcext:value-type="float">
            <text:p>64</text:p>
          </table:table-cell>
          <table:table-cell table:formula="of:=((([.$A94]-[.E$2])&gt;0)*([.$A94]-[.E$2]))*[.$A$2]+((([.$B94]-[.E$2])&gt;0)*([.$B94]-[.E$2]))*[.$B$2]+[.$C94]*[.$C$2]" office:value-type="float" office:value="64" calcext:value-type="float">
            <text:p>64</text:p>
          </table:table-cell>
          <table:table-cell table:formula="of:=((([.$A94]-[.F$2])&gt;0)*([.$A94]-[.F$2]))*[.$A$2]+((([.$B94]-[.F$2])&gt;0)*([.$B94]-[.F$2]))*[.$B$2]+[.$C94]*[.$C$2]" office:value-type="float" office:value="64" calcext:value-type="float">
            <text:p>64</text:p>
          </table:table-cell>
          <table:table-cell table:formula="of:=((([.$A94]-[.G$2])&gt;0)*([.$A94]-[.G$2]))*[.$A$2]+((([.$B94]-[.G$2])&gt;0)*([.$B94]-[.G$2]))*[.$B$2]+[.$C94]*[.$C$2]" office:value-type="float" office:value="64" calcext:value-type="float">
            <text:p>64</text:p>
          </table:table-cell>
          <table:table-cell table:formula="of:=((([.$A94]-[.H$2])&gt;0)*([.$A94]-[.H$2]))*[.$A$2]+((([.$B94]-[.H$2])&gt;0)*([.$B94]-[.H$2]))*[.$B$2]+[.$C94]*[.$C$2]" office:value-type="float" office:value="64" calcext:value-type="float">
            <text:p>64</text:p>
          </table:table-cell>
          <table:table-cell table:formula="of:=((([.$A94]-[.I$2])&gt;0)*([.$A94]-[.I$2]))*[.$A$2]+((([.$B94]-[.I$2])&gt;0)*([.$B94]-[.I$2]))*[.$B$2]+[.$C94]*[.$C$2]" office:value-type="float" office:value="72" calcext:value-type="float">
            <text:p>72</text:p>
          </table:table-cell>
          <table:table-cell table:formula="of:=((([.$A94]-[.J$2])&gt;0)*([.$A94]-[.J$2]))*[.$A$2]+((([.$B94]-[.J$2])&gt;0)*([.$B94]-[.J$2]))*[.$B$2]+[.$C94]*[.$C$2]" office:value-type="float" office:value="81" calcext:value-type="float">
            <text:p>81</text:p>
          </table:table-cell>
          <table:table-cell table:formula="of:=((([.$A94]-[.K$2])&gt;0)*([.$A94]-[.K$2]))*[.$A$2]+((([.$B94]-[.K$2])&gt;0)*([.$B94]-[.K$2]))*[.$B$2]+[.$C94]*[.$C$2]" office:value-type="float" office:value="90" calcext:value-type="float">
            <text:p>90</text:p>
          </table:table-cell>
          <table:table-cell table:formula="of:=&quot;#&quot;&amp;DEC2HEX([.D94];2)&amp;REPT(&quot;,&quot;;[.M94]&lt;&gt;&quot;&quot;)" office:value-type="string" office:string-value="#40," calcext:value-type="string">
            <text:p>#40,</text:p>
          </table:table-cell>
          <table:table-cell table:formula="of:=&quot;#&quot;&amp;DEC2HEX([.E94];2)&amp;REPT(&quot;,&quot;;[.N94]&lt;&gt;&quot;&quot;)" office:value-type="string" office:string-value="#40," calcext:value-type="string">
            <text:p>#40,</text:p>
          </table:table-cell>
          <table:table-cell table:formula="of:=&quot;#&quot;&amp;DEC2HEX([.F94];2)&amp;REPT(&quot;,&quot;;[.O94]&lt;&gt;&quot;&quot;)" office:value-type="string" office:string-value="#40," calcext:value-type="string">
            <text:p>#40,</text:p>
          </table:table-cell>
          <table:table-cell table:formula="of:=&quot;#&quot;&amp;DEC2HEX([.G94];2)&amp;REPT(&quot;,&quot;;[.P94]&lt;&gt;&quot;&quot;)" office:value-type="string" office:string-value="#40," calcext:value-type="string">
            <text:p>#40,</text:p>
          </table:table-cell>
          <table:table-cell table:formula="of:=&quot;#&quot;&amp;DEC2HEX([.H94];2)&amp;REPT(&quot;,&quot;;[.Q94]&lt;&gt;&quot;&quot;)" office:value-type="string" office:string-value="#40," calcext:value-type="string">
            <text:p>#40,</text:p>
          </table:table-cell>
          <table:table-cell table:formula="of:=&quot;#&quot;&amp;DEC2HEX([.I94];2)&amp;REPT(&quot;,&quot;;[.R94]&lt;&gt;&quot;&quot;)" office:value-type="string" office:string-value="#48," calcext:value-type="string">
            <text:p>#48,</text:p>
          </table:table-cell>
          <table:table-cell table:formula="of:=&quot;#&quot;&amp;DEC2HEX([.J94];2)&amp;REPT(&quot;,&quot;;[.S94]&lt;&gt;&quot;&quot;)" office:value-type="string" office:string-value="#51," calcext:value-type="string">
            <text:p>#51,</text:p>
          </table:table-cell>
          <table:table-cell table:formula="of:=&quot;#&quot;&amp;DEC2HEX([.K94];2)&amp;REPT(&quot;,&quot;;[.T94]&lt;&gt;&quot;&quot;)" office:value-type="string" office:string-value="#5A" calcext:value-type="string">
            <text:p>#5A</text:p>
          </table:table-cell>
        </table:table-row>
        <table:table-row table:style-name="ro1">
          <table:table-cell table:formula="of:=MOD(INT((ROW([.A95])-[.$A$1])/[.A$2]);8)" office:value-type="float" office:value="3" calcext:value-type="float">
            <text:p>3</text:p>
          </table:table-cell>
          <table:table-cell table:formula="of:=MOD(INT((ROW([.B95])-[.$A$1])/[.B$2]);8)" office:value-type="float" office:value="3" calcext:value-type="float">
            <text:p>3</text:p>
          </table:table-cell>
          <table:table-cell table:formula="of:=MOD(INT((ROW([.C95])-[.$A$1])/[.C$2]);8)" office:value-type="float" office:value="1" calcext:value-type="float">
            <text:p>1</text:p>
          </table:table-cell>
          <table:table-cell table:formula="of:=((([.$A95]-[.D$2])&gt;0)*([.$A95]-[.D$2]))*[.$A$2]+((([.$B95]-[.D$2])&gt;0)*([.$B95]-[.D$2]))*[.$B$2]+[.$C95]*[.$C$2]" office:value-type="float" office:value="64" calcext:value-type="float">
            <text:p>64</text:p>
          </table:table-cell>
          <table:table-cell table:formula="of:=((([.$A95]-[.E$2])&gt;0)*([.$A95]-[.E$2]))*[.$A$2]+((([.$B95]-[.E$2])&gt;0)*([.$B95]-[.E$2]))*[.$B$2]+[.$C95]*[.$C$2]" office:value-type="float" office:value="64" calcext:value-type="float">
            <text:p>64</text:p>
          </table:table-cell>
          <table:table-cell table:formula="of:=((([.$A95]-[.F$2])&gt;0)*([.$A95]-[.F$2]))*[.$A$2]+((([.$B95]-[.F$2])&gt;0)*([.$B95]-[.F$2]))*[.$B$2]+[.$C95]*[.$C$2]" office:value-type="float" office:value="64" calcext:value-type="float">
            <text:p>64</text:p>
          </table:table-cell>
          <table:table-cell table:formula="of:=((([.$A95]-[.G$2])&gt;0)*([.$A95]-[.G$2]))*[.$A$2]+((([.$B95]-[.G$2])&gt;0)*([.$B95]-[.G$2]))*[.$B$2]+[.$C95]*[.$C$2]" office:value-type="float" office:value="64" calcext:value-type="float">
            <text:p>64</text:p>
          </table:table-cell>
          <table:table-cell table:formula="of:=((([.$A95]-[.H$2])&gt;0)*([.$A95]-[.H$2]))*[.$A$2]+((([.$B95]-[.H$2])&gt;0)*([.$B95]-[.H$2]))*[.$B$2]+[.$C95]*[.$C$2]" office:value-type="float" office:value="64" calcext:value-type="float">
            <text:p>64</text:p>
          </table:table-cell>
          <table:table-cell table:formula="of:=((([.$A95]-[.I$2])&gt;0)*([.$A95]-[.I$2]))*[.$A$2]+((([.$B95]-[.I$2])&gt;0)*([.$B95]-[.I$2]))*[.$B$2]+[.$C95]*[.$C$2]" office:value-type="float" office:value="73" calcext:value-type="float">
            <text:p>73</text:p>
          </table:table-cell>
          <table:table-cell table:formula="of:=((([.$A95]-[.J$2])&gt;0)*([.$A95]-[.J$2]))*[.$A$2]+((([.$B95]-[.J$2])&gt;0)*([.$B95]-[.J$2]))*[.$B$2]+[.$C95]*[.$C$2]" office:value-type="float" office:value="82" calcext:value-type="float">
            <text:p>82</text:p>
          </table:table-cell>
          <table:table-cell table:formula="of:=((([.$A95]-[.K$2])&gt;0)*([.$A95]-[.K$2]))*[.$A$2]+((([.$B95]-[.K$2])&gt;0)*([.$B95]-[.K$2]))*[.$B$2]+[.$C95]*[.$C$2]" office:value-type="float" office:value="91" calcext:value-type="float">
            <text:p>91</text:p>
          </table:table-cell>
          <table:table-cell table:formula="of:=&quot;#&quot;&amp;DEC2HEX([.D95];2)&amp;REPT(&quot;,&quot;;[.M95]&lt;&gt;&quot;&quot;)" office:value-type="string" office:string-value="#40," calcext:value-type="string">
            <text:p>#40,</text:p>
          </table:table-cell>
          <table:table-cell table:formula="of:=&quot;#&quot;&amp;DEC2HEX([.E95];2)&amp;REPT(&quot;,&quot;;[.N95]&lt;&gt;&quot;&quot;)" office:value-type="string" office:string-value="#40," calcext:value-type="string">
            <text:p>#40,</text:p>
          </table:table-cell>
          <table:table-cell table:formula="of:=&quot;#&quot;&amp;DEC2HEX([.F95];2)&amp;REPT(&quot;,&quot;;[.O95]&lt;&gt;&quot;&quot;)" office:value-type="string" office:string-value="#40," calcext:value-type="string">
            <text:p>#40,</text:p>
          </table:table-cell>
          <table:table-cell table:formula="of:=&quot;#&quot;&amp;DEC2HEX([.G95];2)&amp;REPT(&quot;,&quot;;[.P95]&lt;&gt;&quot;&quot;)" office:value-type="string" office:string-value="#40," calcext:value-type="string">
            <text:p>#40,</text:p>
          </table:table-cell>
          <table:table-cell table:formula="of:=&quot;#&quot;&amp;DEC2HEX([.H95];2)&amp;REPT(&quot;,&quot;;[.Q95]&lt;&gt;&quot;&quot;)" office:value-type="string" office:string-value="#40," calcext:value-type="string">
            <text:p>#40,</text:p>
          </table:table-cell>
          <table:table-cell table:formula="of:=&quot;#&quot;&amp;DEC2HEX([.I95];2)&amp;REPT(&quot;,&quot;;[.R95]&lt;&gt;&quot;&quot;)" office:value-type="string" office:string-value="#49," calcext:value-type="string">
            <text:p>#49,</text:p>
          </table:table-cell>
          <table:table-cell table:formula="of:=&quot;#&quot;&amp;DEC2HEX([.J95];2)&amp;REPT(&quot;,&quot;;[.S95]&lt;&gt;&quot;&quot;)" office:value-type="string" office:string-value="#52," calcext:value-type="string">
            <text:p>#52,</text:p>
          </table:table-cell>
          <table:table-cell table:formula="of:=&quot;#&quot;&amp;DEC2HEX([.K95];2)&amp;REPT(&quot;,&quot;;[.T95]&lt;&gt;&quot;&quot;)" office:value-type="string" office:string-value="#5B" calcext:value-type="string">
            <text:p>#5B</text:p>
          </table:table-cell>
        </table:table-row>
        <table:table-row table:style-name="ro1">
          <table:table-cell table:formula="of:=MOD(INT((ROW([.A96])-[.$A$1])/[.A$2]);8)" office:value-type="float" office:value="4" calcext:value-type="float">
            <text:p>4</text:p>
          </table:table-cell>
          <table:table-cell table:formula="of:=MOD(INT((ROW([.B96])-[.$A$1])/[.B$2]);8)" office:value-type="float" office:value="3" calcext:value-type="float">
            <text:p>3</text:p>
          </table:table-cell>
          <table:table-cell table:formula="of:=MOD(INT((ROW([.C96])-[.$A$1])/[.C$2]);8)" office:value-type="float" office:value="1" calcext:value-type="float">
            <text:p>1</text:p>
          </table:table-cell>
          <table:table-cell table:formula="of:=((([.$A96]-[.D$2])&gt;0)*([.$A96]-[.D$2]))*[.$A$2]+((([.$B96]-[.D$2])&gt;0)*([.$B96]-[.D$2]))*[.$B$2]+[.$C96]*[.$C$2]" office:value-type="float" office:value="64" calcext:value-type="float">
            <text:p>64</text:p>
          </table:table-cell>
          <table:table-cell table:formula="of:=((([.$A96]-[.E$2])&gt;0)*([.$A96]-[.E$2]))*[.$A$2]+((([.$B96]-[.E$2])&gt;0)*([.$B96]-[.E$2]))*[.$B$2]+[.$C96]*[.$C$2]" office:value-type="float" office:value="64" calcext:value-type="float">
            <text:p>64</text:p>
          </table:table-cell>
          <table:table-cell table:formula="of:=((([.$A96]-[.F$2])&gt;0)*([.$A96]-[.F$2]))*[.$A$2]+((([.$B96]-[.F$2])&gt;0)*([.$B96]-[.F$2]))*[.$B$2]+[.$C96]*[.$C$2]" office:value-type="float" office:value="64" calcext:value-type="float">
            <text:p>64</text:p>
          </table:table-cell>
          <table:table-cell table:formula="of:=((([.$A96]-[.G$2])&gt;0)*([.$A96]-[.G$2]))*[.$A$2]+((([.$B96]-[.G$2])&gt;0)*([.$B96]-[.G$2]))*[.$B$2]+[.$C96]*[.$C$2]" office:value-type="float" office:value="64" calcext:value-type="float">
            <text:p>64</text:p>
          </table:table-cell>
          <table:table-cell table:formula="of:=((([.$A96]-[.H$2])&gt;0)*([.$A96]-[.H$2]))*[.$A$2]+((([.$B96]-[.H$2])&gt;0)*([.$B96]-[.H$2]))*[.$B$2]+[.$C96]*[.$C$2]" office:value-type="float" office:value="65" calcext:value-type="float">
            <text:p>65</text:p>
          </table:table-cell>
          <table:table-cell table:formula="of:=((([.$A96]-[.I$2])&gt;0)*([.$A96]-[.I$2]))*[.$A$2]+((([.$B96]-[.I$2])&gt;0)*([.$B96]-[.I$2]))*[.$B$2]+[.$C96]*[.$C$2]" office:value-type="float" office:value="74" calcext:value-type="float">
            <text:p>74</text:p>
          </table:table-cell>
          <table:table-cell table:formula="of:=((([.$A96]-[.J$2])&gt;0)*([.$A96]-[.J$2]))*[.$A$2]+((([.$B96]-[.J$2])&gt;0)*([.$B96]-[.J$2]))*[.$B$2]+[.$C96]*[.$C$2]" office:value-type="float" office:value="83" calcext:value-type="float">
            <text:p>83</text:p>
          </table:table-cell>
          <table:table-cell table:formula="of:=((([.$A96]-[.K$2])&gt;0)*([.$A96]-[.K$2]))*[.$A$2]+((([.$B96]-[.K$2])&gt;0)*([.$B96]-[.K$2]))*[.$B$2]+[.$C96]*[.$C$2]" office:value-type="float" office:value="92" calcext:value-type="float">
            <text:p>92</text:p>
          </table:table-cell>
          <table:table-cell table:formula="of:=&quot;#&quot;&amp;DEC2HEX([.D96];2)&amp;REPT(&quot;,&quot;;[.M96]&lt;&gt;&quot;&quot;)" office:value-type="string" office:string-value="#40," calcext:value-type="string">
            <text:p>#40,</text:p>
          </table:table-cell>
          <table:table-cell table:formula="of:=&quot;#&quot;&amp;DEC2HEX([.E96];2)&amp;REPT(&quot;,&quot;;[.N96]&lt;&gt;&quot;&quot;)" office:value-type="string" office:string-value="#40," calcext:value-type="string">
            <text:p>#40,</text:p>
          </table:table-cell>
          <table:table-cell table:formula="of:=&quot;#&quot;&amp;DEC2HEX([.F96];2)&amp;REPT(&quot;,&quot;;[.O96]&lt;&gt;&quot;&quot;)" office:value-type="string" office:string-value="#40," calcext:value-type="string">
            <text:p>#40,</text:p>
          </table:table-cell>
          <table:table-cell table:formula="of:=&quot;#&quot;&amp;DEC2HEX([.G96];2)&amp;REPT(&quot;,&quot;;[.P96]&lt;&gt;&quot;&quot;)" office:value-type="string" office:string-value="#40," calcext:value-type="string">
            <text:p>#40,</text:p>
          </table:table-cell>
          <table:table-cell table:formula="of:=&quot;#&quot;&amp;DEC2HEX([.H96];2)&amp;REPT(&quot;,&quot;;[.Q96]&lt;&gt;&quot;&quot;)" office:value-type="string" office:string-value="#41," calcext:value-type="string">
            <text:p>#41,</text:p>
          </table:table-cell>
          <table:table-cell table:formula="of:=&quot;#&quot;&amp;DEC2HEX([.I96];2)&amp;REPT(&quot;,&quot;;[.R96]&lt;&gt;&quot;&quot;)" office:value-type="string" office:string-value="#4A," calcext:value-type="string">
            <text:p>#4A,</text:p>
          </table:table-cell>
          <table:table-cell table:formula="of:=&quot;#&quot;&amp;DEC2HEX([.J96];2)&amp;REPT(&quot;,&quot;;[.S96]&lt;&gt;&quot;&quot;)" office:value-type="string" office:string-value="#53," calcext:value-type="string">
            <text:p>#53,</text:p>
          </table:table-cell>
          <table:table-cell table:formula="of:=&quot;#&quot;&amp;DEC2HEX([.K96];2)&amp;REPT(&quot;,&quot;;[.T96]&lt;&gt;&quot;&quot;)" office:value-type="string" office:string-value="#5C" calcext:value-type="string">
            <text:p>#5C</text:p>
          </table:table-cell>
        </table:table-row>
        <table:table-row table:style-name="ro1">
          <table:table-cell table:formula="of:=MOD(INT((ROW([.A97])-[.$A$1])/[.A$2]);8)" office:value-type="float" office:value="5" calcext:value-type="float">
            <text:p>5</text:p>
          </table:table-cell>
          <table:table-cell table:formula="of:=MOD(INT((ROW([.B97])-[.$A$1])/[.B$2]);8)" office:value-type="float" office:value="3" calcext:value-type="float">
            <text:p>3</text:p>
          </table:table-cell>
          <table:table-cell table:formula="of:=MOD(INT((ROW([.C97])-[.$A$1])/[.C$2]);8)" office:value-type="float" office:value="1" calcext:value-type="float">
            <text:p>1</text:p>
          </table:table-cell>
          <table:table-cell table:formula="of:=((([.$A97]-[.D$2])&gt;0)*([.$A97]-[.D$2]))*[.$A$2]+((([.$B97]-[.D$2])&gt;0)*([.$B97]-[.D$2]))*[.$B$2]+[.$C97]*[.$C$2]" office:value-type="float" office:value="64" calcext:value-type="float">
            <text:p>64</text:p>
          </table:table-cell>
          <table:table-cell table:formula="of:=((([.$A97]-[.E$2])&gt;0)*([.$A97]-[.E$2]))*[.$A$2]+((([.$B97]-[.E$2])&gt;0)*([.$B97]-[.E$2]))*[.$B$2]+[.$C97]*[.$C$2]" office:value-type="float" office:value="64" calcext:value-type="float">
            <text:p>64</text:p>
          </table:table-cell>
          <table:table-cell table:formula="of:=((([.$A97]-[.F$2])&gt;0)*([.$A97]-[.F$2]))*[.$A$2]+((([.$B97]-[.F$2])&gt;0)*([.$B97]-[.F$2]))*[.$B$2]+[.$C97]*[.$C$2]" office:value-type="float" office:value="64" calcext:value-type="float">
            <text:p>64</text:p>
          </table:table-cell>
          <table:table-cell table:formula="of:=((([.$A97]-[.G$2])&gt;0)*([.$A97]-[.G$2]))*[.$A$2]+((([.$B97]-[.G$2])&gt;0)*([.$B97]-[.G$2]))*[.$B$2]+[.$C97]*[.$C$2]" office:value-type="float" office:value="65" calcext:value-type="float">
            <text:p>65</text:p>
          </table:table-cell>
          <table:table-cell table:formula="of:=((([.$A97]-[.H$2])&gt;0)*([.$A97]-[.H$2]))*[.$A$2]+((([.$B97]-[.H$2])&gt;0)*([.$B97]-[.H$2]))*[.$B$2]+[.$C97]*[.$C$2]" office:value-type="float" office:value="66" calcext:value-type="float">
            <text:p>66</text:p>
          </table:table-cell>
          <table:table-cell table:formula="of:=((([.$A97]-[.I$2])&gt;0)*([.$A97]-[.I$2]))*[.$A$2]+((([.$B97]-[.I$2])&gt;0)*([.$B97]-[.I$2]))*[.$B$2]+[.$C97]*[.$C$2]" office:value-type="float" office:value="75" calcext:value-type="float">
            <text:p>75</text:p>
          </table:table-cell>
          <table:table-cell table:formula="of:=((([.$A97]-[.J$2])&gt;0)*([.$A97]-[.J$2]))*[.$A$2]+((([.$B97]-[.J$2])&gt;0)*([.$B97]-[.J$2]))*[.$B$2]+[.$C97]*[.$C$2]" office:value-type="float" office:value="84" calcext:value-type="float">
            <text:p>84</text:p>
          </table:table-cell>
          <table:table-cell table:formula="of:=((([.$A97]-[.K$2])&gt;0)*([.$A97]-[.K$2]))*[.$A$2]+((([.$B97]-[.K$2])&gt;0)*([.$B97]-[.K$2]))*[.$B$2]+[.$C97]*[.$C$2]" office:value-type="float" office:value="93" calcext:value-type="float">
            <text:p>93</text:p>
          </table:table-cell>
          <table:table-cell table:formula="of:=&quot;#&quot;&amp;DEC2HEX([.D97];2)&amp;REPT(&quot;,&quot;;[.M97]&lt;&gt;&quot;&quot;)" office:value-type="string" office:string-value="#40," calcext:value-type="string">
            <text:p>#40,</text:p>
          </table:table-cell>
          <table:table-cell table:formula="of:=&quot;#&quot;&amp;DEC2HEX([.E97];2)&amp;REPT(&quot;,&quot;;[.N97]&lt;&gt;&quot;&quot;)" office:value-type="string" office:string-value="#40," calcext:value-type="string">
            <text:p>#40,</text:p>
          </table:table-cell>
          <table:table-cell table:formula="of:=&quot;#&quot;&amp;DEC2HEX([.F97];2)&amp;REPT(&quot;,&quot;;[.O97]&lt;&gt;&quot;&quot;)" office:value-type="string" office:string-value="#40," calcext:value-type="string">
            <text:p>#40,</text:p>
          </table:table-cell>
          <table:table-cell table:formula="of:=&quot;#&quot;&amp;DEC2HEX([.G97];2)&amp;REPT(&quot;,&quot;;[.P97]&lt;&gt;&quot;&quot;)" office:value-type="string" office:string-value="#41," calcext:value-type="string">
            <text:p>#41,</text:p>
          </table:table-cell>
          <table:table-cell table:formula="of:=&quot;#&quot;&amp;DEC2HEX([.H97];2)&amp;REPT(&quot;,&quot;;[.Q97]&lt;&gt;&quot;&quot;)" office:value-type="string" office:string-value="#42," calcext:value-type="string">
            <text:p>#42,</text:p>
          </table:table-cell>
          <table:table-cell table:formula="of:=&quot;#&quot;&amp;DEC2HEX([.I97];2)&amp;REPT(&quot;,&quot;;[.R97]&lt;&gt;&quot;&quot;)" office:value-type="string" office:string-value="#4B," calcext:value-type="string">
            <text:p>#4B,</text:p>
          </table:table-cell>
          <table:table-cell table:formula="of:=&quot;#&quot;&amp;DEC2HEX([.J97];2)&amp;REPT(&quot;,&quot;;[.S97]&lt;&gt;&quot;&quot;)" office:value-type="string" office:string-value="#54," calcext:value-type="string">
            <text:p>#54,</text:p>
          </table:table-cell>
          <table:table-cell table:formula="of:=&quot;#&quot;&amp;DEC2HEX([.K97];2)&amp;REPT(&quot;,&quot;;[.T97]&lt;&gt;&quot;&quot;)" office:value-type="string" office:string-value="#5D" calcext:value-type="string">
            <text:p>#5D</text:p>
          </table:table-cell>
        </table:table-row>
        <table:table-row table:style-name="ro1">
          <table:table-cell table:formula="of:=MOD(INT((ROW([.A98])-[.$A$1])/[.A$2]);8)" office:value-type="float" office:value="6" calcext:value-type="float">
            <text:p>6</text:p>
          </table:table-cell>
          <table:table-cell table:formula="of:=MOD(INT((ROW([.B98])-[.$A$1])/[.B$2]);8)" office:value-type="float" office:value="3" calcext:value-type="float">
            <text:p>3</text:p>
          </table:table-cell>
          <table:table-cell table:formula="of:=MOD(INT((ROW([.C98])-[.$A$1])/[.C$2]);8)" office:value-type="float" office:value="1" calcext:value-type="float">
            <text:p>1</text:p>
          </table:table-cell>
          <table:table-cell table:formula="of:=((([.$A98]-[.D$2])&gt;0)*([.$A98]-[.D$2]))*[.$A$2]+((([.$B98]-[.D$2])&gt;0)*([.$B98]-[.D$2]))*[.$B$2]+[.$C98]*[.$C$2]" office:value-type="float" office:value="64" calcext:value-type="float">
            <text:p>64</text:p>
          </table:table-cell>
          <table:table-cell table:formula="of:=((([.$A98]-[.E$2])&gt;0)*([.$A98]-[.E$2]))*[.$A$2]+((([.$B98]-[.E$2])&gt;0)*([.$B98]-[.E$2]))*[.$B$2]+[.$C98]*[.$C$2]" office:value-type="float" office:value="64" calcext:value-type="float">
            <text:p>64</text:p>
          </table:table-cell>
          <table:table-cell table:formula="of:=((([.$A98]-[.F$2])&gt;0)*([.$A98]-[.F$2]))*[.$A$2]+((([.$B98]-[.F$2])&gt;0)*([.$B98]-[.F$2]))*[.$B$2]+[.$C98]*[.$C$2]" office:value-type="float" office:value="65" calcext:value-type="float">
            <text:p>65</text:p>
          </table:table-cell>
          <table:table-cell table:formula="of:=((([.$A98]-[.G$2])&gt;0)*([.$A98]-[.G$2]))*[.$A$2]+((([.$B98]-[.G$2])&gt;0)*([.$B98]-[.G$2]))*[.$B$2]+[.$C98]*[.$C$2]" office:value-type="float" office:value="66" calcext:value-type="float">
            <text:p>66</text:p>
          </table:table-cell>
          <table:table-cell table:formula="of:=((([.$A98]-[.H$2])&gt;0)*([.$A98]-[.H$2]))*[.$A$2]+((([.$B98]-[.H$2])&gt;0)*([.$B98]-[.H$2]))*[.$B$2]+[.$C98]*[.$C$2]" office:value-type="float" office:value="67" calcext:value-type="float">
            <text:p>67</text:p>
          </table:table-cell>
          <table:table-cell table:formula="of:=((([.$A98]-[.I$2])&gt;0)*([.$A98]-[.I$2]))*[.$A$2]+((([.$B98]-[.I$2])&gt;0)*([.$B98]-[.I$2]))*[.$B$2]+[.$C98]*[.$C$2]" office:value-type="float" office:value="76" calcext:value-type="float">
            <text:p>76</text:p>
          </table:table-cell>
          <table:table-cell table:formula="of:=((([.$A98]-[.J$2])&gt;0)*([.$A98]-[.J$2]))*[.$A$2]+((([.$B98]-[.J$2])&gt;0)*([.$B98]-[.J$2]))*[.$B$2]+[.$C98]*[.$C$2]" office:value-type="float" office:value="85" calcext:value-type="float">
            <text:p>85</text:p>
          </table:table-cell>
          <table:table-cell table:formula="of:=((([.$A98]-[.K$2])&gt;0)*([.$A98]-[.K$2]))*[.$A$2]+((([.$B98]-[.K$2])&gt;0)*([.$B98]-[.K$2]))*[.$B$2]+[.$C98]*[.$C$2]" office:value-type="float" office:value="94" calcext:value-type="float">
            <text:p>94</text:p>
          </table:table-cell>
          <table:table-cell table:formula="of:=&quot;#&quot;&amp;DEC2HEX([.D98];2)&amp;REPT(&quot;,&quot;;[.M98]&lt;&gt;&quot;&quot;)" office:value-type="string" office:string-value="#40," calcext:value-type="string">
            <text:p>#40,</text:p>
          </table:table-cell>
          <table:table-cell table:formula="of:=&quot;#&quot;&amp;DEC2HEX([.E98];2)&amp;REPT(&quot;,&quot;;[.N98]&lt;&gt;&quot;&quot;)" office:value-type="string" office:string-value="#40," calcext:value-type="string">
            <text:p>#40,</text:p>
          </table:table-cell>
          <table:table-cell table:formula="of:=&quot;#&quot;&amp;DEC2HEX([.F98];2)&amp;REPT(&quot;,&quot;;[.O98]&lt;&gt;&quot;&quot;)" office:value-type="string" office:string-value="#41," calcext:value-type="string">
            <text:p>#41,</text:p>
          </table:table-cell>
          <table:table-cell table:formula="of:=&quot;#&quot;&amp;DEC2HEX([.G98];2)&amp;REPT(&quot;,&quot;;[.P98]&lt;&gt;&quot;&quot;)" office:value-type="string" office:string-value="#42," calcext:value-type="string">
            <text:p>#42,</text:p>
          </table:table-cell>
          <table:table-cell table:formula="of:=&quot;#&quot;&amp;DEC2HEX([.H98];2)&amp;REPT(&quot;,&quot;;[.Q98]&lt;&gt;&quot;&quot;)" office:value-type="string" office:string-value="#43," calcext:value-type="string">
            <text:p>#43,</text:p>
          </table:table-cell>
          <table:table-cell table:formula="of:=&quot;#&quot;&amp;DEC2HEX([.I98];2)&amp;REPT(&quot;,&quot;;[.R98]&lt;&gt;&quot;&quot;)" office:value-type="string" office:string-value="#4C," calcext:value-type="string">
            <text:p>#4C,</text:p>
          </table:table-cell>
          <table:table-cell table:formula="of:=&quot;#&quot;&amp;DEC2HEX([.J98];2)&amp;REPT(&quot;,&quot;;[.S98]&lt;&gt;&quot;&quot;)" office:value-type="string" office:string-value="#55," calcext:value-type="string">
            <text:p>#55,</text:p>
          </table:table-cell>
          <table:table-cell table:formula="of:=&quot;#&quot;&amp;DEC2HEX([.K98];2)&amp;REPT(&quot;,&quot;;[.T98]&lt;&gt;&quot;&quot;)" office:value-type="string" office:string-value="#5E" calcext:value-type="string">
            <text:p>#5E</text:p>
          </table:table-cell>
        </table:table-row>
        <table:table-row table:style-name="ro1">
          <table:table-cell table:formula="of:=MOD(INT((ROW([.A99])-[.$A$1])/[.A$2]);8)" office:value-type="float" office:value="7" calcext:value-type="float">
            <text:p>7</text:p>
          </table:table-cell>
          <table:table-cell table:formula="of:=MOD(INT((ROW([.B99])-[.$A$1])/[.B$2]);8)" office:value-type="float" office:value="3" calcext:value-type="float">
            <text:p>3</text:p>
          </table:table-cell>
          <table:table-cell table:formula="of:=MOD(INT((ROW([.C99])-[.$A$1])/[.C$2]);8)" office:value-type="float" office:value="1" calcext:value-type="float">
            <text:p>1</text:p>
          </table:table-cell>
          <table:table-cell table:formula="of:=((([.$A99]-[.D$2])&gt;0)*([.$A99]-[.D$2]))*[.$A$2]+((([.$B99]-[.D$2])&gt;0)*([.$B99]-[.D$2]))*[.$B$2]+[.$C99]*[.$C$2]" office:value-type="float" office:value="64" calcext:value-type="float">
            <text:p>64</text:p>
          </table:table-cell>
          <table:table-cell table:formula="of:=((([.$A99]-[.E$2])&gt;0)*([.$A99]-[.E$2]))*[.$A$2]+((([.$B99]-[.E$2])&gt;0)*([.$B99]-[.E$2]))*[.$B$2]+[.$C99]*[.$C$2]" office:value-type="float" office:value="65" calcext:value-type="float">
            <text:p>65</text:p>
          </table:table-cell>
          <table:table-cell table:formula="of:=((([.$A99]-[.F$2])&gt;0)*([.$A99]-[.F$2]))*[.$A$2]+((([.$B99]-[.F$2])&gt;0)*([.$B99]-[.F$2]))*[.$B$2]+[.$C99]*[.$C$2]" office:value-type="float" office:value="66" calcext:value-type="float">
            <text:p>66</text:p>
          </table:table-cell>
          <table:table-cell table:formula="of:=((([.$A99]-[.G$2])&gt;0)*([.$A99]-[.G$2]))*[.$A$2]+((([.$B99]-[.G$2])&gt;0)*([.$B99]-[.G$2]))*[.$B$2]+[.$C99]*[.$C$2]" office:value-type="float" office:value="67" calcext:value-type="float">
            <text:p>67</text:p>
          </table:table-cell>
          <table:table-cell table:formula="of:=((([.$A99]-[.H$2])&gt;0)*([.$A99]-[.H$2]))*[.$A$2]+((([.$B99]-[.H$2])&gt;0)*([.$B99]-[.H$2]))*[.$B$2]+[.$C99]*[.$C$2]" office:value-type="float" office:value="68" calcext:value-type="float">
            <text:p>68</text:p>
          </table:table-cell>
          <table:table-cell table:formula="of:=((([.$A99]-[.I$2])&gt;0)*([.$A99]-[.I$2]))*[.$A$2]+((([.$B99]-[.I$2])&gt;0)*([.$B99]-[.I$2]))*[.$B$2]+[.$C99]*[.$C$2]" office:value-type="float" office:value="77" calcext:value-type="float">
            <text:p>77</text:p>
          </table:table-cell>
          <table:table-cell table:formula="of:=((([.$A99]-[.J$2])&gt;0)*([.$A99]-[.J$2]))*[.$A$2]+((([.$B99]-[.J$2])&gt;0)*([.$B99]-[.J$2]))*[.$B$2]+[.$C99]*[.$C$2]" office:value-type="float" office:value="86" calcext:value-type="float">
            <text:p>86</text:p>
          </table:table-cell>
          <table:table-cell table:formula="of:=((([.$A99]-[.K$2])&gt;0)*([.$A99]-[.K$2]))*[.$A$2]+((([.$B99]-[.K$2])&gt;0)*([.$B99]-[.K$2]))*[.$B$2]+[.$C99]*[.$C$2]" office:value-type="float" office:value="95" calcext:value-type="float">
            <text:p>95</text:p>
          </table:table-cell>
          <table:table-cell table:formula="of:=&quot;#&quot;&amp;DEC2HEX([.D99];2)&amp;REPT(&quot;,&quot;;[.M99]&lt;&gt;&quot;&quot;)" office:value-type="string" office:string-value="#40," calcext:value-type="string">
            <text:p>#40,</text:p>
          </table:table-cell>
          <table:table-cell table:formula="of:=&quot;#&quot;&amp;DEC2HEX([.E99];2)&amp;REPT(&quot;,&quot;;[.N99]&lt;&gt;&quot;&quot;)" office:value-type="string" office:string-value="#41," calcext:value-type="string">
            <text:p>#41,</text:p>
          </table:table-cell>
          <table:table-cell table:formula="of:=&quot;#&quot;&amp;DEC2HEX([.F99];2)&amp;REPT(&quot;,&quot;;[.O99]&lt;&gt;&quot;&quot;)" office:value-type="string" office:string-value="#42," calcext:value-type="string">
            <text:p>#42,</text:p>
          </table:table-cell>
          <table:table-cell table:formula="of:=&quot;#&quot;&amp;DEC2HEX([.G99];2)&amp;REPT(&quot;,&quot;;[.P99]&lt;&gt;&quot;&quot;)" office:value-type="string" office:string-value="#43," calcext:value-type="string">
            <text:p>#43,</text:p>
          </table:table-cell>
          <table:table-cell table:formula="of:=&quot;#&quot;&amp;DEC2HEX([.H99];2)&amp;REPT(&quot;,&quot;;[.Q99]&lt;&gt;&quot;&quot;)" office:value-type="string" office:string-value="#44," calcext:value-type="string">
            <text:p>#44,</text:p>
          </table:table-cell>
          <table:table-cell table:formula="of:=&quot;#&quot;&amp;DEC2HEX([.I99];2)&amp;REPT(&quot;,&quot;;[.R99]&lt;&gt;&quot;&quot;)" office:value-type="string" office:string-value="#4D," calcext:value-type="string">
            <text:p>#4D,</text:p>
          </table:table-cell>
          <table:table-cell table:formula="of:=&quot;#&quot;&amp;DEC2HEX([.J99];2)&amp;REPT(&quot;,&quot;;[.S99]&lt;&gt;&quot;&quot;)" office:value-type="string" office:string-value="#56," calcext:value-type="string">
            <text:p>#56,</text:p>
          </table:table-cell>
          <table:table-cell table:formula="of:=&quot;#&quot;&amp;DEC2HEX([.K99];2)&amp;REPT(&quot;,&quot;;[.T99]&lt;&gt;&quot;&quot;)" office:value-type="string" office:string-value="#5F" calcext:value-type="string">
            <text:p>#5F</text:p>
          </table:table-cell>
        </table:table-row>
        <table:table-row table:style-name="ro1">
          <table:table-cell table:formula="of:=MOD(INT((ROW([.A100])-[.$A$1])/[.A$2]);8)" office:value-type="float" office:value="0" calcext:value-type="float">
            <text:p>0</text:p>
          </table:table-cell>
          <table:table-cell table:formula="of:=MOD(INT((ROW([.B100])-[.$A$1])/[.B$2]);8)" office:value-type="float" office:value="4" calcext:value-type="float">
            <text:p>4</text:p>
          </table:table-cell>
          <table:table-cell table:formula="of:=MOD(INT((ROW([.C100])-[.$A$1])/[.C$2]);8)" office:value-type="float" office:value="1" calcext:value-type="float">
            <text:p>1</text:p>
          </table:table-cell>
          <table:table-cell table:formula="of:=((([.$A100]-[.D$2])&gt;0)*([.$A100]-[.D$2]))*[.$A$2]+((([.$B100]-[.D$2])&gt;0)*([.$B100]-[.D$2]))*[.$B$2]+[.$C100]*[.$C$2]" office:value-type="float" office:value="64" calcext:value-type="float">
            <text:p>64</text:p>
          </table:table-cell>
          <table:table-cell table:formula="of:=((([.$A100]-[.E$2])&gt;0)*([.$A100]-[.E$2]))*[.$A$2]+((([.$B100]-[.E$2])&gt;0)*([.$B100]-[.E$2]))*[.$B$2]+[.$C100]*[.$C$2]" office:value-type="float" office:value="64" calcext:value-type="float">
            <text:p>64</text:p>
          </table:table-cell>
          <table:table-cell table:formula="of:=((([.$A100]-[.F$2])&gt;0)*([.$A100]-[.F$2]))*[.$A$2]+((([.$B100]-[.F$2])&gt;0)*([.$B100]-[.F$2]))*[.$B$2]+[.$C100]*[.$C$2]" office:value-type="float" office:value="64" calcext:value-type="float">
            <text:p>64</text:p>
          </table:table-cell>
          <table:table-cell table:formula="of:=((([.$A100]-[.G$2])&gt;0)*([.$A100]-[.G$2]))*[.$A$2]+((([.$B100]-[.G$2])&gt;0)*([.$B100]-[.G$2]))*[.$B$2]+[.$C100]*[.$C$2]" office:value-type="float" office:value="64" calcext:value-type="float">
            <text:p>64</text:p>
          </table:table-cell>
          <table:table-cell table:formula="of:=((([.$A100]-[.H$2])&gt;0)*([.$A100]-[.H$2]))*[.$A$2]+((([.$B100]-[.H$2])&gt;0)*([.$B100]-[.H$2]))*[.$B$2]+[.$C100]*[.$C$2]" office:value-type="float" office:value="72" calcext:value-type="float">
            <text:p>72</text:p>
          </table:table-cell>
          <table:table-cell table:formula="of:=((([.$A100]-[.I$2])&gt;0)*([.$A100]-[.I$2]))*[.$A$2]+((([.$B100]-[.I$2])&gt;0)*([.$B100]-[.I$2]))*[.$B$2]+[.$C100]*[.$C$2]" office:value-type="float" office:value="80" calcext:value-type="float">
            <text:p>80</text:p>
          </table:table-cell>
          <table:table-cell table:formula="of:=((([.$A100]-[.J$2])&gt;0)*([.$A100]-[.J$2]))*[.$A$2]+((([.$B100]-[.J$2])&gt;0)*([.$B100]-[.J$2]))*[.$B$2]+[.$C100]*[.$C$2]" office:value-type="float" office:value="88" calcext:value-type="float">
            <text:p>88</text:p>
          </table:table-cell>
          <table:table-cell table:formula="of:=((([.$A100]-[.K$2])&gt;0)*([.$A100]-[.K$2]))*[.$A$2]+((([.$B100]-[.K$2])&gt;0)*([.$B100]-[.K$2]))*[.$B$2]+[.$C100]*[.$C$2]" office:value-type="float" office:value="96" calcext:value-type="float">
            <text:p>96</text:p>
          </table:table-cell>
          <table:table-cell table:formula="of:=&quot;#&quot;&amp;DEC2HEX([.D100];2)&amp;REPT(&quot;,&quot;;[.M100]&lt;&gt;&quot;&quot;)" office:value-type="string" office:string-value="#40," calcext:value-type="string">
            <text:p>#40,</text:p>
          </table:table-cell>
          <table:table-cell table:formula="of:=&quot;#&quot;&amp;DEC2HEX([.E100];2)&amp;REPT(&quot;,&quot;;[.N100]&lt;&gt;&quot;&quot;)" office:value-type="string" office:string-value="#40," calcext:value-type="string">
            <text:p>#40,</text:p>
          </table:table-cell>
          <table:table-cell table:formula="of:=&quot;#&quot;&amp;DEC2HEX([.F100];2)&amp;REPT(&quot;,&quot;;[.O100]&lt;&gt;&quot;&quot;)" office:value-type="string" office:string-value="#40," calcext:value-type="string">
            <text:p>#40,</text:p>
          </table:table-cell>
          <table:table-cell table:formula="of:=&quot;#&quot;&amp;DEC2HEX([.G100];2)&amp;REPT(&quot;,&quot;;[.P100]&lt;&gt;&quot;&quot;)" office:value-type="string" office:string-value="#40," calcext:value-type="string">
            <text:p>#40,</text:p>
          </table:table-cell>
          <table:table-cell table:formula="of:=&quot;#&quot;&amp;DEC2HEX([.H100];2)&amp;REPT(&quot;,&quot;;[.Q100]&lt;&gt;&quot;&quot;)" office:value-type="string" office:string-value="#48," calcext:value-type="string">
            <text:p>#48,</text:p>
          </table:table-cell>
          <table:table-cell table:formula="of:=&quot;#&quot;&amp;DEC2HEX([.I100];2)&amp;REPT(&quot;,&quot;;[.R100]&lt;&gt;&quot;&quot;)" office:value-type="string" office:string-value="#50," calcext:value-type="string">
            <text:p>#50,</text:p>
          </table:table-cell>
          <table:table-cell table:formula="of:=&quot;#&quot;&amp;DEC2HEX([.J100];2)&amp;REPT(&quot;,&quot;;[.S100]&lt;&gt;&quot;&quot;)" office:value-type="string" office:string-value="#58," calcext:value-type="string">
            <text:p>#58,</text:p>
          </table:table-cell>
          <table:table-cell table:formula="of:=&quot;#&quot;&amp;DEC2HEX([.K100];2)&amp;REPT(&quot;,&quot;;[.T100]&lt;&gt;&quot;&quot;)" office:value-type="string" office:string-value="#60" calcext:value-type="string">
            <text:p>#60</text:p>
          </table:table-cell>
        </table:table-row>
        <table:table-row table:style-name="ro1">
          <table:table-cell table:formula="of:=MOD(INT((ROW([.A101])-[.$A$1])/[.A$2]);8)" office:value-type="float" office:value="1" calcext:value-type="float">
            <text:p>1</text:p>
          </table:table-cell>
          <table:table-cell table:formula="of:=MOD(INT((ROW([.B101])-[.$A$1])/[.B$2]);8)" office:value-type="float" office:value="4" calcext:value-type="float">
            <text:p>4</text:p>
          </table:table-cell>
          <table:table-cell table:formula="of:=MOD(INT((ROW([.C101])-[.$A$1])/[.C$2]);8)" office:value-type="float" office:value="1" calcext:value-type="float">
            <text:p>1</text:p>
          </table:table-cell>
          <table:table-cell table:formula="of:=((([.$A101]-[.D$2])&gt;0)*([.$A101]-[.D$2]))*[.$A$2]+((([.$B101]-[.D$2])&gt;0)*([.$B101]-[.D$2]))*[.$B$2]+[.$C101]*[.$C$2]" office:value-type="float" office:value="64" calcext:value-type="float">
            <text:p>64</text:p>
          </table:table-cell>
          <table:table-cell table:formula="of:=((([.$A101]-[.E$2])&gt;0)*([.$A101]-[.E$2]))*[.$A$2]+((([.$B101]-[.E$2])&gt;0)*([.$B101]-[.E$2]))*[.$B$2]+[.$C101]*[.$C$2]" office:value-type="float" office:value="64" calcext:value-type="float">
            <text:p>64</text:p>
          </table:table-cell>
          <table:table-cell table:formula="of:=((([.$A101]-[.F$2])&gt;0)*([.$A101]-[.F$2]))*[.$A$2]+((([.$B101]-[.F$2])&gt;0)*([.$B101]-[.F$2]))*[.$B$2]+[.$C101]*[.$C$2]" office:value-type="float" office:value="64" calcext:value-type="float">
            <text:p>64</text:p>
          </table:table-cell>
          <table:table-cell table:formula="of:=((([.$A101]-[.G$2])&gt;0)*([.$A101]-[.G$2]))*[.$A$2]+((([.$B101]-[.G$2])&gt;0)*([.$B101]-[.G$2]))*[.$B$2]+[.$C101]*[.$C$2]" office:value-type="float" office:value="64" calcext:value-type="float">
            <text:p>64</text:p>
          </table:table-cell>
          <table:table-cell table:formula="of:=((([.$A101]-[.H$2])&gt;0)*([.$A101]-[.H$2]))*[.$A$2]+((([.$B101]-[.H$2])&gt;0)*([.$B101]-[.H$2]))*[.$B$2]+[.$C101]*[.$C$2]" office:value-type="float" office:value="72" calcext:value-type="float">
            <text:p>72</text:p>
          </table:table-cell>
          <table:table-cell table:formula="of:=((([.$A101]-[.I$2])&gt;0)*([.$A101]-[.I$2]))*[.$A$2]+((([.$B101]-[.I$2])&gt;0)*([.$B101]-[.I$2]))*[.$B$2]+[.$C101]*[.$C$2]" office:value-type="float" office:value="80" calcext:value-type="float">
            <text:p>80</text:p>
          </table:table-cell>
          <table:table-cell table:formula="of:=((([.$A101]-[.J$2])&gt;0)*([.$A101]-[.J$2]))*[.$A$2]+((([.$B101]-[.J$2])&gt;0)*([.$B101]-[.J$2]))*[.$B$2]+[.$C101]*[.$C$2]" office:value-type="float" office:value="88" calcext:value-type="float">
            <text:p>88</text:p>
          </table:table-cell>
          <table:table-cell table:formula="of:=((([.$A101]-[.K$2])&gt;0)*([.$A101]-[.K$2]))*[.$A$2]+((([.$B101]-[.K$2])&gt;0)*([.$B101]-[.K$2]))*[.$B$2]+[.$C101]*[.$C$2]" office:value-type="float" office:value="97" calcext:value-type="float">
            <text:p>97</text:p>
          </table:table-cell>
          <table:table-cell table:formula="of:=&quot;#&quot;&amp;DEC2HEX([.D101];2)&amp;REPT(&quot;,&quot;;[.M101]&lt;&gt;&quot;&quot;)" office:value-type="string" office:string-value="#40," calcext:value-type="string">
            <text:p>#40,</text:p>
          </table:table-cell>
          <table:table-cell table:formula="of:=&quot;#&quot;&amp;DEC2HEX([.E101];2)&amp;REPT(&quot;,&quot;;[.N101]&lt;&gt;&quot;&quot;)" office:value-type="string" office:string-value="#40," calcext:value-type="string">
            <text:p>#40,</text:p>
          </table:table-cell>
          <table:table-cell table:formula="of:=&quot;#&quot;&amp;DEC2HEX([.F101];2)&amp;REPT(&quot;,&quot;;[.O101]&lt;&gt;&quot;&quot;)" office:value-type="string" office:string-value="#40," calcext:value-type="string">
            <text:p>#40,</text:p>
          </table:table-cell>
          <table:table-cell table:formula="of:=&quot;#&quot;&amp;DEC2HEX([.G101];2)&amp;REPT(&quot;,&quot;;[.P101]&lt;&gt;&quot;&quot;)" office:value-type="string" office:string-value="#40," calcext:value-type="string">
            <text:p>#40,</text:p>
          </table:table-cell>
          <table:table-cell table:formula="of:=&quot;#&quot;&amp;DEC2HEX([.H101];2)&amp;REPT(&quot;,&quot;;[.Q101]&lt;&gt;&quot;&quot;)" office:value-type="string" office:string-value="#48," calcext:value-type="string">
            <text:p>#48,</text:p>
          </table:table-cell>
          <table:table-cell table:formula="of:=&quot;#&quot;&amp;DEC2HEX([.I101];2)&amp;REPT(&quot;,&quot;;[.R101]&lt;&gt;&quot;&quot;)" office:value-type="string" office:string-value="#50," calcext:value-type="string">
            <text:p>#50,</text:p>
          </table:table-cell>
          <table:table-cell table:formula="of:=&quot;#&quot;&amp;DEC2HEX([.J101];2)&amp;REPT(&quot;,&quot;;[.S101]&lt;&gt;&quot;&quot;)" office:value-type="string" office:string-value="#58," calcext:value-type="string">
            <text:p>#58,</text:p>
          </table:table-cell>
          <table:table-cell table:formula="of:=&quot;#&quot;&amp;DEC2HEX([.K101];2)&amp;REPT(&quot;,&quot;;[.T101]&lt;&gt;&quot;&quot;)" office:value-type="string" office:string-value="#61" calcext:value-type="string">
            <text:p>#61</text:p>
          </table:table-cell>
        </table:table-row>
        <table:table-row table:style-name="ro1">
          <table:table-cell table:formula="of:=MOD(INT((ROW([.A102])-[.$A$1])/[.A$2]);8)" office:value-type="float" office:value="2" calcext:value-type="float">
            <text:p>2</text:p>
          </table:table-cell>
          <table:table-cell table:formula="of:=MOD(INT((ROW([.B102])-[.$A$1])/[.B$2]);8)" office:value-type="float" office:value="4" calcext:value-type="float">
            <text:p>4</text:p>
          </table:table-cell>
          <table:table-cell table:formula="of:=MOD(INT((ROW([.C102])-[.$A$1])/[.C$2]);8)" office:value-type="float" office:value="1" calcext:value-type="float">
            <text:p>1</text:p>
          </table:table-cell>
          <table:table-cell table:formula="of:=((([.$A102]-[.D$2])&gt;0)*([.$A102]-[.D$2]))*[.$A$2]+((([.$B102]-[.D$2])&gt;0)*([.$B102]-[.D$2]))*[.$B$2]+[.$C102]*[.$C$2]" office:value-type="float" office:value="64" calcext:value-type="float">
            <text:p>64</text:p>
          </table:table-cell>
          <table:table-cell table:formula="of:=((([.$A102]-[.E$2])&gt;0)*([.$A102]-[.E$2]))*[.$A$2]+((([.$B102]-[.E$2])&gt;0)*([.$B102]-[.E$2]))*[.$B$2]+[.$C102]*[.$C$2]" office:value-type="float" office:value="64" calcext:value-type="float">
            <text:p>64</text:p>
          </table:table-cell>
          <table:table-cell table:formula="of:=((([.$A102]-[.F$2])&gt;0)*([.$A102]-[.F$2]))*[.$A$2]+((([.$B102]-[.F$2])&gt;0)*([.$B102]-[.F$2]))*[.$B$2]+[.$C102]*[.$C$2]" office:value-type="float" office:value="64" calcext:value-type="float">
            <text:p>64</text:p>
          </table:table-cell>
          <table:table-cell table:formula="of:=((([.$A102]-[.G$2])&gt;0)*([.$A102]-[.G$2]))*[.$A$2]+((([.$B102]-[.G$2])&gt;0)*([.$B102]-[.G$2]))*[.$B$2]+[.$C102]*[.$C$2]" office:value-type="float" office:value="64" calcext:value-type="float">
            <text:p>64</text:p>
          </table:table-cell>
          <table:table-cell table:formula="of:=((([.$A102]-[.H$2])&gt;0)*([.$A102]-[.H$2]))*[.$A$2]+((([.$B102]-[.H$2])&gt;0)*([.$B102]-[.H$2]))*[.$B$2]+[.$C102]*[.$C$2]" office:value-type="float" office:value="72" calcext:value-type="float">
            <text:p>72</text:p>
          </table:table-cell>
          <table:table-cell table:formula="of:=((([.$A102]-[.I$2])&gt;0)*([.$A102]-[.I$2]))*[.$A$2]+((([.$B102]-[.I$2])&gt;0)*([.$B102]-[.I$2]))*[.$B$2]+[.$C102]*[.$C$2]" office:value-type="float" office:value="80" calcext:value-type="float">
            <text:p>80</text:p>
          </table:table-cell>
          <table:table-cell table:formula="of:=((([.$A102]-[.J$2])&gt;0)*([.$A102]-[.J$2]))*[.$A$2]+((([.$B102]-[.J$2])&gt;0)*([.$B102]-[.J$2]))*[.$B$2]+[.$C102]*[.$C$2]" office:value-type="float" office:value="89" calcext:value-type="float">
            <text:p>89</text:p>
          </table:table-cell>
          <table:table-cell table:formula="of:=((([.$A102]-[.K$2])&gt;0)*([.$A102]-[.K$2]))*[.$A$2]+((([.$B102]-[.K$2])&gt;0)*([.$B102]-[.K$2]))*[.$B$2]+[.$C102]*[.$C$2]" office:value-type="float" office:value="98" calcext:value-type="float">
            <text:p>98</text:p>
          </table:table-cell>
          <table:table-cell table:formula="of:=&quot;#&quot;&amp;DEC2HEX([.D102];2)&amp;REPT(&quot;,&quot;;[.M102]&lt;&gt;&quot;&quot;)" office:value-type="string" office:string-value="#40," calcext:value-type="string">
            <text:p>#40,</text:p>
          </table:table-cell>
          <table:table-cell table:formula="of:=&quot;#&quot;&amp;DEC2HEX([.E102];2)&amp;REPT(&quot;,&quot;;[.N102]&lt;&gt;&quot;&quot;)" office:value-type="string" office:string-value="#40," calcext:value-type="string">
            <text:p>#40,</text:p>
          </table:table-cell>
          <table:table-cell table:formula="of:=&quot;#&quot;&amp;DEC2HEX([.F102];2)&amp;REPT(&quot;,&quot;;[.O102]&lt;&gt;&quot;&quot;)" office:value-type="string" office:string-value="#40," calcext:value-type="string">
            <text:p>#40,</text:p>
          </table:table-cell>
          <table:table-cell table:formula="of:=&quot;#&quot;&amp;DEC2HEX([.G102];2)&amp;REPT(&quot;,&quot;;[.P102]&lt;&gt;&quot;&quot;)" office:value-type="string" office:string-value="#40," calcext:value-type="string">
            <text:p>#40,</text:p>
          </table:table-cell>
          <table:table-cell table:formula="of:=&quot;#&quot;&amp;DEC2HEX([.H102];2)&amp;REPT(&quot;,&quot;;[.Q102]&lt;&gt;&quot;&quot;)" office:value-type="string" office:string-value="#48," calcext:value-type="string">
            <text:p>#48,</text:p>
          </table:table-cell>
          <table:table-cell table:formula="of:=&quot;#&quot;&amp;DEC2HEX([.I102];2)&amp;REPT(&quot;,&quot;;[.R102]&lt;&gt;&quot;&quot;)" office:value-type="string" office:string-value="#50," calcext:value-type="string">
            <text:p>#50,</text:p>
          </table:table-cell>
          <table:table-cell table:formula="of:=&quot;#&quot;&amp;DEC2HEX([.J102];2)&amp;REPT(&quot;,&quot;;[.S102]&lt;&gt;&quot;&quot;)" office:value-type="string" office:string-value="#59," calcext:value-type="string">
            <text:p>#59,</text:p>
          </table:table-cell>
          <table:table-cell table:formula="of:=&quot;#&quot;&amp;DEC2HEX([.K102];2)&amp;REPT(&quot;,&quot;;[.T102]&lt;&gt;&quot;&quot;)" office:value-type="string" office:string-value="#62" calcext:value-type="string">
            <text:p>#62</text:p>
          </table:table-cell>
        </table:table-row>
        <table:table-row table:style-name="ro1">
          <table:table-cell table:formula="of:=MOD(INT((ROW([.A103])-[.$A$1])/[.A$2]);8)" office:value-type="float" office:value="3" calcext:value-type="float">
            <text:p>3</text:p>
          </table:table-cell>
          <table:table-cell table:formula="of:=MOD(INT((ROW([.B103])-[.$A$1])/[.B$2]);8)" office:value-type="float" office:value="4" calcext:value-type="float">
            <text:p>4</text:p>
          </table:table-cell>
          <table:table-cell table:formula="of:=MOD(INT((ROW([.C103])-[.$A$1])/[.C$2]);8)" office:value-type="float" office:value="1" calcext:value-type="float">
            <text:p>1</text:p>
          </table:table-cell>
          <table:table-cell table:formula="of:=((([.$A103]-[.D$2])&gt;0)*([.$A103]-[.D$2]))*[.$A$2]+((([.$B103]-[.D$2])&gt;0)*([.$B103]-[.D$2]))*[.$B$2]+[.$C103]*[.$C$2]" office:value-type="float" office:value="64" calcext:value-type="float">
            <text:p>64</text:p>
          </table:table-cell>
          <table:table-cell table:formula="of:=((([.$A103]-[.E$2])&gt;0)*([.$A103]-[.E$2]))*[.$A$2]+((([.$B103]-[.E$2])&gt;0)*([.$B103]-[.E$2]))*[.$B$2]+[.$C103]*[.$C$2]" office:value-type="float" office:value="64" calcext:value-type="float">
            <text:p>64</text:p>
          </table:table-cell>
          <table:table-cell table:formula="of:=((([.$A103]-[.F$2])&gt;0)*([.$A103]-[.F$2]))*[.$A$2]+((([.$B103]-[.F$2])&gt;0)*([.$B103]-[.F$2]))*[.$B$2]+[.$C103]*[.$C$2]" office:value-type="float" office:value="64" calcext:value-type="float">
            <text:p>64</text:p>
          </table:table-cell>
          <table:table-cell table:formula="of:=((([.$A103]-[.G$2])&gt;0)*([.$A103]-[.G$2]))*[.$A$2]+((([.$B103]-[.G$2])&gt;0)*([.$B103]-[.G$2]))*[.$B$2]+[.$C103]*[.$C$2]" office:value-type="float" office:value="64" calcext:value-type="float">
            <text:p>64</text:p>
          </table:table-cell>
          <table:table-cell table:formula="of:=((([.$A103]-[.H$2])&gt;0)*([.$A103]-[.H$2]))*[.$A$2]+((([.$B103]-[.H$2])&gt;0)*([.$B103]-[.H$2]))*[.$B$2]+[.$C103]*[.$C$2]" office:value-type="float" office:value="72" calcext:value-type="float">
            <text:p>72</text:p>
          </table:table-cell>
          <table:table-cell table:formula="of:=((([.$A103]-[.I$2])&gt;0)*([.$A103]-[.I$2]))*[.$A$2]+((([.$B103]-[.I$2])&gt;0)*([.$B103]-[.I$2]))*[.$B$2]+[.$C103]*[.$C$2]" office:value-type="float" office:value="81" calcext:value-type="float">
            <text:p>81</text:p>
          </table:table-cell>
          <table:table-cell table:formula="of:=((([.$A103]-[.J$2])&gt;0)*([.$A103]-[.J$2]))*[.$A$2]+((([.$B103]-[.J$2])&gt;0)*([.$B103]-[.J$2]))*[.$B$2]+[.$C103]*[.$C$2]" office:value-type="float" office:value="90" calcext:value-type="float">
            <text:p>90</text:p>
          </table:table-cell>
          <table:table-cell table:formula="of:=((([.$A103]-[.K$2])&gt;0)*([.$A103]-[.K$2]))*[.$A$2]+((([.$B103]-[.K$2])&gt;0)*([.$B103]-[.K$2]))*[.$B$2]+[.$C103]*[.$C$2]" office:value-type="float" office:value="99" calcext:value-type="float">
            <text:p>99</text:p>
          </table:table-cell>
          <table:table-cell table:formula="of:=&quot;#&quot;&amp;DEC2HEX([.D103];2)&amp;REPT(&quot;,&quot;;[.M103]&lt;&gt;&quot;&quot;)" office:value-type="string" office:string-value="#40," calcext:value-type="string">
            <text:p>#40,</text:p>
          </table:table-cell>
          <table:table-cell table:formula="of:=&quot;#&quot;&amp;DEC2HEX([.E103];2)&amp;REPT(&quot;,&quot;;[.N103]&lt;&gt;&quot;&quot;)" office:value-type="string" office:string-value="#40," calcext:value-type="string">
            <text:p>#40,</text:p>
          </table:table-cell>
          <table:table-cell table:formula="of:=&quot;#&quot;&amp;DEC2HEX([.F103];2)&amp;REPT(&quot;,&quot;;[.O103]&lt;&gt;&quot;&quot;)" office:value-type="string" office:string-value="#40," calcext:value-type="string">
            <text:p>#40,</text:p>
          </table:table-cell>
          <table:table-cell table:formula="of:=&quot;#&quot;&amp;DEC2HEX([.G103];2)&amp;REPT(&quot;,&quot;;[.P103]&lt;&gt;&quot;&quot;)" office:value-type="string" office:string-value="#40," calcext:value-type="string">
            <text:p>#40,</text:p>
          </table:table-cell>
          <table:table-cell table:formula="of:=&quot;#&quot;&amp;DEC2HEX([.H103];2)&amp;REPT(&quot;,&quot;;[.Q103]&lt;&gt;&quot;&quot;)" office:value-type="string" office:string-value="#48," calcext:value-type="string">
            <text:p>#48,</text:p>
          </table:table-cell>
          <table:table-cell table:formula="of:=&quot;#&quot;&amp;DEC2HEX([.I103];2)&amp;REPT(&quot;,&quot;;[.R103]&lt;&gt;&quot;&quot;)" office:value-type="string" office:string-value="#51," calcext:value-type="string">
            <text:p>#51,</text:p>
          </table:table-cell>
          <table:table-cell table:formula="of:=&quot;#&quot;&amp;DEC2HEX([.J103];2)&amp;REPT(&quot;,&quot;;[.S103]&lt;&gt;&quot;&quot;)" office:value-type="string" office:string-value="#5A," calcext:value-type="string">
            <text:p>#5A,</text:p>
          </table:table-cell>
          <table:table-cell table:formula="of:=&quot;#&quot;&amp;DEC2HEX([.K103];2)&amp;REPT(&quot;,&quot;;[.T103]&lt;&gt;&quot;&quot;)" office:value-type="string" office:string-value="#63" calcext:value-type="string">
            <text:p>#63</text:p>
          </table:table-cell>
        </table:table-row>
        <table:table-row table:style-name="ro1">
          <table:table-cell table:formula="of:=MOD(INT((ROW([.A104])-[.$A$1])/[.A$2]);8)" office:value-type="float" office:value="4" calcext:value-type="float">
            <text:p>4</text:p>
          </table:table-cell>
          <table:table-cell table:formula="of:=MOD(INT((ROW([.B104])-[.$A$1])/[.B$2]);8)" office:value-type="float" office:value="4" calcext:value-type="float">
            <text:p>4</text:p>
          </table:table-cell>
          <table:table-cell table:formula="of:=MOD(INT((ROW([.C104])-[.$A$1])/[.C$2]);8)" office:value-type="float" office:value="1" calcext:value-type="float">
            <text:p>1</text:p>
          </table:table-cell>
          <table:table-cell table:formula="of:=((([.$A104]-[.D$2])&gt;0)*([.$A104]-[.D$2]))*[.$A$2]+((([.$B104]-[.D$2])&gt;0)*([.$B104]-[.D$2]))*[.$B$2]+[.$C104]*[.$C$2]" office:value-type="float" office:value="64" calcext:value-type="float">
            <text:p>64</text:p>
          </table:table-cell>
          <table:table-cell table:formula="of:=((([.$A104]-[.E$2])&gt;0)*([.$A104]-[.E$2]))*[.$A$2]+((([.$B104]-[.E$2])&gt;0)*([.$B104]-[.E$2]))*[.$B$2]+[.$C104]*[.$C$2]" office:value-type="float" office:value="64" calcext:value-type="float">
            <text:p>64</text:p>
          </table:table-cell>
          <table:table-cell table:formula="of:=((([.$A104]-[.F$2])&gt;0)*([.$A104]-[.F$2]))*[.$A$2]+((([.$B104]-[.F$2])&gt;0)*([.$B104]-[.F$2]))*[.$B$2]+[.$C104]*[.$C$2]" office:value-type="float" office:value="64" calcext:value-type="float">
            <text:p>64</text:p>
          </table:table-cell>
          <table:table-cell table:formula="of:=((([.$A104]-[.G$2])&gt;0)*([.$A104]-[.G$2]))*[.$A$2]+((([.$B104]-[.G$2])&gt;0)*([.$B104]-[.G$2]))*[.$B$2]+[.$C104]*[.$C$2]" office:value-type="float" office:value="64" calcext:value-type="float">
            <text:p>64</text:p>
          </table:table-cell>
          <table:table-cell table:formula="of:=((([.$A104]-[.H$2])&gt;0)*([.$A104]-[.H$2]))*[.$A$2]+((([.$B104]-[.H$2])&gt;0)*([.$B104]-[.H$2]))*[.$B$2]+[.$C104]*[.$C$2]" office:value-type="float" office:value="73" calcext:value-type="float">
            <text:p>73</text:p>
          </table:table-cell>
          <table:table-cell table:formula="of:=((([.$A104]-[.I$2])&gt;0)*([.$A104]-[.I$2]))*[.$A$2]+((([.$B104]-[.I$2])&gt;0)*([.$B104]-[.I$2]))*[.$B$2]+[.$C104]*[.$C$2]" office:value-type="float" office:value="82" calcext:value-type="float">
            <text:p>82</text:p>
          </table:table-cell>
          <table:table-cell table:formula="of:=((([.$A104]-[.J$2])&gt;0)*([.$A104]-[.J$2]))*[.$A$2]+((([.$B104]-[.J$2])&gt;0)*([.$B104]-[.J$2]))*[.$B$2]+[.$C104]*[.$C$2]" office:value-type="float" office:value="91" calcext:value-type="float">
            <text:p>91</text:p>
          </table:table-cell>
          <table:table-cell table:formula="of:=((([.$A104]-[.K$2])&gt;0)*([.$A104]-[.K$2]))*[.$A$2]+((([.$B104]-[.K$2])&gt;0)*([.$B104]-[.K$2]))*[.$B$2]+[.$C104]*[.$C$2]" office:value-type="float" office:value="100" calcext:value-type="float">
            <text:p>100</text:p>
          </table:table-cell>
          <table:table-cell table:formula="of:=&quot;#&quot;&amp;DEC2HEX([.D104];2)&amp;REPT(&quot;,&quot;;[.M104]&lt;&gt;&quot;&quot;)" office:value-type="string" office:string-value="#40," calcext:value-type="string">
            <text:p>#40,</text:p>
          </table:table-cell>
          <table:table-cell table:formula="of:=&quot;#&quot;&amp;DEC2HEX([.E104];2)&amp;REPT(&quot;,&quot;;[.N104]&lt;&gt;&quot;&quot;)" office:value-type="string" office:string-value="#40," calcext:value-type="string">
            <text:p>#40,</text:p>
          </table:table-cell>
          <table:table-cell table:formula="of:=&quot;#&quot;&amp;DEC2HEX([.F104];2)&amp;REPT(&quot;,&quot;;[.O104]&lt;&gt;&quot;&quot;)" office:value-type="string" office:string-value="#40," calcext:value-type="string">
            <text:p>#40,</text:p>
          </table:table-cell>
          <table:table-cell table:formula="of:=&quot;#&quot;&amp;DEC2HEX([.G104];2)&amp;REPT(&quot;,&quot;;[.P104]&lt;&gt;&quot;&quot;)" office:value-type="string" office:string-value="#40," calcext:value-type="string">
            <text:p>#40,</text:p>
          </table:table-cell>
          <table:table-cell table:formula="of:=&quot;#&quot;&amp;DEC2HEX([.H104];2)&amp;REPT(&quot;,&quot;;[.Q104]&lt;&gt;&quot;&quot;)" office:value-type="string" office:string-value="#49," calcext:value-type="string">
            <text:p>#49,</text:p>
          </table:table-cell>
          <table:table-cell table:formula="of:=&quot;#&quot;&amp;DEC2HEX([.I104];2)&amp;REPT(&quot;,&quot;;[.R104]&lt;&gt;&quot;&quot;)" office:value-type="string" office:string-value="#52," calcext:value-type="string">
            <text:p>#52,</text:p>
          </table:table-cell>
          <table:table-cell table:formula="of:=&quot;#&quot;&amp;DEC2HEX([.J104];2)&amp;REPT(&quot;,&quot;;[.S104]&lt;&gt;&quot;&quot;)" office:value-type="string" office:string-value="#5B," calcext:value-type="string">
            <text:p>#5B,</text:p>
          </table:table-cell>
          <table:table-cell table:formula="of:=&quot;#&quot;&amp;DEC2HEX([.K104];2)&amp;REPT(&quot;,&quot;;[.T104]&lt;&gt;&quot;&quot;)" office:value-type="string" office:string-value="#64" calcext:value-type="string">
            <text:p>#64</text:p>
          </table:table-cell>
        </table:table-row>
        <table:table-row table:style-name="ro1">
          <table:table-cell table:formula="of:=MOD(INT((ROW([.A105])-[.$A$1])/[.A$2]);8)" office:value-type="float" office:value="5" calcext:value-type="float">
            <text:p>5</text:p>
          </table:table-cell>
          <table:table-cell table:formula="of:=MOD(INT((ROW([.B105])-[.$A$1])/[.B$2]);8)" office:value-type="float" office:value="4" calcext:value-type="float">
            <text:p>4</text:p>
          </table:table-cell>
          <table:table-cell table:formula="of:=MOD(INT((ROW([.C105])-[.$A$1])/[.C$2]);8)" office:value-type="float" office:value="1" calcext:value-type="float">
            <text:p>1</text:p>
          </table:table-cell>
          <table:table-cell table:formula="of:=((([.$A105]-[.D$2])&gt;0)*([.$A105]-[.D$2]))*[.$A$2]+((([.$B105]-[.D$2])&gt;0)*([.$B105]-[.D$2]))*[.$B$2]+[.$C105]*[.$C$2]" office:value-type="float" office:value="64" calcext:value-type="float">
            <text:p>64</text:p>
          </table:table-cell>
          <table:table-cell table:formula="of:=((([.$A105]-[.E$2])&gt;0)*([.$A105]-[.E$2]))*[.$A$2]+((([.$B105]-[.E$2])&gt;0)*([.$B105]-[.E$2]))*[.$B$2]+[.$C105]*[.$C$2]" office:value-type="float" office:value="64" calcext:value-type="float">
            <text:p>64</text:p>
          </table:table-cell>
          <table:table-cell table:formula="of:=((([.$A105]-[.F$2])&gt;0)*([.$A105]-[.F$2]))*[.$A$2]+((([.$B105]-[.F$2])&gt;0)*([.$B105]-[.F$2]))*[.$B$2]+[.$C105]*[.$C$2]" office:value-type="float" office:value="64" calcext:value-type="float">
            <text:p>64</text:p>
          </table:table-cell>
          <table:table-cell table:formula="of:=((([.$A105]-[.G$2])&gt;0)*([.$A105]-[.G$2]))*[.$A$2]+((([.$B105]-[.G$2])&gt;0)*([.$B105]-[.G$2]))*[.$B$2]+[.$C105]*[.$C$2]" office:value-type="float" office:value="65" calcext:value-type="float">
            <text:p>65</text:p>
          </table:table-cell>
          <table:table-cell table:formula="of:=((([.$A105]-[.H$2])&gt;0)*([.$A105]-[.H$2]))*[.$A$2]+((([.$B105]-[.H$2])&gt;0)*([.$B105]-[.H$2]))*[.$B$2]+[.$C105]*[.$C$2]" office:value-type="float" office:value="74" calcext:value-type="float">
            <text:p>74</text:p>
          </table:table-cell>
          <table:table-cell table:formula="of:=((([.$A105]-[.I$2])&gt;0)*([.$A105]-[.I$2]))*[.$A$2]+((([.$B105]-[.I$2])&gt;0)*([.$B105]-[.I$2]))*[.$B$2]+[.$C105]*[.$C$2]" office:value-type="float" office:value="83" calcext:value-type="float">
            <text:p>83</text:p>
          </table:table-cell>
          <table:table-cell table:formula="of:=((([.$A105]-[.J$2])&gt;0)*([.$A105]-[.J$2]))*[.$A$2]+((([.$B105]-[.J$2])&gt;0)*([.$B105]-[.J$2]))*[.$B$2]+[.$C105]*[.$C$2]" office:value-type="float" office:value="92" calcext:value-type="float">
            <text:p>92</text:p>
          </table:table-cell>
          <table:table-cell table:formula="of:=((([.$A105]-[.K$2])&gt;0)*([.$A105]-[.K$2]))*[.$A$2]+((([.$B105]-[.K$2])&gt;0)*([.$B105]-[.K$2]))*[.$B$2]+[.$C105]*[.$C$2]" office:value-type="float" office:value="101" calcext:value-type="float">
            <text:p>101</text:p>
          </table:table-cell>
          <table:table-cell table:formula="of:=&quot;#&quot;&amp;DEC2HEX([.D105];2)&amp;REPT(&quot;,&quot;;[.M105]&lt;&gt;&quot;&quot;)" office:value-type="string" office:string-value="#40," calcext:value-type="string">
            <text:p>#40,</text:p>
          </table:table-cell>
          <table:table-cell table:formula="of:=&quot;#&quot;&amp;DEC2HEX([.E105];2)&amp;REPT(&quot;,&quot;;[.N105]&lt;&gt;&quot;&quot;)" office:value-type="string" office:string-value="#40," calcext:value-type="string">
            <text:p>#40,</text:p>
          </table:table-cell>
          <table:table-cell table:formula="of:=&quot;#&quot;&amp;DEC2HEX([.F105];2)&amp;REPT(&quot;,&quot;;[.O105]&lt;&gt;&quot;&quot;)" office:value-type="string" office:string-value="#40," calcext:value-type="string">
            <text:p>#40,</text:p>
          </table:table-cell>
          <table:table-cell table:formula="of:=&quot;#&quot;&amp;DEC2HEX([.G105];2)&amp;REPT(&quot;,&quot;;[.P105]&lt;&gt;&quot;&quot;)" office:value-type="string" office:string-value="#41," calcext:value-type="string">
            <text:p>#41,</text:p>
          </table:table-cell>
          <table:table-cell table:formula="of:=&quot;#&quot;&amp;DEC2HEX([.H105];2)&amp;REPT(&quot;,&quot;;[.Q105]&lt;&gt;&quot;&quot;)" office:value-type="string" office:string-value="#4A," calcext:value-type="string">
            <text:p>#4A,</text:p>
          </table:table-cell>
          <table:table-cell table:formula="of:=&quot;#&quot;&amp;DEC2HEX([.I105];2)&amp;REPT(&quot;,&quot;;[.R105]&lt;&gt;&quot;&quot;)" office:value-type="string" office:string-value="#53," calcext:value-type="string">
            <text:p>#53,</text:p>
          </table:table-cell>
          <table:table-cell table:formula="of:=&quot;#&quot;&amp;DEC2HEX([.J105];2)&amp;REPT(&quot;,&quot;;[.S105]&lt;&gt;&quot;&quot;)" office:value-type="string" office:string-value="#5C," calcext:value-type="string">
            <text:p>#5C,</text:p>
          </table:table-cell>
          <table:table-cell table:formula="of:=&quot;#&quot;&amp;DEC2HEX([.K105];2)&amp;REPT(&quot;,&quot;;[.T105]&lt;&gt;&quot;&quot;)" office:value-type="string" office:string-value="#65" calcext:value-type="string">
            <text:p>#65</text:p>
          </table:table-cell>
        </table:table-row>
        <table:table-row table:style-name="ro1">
          <table:table-cell table:formula="of:=MOD(INT((ROW([.A106])-[.$A$1])/[.A$2]);8)" office:value-type="float" office:value="6" calcext:value-type="float">
            <text:p>6</text:p>
          </table:table-cell>
          <table:table-cell table:formula="of:=MOD(INT((ROW([.B106])-[.$A$1])/[.B$2]);8)" office:value-type="float" office:value="4" calcext:value-type="float">
            <text:p>4</text:p>
          </table:table-cell>
          <table:table-cell table:formula="of:=MOD(INT((ROW([.C106])-[.$A$1])/[.C$2]);8)" office:value-type="float" office:value="1" calcext:value-type="float">
            <text:p>1</text:p>
          </table:table-cell>
          <table:table-cell table:formula="of:=((([.$A106]-[.D$2])&gt;0)*([.$A106]-[.D$2]))*[.$A$2]+((([.$B106]-[.D$2])&gt;0)*([.$B106]-[.D$2]))*[.$B$2]+[.$C106]*[.$C$2]" office:value-type="float" office:value="64" calcext:value-type="float">
            <text:p>64</text:p>
          </table:table-cell>
          <table:table-cell table:formula="of:=((([.$A106]-[.E$2])&gt;0)*([.$A106]-[.E$2]))*[.$A$2]+((([.$B106]-[.E$2])&gt;0)*([.$B106]-[.E$2]))*[.$B$2]+[.$C106]*[.$C$2]" office:value-type="float" office:value="64" calcext:value-type="float">
            <text:p>64</text:p>
          </table:table-cell>
          <table:table-cell table:formula="of:=((([.$A106]-[.F$2])&gt;0)*([.$A106]-[.F$2]))*[.$A$2]+((([.$B106]-[.F$2])&gt;0)*([.$B106]-[.F$2]))*[.$B$2]+[.$C106]*[.$C$2]" office:value-type="float" office:value="65" calcext:value-type="float">
            <text:p>65</text:p>
          </table:table-cell>
          <table:table-cell table:formula="of:=((([.$A106]-[.G$2])&gt;0)*([.$A106]-[.G$2]))*[.$A$2]+((([.$B106]-[.G$2])&gt;0)*([.$B106]-[.G$2]))*[.$B$2]+[.$C106]*[.$C$2]" office:value-type="float" office:value="66" calcext:value-type="float">
            <text:p>66</text:p>
          </table:table-cell>
          <table:table-cell table:formula="of:=((([.$A106]-[.H$2])&gt;0)*([.$A106]-[.H$2]))*[.$A$2]+((([.$B106]-[.H$2])&gt;0)*([.$B106]-[.H$2]))*[.$B$2]+[.$C106]*[.$C$2]" office:value-type="float" office:value="75" calcext:value-type="float">
            <text:p>75</text:p>
          </table:table-cell>
          <table:table-cell table:formula="of:=((([.$A106]-[.I$2])&gt;0)*([.$A106]-[.I$2]))*[.$A$2]+((([.$B106]-[.I$2])&gt;0)*([.$B106]-[.I$2]))*[.$B$2]+[.$C106]*[.$C$2]" office:value-type="float" office:value="84" calcext:value-type="float">
            <text:p>84</text:p>
          </table:table-cell>
          <table:table-cell table:formula="of:=((([.$A106]-[.J$2])&gt;0)*([.$A106]-[.J$2]))*[.$A$2]+((([.$B106]-[.J$2])&gt;0)*([.$B106]-[.J$2]))*[.$B$2]+[.$C106]*[.$C$2]" office:value-type="float" office:value="93" calcext:value-type="float">
            <text:p>93</text:p>
          </table:table-cell>
          <table:table-cell table:formula="of:=((([.$A106]-[.K$2])&gt;0)*([.$A106]-[.K$2]))*[.$A$2]+((([.$B106]-[.K$2])&gt;0)*([.$B106]-[.K$2]))*[.$B$2]+[.$C106]*[.$C$2]" office:value-type="float" office:value="102" calcext:value-type="float">
            <text:p>102</text:p>
          </table:table-cell>
          <table:table-cell table:formula="of:=&quot;#&quot;&amp;DEC2HEX([.D106];2)&amp;REPT(&quot;,&quot;;[.M106]&lt;&gt;&quot;&quot;)" office:value-type="string" office:string-value="#40," calcext:value-type="string">
            <text:p>#40,</text:p>
          </table:table-cell>
          <table:table-cell table:formula="of:=&quot;#&quot;&amp;DEC2HEX([.E106];2)&amp;REPT(&quot;,&quot;;[.N106]&lt;&gt;&quot;&quot;)" office:value-type="string" office:string-value="#40," calcext:value-type="string">
            <text:p>#40,</text:p>
          </table:table-cell>
          <table:table-cell table:formula="of:=&quot;#&quot;&amp;DEC2HEX([.F106];2)&amp;REPT(&quot;,&quot;;[.O106]&lt;&gt;&quot;&quot;)" office:value-type="string" office:string-value="#41," calcext:value-type="string">
            <text:p>#41,</text:p>
          </table:table-cell>
          <table:table-cell table:formula="of:=&quot;#&quot;&amp;DEC2HEX([.G106];2)&amp;REPT(&quot;,&quot;;[.P106]&lt;&gt;&quot;&quot;)" office:value-type="string" office:string-value="#42," calcext:value-type="string">
            <text:p>#42,</text:p>
          </table:table-cell>
          <table:table-cell table:formula="of:=&quot;#&quot;&amp;DEC2HEX([.H106];2)&amp;REPT(&quot;,&quot;;[.Q106]&lt;&gt;&quot;&quot;)" office:value-type="string" office:string-value="#4B," calcext:value-type="string">
            <text:p>#4B,</text:p>
          </table:table-cell>
          <table:table-cell table:formula="of:=&quot;#&quot;&amp;DEC2HEX([.I106];2)&amp;REPT(&quot;,&quot;;[.R106]&lt;&gt;&quot;&quot;)" office:value-type="string" office:string-value="#54," calcext:value-type="string">
            <text:p>#54,</text:p>
          </table:table-cell>
          <table:table-cell table:formula="of:=&quot;#&quot;&amp;DEC2HEX([.J106];2)&amp;REPT(&quot;,&quot;;[.S106]&lt;&gt;&quot;&quot;)" office:value-type="string" office:string-value="#5D," calcext:value-type="string">
            <text:p>#5D,</text:p>
          </table:table-cell>
          <table:table-cell table:formula="of:=&quot;#&quot;&amp;DEC2HEX([.K106];2)&amp;REPT(&quot;,&quot;;[.T106]&lt;&gt;&quot;&quot;)" office:value-type="string" office:string-value="#66" calcext:value-type="string">
            <text:p>#66</text:p>
          </table:table-cell>
        </table:table-row>
        <table:table-row table:style-name="ro1">
          <table:table-cell table:formula="of:=MOD(INT((ROW([.A107])-[.$A$1])/[.A$2]);8)" office:value-type="float" office:value="7" calcext:value-type="float">
            <text:p>7</text:p>
          </table:table-cell>
          <table:table-cell table:formula="of:=MOD(INT((ROW([.B107])-[.$A$1])/[.B$2]);8)" office:value-type="float" office:value="4" calcext:value-type="float">
            <text:p>4</text:p>
          </table:table-cell>
          <table:table-cell table:formula="of:=MOD(INT((ROW([.C107])-[.$A$1])/[.C$2]);8)" office:value-type="float" office:value="1" calcext:value-type="float">
            <text:p>1</text:p>
          </table:table-cell>
          <table:table-cell table:formula="of:=((([.$A107]-[.D$2])&gt;0)*([.$A107]-[.D$2]))*[.$A$2]+((([.$B107]-[.D$2])&gt;0)*([.$B107]-[.D$2]))*[.$B$2]+[.$C107]*[.$C$2]" office:value-type="float" office:value="64" calcext:value-type="float">
            <text:p>64</text:p>
          </table:table-cell>
          <table:table-cell table:formula="of:=((([.$A107]-[.E$2])&gt;0)*([.$A107]-[.E$2]))*[.$A$2]+((([.$B107]-[.E$2])&gt;0)*([.$B107]-[.E$2]))*[.$B$2]+[.$C107]*[.$C$2]" office:value-type="float" office:value="65" calcext:value-type="float">
            <text:p>65</text:p>
          </table:table-cell>
          <table:table-cell table:formula="of:=((([.$A107]-[.F$2])&gt;0)*([.$A107]-[.F$2]))*[.$A$2]+((([.$B107]-[.F$2])&gt;0)*([.$B107]-[.F$2]))*[.$B$2]+[.$C107]*[.$C$2]" office:value-type="float" office:value="66" calcext:value-type="float">
            <text:p>66</text:p>
          </table:table-cell>
          <table:table-cell table:formula="of:=((([.$A107]-[.G$2])&gt;0)*([.$A107]-[.G$2]))*[.$A$2]+((([.$B107]-[.G$2])&gt;0)*([.$B107]-[.G$2]))*[.$B$2]+[.$C107]*[.$C$2]" office:value-type="float" office:value="67" calcext:value-type="float">
            <text:p>67</text:p>
          </table:table-cell>
          <table:table-cell table:formula="of:=((([.$A107]-[.H$2])&gt;0)*([.$A107]-[.H$2]))*[.$A$2]+((([.$B107]-[.H$2])&gt;0)*([.$B107]-[.H$2]))*[.$B$2]+[.$C107]*[.$C$2]" office:value-type="float" office:value="76" calcext:value-type="float">
            <text:p>76</text:p>
          </table:table-cell>
          <table:table-cell table:formula="of:=((([.$A107]-[.I$2])&gt;0)*([.$A107]-[.I$2]))*[.$A$2]+((([.$B107]-[.I$2])&gt;0)*([.$B107]-[.I$2]))*[.$B$2]+[.$C107]*[.$C$2]" office:value-type="float" office:value="85" calcext:value-type="float">
            <text:p>85</text:p>
          </table:table-cell>
          <table:table-cell table:formula="of:=((([.$A107]-[.J$2])&gt;0)*([.$A107]-[.J$2]))*[.$A$2]+((([.$B107]-[.J$2])&gt;0)*([.$B107]-[.J$2]))*[.$B$2]+[.$C107]*[.$C$2]" office:value-type="float" office:value="94" calcext:value-type="float">
            <text:p>94</text:p>
          </table:table-cell>
          <table:table-cell table:formula="of:=((([.$A107]-[.K$2])&gt;0)*([.$A107]-[.K$2]))*[.$A$2]+((([.$B107]-[.K$2])&gt;0)*([.$B107]-[.K$2]))*[.$B$2]+[.$C107]*[.$C$2]" office:value-type="float" office:value="103" calcext:value-type="float">
            <text:p>103</text:p>
          </table:table-cell>
          <table:table-cell table:formula="of:=&quot;#&quot;&amp;DEC2HEX([.D107];2)&amp;REPT(&quot;,&quot;;[.M107]&lt;&gt;&quot;&quot;)" office:value-type="string" office:string-value="#40," calcext:value-type="string">
            <text:p>#40,</text:p>
          </table:table-cell>
          <table:table-cell table:formula="of:=&quot;#&quot;&amp;DEC2HEX([.E107];2)&amp;REPT(&quot;,&quot;;[.N107]&lt;&gt;&quot;&quot;)" office:value-type="string" office:string-value="#41," calcext:value-type="string">
            <text:p>#41,</text:p>
          </table:table-cell>
          <table:table-cell table:formula="of:=&quot;#&quot;&amp;DEC2HEX([.F107];2)&amp;REPT(&quot;,&quot;;[.O107]&lt;&gt;&quot;&quot;)" office:value-type="string" office:string-value="#42," calcext:value-type="string">
            <text:p>#42,</text:p>
          </table:table-cell>
          <table:table-cell table:formula="of:=&quot;#&quot;&amp;DEC2HEX([.G107];2)&amp;REPT(&quot;,&quot;;[.P107]&lt;&gt;&quot;&quot;)" office:value-type="string" office:string-value="#43," calcext:value-type="string">
            <text:p>#43,</text:p>
          </table:table-cell>
          <table:table-cell table:formula="of:=&quot;#&quot;&amp;DEC2HEX([.H107];2)&amp;REPT(&quot;,&quot;;[.Q107]&lt;&gt;&quot;&quot;)" office:value-type="string" office:string-value="#4C," calcext:value-type="string">
            <text:p>#4C,</text:p>
          </table:table-cell>
          <table:table-cell table:formula="of:=&quot;#&quot;&amp;DEC2HEX([.I107];2)&amp;REPT(&quot;,&quot;;[.R107]&lt;&gt;&quot;&quot;)" office:value-type="string" office:string-value="#55," calcext:value-type="string">
            <text:p>#55,</text:p>
          </table:table-cell>
          <table:table-cell table:formula="of:=&quot;#&quot;&amp;DEC2HEX([.J107];2)&amp;REPT(&quot;,&quot;;[.S107]&lt;&gt;&quot;&quot;)" office:value-type="string" office:string-value="#5E," calcext:value-type="string">
            <text:p>#5E,</text:p>
          </table:table-cell>
          <table:table-cell table:formula="of:=&quot;#&quot;&amp;DEC2HEX([.K107];2)&amp;REPT(&quot;,&quot;;[.T107]&lt;&gt;&quot;&quot;)" office:value-type="string" office:string-value="#67" calcext:value-type="string">
            <text:p>#67</text:p>
          </table:table-cell>
        </table:table-row>
        <table:table-row table:style-name="ro1">
          <table:table-cell table:formula="of:=MOD(INT((ROW([.A108])-[.$A$1])/[.A$2]);8)" office:value-type="float" office:value="0" calcext:value-type="float">
            <text:p>0</text:p>
          </table:table-cell>
          <table:table-cell table:formula="of:=MOD(INT((ROW([.B108])-[.$A$1])/[.B$2]);8)" office:value-type="float" office:value="5" calcext:value-type="float">
            <text:p>5</text:p>
          </table:table-cell>
          <table:table-cell table:formula="of:=MOD(INT((ROW([.C108])-[.$A$1])/[.C$2]);8)" office:value-type="float" office:value="1" calcext:value-type="float">
            <text:p>1</text:p>
          </table:table-cell>
          <table:table-cell table:formula="of:=((([.$A108]-[.D$2])&gt;0)*([.$A108]-[.D$2]))*[.$A$2]+((([.$B108]-[.D$2])&gt;0)*([.$B108]-[.D$2]))*[.$B$2]+[.$C108]*[.$C$2]" office:value-type="float" office:value="64" calcext:value-type="float">
            <text:p>64</text:p>
          </table:table-cell>
          <table:table-cell table:formula="of:=((([.$A108]-[.E$2])&gt;0)*([.$A108]-[.E$2]))*[.$A$2]+((([.$B108]-[.E$2])&gt;0)*([.$B108]-[.E$2]))*[.$B$2]+[.$C108]*[.$C$2]" office:value-type="float" office:value="64" calcext:value-type="float">
            <text:p>64</text:p>
          </table:table-cell>
          <table:table-cell table:formula="of:=((([.$A108]-[.F$2])&gt;0)*([.$A108]-[.F$2]))*[.$A$2]+((([.$B108]-[.F$2])&gt;0)*([.$B108]-[.F$2]))*[.$B$2]+[.$C108]*[.$C$2]" office:value-type="float" office:value="64" calcext:value-type="float">
            <text:p>64</text:p>
          </table:table-cell>
          <table:table-cell table:formula="of:=((([.$A108]-[.G$2])&gt;0)*([.$A108]-[.G$2]))*[.$A$2]+((([.$B108]-[.G$2])&gt;0)*([.$B108]-[.G$2]))*[.$B$2]+[.$C108]*[.$C$2]" office:value-type="float" office:value="72" calcext:value-type="float">
            <text:p>72</text:p>
          </table:table-cell>
          <table:table-cell table:formula="of:=((([.$A108]-[.H$2])&gt;0)*([.$A108]-[.H$2]))*[.$A$2]+((([.$B108]-[.H$2])&gt;0)*([.$B108]-[.H$2]))*[.$B$2]+[.$C108]*[.$C$2]" office:value-type="float" office:value="80" calcext:value-type="float">
            <text:p>80</text:p>
          </table:table-cell>
          <table:table-cell table:formula="of:=((([.$A108]-[.I$2])&gt;0)*([.$A108]-[.I$2]))*[.$A$2]+((([.$B108]-[.I$2])&gt;0)*([.$B108]-[.I$2]))*[.$B$2]+[.$C108]*[.$C$2]" office:value-type="float" office:value="88" calcext:value-type="float">
            <text:p>88</text:p>
          </table:table-cell>
          <table:table-cell table:formula="of:=((([.$A108]-[.J$2])&gt;0)*([.$A108]-[.J$2]))*[.$A$2]+((([.$B108]-[.J$2])&gt;0)*([.$B108]-[.J$2]))*[.$B$2]+[.$C108]*[.$C$2]" office:value-type="float" office:value="96" calcext:value-type="float">
            <text:p>96</text:p>
          </table:table-cell>
          <table:table-cell table:formula="of:=((([.$A108]-[.K$2])&gt;0)*([.$A108]-[.K$2]))*[.$A$2]+((([.$B108]-[.K$2])&gt;0)*([.$B108]-[.K$2]))*[.$B$2]+[.$C108]*[.$C$2]" office:value-type="float" office:value="104" calcext:value-type="float">
            <text:p>104</text:p>
          </table:table-cell>
          <table:table-cell table:formula="of:=&quot;#&quot;&amp;DEC2HEX([.D108];2)&amp;REPT(&quot;,&quot;;[.M108]&lt;&gt;&quot;&quot;)" office:value-type="string" office:string-value="#40," calcext:value-type="string">
            <text:p>#40,</text:p>
          </table:table-cell>
          <table:table-cell table:formula="of:=&quot;#&quot;&amp;DEC2HEX([.E108];2)&amp;REPT(&quot;,&quot;;[.N108]&lt;&gt;&quot;&quot;)" office:value-type="string" office:string-value="#40," calcext:value-type="string">
            <text:p>#40,</text:p>
          </table:table-cell>
          <table:table-cell table:formula="of:=&quot;#&quot;&amp;DEC2HEX([.F108];2)&amp;REPT(&quot;,&quot;;[.O108]&lt;&gt;&quot;&quot;)" office:value-type="string" office:string-value="#40," calcext:value-type="string">
            <text:p>#40,</text:p>
          </table:table-cell>
          <table:table-cell table:formula="of:=&quot;#&quot;&amp;DEC2HEX([.G108];2)&amp;REPT(&quot;,&quot;;[.P108]&lt;&gt;&quot;&quot;)" office:value-type="string" office:string-value="#48," calcext:value-type="string">
            <text:p>#48,</text:p>
          </table:table-cell>
          <table:table-cell table:formula="of:=&quot;#&quot;&amp;DEC2HEX([.H108];2)&amp;REPT(&quot;,&quot;;[.Q108]&lt;&gt;&quot;&quot;)" office:value-type="string" office:string-value="#50," calcext:value-type="string">
            <text:p>#50,</text:p>
          </table:table-cell>
          <table:table-cell table:formula="of:=&quot;#&quot;&amp;DEC2HEX([.I108];2)&amp;REPT(&quot;,&quot;;[.R108]&lt;&gt;&quot;&quot;)" office:value-type="string" office:string-value="#58," calcext:value-type="string">
            <text:p>#58,</text:p>
          </table:table-cell>
          <table:table-cell table:formula="of:=&quot;#&quot;&amp;DEC2HEX([.J108];2)&amp;REPT(&quot;,&quot;;[.S108]&lt;&gt;&quot;&quot;)" office:value-type="string" office:string-value="#60," calcext:value-type="string">
            <text:p>#60,</text:p>
          </table:table-cell>
          <table:table-cell table:formula="of:=&quot;#&quot;&amp;DEC2HEX([.K108];2)&amp;REPT(&quot;,&quot;;[.T108]&lt;&gt;&quot;&quot;)" office:value-type="string" office:string-value="#68" calcext:value-type="string">
            <text:p>#68</text:p>
          </table:table-cell>
        </table:table-row>
        <table:table-row table:style-name="ro1">
          <table:table-cell table:formula="of:=MOD(INT((ROW([.A109])-[.$A$1])/[.A$2]);8)" office:value-type="float" office:value="1" calcext:value-type="float">
            <text:p>1</text:p>
          </table:table-cell>
          <table:table-cell table:formula="of:=MOD(INT((ROW([.B109])-[.$A$1])/[.B$2]);8)" office:value-type="float" office:value="5" calcext:value-type="float">
            <text:p>5</text:p>
          </table:table-cell>
          <table:table-cell table:formula="of:=MOD(INT((ROW([.C109])-[.$A$1])/[.C$2]);8)" office:value-type="float" office:value="1" calcext:value-type="float">
            <text:p>1</text:p>
          </table:table-cell>
          <table:table-cell table:formula="of:=((([.$A109]-[.D$2])&gt;0)*([.$A109]-[.D$2]))*[.$A$2]+((([.$B109]-[.D$2])&gt;0)*([.$B109]-[.D$2]))*[.$B$2]+[.$C109]*[.$C$2]" office:value-type="float" office:value="64" calcext:value-type="float">
            <text:p>64</text:p>
          </table:table-cell>
          <table:table-cell table:formula="of:=((([.$A109]-[.E$2])&gt;0)*([.$A109]-[.E$2]))*[.$A$2]+((([.$B109]-[.E$2])&gt;0)*([.$B109]-[.E$2]))*[.$B$2]+[.$C109]*[.$C$2]" office:value-type="float" office:value="64" calcext:value-type="float">
            <text:p>64</text:p>
          </table:table-cell>
          <table:table-cell table:formula="of:=((([.$A109]-[.F$2])&gt;0)*([.$A109]-[.F$2]))*[.$A$2]+((([.$B109]-[.F$2])&gt;0)*([.$B109]-[.F$2]))*[.$B$2]+[.$C109]*[.$C$2]" office:value-type="float" office:value="64" calcext:value-type="float">
            <text:p>64</text:p>
          </table:table-cell>
          <table:table-cell table:formula="of:=((([.$A109]-[.G$2])&gt;0)*([.$A109]-[.G$2]))*[.$A$2]+((([.$B109]-[.G$2])&gt;0)*([.$B109]-[.G$2]))*[.$B$2]+[.$C109]*[.$C$2]" office:value-type="float" office:value="72" calcext:value-type="float">
            <text:p>72</text:p>
          </table:table-cell>
          <table:table-cell table:formula="of:=((([.$A109]-[.H$2])&gt;0)*([.$A109]-[.H$2]))*[.$A$2]+((([.$B109]-[.H$2])&gt;0)*([.$B109]-[.H$2]))*[.$B$2]+[.$C109]*[.$C$2]" office:value-type="float" office:value="80" calcext:value-type="float">
            <text:p>80</text:p>
          </table:table-cell>
          <table:table-cell table:formula="of:=((([.$A109]-[.I$2])&gt;0)*([.$A109]-[.I$2]))*[.$A$2]+((([.$B109]-[.I$2])&gt;0)*([.$B109]-[.I$2]))*[.$B$2]+[.$C109]*[.$C$2]" office:value-type="float" office:value="88" calcext:value-type="float">
            <text:p>88</text:p>
          </table:table-cell>
          <table:table-cell table:formula="of:=((([.$A109]-[.J$2])&gt;0)*([.$A109]-[.J$2]))*[.$A$2]+((([.$B109]-[.J$2])&gt;0)*([.$B109]-[.J$2]))*[.$B$2]+[.$C109]*[.$C$2]" office:value-type="float" office:value="96" calcext:value-type="float">
            <text:p>96</text:p>
          </table:table-cell>
          <table:table-cell table:formula="of:=((([.$A109]-[.K$2])&gt;0)*([.$A109]-[.K$2]))*[.$A$2]+((([.$B109]-[.K$2])&gt;0)*([.$B109]-[.K$2]))*[.$B$2]+[.$C109]*[.$C$2]" office:value-type="float" office:value="105" calcext:value-type="float">
            <text:p>105</text:p>
          </table:table-cell>
          <table:table-cell table:formula="of:=&quot;#&quot;&amp;DEC2HEX([.D109];2)&amp;REPT(&quot;,&quot;;[.M109]&lt;&gt;&quot;&quot;)" office:value-type="string" office:string-value="#40," calcext:value-type="string">
            <text:p>#40,</text:p>
          </table:table-cell>
          <table:table-cell table:formula="of:=&quot;#&quot;&amp;DEC2HEX([.E109];2)&amp;REPT(&quot;,&quot;;[.N109]&lt;&gt;&quot;&quot;)" office:value-type="string" office:string-value="#40," calcext:value-type="string">
            <text:p>#40,</text:p>
          </table:table-cell>
          <table:table-cell table:formula="of:=&quot;#&quot;&amp;DEC2HEX([.F109];2)&amp;REPT(&quot;,&quot;;[.O109]&lt;&gt;&quot;&quot;)" office:value-type="string" office:string-value="#40," calcext:value-type="string">
            <text:p>#40,</text:p>
          </table:table-cell>
          <table:table-cell table:formula="of:=&quot;#&quot;&amp;DEC2HEX([.G109];2)&amp;REPT(&quot;,&quot;;[.P109]&lt;&gt;&quot;&quot;)" office:value-type="string" office:string-value="#48," calcext:value-type="string">
            <text:p>#48,</text:p>
          </table:table-cell>
          <table:table-cell table:formula="of:=&quot;#&quot;&amp;DEC2HEX([.H109];2)&amp;REPT(&quot;,&quot;;[.Q109]&lt;&gt;&quot;&quot;)" office:value-type="string" office:string-value="#50," calcext:value-type="string">
            <text:p>#50,</text:p>
          </table:table-cell>
          <table:table-cell table:formula="of:=&quot;#&quot;&amp;DEC2HEX([.I109];2)&amp;REPT(&quot;,&quot;;[.R109]&lt;&gt;&quot;&quot;)" office:value-type="string" office:string-value="#58," calcext:value-type="string">
            <text:p>#58,</text:p>
          </table:table-cell>
          <table:table-cell table:formula="of:=&quot;#&quot;&amp;DEC2HEX([.J109];2)&amp;REPT(&quot;,&quot;;[.S109]&lt;&gt;&quot;&quot;)" office:value-type="string" office:string-value="#60," calcext:value-type="string">
            <text:p>#60,</text:p>
          </table:table-cell>
          <table:table-cell table:formula="of:=&quot;#&quot;&amp;DEC2HEX([.K109];2)&amp;REPT(&quot;,&quot;;[.T109]&lt;&gt;&quot;&quot;)" office:value-type="string" office:string-value="#69" calcext:value-type="string">
            <text:p>#69</text:p>
          </table:table-cell>
        </table:table-row>
        <table:table-row table:style-name="ro1">
          <table:table-cell table:formula="of:=MOD(INT((ROW([.A110])-[.$A$1])/[.A$2]);8)" office:value-type="float" office:value="2" calcext:value-type="float">
            <text:p>2</text:p>
          </table:table-cell>
          <table:table-cell table:formula="of:=MOD(INT((ROW([.B110])-[.$A$1])/[.B$2]);8)" office:value-type="float" office:value="5" calcext:value-type="float">
            <text:p>5</text:p>
          </table:table-cell>
          <table:table-cell table:formula="of:=MOD(INT((ROW([.C110])-[.$A$1])/[.C$2]);8)" office:value-type="float" office:value="1" calcext:value-type="float">
            <text:p>1</text:p>
          </table:table-cell>
          <table:table-cell table:formula="of:=((([.$A110]-[.D$2])&gt;0)*([.$A110]-[.D$2]))*[.$A$2]+((([.$B110]-[.D$2])&gt;0)*([.$B110]-[.D$2]))*[.$B$2]+[.$C110]*[.$C$2]" office:value-type="float" office:value="64" calcext:value-type="float">
            <text:p>64</text:p>
          </table:table-cell>
          <table:table-cell table:formula="of:=((([.$A110]-[.E$2])&gt;0)*([.$A110]-[.E$2]))*[.$A$2]+((([.$B110]-[.E$2])&gt;0)*([.$B110]-[.E$2]))*[.$B$2]+[.$C110]*[.$C$2]" office:value-type="float" office:value="64" calcext:value-type="float">
            <text:p>64</text:p>
          </table:table-cell>
          <table:table-cell table:formula="of:=((([.$A110]-[.F$2])&gt;0)*([.$A110]-[.F$2]))*[.$A$2]+((([.$B110]-[.F$2])&gt;0)*([.$B110]-[.F$2]))*[.$B$2]+[.$C110]*[.$C$2]" office:value-type="float" office:value="64" calcext:value-type="float">
            <text:p>64</text:p>
          </table:table-cell>
          <table:table-cell table:formula="of:=((([.$A110]-[.G$2])&gt;0)*([.$A110]-[.G$2]))*[.$A$2]+((([.$B110]-[.G$2])&gt;0)*([.$B110]-[.G$2]))*[.$B$2]+[.$C110]*[.$C$2]" office:value-type="float" office:value="72" calcext:value-type="float">
            <text:p>72</text:p>
          </table:table-cell>
          <table:table-cell table:formula="of:=((([.$A110]-[.H$2])&gt;0)*([.$A110]-[.H$2]))*[.$A$2]+((([.$B110]-[.H$2])&gt;0)*([.$B110]-[.H$2]))*[.$B$2]+[.$C110]*[.$C$2]" office:value-type="float" office:value="80" calcext:value-type="float">
            <text:p>80</text:p>
          </table:table-cell>
          <table:table-cell table:formula="of:=((([.$A110]-[.I$2])&gt;0)*([.$A110]-[.I$2]))*[.$A$2]+((([.$B110]-[.I$2])&gt;0)*([.$B110]-[.I$2]))*[.$B$2]+[.$C110]*[.$C$2]" office:value-type="float" office:value="88" calcext:value-type="float">
            <text:p>88</text:p>
          </table:table-cell>
          <table:table-cell table:formula="of:=((([.$A110]-[.J$2])&gt;0)*([.$A110]-[.J$2]))*[.$A$2]+((([.$B110]-[.J$2])&gt;0)*([.$B110]-[.J$2]))*[.$B$2]+[.$C110]*[.$C$2]" office:value-type="float" office:value="97" calcext:value-type="float">
            <text:p>97</text:p>
          </table:table-cell>
          <table:table-cell table:formula="of:=((([.$A110]-[.K$2])&gt;0)*([.$A110]-[.K$2]))*[.$A$2]+((([.$B110]-[.K$2])&gt;0)*([.$B110]-[.K$2]))*[.$B$2]+[.$C110]*[.$C$2]" office:value-type="float" office:value="106" calcext:value-type="float">
            <text:p>106</text:p>
          </table:table-cell>
          <table:table-cell table:formula="of:=&quot;#&quot;&amp;DEC2HEX([.D110];2)&amp;REPT(&quot;,&quot;;[.M110]&lt;&gt;&quot;&quot;)" office:value-type="string" office:string-value="#40," calcext:value-type="string">
            <text:p>#40,</text:p>
          </table:table-cell>
          <table:table-cell table:formula="of:=&quot;#&quot;&amp;DEC2HEX([.E110];2)&amp;REPT(&quot;,&quot;;[.N110]&lt;&gt;&quot;&quot;)" office:value-type="string" office:string-value="#40," calcext:value-type="string">
            <text:p>#40,</text:p>
          </table:table-cell>
          <table:table-cell table:formula="of:=&quot;#&quot;&amp;DEC2HEX([.F110];2)&amp;REPT(&quot;,&quot;;[.O110]&lt;&gt;&quot;&quot;)" office:value-type="string" office:string-value="#40," calcext:value-type="string">
            <text:p>#40,</text:p>
          </table:table-cell>
          <table:table-cell table:formula="of:=&quot;#&quot;&amp;DEC2HEX([.G110];2)&amp;REPT(&quot;,&quot;;[.P110]&lt;&gt;&quot;&quot;)" office:value-type="string" office:string-value="#48," calcext:value-type="string">
            <text:p>#48,</text:p>
          </table:table-cell>
          <table:table-cell table:formula="of:=&quot;#&quot;&amp;DEC2HEX([.H110];2)&amp;REPT(&quot;,&quot;;[.Q110]&lt;&gt;&quot;&quot;)" office:value-type="string" office:string-value="#50," calcext:value-type="string">
            <text:p>#50,</text:p>
          </table:table-cell>
          <table:table-cell table:formula="of:=&quot;#&quot;&amp;DEC2HEX([.I110];2)&amp;REPT(&quot;,&quot;;[.R110]&lt;&gt;&quot;&quot;)" office:value-type="string" office:string-value="#58," calcext:value-type="string">
            <text:p>#58,</text:p>
          </table:table-cell>
          <table:table-cell table:formula="of:=&quot;#&quot;&amp;DEC2HEX([.J110];2)&amp;REPT(&quot;,&quot;;[.S110]&lt;&gt;&quot;&quot;)" office:value-type="string" office:string-value="#61," calcext:value-type="string">
            <text:p>#61,</text:p>
          </table:table-cell>
          <table:table-cell table:formula="of:=&quot;#&quot;&amp;DEC2HEX([.K110];2)&amp;REPT(&quot;,&quot;;[.T110]&lt;&gt;&quot;&quot;)" office:value-type="string" office:string-value="#6A" calcext:value-type="string">
            <text:p>#6A</text:p>
          </table:table-cell>
        </table:table-row>
        <table:table-row table:style-name="ro1">
          <table:table-cell table:formula="of:=MOD(INT((ROW([.A111])-[.$A$1])/[.A$2]);8)" office:value-type="float" office:value="3" calcext:value-type="float">
            <text:p>3</text:p>
          </table:table-cell>
          <table:table-cell table:formula="of:=MOD(INT((ROW([.B111])-[.$A$1])/[.B$2]);8)" office:value-type="float" office:value="5" calcext:value-type="float">
            <text:p>5</text:p>
          </table:table-cell>
          <table:table-cell table:formula="of:=MOD(INT((ROW([.C111])-[.$A$1])/[.C$2]);8)" office:value-type="float" office:value="1" calcext:value-type="float">
            <text:p>1</text:p>
          </table:table-cell>
          <table:table-cell table:formula="of:=((([.$A111]-[.D$2])&gt;0)*([.$A111]-[.D$2]))*[.$A$2]+((([.$B111]-[.D$2])&gt;0)*([.$B111]-[.D$2]))*[.$B$2]+[.$C111]*[.$C$2]" office:value-type="float" office:value="64" calcext:value-type="float">
            <text:p>64</text:p>
          </table:table-cell>
          <table:table-cell table:formula="of:=((([.$A111]-[.E$2])&gt;0)*([.$A111]-[.E$2]))*[.$A$2]+((([.$B111]-[.E$2])&gt;0)*([.$B111]-[.E$2]))*[.$B$2]+[.$C111]*[.$C$2]" office:value-type="float" office:value="64" calcext:value-type="float">
            <text:p>64</text:p>
          </table:table-cell>
          <table:table-cell table:formula="of:=((([.$A111]-[.F$2])&gt;0)*([.$A111]-[.F$2]))*[.$A$2]+((([.$B111]-[.F$2])&gt;0)*([.$B111]-[.F$2]))*[.$B$2]+[.$C111]*[.$C$2]" office:value-type="float" office:value="64" calcext:value-type="float">
            <text:p>64</text:p>
          </table:table-cell>
          <table:table-cell table:formula="of:=((([.$A111]-[.G$2])&gt;0)*([.$A111]-[.G$2]))*[.$A$2]+((([.$B111]-[.G$2])&gt;0)*([.$B111]-[.G$2]))*[.$B$2]+[.$C111]*[.$C$2]" office:value-type="float" office:value="72" calcext:value-type="float">
            <text:p>72</text:p>
          </table:table-cell>
          <table:table-cell table:formula="of:=((([.$A111]-[.H$2])&gt;0)*([.$A111]-[.H$2]))*[.$A$2]+((([.$B111]-[.H$2])&gt;0)*([.$B111]-[.H$2]))*[.$B$2]+[.$C111]*[.$C$2]" office:value-type="float" office:value="80" calcext:value-type="float">
            <text:p>80</text:p>
          </table:table-cell>
          <table:table-cell table:formula="of:=((([.$A111]-[.I$2])&gt;0)*([.$A111]-[.I$2]))*[.$A$2]+((([.$B111]-[.I$2])&gt;0)*([.$B111]-[.I$2]))*[.$B$2]+[.$C111]*[.$C$2]" office:value-type="float" office:value="89" calcext:value-type="float">
            <text:p>89</text:p>
          </table:table-cell>
          <table:table-cell table:formula="of:=((([.$A111]-[.J$2])&gt;0)*([.$A111]-[.J$2]))*[.$A$2]+((([.$B111]-[.J$2])&gt;0)*([.$B111]-[.J$2]))*[.$B$2]+[.$C111]*[.$C$2]" office:value-type="float" office:value="98" calcext:value-type="float">
            <text:p>98</text:p>
          </table:table-cell>
          <table:table-cell table:formula="of:=((([.$A111]-[.K$2])&gt;0)*([.$A111]-[.K$2]))*[.$A$2]+((([.$B111]-[.K$2])&gt;0)*([.$B111]-[.K$2]))*[.$B$2]+[.$C111]*[.$C$2]" office:value-type="float" office:value="107" calcext:value-type="float">
            <text:p>107</text:p>
          </table:table-cell>
          <table:table-cell table:formula="of:=&quot;#&quot;&amp;DEC2HEX([.D111];2)&amp;REPT(&quot;,&quot;;[.M111]&lt;&gt;&quot;&quot;)" office:value-type="string" office:string-value="#40," calcext:value-type="string">
            <text:p>#40,</text:p>
          </table:table-cell>
          <table:table-cell table:formula="of:=&quot;#&quot;&amp;DEC2HEX([.E111];2)&amp;REPT(&quot;,&quot;;[.N111]&lt;&gt;&quot;&quot;)" office:value-type="string" office:string-value="#40," calcext:value-type="string">
            <text:p>#40,</text:p>
          </table:table-cell>
          <table:table-cell table:formula="of:=&quot;#&quot;&amp;DEC2HEX([.F111];2)&amp;REPT(&quot;,&quot;;[.O111]&lt;&gt;&quot;&quot;)" office:value-type="string" office:string-value="#40," calcext:value-type="string">
            <text:p>#40,</text:p>
          </table:table-cell>
          <table:table-cell table:formula="of:=&quot;#&quot;&amp;DEC2HEX([.G111];2)&amp;REPT(&quot;,&quot;;[.P111]&lt;&gt;&quot;&quot;)" office:value-type="string" office:string-value="#48," calcext:value-type="string">
            <text:p>#48,</text:p>
          </table:table-cell>
          <table:table-cell table:formula="of:=&quot;#&quot;&amp;DEC2HEX([.H111];2)&amp;REPT(&quot;,&quot;;[.Q111]&lt;&gt;&quot;&quot;)" office:value-type="string" office:string-value="#50," calcext:value-type="string">
            <text:p>#50,</text:p>
          </table:table-cell>
          <table:table-cell table:formula="of:=&quot;#&quot;&amp;DEC2HEX([.I111];2)&amp;REPT(&quot;,&quot;;[.R111]&lt;&gt;&quot;&quot;)" office:value-type="string" office:string-value="#59," calcext:value-type="string">
            <text:p>#59,</text:p>
          </table:table-cell>
          <table:table-cell table:formula="of:=&quot;#&quot;&amp;DEC2HEX([.J111];2)&amp;REPT(&quot;,&quot;;[.S111]&lt;&gt;&quot;&quot;)" office:value-type="string" office:string-value="#62," calcext:value-type="string">
            <text:p>#62,</text:p>
          </table:table-cell>
          <table:table-cell table:formula="of:=&quot;#&quot;&amp;DEC2HEX([.K111];2)&amp;REPT(&quot;,&quot;;[.T111]&lt;&gt;&quot;&quot;)" office:value-type="string" office:string-value="#6B" calcext:value-type="string">
            <text:p>#6B</text:p>
          </table:table-cell>
        </table:table-row>
        <table:table-row table:style-name="ro1">
          <table:table-cell table:formula="of:=MOD(INT((ROW([.A112])-[.$A$1])/[.A$2]);8)" office:value-type="float" office:value="4" calcext:value-type="float">
            <text:p>4</text:p>
          </table:table-cell>
          <table:table-cell table:formula="of:=MOD(INT((ROW([.B112])-[.$A$1])/[.B$2]);8)" office:value-type="float" office:value="5" calcext:value-type="float">
            <text:p>5</text:p>
          </table:table-cell>
          <table:table-cell table:formula="of:=MOD(INT((ROW([.C112])-[.$A$1])/[.C$2]);8)" office:value-type="float" office:value="1" calcext:value-type="float">
            <text:p>1</text:p>
          </table:table-cell>
          <table:table-cell table:formula="of:=((([.$A112]-[.D$2])&gt;0)*([.$A112]-[.D$2]))*[.$A$2]+((([.$B112]-[.D$2])&gt;0)*([.$B112]-[.D$2]))*[.$B$2]+[.$C112]*[.$C$2]" office:value-type="float" office:value="64" calcext:value-type="float">
            <text:p>64</text:p>
          </table:table-cell>
          <table:table-cell table:formula="of:=((([.$A112]-[.E$2])&gt;0)*([.$A112]-[.E$2]))*[.$A$2]+((([.$B112]-[.E$2])&gt;0)*([.$B112]-[.E$2]))*[.$B$2]+[.$C112]*[.$C$2]" office:value-type="float" office:value="64" calcext:value-type="float">
            <text:p>64</text:p>
          </table:table-cell>
          <table:table-cell table:formula="of:=((([.$A112]-[.F$2])&gt;0)*([.$A112]-[.F$2]))*[.$A$2]+((([.$B112]-[.F$2])&gt;0)*([.$B112]-[.F$2]))*[.$B$2]+[.$C112]*[.$C$2]" office:value-type="float" office:value="64" calcext:value-type="float">
            <text:p>64</text:p>
          </table:table-cell>
          <table:table-cell table:formula="of:=((([.$A112]-[.G$2])&gt;0)*([.$A112]-[.G$2]))*[.$A$2]+((([.$B112]-[.G$2])&gt;0)*([.$B112]-[.G$2]))*[.$B$2]+[.$C112]*[.$C$2]" office:value-type="float" office:value="72" calcext:value-type="float">
            <text:p>72</text:p>
          </table:table-cell>
          <table:table-cell table:formula="of:=((([.$A112]-[.H$2])&gt;0)*([.$A112]-[.H$2]))*[.$A$2]+((([.$B112]-[.H$2])&gt;0)*([.$B112]-[.H$2]))*[.$B$2]+[.$C112]*[.$C$2]" office:value-type="float" office:value="81" calcext:value-type="float">
            <text:p>81</text:p>
          </table:table-cell>
          <table:table-cell table:formula="of:=((([.$A112]-[.I$2])&gt;0)*([.$A112]-[.I$2]))*[.$A$2]+((([.$B112]-[.I$2])&gt;0)*([.$B112]-[.I$2]))*[.$B$2]+[.$C112]*[.$C$2]" office:value-type="float" office:value="90" calcext:value-type="float">
            <text:p>90</text:p>
          </table:table-cell>
          <table:table-cell table:formula="of:=((([.$A112]-[.J$2])&gt;0)*([.$A112]-[.J$2]))*[.$A$2]+((([.$B112]-[.J$2])&gt;0)*([.$B112]-[.J$2]))*[.$B$2]+[.$C112]*[.$C$2]" office:value-type="float" office:value="99" calcext:value-type="float">
            <text:p>99</text:p>
          </table:table-cell>
          <table:table-cell table:formula="of:=((([.$A112]-[.K$2])&gt;0)*([.$A112]-[.K$2]))*[.$A$2]+((([.$B112]-[.K$2])&gt;0)*([.$B112]-[.K$2]))*[.$B$2]+[.$C112]*[.$C$2]" office:value-type="float" office:value="108" calcext:value-type="float">
            <text:p>108</text:p>
          </table:table-cell>
          <table:table-cell table:formula="of:=&quot;#&quot;&amp;DEC2HEX([.D112];2)&amp;REPT(&quot;,&quot;;[.M112]&lt;&gt;&quot;&quot;)" office:value-type="string" office:string-value="#40," calcext:value-type="string">
            <text:p>#40,</text:p>
          </table:table-cell>
          <table:table-cell table:formula="of:=&quot;#&quot;&amp;DEC2HEX([.E112];2)&amp;REPT(&quot;,&quot;;[.N112]&lt;&gt;&quot;&quot;)" office:value-type="string" office:string-value="#40," calcext:value-type="string">
            <text:p>#40,</text:p>
          </table:table-cell>
          <table:table-cell table:formula="of:=&quot;#&quot;&amp;DEC2HEX([.F112];2)&amp;REPT(&quot;,&quot;;[.O112]&lt;&gt;&quot;&quot;)" office:value-type="string" office:string-value="#40," calcext:value-type="string">
            <text:p>#40,</text:p>
          </table:table-cell>
          <table:table-cell table:formula="of:=&quot;#&quot;&amp;DEC2HEX([.G112];2)&amp;REPT(&quot;,&quot;;[.P112]&lt;&gt;&quot;&quot;)" office:value-type="string" office:string-value="#48," calcext:value-type="string">
            <text:p>#48,</text:p>
          </table:table-cell>
          <table:table-cell table:formula="of:=&quot;#&quot;&amp;DEC2HEX([.H112];2)&amp;REPT(&quot;,&quot;;[.Q112]&lt;&gt;&quot;&quot;)" office:value-type="string" office:string-value="#51," calcext:value-type="string">
            <text:p>#51,</text:p>
          </table:table-cell>
          <table:table-cell table:formula="of:=&quot;#&quot;&amp;DEC2HEX([.I112];2)&amp;REPT(&quot;,&quot;;[.R112]&lt;&gt;&quot;&quot;)" office:value-type="string" office:string-value="#5A," calcext:value-type="string">
            <text:p>#5A,</text:p>
          </table:table-cell>
          <table:table-cell table:formula="of:=&quot;#&quot;&amp;DEC2HEX([.J112];2)&amp;REPT(&quot;,&quot;;[.S112]&lt;&gt;&quot;&quot;)" office:value-type="string" office:string-value="#63," calcext:value-type="string">
            <text:p>#63,</text:p>
          </table:table-cell>
          <table:table-cell table:formula="of:=&quot;#&quot;&amp;DEC2HEX([.K112];2)&amp;REPT(&quot;,&quot;;[.T112]&lt;&gt;&quot;&quot;)" office:value-type="string" office:string-value="#6C" calcext:value-type="string">
            <text:p>#6C</text:p>
          </table:table-cell>
        </table:table-row>
        <table:table-row table:style-name="ro1">
          <table:table-cell table:formula="of:=MOD(INT((ROW([.A113])-[.$A$1])/[.A$2]);8)" office:value-type="float" office:value="5" calcext:value-type="float">
            <text:p>5</text:p>
          </table:table-cell>
          <table:table-cell table:formula="of:=MOD(INT((ROW([.B113])-[.$A$1])/[.B$2]);8)" office:value-type="float" office:value="5" calcext:value-type="float">
            <text:p>5</text:p>
          </table:table-cell>
          <table:table-cell table:formula="of:=MOD(INT((ROW([.C113])-[.$A$1])/[.C$2]);8)" office:value-type="float" office:value="1" calcext:value-type="float">
            <text:p>1</text:p>
          </table:table-cell>
          <table:table-cell table:formula="of:=((([.$A113]-[.D$2])&gt;0)*([.$A113]-[.D$2]))*[.$A$2]+((([.$B113]-[.D$2])&gt;0)*([.$B113]-[.D$2]))*[.$B$2]+[.$C113]*[.$C$2]" office:value-type="float" office:value="64" calcext:value-type="float">
            <text:p>64</text:p>
          </table:table-cell>
          <table:table-cell table:formula="of:=((([.$A113]-[.E$2])&gt;0)*([.$A113]-[.E$2]))*[.$A$2]+((([.$B113]-[.E$2])&gt;0)*([.$B113]-[.E$2]))*[.$B$2]+[.$C113]*[.$C$2]" office:value-type="float" office:value="64" calcext:value-type="float">
            <text:p>64</text:p>
          </table:table-cell>
          <table:table-cell table:formula="of:=((([.$A113]-[.F$2])&gt;0)*([.$A113]-[.F$2]))*[.$A$2]+((([.$B113]-[.F$2])&gt;0)*([.$B113]-[.F$2]))*[.$B$2]+[.$C113]*[.$C$2]" office:value-type="float" office:value="64" calcext:value-type="float">
            <text:p>64</text:p>
          </table:table-cell>
          <table:table-cell table:formula="of:=((([.$A113]-[.G$2])&gt;0)*([.$A113]-[.G$2]))*[.$A$2]+((([.$B113]-[.G$2])&gt;0)*([.$B113]-[.G$2]))*[.$B$2]+[.$C113]*[.$C$2]" office:value-type="float" office:value="73" calcext:value-type="float">
            <text:p>73</text:p>
          </table:table-cell>
          <table:table-cell table:formula="of:=((([.$A113]-[.H$2])&gt;0)*([.$A113]-[.H$2]))*[.$A$2]+((([.$B113]-[.H$2])&gt;0)*([.$B113]-[.H$2]))*[.$B$2]+[.$C113]*[.$C$2]" office:value-type="float" office:value="82" calcext:value-type="float">
            <text:p>82</text:p>
          </table:table-cell>
          <table:table-cell table:formula="of:=((([.$A113]-[.I$2])&gt;0)*([.$A113]-[.I$2]))*[.$A$2]+((([.$B113]-[.I$2])&gt;0)*([.$B113]-[.I$2]))*[.$B$2]+[.$C113]*[.$C$2]" office:value-type="float" office:value="91" calcext:value-type="float">
            <text:p>91</text:p>
          </table:table-cell>
          <table:table-cell table:formula="of:=((([.$A113]-[.J$2])&gt;0)*([.$A113]-[.J$2]))*[.$A$2]+((([.$B113]-[.J$2])&gt;0)*([.$B113]-[.J$2]))*[.$B$2]+[.$C113]*[.$C$2]" office:value-type="float" office:value="100" calcext:value-type="float">
            <text:p>100</text:p>
          </table:table-cell>
          <table:table-cell table:formula="of:=((([.$A113]-[.K$2])&gt;0)*([.$A113]-[.K$2]))*[.$A$2]+((([.$B113]-[.K$2])&gt;0)*([.$B113]-[.K$2]))*[.$B$2]+[.$C113]*[.$C$2]" office:value-type="float" office:value="109" calcext:value-type="float">
            <text:p>109</text:p>
          </table:table-cell>
          <table:table-cell table:formula="of:=&quot;#&quot;&amp;DEC2HEX([.D113];2)&amp;REPT(&quot;,&quot;;[.M113]&lt;&gt;&quot;&quot;)" office:value-type="string" office:string-value="#40," calcext:value-type="string">
            <text:p>#40,</text:p>
          </table:table-cell>
          <table:table-cell table:formula="of:=&quot;#&quot;&amp;DEC2HEX([.E113];2)&amp;REPT(&quot;,&quot;;[.N113]&lt;&gt;&quot;&quot;)" office:value-type="string" office:string-value="#40," calcext:value-type="string">
            <text:p>#40,</text:p>
          </table:table-cell>
          <table:table-cell table:formula="of:=&quot;#&quot;&amp;DEC2HEX([.F113];2)&amp;REPT(&quot;,&quot;;[.O113]&lt;&gt;&quot;&quot;)" office:value-type="string" office:string-value="#40," calcext:value-type="string">
            <text:p>#40,</text:p>
          </table:table-cell>
          <table:table-cell table:formula="of:=&quot;#&quot;&amp;DEC2HEX([.G113];2)&amp;REPT(&quot;,&quot;;[.P113]&lt;&gt;&quot;&quot;)" office:value-type="string" office:string-value="#49," calcext:value-type="string">
            <text:p>#49,</text:p>
          </table:table-cell>
          <table:table-cell table:formula="of:=&quot;#&quot;&amp;DEC2HEX([.H113];2)&amp;REPT(&quot;,&quot;;[.Q113]&lt;&gt;&quot;&quot;)" office:value-type="string" office:string-value="#52," calcext:value-type="string">
            <text:p>#52,</text:p>
          </table:table-cell>
          <table:table-cell table:formula="of:=&quot;#&quot;&amp;DEC2HEX([.I113];2)&amp;REPT(&quot;,&quot;;[.R113]&lt;&gt;&quot;&quot;)" office:value-type="string" office:string-value="#5B," calcext:value-type="string">
            <text:p>#5B,</text:p>
          </table:table-cell>
          <table:table-cell table:formula="of:=&quot;#&quot;&amp;DEC2HEX([.J113];2)&amp;REPT(&quot;,&quot;;[.S113]&lt;&gt;&quot;&quot;)" office:value-type="string" office:string-value="#64," calcext:value-type="string">
            <text:p>#64,</text:p>
          </table:table-cell>
          <table:table-cell table:formula="of:=&quot;#&quot;&amp;DEC2HEX([.K113];2)&amp;REPT(&quot;,&quot;;[.T113]&lt;&gt;&quot;&quot;)" office:value-type="string" office:string-value="#6D" calcext:value-type="string">
            <text:p>#6D</text:p>
          </table:table-cell>
        </table:table-row>
        <table:table-row table:style-name="ro1">
          <table:table-cell table:formula="of:=MOD(INT((ROW([.A114])-[.$A$1])/[.A$2]);8)" office:value-type="float" office:value="6" calcext:value-type="float">
            <text:p>6</text:p>
          </table:table-cell>
          <table:table-cell table:formula="of:=MOD(INT((ROW([.B114])-[.$A$1])/[.B$2]);8)" office:value-type="float" office:value="5" calcext:value-type="float">
            <text:p>5</text:p>
          </table:table-cell>
          <table:table-cell table:formula="of:=MOD(INT((ROW([.C114])-[.$A$1])/[.C$2]);8)" office:value-type="float" office:value="1" calcext:value-type="float">
            <text:p>1</text:p>
          </table:table-cell>
          <table:table-cell table:formula="of:=((([.$A114]-[.D$2])&gt;0)*([.$A114]-[.D$2]))*[.$A$2]+((([.$B114]-[.D$2])&gt;0)*([.$B114]-[.D$2]))*[.$B$2]+[.$C114]*[.$C$2]" office:value-type="float" office:value="64" calcext:value-type="float">
            <text:p>64</text:p>
          </table:table-cell>
          <table:table-cell table:formula="of:=((([.$A114]-[.E$2])&gt;0)*([.$A114]-[.E$2]))*[.$A$2]+((([.$B114]-[.E$2])&gt;0)*([.$B114]-[.E$2]))*[.$B$2]+[.$C114]*[.$C$2]" office:value-type="float" office:value="64" calcext:value-type="float">
            <text:p>64</text:p>
          </table:table-cell>
          <table:table-cell table:formula="of:=((([.$A114]-[.F$2])&gt;0)*([.$A114]-[.F$2]))*[.$A$2]+((([.$B114]-[.F$2])&gt;0)*([.$B114]-[.F$2]))*[.$B$2]+[.$C114]*[.$C$2]" office:value-type="float" office:value="65" calcext:value-type="float">
            <text:p>65</text:p>
          </table:table-cell>
          <table:table-cell table:formula="of:=((([.$A114]-[.G$2])&gt;0)*([.$A114]-[.G$2]))*[.$A$2]+((([.$B114]-[.G$2])&gt;0)*([.$B114]-[.G$2]))*[.$B$2]+[.$C114]*[.$C$2]" office:value-type="float" office:value="74" calcext:value-type="float">
            <text:p>74</text:p>
          </table:table-cell>
          <table:table-cell table:formula="of:=((([.$A114]-[.H$2])&gt;0)*([.$A114]-[.H$2]))*[.$A$2]+((([.$B114]-[.H$2])&gt;0)*([.$B114]-[.H$2]))*[.$B$2]+[.$C114]*[.$C$2]" office:value-type="float" office:value="83" calcext:value-type="float">
            <text:p>83</text:p>
          </table:table-cell>
          <table:table-cell table:formula="of:=((([.$A114]-[.I$2])&gt;0)*([.$A114]-[.I$2]))*[.$A$2]+((([.$B114]-[.I$2])&gt;0)*([.$B114]-[.I$2]))*[.$B$2]+[.$C114]*[.$C$2]" office:value-type="float" office:value="92" calcext:value-type="float">
            <text:p>92</text:p>
          </table:table-cell>
          <table:table-cell table:formula="of:=((([.$A114]-[.J$2])&gt;0)*([.$A114]-[.J$2]))*[.$A$2]+((([.$B114]-[.J$2])&gt;0)*([.$B114]-[.J$2]))*[.$B$2]+[.$C114]*[.$C$2]" office:value-type="float" office:value="101" calcext:value-type="float">
            <text:p>101</text:p>
          </table:table-cell>
          <table:table-cell table:formula="of:=((([.$A114]-[.K$2])&gt;0)*([.$A114]-[.K$2]))*[.$A$2]+((([.$B114]-[.K$2])&gt;0)*([.$B114]-[.K$2]))*[.$B$2]+[.$C114]*[.$C$2]" office:value-type="float" office:value="110" calcext:value-type="float">
            <text:p>110</text:p>
          </table:table-cell>
          <table:table-cell table:formula="of:=&quot;#&quot;&amp;DEC2HEX([.D114];2)&amp;REPT(&quot;,&quot;;[.M114]&lt;&gt;&quot;&quot;)" office:value-type="string" office:string-value="#40," calcext:value-type="string">
            <text:p>#40,</text:p>
          </table:table-cell>
          <table:table-cell table:formula="of:=&quot;#&quot;&amp;DEC2HEX([.E114];2)&amp;REPT(&quot;,&quot;;[.N114]&lt;&gt;&quot;&quot;)" office:value-type="string" office:string-value="#40," calcext:value-type="string">
            <text:p>#40,</text:p>
          </table:table-cell>
          <table:table-cell table:formula="of:=&quot;#&quot;&amp;DEC2HEX([.F114];2)&amp;REPT(&quot;,&quot;;[.O114]&lt;&gt;&quot;&quot;)" office:value-type="string" office:string-value="#41," calcext:value-type="string">
            <text:p>#41,</text:p>
          </table:table-cell>
          <table:table-cell table:formula="of:=&quot;#&quot;&amp;DEC2HEX([.G114];2)&amp;REPT(&quot;,&quot;;[.P114]&lt;&gt;&quot;&quot;)" office:value-type="string" office:string-value="#4A," calcext:value-type="string">
            <text:p>#4A,</text:p>
          </table:table-cell>
          <table:table-cell table:formula="of:=&quot;#&quot;&amp;DEC2HEX([.H114];2)&amp;REPT(&quot;,&quot;;[.Q114]&lt;&gt;&quot;&quot;)" office:value-type="string" office:string-value="#53," calcext:value-type="string">
            <text:p>#53,</text:p>
          </table:table-cell>
          <table:table-cell table:formula="of:=&quot;#&quot;&amp;DEC2HEX([.I114];2)&amp;REPT(&quot;,&quot;;[.R114]&lt;&gt;&quot;&quot;)" office:value-type="string" office:string-value="#5C," calcext:value-type="string">
            <text:p>#5C,</text:p>
          </table:table-cell>
          <table:table-cell table:formula="of:=&quot;#&quot;&amp;DEC2HEX([.J114];2)&amp;REPT(&quot;,&quot;;[.S114]&lt;&gt;&quot;&quot;)" office:value-type="string" office:string-value="#65," calcext:value-type="string">
            <text:p>#65,</text:p>
          </table:table-cell>
          <table:table-cell table:formula="of:=&quot;#&quot;&amp;DEC2HEX([.K114];2)&amp;REPT(&quot;,&quot;;[.T114]&lt;&gt;&quot;&quot;)" office:value-type="string" office:string-value="#6E" calcext:value-type="string">
            <text:p>#6E</text:p>
          </table:table-cell>
        </table:table-row>
        <table:table-row table:style-name="ro1">
          <table:table-cell table:formula="of:=MOD(INT((ROW([.A115])-[.$A$1])/[.A$2]);8)" office:value-type="float" office:value="7" calcext:value-type="float">
            <text:p>7</text:p>
          </table:table-cell>
          <table:table-cell table:formula="of:=MOD(INT((ROW([.B115])-[.$A$1])/[.B$2]);8)" office:value-type="float" office:value="5" calcext:value-type="float">
            <text:p>5</text:p>
          </table:table-cell>
          <table:table-cell table:formula="of:=MOD(INT((ROW([.C115])-[.$A$1])/[.C$2]);8)" office:value-type="float" office:value="1" calcext:value-type="float">
            <text:p>1</text:p>
          </table:table-cell>
          <table:table-cell table:formula="of:=((([.$A115]-[.D$2])&gt;0)*([.$A115]-[.D$2]))*[.$A$2]+((([.$B115]-[.D$2])&gt;0)*([.$B115]-[.D$2]))*[.$B$2]+[.$C115]*[.$C$2]" office:value-type="float" office:value="64" calcext:value-type="float">
            <text:p>64</text:p>
          </table:table-cell>
          <table:table-cell table:formula="of:=((([.$A115]-[.E$2])&gt;0)*([.$A115]-[.E$2]))*[.$A$2]+((([.$B115]-[.E$2])&gt;0)*([.$B115]-[.E$2]))*[.$B$2]+[.$C115]*[.$C$2]" office:value-type="float" office:value="65" calcext:value-type="float">
            <text:p>65</text:p>
          </table:table-cell>
          <table:table-cell table:formula="of:=((([.$A115]-[.F$2])&gt;0)*([.$A115]-[.F$2]))*[.$A$2]+((([.$B115]-[.F$2])&gt;0)*([.$B115]-[.F$2]))*[.$B$2]+[.$C115]*[.$C$2]" office:value-type="float" office:value="66" calcext:value-type="float">
            <text:p>66</text:p>
          </table:table-cell>
          <table:table-cell table:formula="of:=((([.$A115]-[.G$2])&gt;0)*([.$A115]-[.G$2]))*[.$A$2]+((([.$B115]-[.G$2])&gt;0)*([.$B115]-[.G$2]))*[.$B$2]+[.$C115]*[.$C$2]" office:value-type="float" office:value="75" calcext:value-type="float">
            <text:p>75</text:p>
          </table:table-cell>
          <table:table-cell table:formula="of:=((([.$A115]-[.H$2])&gt;0)*([.$A115]-[.H$2]))*[.$A$2]+((([.$B115]-[.H$2])&gt;0)*([.$B115]-[.H$2]))*[.$B$2]+[.$C115]*[.$C$2]" office:value-type="float" office:value="84" calcext:value-type="float">
            <text:p>84</text:p>
          </table:table-cell>
          <table:table-cell table:formula="of:=((([.$A115]-[.I$2])&gt;0)*([.$A115]-[.I$2]))*[.$A$2]+((([.$B115]-[.I$2])&gt;0)*([.$B115]-[.I$2]))*[.$B$2]+[.$C115]*[.$C$2]" office:value-type="float" office:value="93" calcext:value-type="float">
            <text:p>93</text:p>
          </table:table-cell>
          <table:table-cell table:formula="of:=((([.$A115]-[.J$2])&gt;0)*([.$A115]-[.J$2]))*[.$A$2]+((([.$B115]-[.J$2])&gt;0)*([.$B115]-[.J$2]))*[.$B$2]+[.$C115]*[.$C$2]" office:value-type="float" office:value="102" calcext:value-type="float">
            <text:p>102</text:p>
          </table:table-cell>
          <table:table-cell table:formula="of:=((([.$A115]-[.K$2])&gt;0)*([.$A115]-[.K$2]))*[.$A$2]+((([.$B115]-[.K$2])&gt;0)*([.$B115]-[.K$2]))*[.$B$2]+[.$C115]*[.$C$2]" office:value-type="float" office:value="111" calcext:value-type="float">
            <text:p>111</text:p>
          </table:table-cell>
          <table:table-cell table:formula="of:=&quot;#&quot;&amp;DEC2HEX([.D115];2)&amp;REPT(&quot;,&quot;;[.M115]&lt;&gt;&quot;&quot;)" office:value-type="string" office:string-value="#40," calcext:value-type="string">
            <text:p>#40,</text:p>
          </table:table-cell>
          <table:table-cell table:formula="of:=&quot;#&quot;&amp;DEC2HEX([.E115];2)&amp;REPT(&quot;,&quot;;[.N115]&lt;&gt;&quot;&quot;)" office:value-type="string" office:string-value="#41," calcext:value-type="string">
            <text:p>#41,</text:p>
          </table:table-cell>
          <table:table-cell table:formula="of:=&quot;#&quot;&amp;DEC2HEX([.F115];2)&amp;REPT(&quot;,&quot;;[.O115]&lt;&gt;&quot;&quot;)" office:value-type="string" office:string-value="#42," calcext:value-type="string">
            <text:p>#42,</text:p>
          </table:table-cell>
          <table:table-cell table:formula="of:=&quot;#&quot;&amp;DEC2HEX([.G115];2)&amp;REPT(&quot;,&quot;;[.P115]&lt;&gt;&quot;&quot;)" office:value-type="string" office:string-value="#4B," calcext:value-type="string">
            <text:p>#4B,</text:p>
          </table:table-cell>
          <table:table-cell table:formula="of:=&quot;#&quot;&amp;DEC2HEX([.H115];2)&amp;REPT(&quot;,&quot;;[.Q115]&lt;&gt;&quot;&quot;)" office:value-type="string" office:string-value="#54," calcext:value-type="string">
            <text:p>#54,</text:p>
          </table:table-cell>
          <table:table-cell table:formula="of:=&quot;#&quot;&amp;DEC2HEX([.I115];2)&amp;REPT(&quot;,&quot;;[.R115]&lt;&gt;&quot;&quot;)" office:value-type="string" office:string-value="#5D," calcext:value-type="string">
            <text:p>#5D,</text:p>
          </table:table-cell>
          <table:table-cell table:formula="of:=&quot;#&quot;&amp;DEC2HEX([.J115];2)&amp;REPT(&quot;,&quot;;[.S115]&lt;&gt;&quot;&quot;)" office:value-type="string" office:string-value="#66," calcext:value-type="string">
            <text:p>#66,</text:p>
          </table:table-cell>
          <table:table-cell table:formula="of:=&quot;#&quot;&amp;DEC2HEX([.K115];2)&amp;REPT(&quot;,&quot;;[.T115]&lt;&gt;&quot;&quot;)" office:value-type="string" office:string-value="#6F" calcext:value-type="string">
            <text:p>#6F</text:p>
          </table:table-cell>
        </table:table-row>
        <table:table-row table:style-name="ro1">
          <table:table-cell table:formula="of:=MOD(INT((ROW([.A116])-[.$A$1])/[.A$2]);8)" office:value-type="float" office:value="0" calcext:value-type="float">
            <text:p>0</text:p>
          </table:table-cell>
          <table:table-cell table:formula="of:=MOD(INT((ROW([.B116])-[.$A$1])/[.B$2]);8)" office:value-type="float" office:value="6" calcext:value-type="float">
            <text:p>6</text:p>
          </table:table-cell>
          <table:table-cell table:formula="of:=MOD(INT((ROW([.C116])-[.$A$1])/[.C$2]);8)" office:value-type="float" office:value="1" calcext:value-type="float">
            <text:p>1</text:p>
          </table:table-cell>
          <table:table-cell table:formula="of:=((([.$A116]-[.D$2])&gt;0)*([.$A116]-[.D$2]))*[.$A$2]+((([.$B116]-[.D$2])&gt;0)*([.$B116]-[.D$2]))*[.$B$2]+[.$C116]*[.$C$2]" office:value-type="float" office:value="64" calcext:value-type="float">
            <text:p>64</text:p>
          </table:table-cell>
          <table:table-cell table:formula="of:=((([.$A116]-[.E$2])&gt;0)*([.$A116]-[.E$2]))*[.$A$2]+((([.$B116]-[.E$2])&gt;0)*([.$B116]-[.E$2]))*[.$B$2]+[.$C116]*[.$C$2]" office:value-type="float" office:value="64" calcext:value-type="float">
            <text:p>64</text:p>
          </table:table-cell>
          <table:table-cell table:formula="of:=((([.$A116]-[.F$2])&gt;0)*([.$A116]-[.F$2]))*[.$A$2]+((([.$B116]-[.F$2])&gt;0)*([.$B116]-[.F$2]))*[.$B$2]+[.$C116]*[.$C$2]" office:value-type="float" office:value="72" calcext:value-type="float">
            <text:p>72</text:p>
          </table:table-cell>
          <table:table-cell table:formula="of:=((([.$A116]-[.G$2])&gt;0)*([.$A116]-[.G$2]))*[.$A$2]+((([.$B116]-[.G$2])&gt;0)*([.$B116]-[.G$2]))*[.$B$2]+[.$C116]*[.$C$2]" office:value-type="float" office:value="80" calcext:value-type="float">
            <text:p>80</text:p>
          </table:table-cell>
          <table:table-cell table:formula="of:=((([.$A116]-[.H$2])&gt;0)*([.$A116]-[.H$2]))*[.$A$2]+((([.$B116]-[.H$2])&gt;0)*([.$B116]-[.H$2]))*[.$B$2]+[.$C116]*[.$C$2]" office:value-type="float" office:value="88" calcext:value-type="float">
            <text:p>88</text:p>
          </table:table-cell>
          <table:table-cell table:formula="of:=((([.$A116]-[.I$2])&gt;0)*([.$A116]-[.I$2]))*[.$A$2]+((([.$B116]-[.I$2])&gt;0)*([.$B116]-[.I$2]))*[.$B$2]+[.$C116]*[.$C$2]" office:value-type="float" office:value="96" calcext:value-type="float">
            <text:p>96</text:p>
          </table:table-cell>
          <table:table-cell table:formula="of:=((([.$A116]-[.J$2])&gt;0)*([.$A116]-[.J$2]))*[.$A$2]+((([.$B116]-[.J$2])&gt;0)*([.$B116]-[.J$2]))*[.$B$2]+[.$C116]*[.$C$2]" office:value-type="float" office:value="104" calcext:value-type="float">
            <text:p>104</text:p>
          </table:table-cell>
          <table:table-cell table:formula="of:=((([.$A116]-[.K$2])&gt;0)*([.$A116]-[.K$2]))*[.$A$2]+((([.$B116]-[.K$2])&gt;0)*([.$B116]-[.K$2]))*[.$B$2]+[.$C116]*[.$C$2]" office:value-type="float" office:value="112" calcext:value-type="float">
            <text:p>112</text:p>
          </table:table-cell>
          <table:table-cell table:formula="of:=&quot;#&quot;&amp;DEC2HEX([.D116];2)&amp;REPT(&quot;,&quot;;[.M116]&lt;&gt;&quot;&quot;)" office:value-type="string" office:string-value="#40," calcext:value-type="string">
            <text:p>#40,</text:p>
          </table:table-cell>
          <table:table-cell table:formula="of:=&quot;#&quot;&amp;DEC2HEX([.E116];2)&amp;REPT(&quot;,&quot;;[.N116]&lt;&gt;&quot;&quot;)" office:value-type="string" office:string-value="#40," calcext:value-type="string">
            <text:p>#40,</text:p>
          </table:table-cell>
          <table:table-cell table:formula="of:=&quot;#&quot;&amp;DEC2HEX([.F116];2)&amp;REPT(&quot;,&quot;;[.O116]&lt;&gt;&quot;&quot;)" office:value-type="string" office:string-value="#48," calcext:value-type="string">
            <text:p>#48,</text:p>
          </table:table-cell>
          <table:table-cell table:formula="of:=&quot;#&quot;&amp;DEC2HEX([.G116];2)&amp;REPT(&quot;,&quot;;[.P116]&lt;&gt;&quot;&quot;)" office:value-type="string" office:string-value="#50," calcext:value-type="string">
            <text:p>#50,</text:p>
          </table:table-cell>
          <table:table-cell table:formula="of:=&quot;#&quot;&amp;DEC2HEX([.H116];2)&amp;REPT(&quot;,&quot;;[.Q116]&lt;&gt;&quot;&quot;)" office:value-type="string" office:string-value="#58," calcext:value-type="string">
            <text:p>#58,</text:p>
          </table:table-cell>
          <table:table-cell table:formula="of:=&quot;#&quot;&amp;DEC2HEX([.I116];2)&amp;REPT(&quot;,&quot;;[.R116]&lt;&gt;&quot;&quot;)" office:value-type="string" office:string-value="#60," calcext:value-type="string">
            <text:p>#60,</text:p>
          </table:table-cell>
          <table:table-cell table:formula="of:=&quot;#&quot;&amp;DEC2HEX([.J116];2)&amp;REPT(&quot;,&quot;;[.S116]&lt;&gt;&quot;&quot;)" office:value-type="string" office:string-value="#68," calcext:value-type="string">
            <text:p>#68,</text:p>
          </table:table-cell>
          <table:table-cell table:formula="of:=&quot;#&quot;&amp;DEC2HEX([.K116];2)&amp;REPT(&quot;,&quot;;[.T116]&lt;&gt;&quot;&quot;)" office:value-type="string" office:string-value="#70" calcext:value-type="string">
            <text:p>#70</text:p>
          </table:table-cell>
        </table:table-row>
        <table:table-row table:style-name="ro1">
          <table:table-cell table:formula="of:=MOD(INT((ROW([.A117])-[.$A$1])/[.A$2]);8)" office:value-type="float" office:value="1" calcext:value-type="float">
            <text:p>1</text:p>
          </table:table-cell>
          <table:table-cell table:formula="of:=MOD(INT((ROW([.B117])-[.$A$1])/[.B$2]);8)" office:value-type="float" office:value="6" calcext:value-type="float">
            <text:p>6</text:p>
          </table:table-cell>
          <table:table-cell table:formula="of:=MOD(INT((ROW([.C117])-[.$A$1])/[.C$2]);8)" office:value-type="float" office:value="1" calcext:value-type="float">
            <text:p>1</text:p>
          </table:table-cell>
          <table:table-cell table:formula="of:=((([.$A117]-[.D$2])&gt;0)*([.$A117]-[.D$2]))*[.$A$2]+((([.$B117]-[.D$2])&gt;0)*([.$B117]-[.D$2]))*[.$B$2]+[.$C117]*[.$C$2]" office:value-type="float" office:value="64" calcext:value-type="float">
            <text:p>64</text:p>
          </table:table-cell>
          <table:table-cell table:formula="of:=((([.$A117]-[.E$2])&gt;0)*([.$A117]-[.E$2]))*[.$A$2]+((([.$B117]-[.E$2])&gt;0)*([.$B117]-[.E$2]))*[.$B$2]+[.$C117]*[.$C$2]" office:value-type="float" office:value="64" calcext:value-type="float">
            <text:p>64</text:p>
          </table:table-cell>
          <table:table-cell table:formula="of:=((([.$A117]-[.F$2])&gt;0)*([.$A117]-[.F$2]))*[.$A$2]+((([.$B117]-[.F$2])&gt;0)*([.$B117]-[.F$2]))*[.$B$2]+[.$C117]*[.$C$2]" office:value-type="float" office:value="72" calcext:value-type="float">
            <text:p>72</text:p>
          </table:table-cell>
          <table:table-cell table:formula="of:=((([.$A117]-[.G$2])&gt;0)*([.$A117]-[.G$2]))*[.$A$2]+((([.$B117]-[.G$2])&gt;0)*([.$B117]-[.G$2]))*[.$B$2]+[.$C117]*[.$C$2]" office:value-type="float" office:value="80" calcext:value-type="float">
            <text:p>80</text:p>
          </table:table-cell>
          <table:table-cell table:formula="of:=((([.$A117]-[.H$2])&gt;0)*([.$A117]-[.H$2]))*[.$A$2]+((([.$B117]-[.H$2])&gt;0)*([.$B117]-[.H$2]))*[.$B$2]+[.$C117]*[.$C$2]" office:value-type="float" office:value="88" calcext:value-type="float">
            <text:p>88</text:p>
          </table:table-cell>
          <table:table-cell table:formula="of:=((([.$A117]-[.I$2])&gt;0)*([.$A117]-[.I$2]))*[.$A$2]+((([.$B117]-[.I$2])&gt;0)*([.$B117]-[.I$2]))*[.$B$2]+[.$C117]*[.$C$2]" office:value-type="float" office:value="96" calcext:value-type="float">
            <text:p>96</text:p>
          </table:table-cell>
          <table:table-cell table:formula="of:=((([.$A117]-[.J$2])&gt;0)*([.$A117]-[.J$2]))*[.$A$2]+((([.$B117]-[.J$2])&gt;0)*([.$B117]-[.J$2]))*[.$B$2]+[.$C117]*[.$C$2]" office:value-type="float" office:value="104" calcext:value-type="float">
            <text:p>104</text:p>
          </table:table-cell>
          <table:table-cell table:formula="of:=((([.$A117]-[.K$2])&gt;0)*([.$A117]-[.K$2]))*[.$A$2]+((([.$B117]-[.K$2])&gt;0)*([.$B117]-[.K$2]))*[.$B$2]+[.$C117]*[.$C$2]" office:value-type="float" office:value="113" calcext:value-type="float">
            <text:p>113</text:p>
          </table:table-cell>
          <table:table-cell table:formula="of:=&quot;#&quot;&amp;DEC2HEX([.D117];2)&amp;REPT(&quot;,&quot;;[.M117]&lt;&gt;&quot;&quot;)" office:value-type="string" office:string-value="#40," calcext:value-type="string">
            <text:p>#40,</text:p>
          </table:table-cell>
          <table:table-cell table:formula="of:=&quot;#&quot;&amp;DEC2HEX([.E117];2)&amp;REPT(&quot;,&quot;;[.N117]&lt;&gt;&quot;&quot;)" office:value-type="string" office:string-value="#40," calcext:value-type="string">
            <text:p>#40,</text:p>
          </table:table-cell>
          <table:table-cell table:formula="of:=&quot;#&quot;&amp;DEC2HEX([.F117];2)&amp;REPT(&quot;,&quot;;[.O117]&lt;&gt;&quot;&quot;)" office:value-type="string" office:string-value="#48," calcext:value-type="string">
            <text:p>#48,</text:p>
          </table:table-cell>
          <table:table-cell table:formula="of:=&quot;#&quot;&amp;DEC2HEX([.G117];2)&amp;REPT(&quot;,&quot;;[.P117]&lt;&gt;&quot;&quot;)" office:value-type="string" office:string-value="#50," calcext:value-type="string">
            <text:p>#50,</text:p>
          </table:table-cell>
          <table:table-cell table:formula="of:=&quot;#&quot;&amp;DEC2HEX([.H117];2)&amp;REPT(&quot;,&quot;;[.Q117]&lt;&gt;&quot;&quot;)" office:value-type="string" office:string-value="#58," calcext:value-type="string">
            <text:p>#58,</text:p>
          </table:table-cell>
          <table:table-cell table:formula="of:=&quot;#&quot;&amp;DEC2HEX([.I117];2)&amp;REPT(&quot;,&quot;;[.R117]&lt;&gt;&quot;&quot;)" office:value-type="string" office:string-value="#60," calcext:value-type="string">
            <text:p>#60,</text:p>
          </table:table-cell>
          <table:table-cell table:formula="of:=&quot;#&quot;&amp;DEC2HEX([.J117];2)&amp;REPT(&quot;,&quot;;[.S117]&lt;&gt;&quot;&quot;)" office:value-type="string" office:string-value="#68," calcext:value-type="string">
            <text:p>#68,</text:p>
          </table:table-cell>
          <table:table-cell table:formula="of:=&quot;#&quot;&amp;DEC2HEX([.K117];2)&amp;REPT(&quot;,&quot;;[.T117]&lt;&gt;&quot;&quot;)" office:value-type="string" office:string-value="#71" calcext:value-type="string">
            <text:p>#71</text:p>
          </table:table-cell>
        </table:table-row>
        <table:table-row table:style-name="ro1">
          <table:table-cell table:formula="of:=MOD(INT((ROW([.A118])-[.$A$1])/[.A$2]);8)" office:value-type="float" office:value="2" calcext:value-type="float">
            <text:p>2</text:p>
          </table:table-cell>
          <table:table-cell table:formula="of:=MOD(INT((ROW([.B118])-[.$A$1])/[.B$2]);8)" office:value-type="float" office:value="6" calcext:value-type="float">
            <text:p>6</text:p>
          </table:table-cell>
          <table:table-cell table:formula="of:=MOD(INT((ROW([.C118])-[.$A$1])/[.C$2]);8)" office:value-type="float" office:value="1" calcext:value-type="float">
            <text:p>1</text:p>
          </table:table-cell>
          <table:table-cell table:formula="of:=((([.$A118]-[.D$2])&gt;0)*([.$A118]-[.D$2]))*[.$A$2]+((([.$B118]-[.D$2])&gt;0)*([.$B118]-[.D$2]))*[.$B$2]+[.$C118]*[.$C$2]" office:value-type="float" office:value="64" calcext:value-type="float">
            <text:p>64</text:p>
          </table:table-cell>
          <table:table-cell table:formula="of:=((([.$A118]-[.E$2])&gt;0)*([.$A118]-[.E$2]))*[.$A$2]+((([.$B118]-[.E$2])&gt;0)*([.$B118]-[.E$2]))*[.$B$2]+[.$C118]*[.$C$2]" office:value-type="float" office:value="64" calcext:value-type="float">
            <text:p>64</text:p>
          </table:table-cell>
          <table:table-cell table:formula="of:=((([.$A118]-[.F$2])&gt;0)*([.$A118]-[.F$2]))*[.$A$2]+((([.$B118]-[.F$2])&gt;0)*([.$B118]-[.F$2]))*[.$B$2]+[.$C118]*[.$C$2]" office:value-type="float" office:value="72" calcext:value-type="float">
            <text:p>72</text:p>
          </table:table-cell>
          <table:table-cell table:formula="of:=((([.$A118]-[.G$2])&gt;0)*([.$A118]-[.G$2]))*[.$A$2]+((([.$B118]-[.G$2])&gt;0)*([.$B118]-[.G$2]))*[.$B$2]+[.$C118]*[.$C$2]" office:value-type="float" office:value="80" calcext:value-type="float">
            <text:p>80</text:p>
          </table:table-cell>
          <table:table-cell table:formula="of:=((([.$A118]-[.H$2])&gt;0)*([.$A118]-[.H$2]))*[.$A$2]+((([.$B118]-[.H$2])&gt;0)*([.$B118]-[.H$2]))*[.$B$2]+[.$C118]*[.$C$2]" office:value-type="float" office:value="88" calcext:value-type="float">
            <text:p>88</text:p>
          </table:table-cell>
          <table:table-cell table:formula="of:=((([.$A118]-[.I$2])&gt;0)*([.$A118]-[.I$2]))*[.$A$2]+((([.$B118]-[.I$2])&gt;0)*([.$B118]-[.I$2]))*[.$B$2]+[.$C118]*[.$C$2]" office:value-type="float" office:value="96" calcext:value-type="float">
            <text:p>96</text:p>
          </table:table-cell>
          <table:table-cell table:formula="of:=((([.$A118]-[.J$2])&gt;0)*([.$A118]-[.J$2]))*[.$A$2]+((([.$B118]-[.J$2])&gt;0)*([.$B118]-[.J$2]))*[.$B$2]+[.$C118]*[.$C$2]" office:value-type="float" office:value="105" calcext:value-type="float">
            <text:p>105</text:p>
          </table:table-cell>
          <table:table-cell table:formula="of:=((([.$A118]-[.K$2])&gt;0)*([.$A118]-[.K$2]))*[.$A$2]+((([.$B118]-[.K$2])&gt;0)*([.$B118]-[.K$2]))*[.$B$2]+[.$C118]*[.$C$2]" office:value-type="float" office:value="114" calcext:value-type="float">
            <text:p>114</text:p>
          </table:table-cell>
          <table:table-cell table:formula="of:=&quot;#&quot;&amp;DEC2HEX([.D118];2)&amp;REPT(&quot;,&quot;;[.M118]&lt;&gt;&quot;&quot;)" office:value-type="string" office:string-value="#40," calcext:value-type="string">
            <text:p>#40,</text:p>
          </table:table-cell>
          <table:table-cell table:formula="of:=&quot;#&quot;&amp;DEC2HEX([.E118];2)&amp;REPT(&quot;,&quot;;[.N118]&lt;&gt;&quot;&quot;)" office:value-type="string" office:string-value="#40," calcext:value-type="string">
            <text:p>#40,</text:p>
          </table:table-cell>
          <table:table-cell table:formula="of:=&quot;#&quot;&amp;DEC2HEX([.F118];2)&amp;REPT(&quot;,&quot;;[.O118]&lt;&gt;&quot;&quot;)" office:value-type="string" office:string-value="#48," calcext:value-type="string">
            <text:p>#48,</text:p>
          </table:table-cell>
          <table:table-cell table:formula="of:=&quot;#&quot;&amp;DEC2HEX([.G118];2)&amp;REPT(&quot;,&quot;;[.P118]&lt;&gt;&quot;&quot;)" office:value-type="string" office:string-value="#50," calcext:value-type="string">
            <text:p>#50,</text:p>
          </table:table-cell>
          <table:table-cell table:formula="of:=&quot;#&quot;&amp;DEC2HEX([.H118];2)&amp;REPT(&quot;,&quot;;[.Q118]&lt;&gt;&quot;&quot;)" office:value-type="string" office:string-value="#58," calcext:value-type="string">
            <text:p>#58,</text:p>
          </table:table-cell>
          <table:table-cell table:formula="of:=&quot;#&quot;&amp;DEC2HEX([.I118];2)&amp;REPT(&quot;,&quot;;[.R118]&lt;&gt;&quot;&quot;)" office:value-type="string" office:string-value="#60," calcext:value-type="string">
            <text:p>#60,</text:p>
          </table:table-cell>
          <table:table-cell table:formula="of:=&quot;#&quot;&amp;DEC2HEX([.J118];2)&amp;REPT(&quot;,&quot;;[.S118]&lt;&gt;&quot;&quot;)" office:value-type="string" office:string-value="#69," calcext:value-type="string">
            <text:p>#69,</text:p>
          </table:table-cell>
          <table:table-cell table:formula="of:=&quot;#&quot;&amp;DEC2HEX([.K118];2)&amp;REPT(&quot;,&quot;;[.T118]&lt;&gt;&quot;&quot;)" office:value-type="string" office:string-value="#72" calcext:value-type="string">
            <text:p>#72</text:p>
          </table:table-cell>
        </table:table-row>
        <table:table-row table:style-name="ro1">
          <table:table-cell table:formula="of:=MOD(INT((ROW([.A119])-[.$A$1])/[.A$2]);8)" office:value-type="float" office:value="3" calcext:value-type="float">
            <text:p>3</text:p>
          </table:table-cell>
          <table:table-cell table:formula="of:=MOD(INT((ROW([.B119])-[.$A$1])/[.B$2]);8)" office:value-type="float" office:value="6" calcext:value-type="float">
            <text:p>6</text:p>
          </table:table-cell>
          <table:table-cell table:formula="of:=MOD(INT((ROW([.C119])-[.$A$1])/[.C$2]);8)" office:value-type="float" office:value="1" calcext:value-type="float">
            <text:p>1</text:p>
          </table:table-cell>
          <table:table-cell table:formula="of:=((([.$A119]-[.D$2])&gt;0)*([.$A119]-[.D$2]))*[.$A$2]+((([.$B119]-[.D$2])&gt;0)*([.$B119]-[.D$2]))*[.$B$2]+[.$C119]*[.$C$2]" office:value-type="float" office:value="64" calcext:value-type="float">
            <text:p>64</text:p>
          </table:table-cell>
          <table:table-cell table:formula="of:=((([.$A119]-[.E$2])&gt;0)*([.$A119]-[.E$2]))*[.$A$2]+((([.$B119]-[.E$2])&gt;0)*([.$B119]-[.E$2]))*[.$B$2]+[.$C119]*[.$C$2]" office:value-type="float" office:value="64" calcext:value-type="float">
            <text:p>64</text:p>
          </table:table-cell>
          <table:table-cell table:formula="of:=((([.$A119]-[.F$2])&gt;0)*([.$A119]-[.F$2]))*[.$A$2]+((([.$B119]-[.F$2])&gt;0)*([.$B119]-[.F$2]))*[.$B$2]+[.$C119]*[.$C$2]" office:value-type="float" office:value="72" calcext:value-type="float">
            <text:p>72</text:p>
          </table:table-cell>
          <table:table-cell table:formula="of:=((([.$A119]-[.G$2])&gt;0)*([.$A119]-[.G$2]))*[.$A$2]+((([.$B119]-[.G$2])&gt;0)*([.$B119]-[.G$2]))*[.$B$2]+[.$C119]*[.$C$2]" office:value-type="float" office:value="80" calcext:value-type="float">
            <text:p>80</text:p>
          </table:table-cell>
          <table:table-cell table:formula="of:=((([.$A119]-[.H$2])&gt;0)*([.$A119]-[.H$2]))*[.$A$2]+((([.$B119]-[.H$2])&gt;0)*([.$B119]-[.H$2]))*[.$B$2]+[.$C119]*[.$C$2]" office:value-type="float" office:value="88" calcext:value-type="float">
            <text:p>88</text:p>
          </table:table-cell>
          <table:table-cell table:formula="of:=((([.$A119]-[.I$2])&gt;0)*([.$A119]-[.I$2]))*[.$A$2]+((([.$B119]-[.I$2])&gt;0)*([.$B119]-[.I$2]))*[.$B$2]+[.$C119]*[.$C$2]" office:value-type="float" office:value="97" calcext:value-type="float">
            <text:p>97</text:p>
          </table:table-cell>
          <table:table-cell table:formula="of:=((([.$A119]-[.J$2])&gt;0)*([.$A119]-[.J$2]))*[.$A$2]+((([.$B119]-[.J$2])&gt;0)*([.$B119]-[.J$2]))*[.$B$2]+[.$C119]*[.$C$2]" office:value-type="float" office:value="106" calcext:value-type="float">
            <text:p>106</text:p>
          </table:table-cell>
          <table:table-cell table:formula="of:=((([.$A119]-[.K$2])&gt;0)*([.$A119]-[.K$2]))*[.$A$2]+((([.$B119]-[.K$2])&gt;0)*([.$B119]-[.K$2]))*[.$B$2]+[.$C119]*[.$C$2]" office:value-type="float" office:value="115" calcext:value-type="float">
            <text:p>115</text:p>
          </table:table-cell>
          <table:table-cell table:formula="of:=&quot;#&quot;&amp;DEC2HEX([.D119];2)&amp;REPT(&quot;,&quot;;[.M119]&lt;&gt;&quot;&quot;)" office:value-type="string" office:string-value="#40," calcext:value-type="string">
            <text:p>#40,</text:p>
          </table:table-cell>
          <table:table-cell table:formula="of:=&quot;#&quot;&amp;DEC2HEX([.E119];2)&amp;REPT(&quot;,&quot;;[.N119]&lt;&gt;&quot;&quot;)" office:value-type="string" office:string-value="#40," calcext:value-type="string">
            <text:p>#40,</text:p>
          </table:table-cell>
          <table:table-cell table:formula="of:=&quot;#&quot;&amp;DEC2HEX([.F119];2)&amp;REPT(&quot;,&quot;;[.O119]&lt;&gt;&quot;&quot;)" office:value-type="string" office:string-value="#48," calcext:value-type="string">
            <text:p>#48,</text:p>
          </table:table-cell>
          <table:table-cell table:formula="of:=&quot;#&quot;&amp;DEC2HEX([.G119];2)&amp;REPT(&quot;,&quot;;[.P119]&lt;&gt;&quot;&quot;)" office:value-type="string" office:string-value="#50," calcext:value-type="string">
            <text:p>#50,</text:p>
          </table:table-cell>
          <table:table-cell table:formula="of:=&quot;#&quot;&amp;DEC2HEX([.H119];2)&amp;REPT(&quot;,&quot;;[.Q119]&lt;&gt;&quot;&quot;)" office:value-type="string" office:string-value="#58," calcext:value-type="string">
            <text:p>#58,</text:p>
          </table:table-cell>
          <table:table-cell table:formula="of:=&quot;#&quot;&amp;DEC2HEX([.I119];2)&amp;REPT(&quot;,&quot;;[.R119]&lt;&gt;&quot;&quot;)" office:value-type="string" office:string-value="#61," calcext:value-type="string">
            <text:p>#61,</text:p>
          </table:table-cell>
          <table:table-cell table:formula="of:=&quot;#&quot;&amp;DEC2HEX([.J119];2)&amp;REPT(&quot;,&quot;;[.S119]&lt;&gt;&quot;&quot;)" office:value-type="string" office:string-value="#6A," calcext:value-type="string">
            <text:p>#6A,</text:p>
          </table:table-cell>
          <table:table-cell table:formula="of:=&quot;#&quot;&amp;DEC2HEX([.K119];2)&amp;REPT(&quot;,&quot;;[.T119]&lt;&gt;&quot;&quot;)" office:value-type="string" office:string-value="#73" calcext:value-type="string">
            <text:p>#73</text:p>
          </table:table-cell>
        </table:table-row>
        <table:table-row table:style-name="ro1">
          <table:table-cell table:formula="of:=MOD(INT((ROW([.A120])-[.$A$1])/[.A$2]);8)" office:value-type="float" office:value="4" calcext:value-type="float">
            <text:p>4</text:p>
          </table:table-cell>
          <table:table-cell table:formula="of:=MOD(INT((ROW([.B120])-[.$A$1])/[.B$2]);8)" office:value-type="float" office:value="6" calcext:value-type="float">
            <text:p>6</text:p>
          </table:table-cell>
          <table:table-cell table:formula="of:=MOD(INT((ROW([.C120])-[.$A$1])/[.C$2]);8)" office:value-type="float" office:value="1" calcext:value-type="float">
            <text:p>1</text:p>
          </table:table-cell>
          <table:table-cell table:formula="of:=((([.$A120]-[.D$2])&gt;0)*([.$A120]-[.D$2]))*[.$A$2]+((([.$B120]-[.D$2])&gt;0)*([.$B120]-[.D$2]))*[.$B$2]+[.$C120]*[.$C$2]" office:value-type="float" office:value="64" calcext:value-type="float">
            <text:p>64</text:p>
          </table:table-cell>
          <table:table-cell table:formula="of:=((([.$A120]-[.E$2])&gt;0)*([.$A120]-[.E$2]))*[.$A$2]+((([.$B120]-[.E$2])&gt;0)*([.$B120]-[.E$2]))*[.$B$2]+[.$C120]*[.$C$2]" office:value-type="float" office:value="64" calcext:value-type="float">
            <text:p>64</text:p>
          </table:table-cell>
          <table:table-cell table:formula="of:=((([.$A120]-[.F$2])&gt;0)*([.$A120]-[.F$2]))*[.$A$2]+((([.$B120]-[.F$2])&gt;0)*([.$B120]-[.F$2]))*[.$B$2]+[.$C120]*[.$C$2]" office:value-type="float" office:value="72" calcext:value-type="float">
            <text:p>72</text:p>
          </table:table-cell>
          <table:table-cell table:formula="of:=((([.$A120]-[.G$2])&gt;0)*([.$A120]-[.G$2]))*[.$A$2]+((([.$B120]-[.G$2])&gt;0)*([.$B120]-[.G$2]))*[.$B$2]+[.$C120]*[.$C$2]" office:value-type="float" office:value="80" calcext:value-type="float">
            <text:p>80</text:p>
          </table:table-cell>
          <table:table-cell table:formula="of:=((([.$A120]-[.H$2])&gt;0)*([.$A120]-[.H$2]))*[.$A$2]+((([.$B120]-[.H$2])&gt;0)*([.$B120]-[.H$2]))*[.$B$2]+[.$C120]*[.$C$2]" office:value-type="float" office:value="89" calcext:value-type="float">
            <text:p>89</text:p>
          </table:table-cell>
          <table:table-cell table:formula="of:=((([.$A120]-[.I$2])&gt;0)*([.$A120]-[.I$2]))*[.$A$2]+((([.$B120]-[.I$2])&gt;0)*([.$B120]-[.I$2]))*[.$B$2]+[.$C120]*[.$C$2]" office:value-type="float" office:value="98" calcext:value-type="float">
            <text:p>98</text:p>
          </table:table-cell>
          <table:table-cell table:formula="of:=((([.$A120]-[.J$2])&gt;0)*([.$A120]-[.J$2]))*[.$A$2]+((([.$B120]-[.J$2])&gt;0)*([.$B120]-[.J$2]))*[.$B$2]+[.$C120]*[.$C$2]" office:value-type="float" office:value="107" calcext:value-type="float">
            <text:p>107</text:p>
          </table:table-cell>
          <table:table-cell table:formula="of:=((([.$A120]-[.K$2])&gt;0)*([.$A120]-[.K$2]))*[.$A$2]+((([.$B120]-[.K$2])&gt;0)*([.$B120]-[.K$2]))*[.$B$2]+[.$C120]*[.$C$2]" office:value-type="float" office:value="116" calcext:value-type="float">
            <text:p>116</text:p>
          </table:table-cell>
          <table:table-cell table:formula="of:=&quot;#&quot;&amp;DEC2HEX([.D120];2)&amp;REPT(&quot;,&quot;;[.M120]&lt;&gt;&quot;&quot;)" office:value-type="string" office:string-value="#40," calcext:value-type="string">
            <text:p>#40,</text:p>
          </table:table-cell>
          <table:table-cell table:formula="of:=&quot;#&quot;&amp;DEC2HEX([.E120];2)&amp;REPT(&quot;,&quot;;[.N120]&lt;&gt;&quot;&quot;)" office:value-type="string" office:string-value="#40," calcext:value-type="string">
            <text:p>#40,</text:p>
          </table:table-cell>
          <table:table-cell table:formula="of:=&quot;#&quot;&amp;DEC2HEX([.F120];2)&amp;REPT(&quot;,&quot;;[.O120]&lt;&gt;&quot;&quot;)" office:value-type="string" office:string-value="#48," calcext:value-type="string">
            <text:p>#48,</text:p>
          </table:table-cell>
          <table:table-cell table:formula="of:=&quot;#&quot;&amp;DEC2HEX([.G120];2)&amp;REPT(&quot;,&quot;;[.P120]&lt;&gt;&quot;&quot;)" office:value-type="string" office:string-value="#50," calcext:value-type="string">
            <text:p>#50,</text:p>
          </table:table-cell>
          <table:table-cell table:formula="of:=&quot;#&quot;&amp;DEC2HEX([.H120];2)&amp;REPT(&quot;,&quot;;[.Q120]&lt;&gt;&quot;&quot;)" office:value-type="string" office:string-value="#59," calcext:value-type="string">
            <text:p>#59,</text:p>
          </table:table-cell>
          <table:table-cell table:formula="of:=&quot;#&quot;&amp;DEC2HEX([.I120];2)&amp;REPT(&quot;,&quot;;[.R120]&lt;&gt;&quot;&quot;)" office:value-type="string" office:string-value="#62," calcext:value-type="string">
            <text:p>#62,</text:p>
          </table:table-cell>
          <table:table-cell table:formula="of:=&quot;#&quot;&amp;DEC2HEX([.J120];2)&amp;REPT(&quot;,&quot;;[.S120]&lt;&gt;&quot;&quot;)" office:value-type="string" office:string-value="#6B," calcext:value-type="string">
            <text:p>#6B,</text:p>
          </table:table-cell>
          <table:table-cell table:formula="of:=&quot;#&quot;&amp;DEC2HEX([.K120];2)&amp;REPT(&quot;,&quot;;[.T120]&lt;&gt;&quot;&quot;)" office:value-type="string" office:string-value="#74" calcext:value-type="string">
            <text:p>#74</text:p>
          </table:table-cell>
        </table:table-row>
        <table:table-row table:style-name="ro1">
          <table:table-cell table:formula="of:=MOD(INT((ROW([.A121])-[.$A$1])/[.A$2]);8)" office:value-type="float" office:value="5" calcext:value-type="float">
            <text:p>5</text:p>
          </table:table-cell>
          <table:table-cell table:formula="of:=MOD(INT((ROW([.B121])-[.$A$1])/[.B$2]);8)" office:value-type="float" office:value="6" calcext:value-type="float">
            <text:p>6</text:p>
          </table:table-cell>
          <table:table-cell table:formula="of:=MOD(INT((ROW([.C121])-[.$A$1])/[.C$2]);8)" office:value-type="float" office:value="1" calcext:value-type="float">
            <text:p>1</text:p>
          </table:table-cell>
          <table:table-cell table:formula="of:=((([.$A121]-[.D$2])&gt;0)*([.$A121]-[.D$2]))*[.$A$2]+((([.$B121]-[.D$2])&gt;0)*([.$B121]-[.D$2]))*[.$B$2]+[.$C121]*[.$C$2]" office:value-type="float" office:value="64" calcext:value-type="float">
            <text:p>64</text:p>
          </table:table-cell>
          <table:table-cell table:formula="of:=((([.$A121]-[.E$2])&gt;0)*([.$A121]-[.E$2]))*[.$A$2]+((([.$B121]-[.E$2])&gt;0)*([.$B121]-[.E$2]))*[.$B$2]+[.$C121]*[.$C$2]" office:value-type="float" office:value="64" calcext:value-type="float">
            <text:p>64</text:p>
          </table:table-cell>
          <table:table-cell table:formula="of:=((([.$A121]-[.F$2])&gt;0)*([.$A121]-[.F$2]))*[.$A$2]+((([.$B121]-[.F$2])&gt;0)*([.$B121]-[.F$2]))*[.$B$2]+[.$C121]*[.$C$2]" office:value-type="float" office:value="72" calcext:value-type="float">
            <text:p>72</text:p>
          </table:table-cell>
          <table:table-cell table:formula="of:=((([.$A121]-[.G$2])&gt;0)*([.$A121]-[.G$2]))*[.$A$2]+((([.$B121]-[.G$2])&gt;0)*([.$B121]-[.G$2]))*[.$B$2]+[.$C121]*[.$C$2]" office:value-type="float" office:value="81" calcext:value-type="float">
            <text:p>81</text:p>
          </table:table-cell>
          <table:table-cell table:formula="of:=((([.$A121]-[.H$2])&gt;0)*([.$A121]-[.H$2]))*[.$A$2]+((([.$B121]-[.H$2])&gt;0)*([.$B121]-[.H$2]))*[.$B$2]+[.$C121]*[.$C$2]" office:value-type="float" office:value="90" calcext:value-type="float">
            <text:p>90</text:p>
          </table:table-cell>
          <table:table-cell table:formula="of:=((([.$A121]-[.I$2])&gt;0)*([.$A121]-[.I$2]))*[.$A$2]+((([.$B121]-[.I$2])&gt;0)*([.$B121]-[.I$2]))*[.$B$2]+[.$C121]*[.$C$2]" office:value-type="float" office:value="99" calcext:value-type="float">
            <text:p>99</text:p>
          </table:table-cell>
          <table:table-cell table:formula="of:=((([.$A121]-[.J$2])&gt;0)*([.$A121]-[.J$2]))*[.$A$2]+((([.$B121]-[.J$2])&gt;0)*([.$B121]-[.J$2]))*[.$B$2]+[.$C121]*[.$C$2]" office:value-type="float" office:value="108" calcext:value-type="float">
            <text:p>108</text:p>
          </table:table-cell>
          <table:table-cell table:formula="of:=((([.$A121]-[.K$2])&gt;0)*([.$A121]-[.K$2]))*[.$A$2]+((([.$B121]-[.K$2])&gt;0)*([.$B121]-[.K$2]))*[.$B$2]+[.$C121]*[.$C$2]" office:value-type="float" office:value="117" calcext:value-type="float">
            <text:p>117</text:p>
          </table:table-cell>
          <table:table-cell table:formula="of:=&quot;#&quot;&amp;DEC2HEX([.D121];2)&amp;REPT(&quot;,&quot;;[.M121]&lt;&gt;&quot;&quot;)" office:value-type="string" office:string-value="#40," calcext:value-type="string">
            <text:p>#40,</text:p>
          </table:table-cell>
          <table:table-cell table:formula="of:=&quot;#&quot;&amp;DEC2HEX([.E121];2)&amp;REPT(&quot;,&quot;;[.N121]&lt;&gt;&quot;&quot;)" office:value-type="string" office:string-value="#40," calcext:value-type="string">
            <text:p>#40,</text:p>
          </table:table-cell>
          <table:table-cell table:formula="of:=&quot;#&quot;&amp;DEC2HEX([.F121];2)&amp;REPT(&quot;,&quot;;[.O121]&lt;&gt;&quot;&quot;)" office:value-type="string" office:string-value="#48," calcext:value-type="string">
            <text:p>#48,</text:p>
          </table:table-cell>
          <table:table-cell table:formula="of:=&quot;#&quot;&amp;DEC2HEX([.G121];2)&amp;REPT(&quot;,&quot;;[.P121]&lt;&gt;&quot;&quot;)" office:value-type="string" office:string-value="#51," calcext:value-type="string">
            <text:p>#51,</text:p>
          </table:table-cell>
          <table:table-cell table:formula="of:=&quot;#&quot;&amp;DEC2HEX([.H121];2)&amp;REPT(&quot;,&quot;;[.Q121]&lt;&gt;&quot;&quot;)" office:value-type="string" office:string-value="#5A," calcext:value-type="string">
            <text:p>#5A,</text:p>
          </table:table-cell>
          <table:table-cell table:formula="of:=&quot;#&quot;&amp;DEC2HEX([.I121];2)&amp;REPT(&quot;,&quot;;[.R121]&lt;&gt;&quot;&quot;)" office:value-type="string" office:string-value="#63," calcext:value-type="string">
            <text:p>#63,</text:p>
          </table:table-cell>
          <table:table-cell table:formula="of:=&quot;#&quot;&amp;DEC2HEX([.J121];2)&amp;REPT(&quot;,&quot;;[.S121]&lt;&gt;&quot;&quot;)" office:value-type="string" office:string-value="#6C," calcext:value-type="string">
            <text:p>#6C,</text:p>
          </table:table-cell>
          <table:table-cell table:formula="of:=&quot;#&quot;&amp;DEC2HEX([.K121];2)&amp;REPT(&quot;,&quot;;[.T121]&lt;&gt;&quot;&quot;)" office:value-type="string" office:string-value="#75" calcext:value-type="string">
            <text:p>#75</text:p>
          </table:table-cell>
        </table:table-row>
        <table:table-row table:style-name="ro1">
          <table:table-cell table:formula="of:=MOD(INT((ROW([.A122])-[.$A$1])/[.A$2]);8)" office:value-type="float" office:value="6" calcext:value-type="float">
            <text:p>6</text:p>
          </table:table-cell>
          <table:table-cell table:formula="of:=MOD(INT((ROW([.B122])-[.$A$1])/[.B$2]);8)" office:value-type="float" office:value="6" calcext:value-type="float">
            <text:p>6</text:p>
          </table:table-cell>
          <table:table-cell table:formula="of:=MOD(INT((ROW([.C122])-[.$A$1])/[.C$2]);8)" office:value-type="float" office:value="1" calcext:value-type="float">
            <text:p>1</text:p>
          </table:table-cell>
          <table:table-cell table:formula="of:=((([.$A122]-[.D$2])&gt;0)*([.$A122]-[.D$2]))*[.$A$2]+((([.$B122]-[.D$2])&gt;0)*([.$B122]-[.D$2]))*[.$B$2]+[.$C122]*[.$C$2]" office:value-type="float" office:value="64" calcext:value-type="float">
            <text:p>64</text:p>
          </table:table-cell>
          <table:table-cell table:formula="of:=((([.$A122]-[.E$2])&gt;0)*([.$A122]-[.E$2]))*[.$A$2]+((([.$B122]-[.E$2])&gt;0)*([.$B122]-[.E$2]))*[.$B$2]+[.$C122]*[.$C$2]" office:value-type="float" office:value="64" calcext:value-type="float">
            <text:p>64</text:p>
          </table:table-cell>
          <table:table-cell table:formula="of:=((([.$A122]-[.F$2])&gt;0)*([.$A122]-[.F$2]))*[.$A$2]+((([.$B122]-[.F$2])&gt;0)*([.$B122]-[.F$2]))*[.$B$2]+[.$C122]*[.$C$2]" office:value-type="float" office:value="73" calcext:value-type="float">
            <text:p>73</text:p>
          </table:table-cell>
          <table:table-cell table:formula="of:=((([.$A122]-[.G$2])&gt;0)*([.$A122]-[.G$2]))*[.$A$2]+((([.$B122]-[.G$2])&gt;0)*([.$B122]-[.G$2]))*[.$B$2]+[.$C122]*[.$C$2]" office:value-type="float" office:value="82" calcext:value-type="float">
            <text:p>82</text:p>
          </table:table-cell>
          <table:table-cell table:formula="of:=((([.$A122]-[.H$2])&gt;0)*([.$A122]-[.H$2]))*[.$A$2]+((([.$B122]-[.H$2])&gt;0)*([.$B122]-[.H$2]))*[.$B$2]+[.$C122]*[.$C$2]" office:value-type="float" office:value="91" calcext:value-type="float">
            <text:p>91</text:p>
          </table:table-cell>
          <table:table-cell table:formula="of:=((([.$A122]-[.I$2])&gt;0)*([.$A122]-[.I$2]))*[.$A$2]+((([.$B122]-[.I$2])&gt;0)*([.$B122]-[.I$2]))*[.$B$2]+[.$C122]*[.$C$2]" office:value-type="float" office:value="100" calcext:value-type="float">
            <text:p>100</text:p>
          </table:table-cell>
          <table:table-cell table:formula="of:=((([.$A122]-[.J$2])&gt;0)*([.$A122]-[.J$2]))*[.$A$2]+((([.$B122]-[.J$2])&gt;0)*([.$B122]-[.J$2]))*[.$B$2]+[.$C122]*[.$C$2]" office:value-type="float" office:value="109" calcext:value-type="float">
            <text:p>109</text:p>
          </table:table-cell>
          <table:table-cell table:formula="of:=((([.$A122]-[.K$2])&gt;0)*([.$A122]-[.K$2]))*[.$A$2]+((([.$B122]-[.K$2])&gt;0)*([.$B122]-[.K$2]))*[.$B$2]+[.$C122]*[.$C$2]" office:value-type="float" office:value="118" calcext:value-type="float">
            <text:p>118</text:p>
          </table:table-cell>
          <table:table-cell table:formula="of:=&quot;#&quot;&amp;DEC2HEX([.D122];2)&amp;REPT(&quot;,&quot;;[.M122]&lt;&gt;&quot;&quot;)" office:value-type="string" office:string-value="#40," calcext:value-type="string">
            <text:p>#40,</text:p>
          </table:table-cell>
          <table:table-cell table:formula="of:=&quot;#&quot;&amp;DEC2HEX([.E122];2)&amp;REPT(&quot;,&quot;;[.N122]&lt;&gt;&quot;&quot;)" office:value-type="string" office:string-value="#40," calcext:value-type="string">
            <text:p>#40,</text:p>
          </table:table-cell>
          <table:table-cell table:formula="of:=&quot;#&quot;&amp;DEC2HEX([.F122];2)&amp;REPT(&quot;,&quot;;[.O122]&lt;&gt;&quot;&quot;)" office:value-type="string" office:string-value="#49," calcext:value-type="string">
            <text:p>#49,</text:p>
          </table:table-cell>
          <table:table-cell table:formula="of:=&quot;#&quot;&amp;DEC2HEX([.G122];2)&amp;REPT(&quot;,&quot;;[.P122]&lt;&gt;&quot;&quot;)" office:value-type="string" office:string-value="#52," calcext:value-type="string">
            <text:p>#52,</text:p>
          </table:table-cell>
          <table:table-cell table:formula="of:=&quot;#&quot;&amp;DEC2HEX([.H122];2)&amp;REPT(&quot;,&quot;;[.Q122]&lt;&gt;&quot;&quot;)" office:value-type="string" office:string-value="#5B," calcext:value-type="string">
            <text:p>#5B,</text:p>
          </table:table-cell>
          <table:table-cell table:formula="of:=&quot;#&quot;&amp;DEC2HEX([.I122];2)&amp;REPT(&quot;,&quot;;[.R122]&lt;&gt;&quot;&quot;)" office:value-type="string" office:string-value="#64," calcext:value-type="string">
            <text:p>#64,</text:p>
          </table:table-cell>
          <table:table-cell table:formula="of:=&quot;#&quot;&amp;DEC2HEX([.J122];2)&amp;REPT(&quot;,&quot;;[.S122]&lt;&gt;&quot;&quot;)" office:value-type="string" office:string-value="#6D," calcext:value-type="string">
            <text:p>#6D,</text:p>
          </table:table-cell>
          <table:table-cell table:formula="of:=&quot;#&quot;&amp;DEC2HEX([.K122];2)&amp;REPT(&quot;,&quot;;[.T122]&lt;&gt;&quot;&quot;)" office:value-type="string" office:string-value="#76" calcext:value-type="string">
            <text:p>#76</text:p>
          </table:table-cell>
        </table:table-row>
        <table:table-row table:style-name="ro1">
          <table:table-cell table:formula="of:=MOD(INT((ROW([.A123])-[.$A$1])/[.A$2]);8)" office:value-type="float" office:value="7" calcext:value-type="float">
            <text:p>7</text:p>
          </table:table-cell>
          <table:table-cell table:formula="of:=MOD(INT((ROW([.B123])-[.$A$1])/[.B$2]);8)" office:value-type="float" office:value="6" calcext:value-type="float">
            <text:p>6</text:p>
          </table:table-cell>
          <table:table-cell table:formula="of:=MOD(INT((ROW([.C123])-[.$A$1])/[.C$2]);8)" office:value-type="float" office:value="1" calcext:value-type="float">
            <text:p>1</text:p>
          </table:table-cell>
          <table:table-cell table:formula="of:=((([.$A123]-[.D$2])&gt;0)*([.$A123]-[.D$2]))*[.$A$2]+((([.$B123]-[.D$2])&gt;0)*([.$B123]-[.D$2]))*[.$B$2]+[.$C123]*[.$C$2]" office:value-type="float" office:value="64" calcext:value-type="float">
            <text:p>64</text:p>
          </table:table-cell>
          <table:table-cell table:formula="of:=((([.$A123]-[.E$2])&gt;0)*([.$A123]-[.E$2]))*[.$A$2]+((([.$B123]-[.E$2])&gt;0)*([.$B123]-[.E$2]))*[.$B$2]+[.$C123]*[.$C$2]" office:value-type="float" office:value="65" calcext:value-type="float">
            <text:p>65</text:p>
          </table:table-cell>
          <table:table-cell table:formula="of:=((([.$A123]-[.F$2])&gt;0)*([.$A123]-[.F$2]))*[.$A$2]+((([.$B123]-[.F$2])&gt;0)*([.$B123]-[.F$2]))*[.$B$2]+[.$C123]*[.$C$2]" office:value-type="float" office:value="74" calcext:value-type="float">
            <text:p>74</text:p>
          </table:table-cell>
          <table:table-cell table:formula="of:=((([.$A123]-[.G$2])&gt;0)*([.$A123]-[.G$2]))*[.$A$2]+((([.$B123]-[.G$2])&gt;0)*([.$B123]-[.G$2]))*[.$B$2]+[.$C123]*[.$C$2]" office:value-type="float" office:value="83" calcext:value-type="float">
            <text:p>83</text:p>
          </table:table-cell>
          <table:table-cell table:formula="of:=((([.$A123]-[.H$2])&gt;0)*([.$A123]-[.H$2]))*[.$A$2]+((([.$B123]-[.H$2])&gt;0)*([.$B123]-[.H$2]))*[.$B$2]+[.$C123]*[.$C$2]" office:value-type="float" office:value="92" calcext:value-type="float">
            <text:p>92</text:p>
          </table:table-cell>
          <table:table-cell table:formula="of:=((([.$A123]-[.I$2])&gt;0)*([.$A123]-[.I$2]))*[.$A$2]+((([.$B123]-[.I$2])&gt;0)*([.$B123]-[.I$2]))*[.$B$2]+[.$C123]*[.$C$2]" office:value-type="float" office:value="101" calcext:value-type="float">
            <text:p>101</text:p>
          </table:table-cell>
          <table:table-cell table:formula="of:=((([.$A123]-[.J$2])&gt;0)*([.$A123]-[.J$2]))*[.$A$2]+((([.$B123]-[.J$2])&gt;0)*([.$B123]-[.J$2]))*[.$B$2]+[.$C123]*[.$C$2]" office:value-type="float" office:value="110" calcext:value-type="float">
            <text:p>110</text:p>
          </table:table-cell>
          <table:table-cell table:formula="of:=((([.$A123]-[.K$2])&gt;0)*([.$A123]-[.K$2]))*[.$A$2]+((([.$B123]-[.K$2])&gt;0)*([.$B123]-[.K$2]))*[.$B$2]+[.$C123]*[.$C$2]" office:value-type="float" office:value="119" calcext:value-type="float">
            <text:p>119</text:p>
          </table:table-cell>
          <table:table-cell table:formula="of:=&quot;#&quot;&amp;DEC2HEX([.D123];2)&amp;REPT(&quot;,&quot;;[.M123]&lt;&gt;&quot;&quot;)" office:value-type="string" office:string-value="#40," calcext:value-type="string">
            <text:p>#40,</text:p>
          </table:table-cell>
          <table:table-cell table:formula="of:=&quot;#&quot;&amp;DEC2HEX([.E123];2)&amp;REPT(&quot;,&quot;;[.N123]&lt;&gt;&quot;&quot;)" office:value-type="string" office:string-value="#41," calcext:value-type="string">
            <text:p>#41,</text:p>
          </table:table-cell>
          <table:table-cell table:formula="of:=&quot;#&quot;&amp;DEC2HEX([.F123];2)&amp;REPT(&quot;,&quot;;[.O123]&lt;&gt;&quot;&quot;)" office:value-type="string" office:string-value="#4A," calcext:value-type="string">
            <text:p>#4A,</text:p>
          </table:table-cell>
          <table:table-cell table:formula="of:=&quot;#&quot;&amp;DEC2HEX([.G123];2)&amp;REPT(&quot;,&quot;;[.P123]&lt;&gt;&quot;&quot;)" office:value-type="string" office:string-value="#53," calcext:value-type="string">
            <text:p>#53,</text:p>
          </table:table-cell>
          <table:table-cell table:formula="of:=&quot;#&quot;&amp;DEC2HEX([.H123];2)&amp;REPT(&quot;,&quot;;[.Q123]&lt;&gt;&quot;&quot;)" office:value-type="string" office:string-value="#5C," calcext:value-type="string">
            <text:p>#5C,</text:p>
          </table:table-cell>
          <table:table-cell table:formula="of:=&quot;#&quot;&amp;DEC2HEX([.I123];2)&amp;REPT(&quot;,&quot;;[.R123]&lt;&gt;&quot;&quot;)" office:value-type="string" office:string-value="#65," calcext:value-type="string">
            <text:p>#65,</text:p>
          </table:table-cell>
          <table:table-cell table:formula="of:=&quot;#&quot;&amp;DEC2HEX([.J123];2)&amp;REPT(&quot;,&quot;;[.S123]&lt;&gt;&quot;&quot;)" office:value-type="string" office:string-value="#6E," calcext:value-type="string">
            <text:p>#6E,</text:p>
          </table:table-cell>
          <table:table-cell table:formula="of:=&quot;#&quot;&amp;DEC2HEX([.K123];2)&amp;REPT(&quot;,&quot;;[.T123]&lt;&gt;&quot;&quot;)" office:value-type="string" office:string-value="#77" calcext:value-type="string">
            <text:p>#77</text:p>
          </table:table-cell>
        </table:table-row>
        <table:table-row table:style-name="ro1">
          <table:table-cell table:formula="of:=MOD(INT((ROW([.A124])-[.$A$1])/[.A$2]);8)" office:value-type="float" office:value="0" calcext:value-type="float">
            <text:p>0</text:p>
          </table:table-cell>
          <table:table-cell table:formula="of:=MOD(INT((ROW([.B124])-[.$A$1])/[.B$2]);8)" office:value-type="float" office:value="7" calcext:value-type="float">
            <text:p>7</text:p>
          </table:table-cell>
          <table:table-cell table:formula="of:=MOD(INT((ROW([.C124])-[.$A$1])/[.C$2]);8)" office:value-type="float" office:value="1" calcext:value-type="float">
            <text:p>1</text:p>
          </table:table-cell>
          <table:table-cell table:formula="of:=((([.$A124]-[.D$2])&gt;0)*([.$A124]-[.D$2]))*[.$A$2]+((([.$B124]-[.D$2])&gt;0)*([.$B124]-[.D$2]))*[.$B$2]+[.$C124]*[.$C$2]" office:value-type="float" office:value="64" calcext:value-type="float">
            <text:p>64</text:p>
          </table:table-cell>
          <table:table-cell table:formula="of:=((([.$A124]-[.E$2])&gt;0)*([.$A124]-[.E$2]))*[.$A$2]+((([.$B124]-[.E$2])&gt;0)*([.$B124]-[.E$2]))*[.$B$2]+[.$C124]*[.$C$2]" office:value-type="float" office:value="72" calcext:value-type="float">
            <text:p>72</text:p>
          </table:table-cell>
          <table:table-cell table:formula="of:=((([.$A124]-[.F$2])&gt;0)*([.$A124]-[.F$2]))*[.$A$2]+((([.$B124]-[.F$2])&gt;0)*([.$B124]-[.F$2]))*[.$B$2]+[.$C124]*[.$C$2]" office:value-type="float" office:value="80" calcext:value-type="float">
            <text:p>80</text:p>
          </table:table-cell>
          <table:table-cell table:formula="of:=((([.$A124]-[.G$2])&gt;0)*([.$A124]-[.G$2]))*[.$A$2]+((([.$B124]-[.G$2])&gt;0)*([.$B124]-[.G$2]))*[.$B$2]+[.$C124]*[.$C$2]" office:value-type="float" office:value="88" calcext:value-type="float">
            <text:p>88</text:p>
          </table:table-cell>
          <table:table-cell table:formula="of:=((([.$A124]-[.H$2])&gt;0)*([.$A124]-[.H$2]))*[.$A$2]+((([.$B124]-[.H$2])&gt;0)*([.$B124]-[.H$2]))*[.$B$2]+[.$C124]*[.$C$2]" office:value-type="float" office:value="96" calcext:value-type="float">
            <text:p>96</text:p>
          </table:table-cell>
          <table:table-cell table:formula="of:=((([.$A124]-[.I$2])&gt;0)*([.$A124]-[.I$2]))*[.$A$2]+((([.$B124]-[.I$2])&gt;0)*([.$B124]-[.I$2]))*[.$B$2]+[.$C124]*[.$C$2]" office:value-type="float" office:value="104" calcext:value-type="float">
            <text:p>104</text:p>
          </table:table-cell>
          <table:table-cell table:formula="of:=((([.$A124]-[.J$2])&gt;0)*([.$A124]-[.J$2]))*[.$A$2]+((([.$B124]-[.J$2])&gt;0)*([.$B124]-[.J$2]))*[.$B$2]+[.$C124]*[.$C$2]" office:value-type="float" office:value="112" calcext:value-type="float">
            <text:p>112</text:p>
          </table:table-cell>
          <table:table-cell table:formula="of:=((([.$A124]-[.K$2])&gt;0)*([.$A124]-[.K$2]))*[.$A$2]+((([.$B124]-[.K$2])&gt;0)*([.$B124]-[.K$2]))*[.$B$2]+[.$C124]*[.$C$2]" office:value-type="float" office:value="120" calcext:value-type="float">
            <text:p>120</text:p>
          </table:table-cell>
          <table:table-cell table:formula="of:=&quot;#&quot;&amp;DEC2HEX([.D124];2)&amp;REPT(&quot;,&quot;;[.M124]&lt;&gt;&quot;&quot;)" office:value-type="string" office:string-value="#40," calcext:value-type="string">
            <text:p>#40,</text:p>
          </table:table-cell>
          <table:table-cell table:formula="of:=&quot;#&quot;&amp;DEC2HEX([.E124];2)&amp;REPT(&quot;,&quot;;[.N124]&lt;&gt;&quot;&quot;)" office:value-type="string" office:string-value="#48," calcext:value-type="string">
            <text:p>#48,</text:p>
          </table:table-cell>
          <table:table-cell table:formula="of:=&quot;#&quot;&amp;DEC2HEX([.F124];2)&amp;REPT(&quot;,&quot;;[.O124]&lt;&gt;&quot;&quot;)" office:value-type="string" office:string-value="#50," calcext:value-type="string">
            <text:p>#50,</text:p>
          </table:table-cell>
          <table:table-cell table:formula="of:=&quot;#&quot;&amp;DEC2HEX([.G124];2)&amp;REPT(&quot;,&quot;;[.P124]&lt;&gt;&quot;&quot;)" office:value-type="string" office:string-value="#58," calcext:value-type="string">
            <text:p>#58,</text:p>
          </table:table-cell>
          <table:table-cell table:formula="of:=&quot;#&quot;&amp;DEC2HEX([.H124];2)&amp;REPT(&quot;,&quot;;[.Q124]&lt;&gt;&quot;&quot;)" office:value-type="string" office:string-value="#60," calcext:value-type="string">
            <text:p>#60,</text:p>
          </table:table-cell>
          <table:table-cell table:formula="of:=&quot;#&quot;&amp;DEC2HEX([.I124];2)&amp;REPT(&quot;,&quot;;[.R124]&lt;&gt;&quot;&quot;)" office:value-type="string" office:string-value="#68," calcext:value-type="string">
            <text:p>#68,</text:p>
          </table:table-cell>
          <table:table-cell table:formula="of:=&quot;#&quot;&amp;DEC2HEX([.J124];2)&amp;REPT(&quot;,&quot;;[.S124]&lt;&gt;&quot;&quot;)" office:value-type="string" office:string-value="#70," calcext:value-type="string">
            <text:p>#70,</text:p>
          </table:table-cell>
          <table:table-cell table:formula="of:=&quot;#&quot;&amp;DEC2HEX([.K124];2)&amp;REPT(&quot;,&quot;;[.T124]&lt;&gt;&quot;&quot;)" office:value-type="string" office:string-value="#78" calcext:value-type="string">
            <text:p>#78</text:p>
          </table:table-cell>
        </table:table-row>
        <table:table-row table:style-name="ro1">
          <table:table-cell table:formula="of:=MOD(INT((ROW([.A125])-[.$A$1])/[.A$2]);8)" office:value-type="float" office:value="1" calcext:value-type="float">
            <text:p>1</text:p>
          </table:table-cell>
          <table:table-cell table:formula="of:=MOD(INT((ROW([.B125])-[.$A$1])/[.B$2]);8)" office:value-type="float" office:value="7" calcext:value-type="float">
            <text:p>7</text:p>
          </table:table-cell>
          <table:table-cell table:formula="of:=MOD(INT((ROW([.C125])-[.$A$1])/[.C$2]);8)" office:value-type="float" office:value="1" calcext:value-type="float">
            <text:p>1</text:p>
          </table:table-cell>
          <table:table-cell table:formula="of:=((([.$A125]-[.D$2])&gt;0)*([.$A125]-[.D$2]))*[.$A$2]+((([.$B125]-[.D$2])&gt;0)*([.$B125]-[.D$2]))*[.$B$2]+[.$C125]*[.$C$2]" office:value-type="float" office:value="64" calcext:value-type="float">
            <text:p>64</text:p>
          </table:table-cell>
          <table:table-cell table:formula="of:=((([.$A125]-[.E$2])&gt;0)*([.$A125]-[.E$2]))*[.$A$2]+((([.$B125]-[.E$2])&gt;0)*([.$B125]-[.E$2]))*[.$B$2]+[.$C125]*[.$C$2]" office:value-type="float" office:value="72" calcext:value-type="float">
            <text:p>72</text:p>
          </table:table-cell>
          <table:table-cell table:formula="of:=((([.$A125]-[.F$2])&gt;0)*([.$A125]-[.F$2]))*[.$A$2]+((([.$B125]-[.F$2])&gt;0)*([.$B125]-[.F$2]))*[.$B$2]+[.$C125]*[.$C$2]" office:value-type="float" office:value="80" calcext:value-type="float">
            <text:p>80</text:p>
          </table:table-cell>
          <table:table-cell table:formula="of:=((([.$A125]-[.G$2])&gt;0)*([.$A125]-[.G$2]))*[.$A$2]+((([.$B125]-[.G$2])&gt;0)*([.$B125]-[.G$2]))*[.$B$2]+[.$C125]*[.$C$2]" office:value-type="float" office:value="88" calcext:value-type="float">
            <text:p>88</text:p>
          </table:table-cell>
          <table:table-cell table:formula="of:=((([.$A125]-[.H$2])&gt;0)*([.$A125]-[.H$2]))*[.$A$2]+((([.$B125]-[.H$2])&gt;0)*([.$B125]-[.H$2]))*[.$B$2]+[.$C125]*[.$C$2]" office:value-type="float" office:value="96" calcext:value-type="float">
            <text:p>96</text:p>
          </table:table-cell>
          <table:table-cell table:formula="of:=((([.$A125]-[.I$2])&gt;0)*([.$A125]-[.I$2]))*[.$A$2]+((([.$B125]-[.I$2])&gt;0)*([.$B125]-[.I$2]))*[.$B$2]+[.$C125]*[.$C$2]" office:value-type="float" office:value="104" calcext:value-type="float">
            <text:p>104</text:p>
          </table:table-cell>
          <table:table-cell table:formula="of:=((([.$A125]-[.J$2])&gt;0)*([.$A125]-[.J$2]))*[.$A$2]+((([.$B125]-[.J$2])&gt;0)*([.$B125]-[.J$2]))*[.$B$2]+[.$C125]*[.$C$2]" office:value-type="float" office:value="112" calcext:value-type="float">
            <text:p>112</text:p>
          </table:table-cell>
          <table:table-cell table:formula="of:=((([.$A125]-[.K$2])&gt;0)*([.$A125]-[.K$2]))*[.$A$2]+((([.$B125]-[.K$2])&gt;0)*([.$B125]-[.K$2]))*[.$B$2]+[.$C125]*[.$C$2]" office:value-type="float" office:value="121" calcext:value-type="float">
            <text:p>121</text:p>
          </table:table-cell>
          <table:table-cell table:formula="of:=&quot;#&quot;&amp;DEC2HEX([.D125];2)&amp;REPT(&quot;,&quot;;[.M125]&lt;&gt;&quot;&quot;)" office:value-type="string" office:string-value="#40," calcext:value-type="string">
            <text:p>#40,</text:p>
          </table:table-cell>
          <table:table-cell table:formula="of:=&quot;#&quot;&amp;DEC2HEX([.E125];2)&amp;REPT(&quot;,&quot;;[.N125]&lt;&gt;&quot;&quot;)" office:value-type="string" office:string-value="#48," calcext:value-type="string">
            <text:p>#48,</text:p>
          </table:table-cell>
          <table:table-cell table:formula="of:=&quot;#&quot;&amp;DEC2HEX([.F125];2)&amp;REPT(&quot;,&quot;;[.O125]&lt;&gt;&quot;&quot;)" office:value-type="string" office:string-value="#50," calcext:value-type="string">
            <text:p>#50,</text:p>
          </table:table-cell>
          <table:table-cell table:formula="of:=&quot;#&quot;&amp;DEC2HEX([.G125];2)&amp;REPT(&quot;,&quot;;[.P125]&lt;&gt;&quot;&quot;)" office:value-type="string" office:string-value="#58," calcext:value-type="string">
            <text:p>#58,</text:p>
          </table:table-cell>
          <table:table-cell table:formula="of:=&quot;#&quot;&amp;DEC2HEX([.H125];2)&amp;REPT(&quot;,&quot;;[.Q125]&lt;&gt;&quot;&quot;)" office:value-type="string" office:string-value="#60," calcext:value-type="string">
            <text:p>#60,</text:p>
          </table:table-cell>
          <table:table-cell table:formula="of:=&quot;#&quot;&amp;DEC2HEX([.I125];2)&amp;REPT(&quot;,&quot;;[.R125]&lt;&gt;&quot;&quot;)" office:value-type="string" office:string-value="#68," calcext:value-type="string">
            <text:p>#68,</text:p>
          </table:table-cell>
          <table:table-cell table:formula="of:=&quot;#&quot;&amp;DEC2HEX([.J125];2)&amp;REPT(&quot;,&quot;;[.S125]&lt;&gt;&quot;&quot;)" office:value-type="string" office:string-value="#70," calcext:value-type="string">
            <text:p>#70,</text:p>
          </table:table-cell>
          <table:table-cell table:formula="of:=&quot;#&quot;&amp;DEC2HEX([.K125];2)&amp;REPT(&quot;,&quot;;[.T125]&lt;&gt;&quot;&quot;)" office:value-type="string" office:string-value="#79" calcext:value-type="string">
            <text:p>#79</text:p>
          </table:table-cell>
        </table:table-row>
        <table:table-row table:style-name="ro1">
          <table:table-cell table:formula="of:=MOD(INT((ROW([.A126])-[.$A$1])/[.A$2]);8)" office:value-type="float" office:value="2" calcext:value-type="float">
            <text:p>2</text:p>
          </table:table-cell>
          <table:table-cell table:formula="of:=MOD(INT((ROW([.B126])-[.$A$1])/[.B$2]);8)" office:value-type="float" office:value="7" calcext:value-type="float">
            <text:p>7</text:p>
          </table:table-cell>
          <table:table-cell table:formula="of:=MOD(INT((ROW([.C126])-[.$A$1])/[.C$2]);8)" office:value-type="float" office:value="1" calcext:value-type="float">
            <text:p>1</text:p>
          </table:table-cell>
          <table:table-cell table:formula="of:=((([.$A126]-[.D$2])&gt;0)*([.$A126]-[.D$2]))*[.$A$2]+((([.$B126]-[.D$2])&gt;0)*([.$B126]-[.D$2]))*[.$B$2]+[.$C126]*[.$C$2]" office:value-type="float" office:value="64" calcext:value-type="float">
            <text:p>64</text:p>
          </table:table-cell>
          <table:table-cell table:formula="of:=((([.$A126]-[.E$2])&gt;0)*([.$A126]-[.E$2]))*[.$A$2]+((([.$B126]-[.E$2])&gt;0)*([.$B126]-[.E$2]))*[.$B$2]+[.$C126]*[.$C$2]" office:value-type="float" office:value="72" calcext:value-type="float">
            <text:p>72</text:p>
          </table:table-cell>
          <table:table-cell table:formula="of:=((([.$A126]-[.F$2])&gt;0)*([.$A126]-[.F$2]))*[.$A$2]+((([.$B126]-[.F$2])&gt;0)*([.$B126]-[.F$2]))*[.$B$2]+[.$C126]*[.$C$2]" office:value-type="float" office:value="80" calcext:value-type="float">
            <text:p>80</text:p>
          </table:table-cell>
          <table:table-cell table:formula="of:=((([.$A126]-[.G$2])&gt;0)*([.$A126]-[.G$2]))*[.$A$2]+((([.$B126]-[.G$2])&gt;0)*([.$B126]-[.G$2]))*[.$B$2]+[.$C126]*[.$C$2]" office:value-type="float" office:value="88" calcext:value-type="float">
            <text:p>88</text:p>
          </table:table-cell>
          <table:table-cell table:formula="of:=((([.$A126]-[.H$2])&gt;0)*([.$A126]-[.H$2]))*[.$A$2]+((([.$B126]-[.H$2])&gt;0)*([.$B126]-[.H$2]))*[.$B$2]+[.$C126]*[.$C$2]" office:value-type="float" office:value="96" calcext:value-type="float">
            <text:p>96</text:p>
          </table:table-cell>
          <table:table-cell table:formula="of:=((([.$A126]-[.I$2])&gt;0)*([.$A126]-[.I$2]))*[.$A$2]+((([.$B126]-[.I$2])&gt;0)*([.$B126]-[.I$2]))*[.$B$2]+[.$C126]*[.$C$2]" office:value-type="float" office:value="104" calcext:value-type="float">
            <text:p>104</text:p>
          </table:table-cell>
          <table:table-cell table:formula="of:=((([.$A126]-[.J$2])&gt;0)*([.$A126]-[.J$2]))*[.$A$2]+((([.$B126]-[.J$2])&gt;0)*([.$B126]-[.J$2]))*[.$B$2]+[.$C126]*[.$C$2]" office:value-type="float" office:value="113" calcext:value-type="float">
            <text:p>113</text:p>
          </table:table-cell>
          <table:table-cell table:formula="of:=((([.$A126]-[.K$2])&gt;0)*([.$A126]-[.K$2]))*[.$A$2]+((([.$B126]-[.K$2])&gt;0)*([.$B126]-[.K$2]))*[.$B$2]+[.$C126]*[.$C$2]" office:value-type="float" office:value="122" calcext:value-type="float">
            <text:p>122</text:p>
          </table:table-cell>
          <table:table-cell table:formula="of:=&quot;#&quot;&amp;DEC2HEX([.D126];2)&amp;REPT(&quot;,&quot;;[.M126]&lt;&gt;&quot;&quot;)" office:value-type="string" office:string-value="#40," calcext:value-type="string">
            <text:p>#40,</text:p>
          </table:table-cell>
          <table:table-cell table:formula="of:=&quot;#&quot;&amp;DEC2HEX([.E126];2)&amp;REPT(&quot;,&quot;;[.N126]&lt;&gt;&quot;&quot;)" office:value-type="string" office:string-value="#48," calcext:value-type="string">
            <text:p>#48,</text:p>
          </table:table-cell>
          <table:table-cell table:formula="of:=&quot;#&quot;&amp;DEC2HEX([.F126];2)&amp;REPT(&quot;,&quot;;[.O126]&lt;&gt;&quot;&quot;)" office:value-type="string" office:string-value="#50," calcext:value-type="string">
            <text:p>#50,</text:p>
          </table:table-cell>
          <table:table-cell table:formula="of:=&quot;#&quot;&amp;DEC2HEX([.G126];2)&amp;REPT(&quot;,&quot;;[.P126]&lt;&gt;&quot;&quot;)" office:value-type="string" office:string-value="#58," calcext:value-type="string">
            <text:p>#58,</text:p>
          </table:table-cell>
          <table:table-cell table:formula="of:=&quot;#&quot;&amp;DEC2HEX([.H126];2)&amp;REPT(&quot;,&quot;;[.Q126]&lt;&gt;&quot;&quot;)" office:value-type="string" office:string-value="#60," calcext:value-type="string">
            <text:p>#60,</text:p>
          </table:table-cell>
          <table:table-cell table:formula="of:=&quot;#&quot;&amp;DEC2HEX([.I126];2)&amp;REPT(&quot;,&quot;;[.R126]&lt;&gt;&quot;&quot;)" office:value-type="string" office:string-value="#68," calcext:value-type="string">
            <text:p>#68,</text:p>
          </table:table-cell>
          <table:table-cell table:formula="of:=&quot;#&quot;&amp;DEC2HEX([.J126];2)&amp;REPT(&quot;,&quot;;[.S126]&lt;&gt;&quot;&quot;)" office:value-type="string" office:string-value="#71," calcext:value-type="string">
            <text:p>#71,</text:p>
          </table:table-cell>
          <table:table-cell table:formula="of:=&quot;#&quot;&amp;DEC2HEX([.K126];2)&amp;REPT(&quot;,&quot;;[.T126]&lt;&gt;&quot;&quot;)" office:value-type="string" office:string-value="#7A" calcext:value-type="string">
            <text:p>#7A</text:p>
          </table:table-cell>
        </table:table-row>
        <table:table-row table:style-name="ro1">
          <table:table-cell table:formula="of:=MOD(INT((ROW([.A127])-[.$A$1])/[.A$2]);8)" office:value-type="float" office:value="3" calcext:value-type="float">
            <text:p>3</text:p>
          </table:table-cell>
          <table:table-cell table:formula="of:=MOD(INT((ROW([.B127])-[.$A$1])/[.B$2]);8)" office:value-type="float" office:value="7" calcext:value-type="float">
            <text:p>7</text:p>
          </table:table-cell>
          <table:table-cell table:formula="of:=MOD(INT((ROW([.C127])-[.$A$1])/[.C$2]);8)" office:value-type="float" office:value="1" calcext:value-type="float">
            <text:p>1</text:p>
          </table:table-cell>
          <table:table-cell table:formula="of:=((([.$A127]-[.D$2])&gt;0)*([.$A127]-[.D$2]))*[.$A$2]+((([.$B127]-[.D$2])&gt;0)*([.$B127]-[.D$2]))*[.$B$2]+[.$C127]*[.$C$2]" office:value-type="float" office:value="64" calcext:value-type="float">
            <text:p>64</text:p>
          </table:table-cell>
          <table:table-cell table:formula="of:=((([.$A127]-[.E$2])&gt;0)*([.$A127]-[.E$2]))*[.$A$2]+((([.$B127]-[.E$2])&gt;0)*([.$B127]-[.E$2]))*[.$B$2]+[.$C127]*[.$C$2]" office:value-type="float" office:value="72" calcext:value-type="float">
            <text:p>72</text:p>
          </table:table-cell>
          <table:table-cell table:formula="of:=((([.$A127]-[.F$2])&gt;0)*([.$A127]-[.F$2]))*[.$A$2]+((([.$B127]-[.F$2])&gt;0)*([.$B127]-[.F$2]))*[.$B$2]+[.$C127]*[.$C$2]" office:value-type="float" office:value="80" calcext:value-type="float">
            <text:p>80</text:p>
          </table:table-cell>
          <table:table-cell table:formula="of:=((([.$A127]-[.G$2])&gt;0)*([.$A127]-[.G$2]))*[.$A$2]+((([.$B127]-[.G$2])&gt;0)*([.$B127]-[.G$2]))*[.$B$2]+[.$C127]*[.$C$2]" office:value-type="float" office:value="88" calcext:value-type="float">
            <text:p>88</text:p>
          </table:table-cell>
          <table:table-cell table:formula="of:=((([.$A127]-[.H$2])&gt;0)*([.$A127]-[.H$2]))*[.$A$2]+((([.$B127]-[.H$2])&gt;0)*([.$B127]-[.H$2]))*[.$B$2]+[.$C127]*[.$C$2]" office:value-type="float" office:value="96" calcext:value-type="float">
            <text:p>96</text:p>
          </table:table-cell>
          <table:table-cell table:formula="of:=((([.$A127]-[.I$2])&gt;0)*([.$A127]-[.I$2]))*[.$A$2]+((([.$B127]-[.I$2])&gt;0)*([.$B127]-[.I$2]))*[.$B$2]+[.$C127]*[.$C$2]" office:value-type="float" office:value="105" calcext:value-type="float">
            <text:p>105</text:p>
          </table:table-cell>
          <table:table-cell table:formula="of:=((([.$A127]-[.J$2])&gt;0)*([.$A127]-[.J$2]))*[.$A$2]+((([.$B127]-[.J$2])&gt;0)*([.$B127]-[.J$2]))*[.$B$2]+[.$C127]*[.$C$2]" office:value-type="float" office:value="114" calcext:value-type="float">
            <text:p>114</text:p>
          </table:table-cell>
          <table:table-cell table:formula="of:=((([.$A127]-[.K$2])&gt;0)*([.$A127]-[.K$2]))*[.$A$2]+((([.$B127]-[.K$2])&gt;0)*([.$B127]-[.K$2]))*[.$B$2]+[.$C127]*[.$C$2]" office:value-type="float" office:value="123" calcext:value-type="float">
            <text:p>123</text:p>
          </table:table-cell>
          <table:table-cell table:formula="of:=&quot;#&quot;&amp;DEC2HEX([.D127];2)&amp;REPT(&quot;,&quot;;[.M127]&lt;&gt;&quot;&quot;)" office:value-type="string" office:string-value="#40," calcext:value-type="string">
            <text:p>#40,</text:p>
          </table:table-cell>
          <table:table-cell table:formula="of:=&quot;#&quot;&amp;DEC2HEX([.E127];2)&amp;REPT(&quot;,&quot;;[.N127]&lt;&gt;&quot;&quot;)" office:value-type="string" office:string-value="#48," calcext:value-type="string">
            <text:p>#48,</text:p>
          </table:table-cell>
          <table:table-cell table:formula="of:=&quot;#&quot;&amp;DEC2HEX([.F127];2)&amp;REPT(&quot;,&quot;;[.O127]&lt;&gt;&quot;&quot;)" office:value-type="string" office:string-value="#50," calcext:value-type="string">
            <text:p>#50,</text:p>
          </table:table-cell>
          <table:table-cell table:formula="of:=&quot;#&quot;&amp;DEC2HEX([.G127];2)&amp;REPT(&quot;,&quot;;[.P127]&lt;&gt;&quot;&quot;)" office:value-type="string" office:string-value="#58," calcext:value-type="string">
            <text:p>#58,</text:p>
          </table:table-cell>
          <table:table-cell table:formula="of:=&quot;#&quot;&amp;DEC2HEX([.H127];2)&amp;REPT(&quot;,&quot;;[.Q127]&lt;&gt;&quot;&quot;)" office:value-type="string" office:string-value="#60," calcext:value-type="string">
            <text:p>#60,</text:p>
          </table:table-cell>
          <table:table-cell table:formula="of:=&quot;#&quot;&amp;DEC2HEX([.I127];2)&amp;REPT(&quot;,&quot;;[.R127]&lt;&gt;&quot;&quot;)" office:value-type="string" office:string-value="#69," calcext:value-type="string">
            <text:p>#69,</text:p>
          </table:table-cell>
          <table:table-cell table:formula="of:=&quot;#&quot;&amp;DEC2HEX([.J127];2)&amp;REPT(&quot;,&quot;;[.S127]&lt;&gt;&quot;&quot;)" office:value-type="string" office:string-value="#72," calcext:value-type="string">
            <text:p>#72,</text:p>
          </table:table-cell>
          <table:table-cell table:formula="of:=&quot;#&quot;&amp;DEC2HEX([.K127];2)&amp;REPT(&quot;,&quot;;[.T127]&lt;&gt;&quot;&quot;)" office:value-type="string" office:string-value="#7B" calcext:value-type="string">
            <text:p>#7B</text:p>
          </table:table-cell>
        </table:table-row>
        <table:table-row table:style-name="ro1">
          <table:table-cell table:formula="of:=MOD(INT((ROW([.A128])-[.$A$1])/[.A$2]);8)" office:value-type="float" office:value="4" calcext:value-type="float">
            <text:p>4</text:p>
          </table:table-cell>
          <table:table-cell table:formula="of:=MOD(INT((ROW([.B128])-[.$A$1])/[.B$2]);8)" office:value-type="float" office:value="7" calcext:value-type="float">
            <text:p>7</text:p>
          </table:table-cell>
          <table:table-cell table:formula="of:=MOD(INT((ROW([.C128])-[.$A$1])/[.C$2]);8)" office:value-type="float" office:value="1" calcext:value-type="float">
            <text:p>1</text:p>
          </table:table-cell>
          <table:table-cell table:formula="of:=((([.$A128]-[.D$2])&gt;0)*([.$A128]-[.D$2]))*[.$A$2]+((([.$B128]-[.D$2])&gt;0)*([.$B128]-[.D$2]))*[.$B$2]+[.$C128]*[.$C$2]" office:value-type="float" office:value="64" calcext:value-type="float">
            <text:p>64</text:p>
          </table:table-cell>
          <table:table-cell table:formula="of:=((([.$A128]-[.E$2])&gt;0)*([.$A128]-[.E$2]))*[.$A$2]+((([.$B128]-[.E$2])&gt;0)*([.$B128]-[.E$2]))*[.$B$2]+[.$C128]*[.$C$2]" office:value-type="float" office:value="72" calcext:value-type="float">
            <text:p>72</text:p>
          </table:table-cell>
          <table:table-cell table:formula="of:=((([.$A128]-[.F$2])&gt;0)*([.$A128]-[.F$2]))*[.$A$2]+((([.$B128]-[.F$2])&gt;0)*([.$B128]-[.F$2]))*[.$B$2]+[.$C128]*[.$C$2]" office:value-type="float" office:value="80" calcext:value-type="float">
            <text:p>80</text:p>
          </table:table-cell>
          <table:table-cell table:formula="of:=((([.$A128]-[.G$2])&gt;0)*([.$A128]-[.G$2]))*[.$A$2]+((([.$B128]-[.G$2])&gt;0)*([.$B128]-[.G$2]))*[.$B$2]+[.$C128]*[.$C$2]" office:value-type="float" office:value="88" calcext:value-type="float">
            <text:p>88</text:p>
          </table:table-cell>
          <table:table-cell table:formula="of:=((([.$A128]-[.H$2])&gt;0)*([.$A128]-[.H$2]))*[.$A$2]+((([.$B128]-[.H$2])&gt;0)*([.$B128]-[.H$2]))*[.$B$2]+[.$C128]*[.$C$2]" office:value-type="float" office:value="97" calcext:value-type="float">
            <text:p>97</text:p>
          </table:table-cell>
          <table:table-cell table:formula="of:=((([.$A128]-[.I$2])&gt;0)*([.$A128]-[.I$2]))*[.$A$2]+((([.$B128]-[.I$2])&gt;0)*([.$B128]-[.I$2]))*[.$B$2]+[.$C128]*[.$C$2]" office:value-type="float" office:value="106" calcext:value-type="float">
            <text:p>106</text:p>
          </table:table-cell>
          <table:table-cell table:formula="of:=((([.$A128]-[.J$2])&gt;0)*([.$A128]-[.J$2]))*[.$A$2]+((([.$B128]-[.J$2])&gt;0)*([.$B128]-[.J$2]))*[.$B$2]+[.$C128]*[.$C$2]" office:value-type="float" office:value="115" calcext:value-type="float">
            <text:p>115</text:p>
          </table:table-cell>
          <table:table-cell table:formula="of:=((([.$A128]-[.K$2])&gt;0)*([.$A128]-[.K$2]))*[.$A$2]+((([.$B128]-[.K$2])&gt;0)*([.$B128]-[.K$2]))*[.$B$2]+[.$C128]*[.$C$2]" office:value-type="float" office:value="124" calcext:value-type="float">
            <text:p>124</text:p>
          </table:table-cell>
          <table:table-cell table:formula="of:=&quot;#&quot;&amp;DEC2HEX([.D128];2)&amp;REPT(&quot;,&quot;;[.M128]&lt;&gt;&quot;&quot;)" office:value-type="string" office:string-value="#40," calcext:value-type="string">
            <text:p>#40,</text:p>
          </table:table-cell>
          <table:table-cell table:formula="of:=&quot;#&quot;&amp;DEC2HEX([.E128];2)&amp;REPT(&quot;,&quot;;[.N128]&lt;&gt;&quot;&quot;)" office:value-type="string" office:string-value="#48," calcext:value-type="string">
            <text:p>#48,</text:p>
          </table:table-cell>
          <table:table-cell table:formula="of:=&quot;#&quot;&amp;DEC2HEX([.F128];2)&amp;REPT(&quot;,&quot;;[.O128]&lt;&gt;&quot;&quot;)" office:value-type="string" office:string-value="#50," calcext:value-type="string">
            <text:p>#50,</text:p>
          </table:table-cell>
          <table:table-cell table:formula="of:=&quot;#&quot;&amp;DEC2HEX([.G128];2)&amp;REPT(&quot;,&quot;;[.P128]&lt;&gt;&quot;&quot;)" office:value-type="string" office:string-value="#58," calcext:value-type="string">
            <text:p>#58,</text:p>
          </table:table-cell>
          <table:table-cell table:formula="of:=&quot;#&quot;&amp;DEC2HEX([.H128];2)&amp;REPT(&quot;,&quot;;[.Q128]&lt;&gt;&quot;&quot;)" office:value-type="string" office:string-value="#61," calcext:value-type="string">
            <text:p>#61,</text:p>
          </table:table-cell>
          <table:table-cell table:formula="of:=&quot;#&quot;&amp;DEC2HEX([.I128];2)&amp;REPT(&quot;,&quot;;[.R128]&lt;&gt;&quot;&quot;)" office:value-type="string" office:string-value="#6A," calcext:value-type="string">
            <text:p>#6A,</text:p>
          </table:table-cell>
          <table:table-cell table:formula="of:=&quot;#&quot;&amp;DEC2HEX([.J128];2)&amp;REPT(&quot;,&quot;;[.S128]&lt;&gt;&quot;&quot;)" office:value-type="string" office:string-value="#73," calcext:value-type="string">
            <text:p>#73,</text:p>
          </table:table-cell>
          <table:table-cell table:formula="of:=&quot;#&quot;&amp;DEC2HEX([.K128];2)&amp;REPT(&quot;,&quot;;[.T128]&lt;&gt;&quot;&quot;)" office:value-type="string" office:string-value="#7C" calcext:value-type="string">
            <text:p>#7C</text:p>
          </table:table-cell>
        </table:table-row>
        <table:table-row table:style-name="ro1">
          <table:table-cell table:formula="of:=MOD(INT((ROW([.A129])-[.$A$1])/[.A$2]);8)" office:value-type="float" office:value="5" calcext:value-type="float">
            <text:p>5</text:p>
          </table:table-cell>
          <table:table-cell table:formula="of:=MOD(INT((ROW([.B129])-[.$A$1])/[.B$2]);8)" office:value-type="float" office:value="7" calcext:value-type="float">
            <text:p>7</text:p>
          </table:table-cell>
          <table:table-cell table:formula="of:=MOD(INT((ROW([.C129])-[.$A$1])/[.C$2]);8)" office:value-type="float" office:value="1" calcext:value-type="float">
            <text:p>1</text:p>
          </table:table-cell>
          <table:table-cell table:formula="of:=((([.$A129]-[.D$2])&gt;0)*([.$A129]-[.D$2]))*[.$A$2]+((([.$B129]-[.D$2])&gt;0)*([.$B129]-[.D$2]))*[.$B$2]+[.$C129]*[.$C$2]" office:value-type="float" office:value="64" calcext:value-type="float">
            <text:p>64</text:p>
          </table:table-cell>
          <table:table-cell table:formula="of:=((([.$A129]-[.E$2])&gt;0)*([.$A129]-[.E$2]))*[.$A$2]+((([.$B129]-[.E$2])&gt;0)*([.$B129]-[.E$2]))*[.$B$2]+[.$C129]*[.$C$2]" office:value-type="float" office:value="72" calcext:value-type="float">
            <text:p>72</text:p>
          </table:table-cell>
          <table:table-cell table:formula="of:=((([.$A129]-[.F$2])&gt;0)*([.$A129]-[.F$2]))*[.$A$2]+((([.$B129]-[.F$2])&gt;0)*([.$B129]-[.F$2]))*[.$B$2]+[.$C129]*[.$C$2]" office:value-type="float" office:value="80" calcext:value-type="float">
            <text:p>80</text:p>
          </table:table-cell>
          <table:table-cell table:formula="of:=((([.$A129]-[.G$2])&gt;0)*([.$A129]-[.G$2]))*[.$A$2]+((([.$B129]-[.G$2])&gt;0)*([.$B129]-[.G$2]))*[.$B$2]+[.$C129]*[.$C$2]" office:value-type="float" office:value="89" calcext:value-type="float">
            <text:p>89</text:p>
          </table:table-cell>
          <table:table-cell table:formula="of:=((([.$A129]-[.H$2])&gt;0)*([.$A129]-[.H$2]))*[.$A$2]+((([.$B129]-[.H$2])&gt;0)*([.$B129]-[.H$2]))*[.$B$2]+[.$C129]*[.$C$2]" office:value-type="float" office:value="98" calcext:value-type="float">
            <text:p>98</text:p>
          </table:table-cell>
          <table:table-cell table:formula="of:=((([.$A129]-[.I$2])&gt;0)*([.$A129]-[.I$2]))*[.$A$2]+((([.$B129]-[.I$2])&gt;0)*([.$B129]-[.I$2]))*[.$B$2]+[.$C129]*[.$C$2]" office:value-type="float" office:value="107" calcext:value-type="float">
            <text:p>107</text:p>
          </table:table-cell>
          <table:table-cell table:formula="of:=((([.$A129]-[.J$2])&gt;0)*([.$A129]-[.J$2]))*[.$A$2]+((([.$B129]-[.J$2])&gt;0)*([.$B129]-[.J$2]))*[.$B$2]+[.$C129]*[.$C$2]" office:value-type="float" office:value="116" calcext:value-type="float">
            <text:p>116</text:p>
          </table:table-cell>
          <table:table-cell table:formula="of:=((([.$A129]-[.K$2])&gt;0)*([.$A129]-[.K$2]))*[.$A$2]+((([.$B129]-[.K$2])&gt;0)*([.$B129]-[.K$2]))*[.$B$2]+[.$C129]*[.$C$2]" office:value-type="float" office:value="125" calcext:value-type="float">
            <text:p>125</text:p>
          </table:table-cell>
          <table:table-cell table:formula="of:=&quot;#&quot;&amp;DEC2HEX([.D129];2)&amp;REPT(&quot;,&quot;;[.M129]&lt;&gt;&quot;&quot;)" office:value-type="string" office:string-value="#40," calcext:value-type="string">
            <text:p>#40,</text:p>
          </table:table-cell>
          <table:table-cell table:formula="of:=&quot;#&quot;&amp;DEC2HEX([.E129];2)&amp;REPT(&quot;,&quot;;[.N129]&lt;&gt;&quot;&quot;)" office:value-type="string" office:string-value="#48," calcext:value-type="string">
            <text:p>#48,</text:p>
          </table:table-cell>
          <table:table-cell table:formula="of:=&quot;#&quot;&amp;DEC2HEX([.F129];2)&amp;REPT(&quot;,&quot;;[.O129]&lt;&gt;&quot;&quot;)" office:value-type="string" office:string-value="#50," calcext:value-type="string">
            <text:p>#50,</text:p>
          </table:table-cell>
          <table:table-cell table:formula="of:=&quot;#&quot;&amp;DEC2HEX([.G129];2)&amp;REPT(&quot;,&quot;;[.P129]&lt;&gt;&quot;&quot;)" office:value-type="string" office:string-value="#59," calcext:value-type="string">
            <text:p>#59,</text:p>
          </table:table-cell>
          <table:table-cell table:formula="of:=&quot;#&quot;&amp;DEC2HEX([.H129];2)&amp;REPT(&quot;,&quot;;[.Q129]&lt;&gt;&quot;&quot;)" office:value-type="string" office:string-value="#62," calcext:value-type="string">
            <text:p>#62,</text:p>
          </table:table-cell>
          <table:table-cell table:formula="of:=&quot;#&quot;&amp;DEC2HEX([.I129];2)&amp;REPT(&quot;,&quot;;[.R129]&lt;&gt;&quot;&quot;)" office:value-type="string" office:string-value="#6B," calcext:value-type="string">
            <text:p>#6B,</text:p>
          </table:table-cell>
          <table:table-cell table:formula="of:=&quot;#&quot;&amp;DEC2HEX([.J129];2)&amp;REPT(&quot;,&quot;;[.S129]&lt;&gt;&quot;&quot;)" office:value-type="string" office:string-value="#74," calcext:value-type="string">
            <text:p>#74,</text:p>
          </table:table-cell>
          <table:table-cell table:formula="of:=&quot;#&quot;&amp;DEC2HEX([.K129];2)&amp;REPT(&quot;,&quot;;[.T129]&lt;&gt;&quot;&quot;)" office:value-type="string" office:string-value="#7D" calcext:value-type="string">
            <text:p>#7D</text:p>
          </table:table-cell>
        </table:table-row>
        <table:table-row table:style-name="ro1">
          <table:table-cell table:formula="of:=MOD(INT((ROW([.A130])-[.$A$1])/[.A$2]);8)" office:value-type="float" office:value="6" calcext:value-type="float">
            <text:p>6</text:p>
          </table:table-cell>
          <table:table-cell table:formula="of:=MOD(INT((ROW([.B130])-[.$A$1])/[.B$2]);8)" office:value-type="float" office:value="7" calcext:value-type="float">
            <text:p>7</text:p>
          </table:table-cell>
          <table:table-cell table:formula="of:=MOD(INT((ROW([.C130])-[.$A$1])/[.C$2]);8)" office:value-type="float" office:value="1" calcext:value-type="float">
            <text:p>1</text:p>
          </table:table-cell>
          <table:table-cell table:formula="of:=((([.$A130]-[.D$2])&gt;0)*([.$A130]-[.D$2]))*[.$A$2]+((([.$B130]-[.D$2])&gt;0)*([.$B130]-[.D$2]))*[.$B$2]+[.$C130]*[.$C$2]" office:value-type="float" office:value="64" calcext:value-type="float">
            <text:p>64</text:p>
          </table:table-cell>
          <table:table-cell table:formula="of:=((([.$A130]-[.E$2])&gt;0)*([.$A130]-[.E$2]))*[.$A$2]+((([.$B130]-[.E$2])&gt;0)*([.$B130]-[.E$2]))*[.$B$2]+[.$C130]*[.$C$2]" office:value-type="float" office:value="72" calcext:value-type="float">
            <text:p>72</text:p>
          </table:table-cell>
          <table:table-cell table:formula="of:=((([.$A130]-[.F$2])&gt;0)*([.$A130]-[.F$2]))*[.$A$2]+((([.$B130]-[.F$2])&gt;0)*([.$B130]-[.F$2]))*[.$B$2]+[.$C130]*[.$C$2]" office:value-type="float" office:value="81" calcext:value-type="float">
            <text:p>81</text:p>
          </table:table-cell>
          <table:table-cell table:formula="of:=((([.$A130]-[.G$2])&gt;0)*([.$A130]-[.G$2]))*[.$A$2]+((([.$B130]-[.G$2])&gt;0)*([.$B130]-[.G$2]))*[.$B$2]+[.$C130]*[.$C$2]" office:value-type="float" office:value="90" calcext:value-type="float">
            <text:p>90</text:p>
          </table:table-cell>
          <table:table-cell table:formula="of:=((([.$A130]-[.H$2])&gt;0)*([.$A130]-[.H$2]))*[.$A$2]+((([.$B130]-[.H$2])&gt;0)*([.$B130]-[.H$2]))*[.$B$2]+[.$C130]*[.$C$2]" office:value-type="float" office:value="99" calcext:value-type="float">
            <text:p>99</text:p>
          </table:table-cell>
          <table:table-cell table:formula="of:=((([.$A130]-[.I$2])&gt;0)*([.$A130]-[.I$2]))*[.$A$2]+((([.$B130]-[.I$2])&gt;0)*([.$B130]-[.I$2]))*[.$B$2]+[.$C130]*[.$C$2]" office:value-type="float" office:value="108" calcext:value-type="float">
            <text:p>108</text:p>
          </table:table-cell>
          <table:table-cell table:formula="of:=((([.$A130]-[.J$2])&gt;0)*([.$A130]-[.J$2]))*[.$A$2]+((([.$B130]-[.J$2])&gt;0)*([.$B130]-[.J$2]))*[.$B$2]+[.$C130]*[.$C$2]" office:value-type="float" office:value="117" calcext:value-type="float">
            <text:p>117</text:p>
          </table:table-cell>
          <table:table-cell table:formula="of:=((([.$A130]-[.K$2])&gt;0)*([.$A130]-[.K$2]))*[.$A$2]+((([.$B130]-[.K$2])&gt;0)*([.$B130]-[.K$2]))*[.$B$2]+[.$C130]*[.$C$2]" office:value-type="float" office:value="126" calcext:value-type="float">
            <text:p>126</text:p>
          </table:table-cell>
          <table:table-cell table:formula="of:=&quot;#&quot;&amp;DEC2HEX([.D130];2)&amp;REPT(&quot;,&quot;;[.M130]&lt;&gt;&quot;&quot;)" office:value-type="string" office:string-value="#40," calcext:value-type="string">
            <text:p>#40,</text:p>
          </table:table-cell>
          <table:table-cell table:formula="of:=&quot;#&quot;&amp;DEC2HEX([.E130];2)&amp;REPT(&quot;,&quot;;[.N130]&lt;&gt;&quot;&quot;)" office:value-type="string" office:string-value="#48," calcext:value-type="string">
            <text:p>#48,</text:p>
          </table:table-cell>
          <table:table-cell table:formula="of:=&quot;#&quot;&amp;DEC2HEX([.F130];2)&amp;REPT(&quot;,&quot;;[.O130]&lt;&gt;&quot;&quot;)" office:value-type="string" office:string-value="#51," calcext:value-type="string">
            <text:p>#51,</text:p>
          </table:table-cell>
          <table:table-cell table:formula="of:=&quot;#&quot;&amp;DEC2HEX([.G130];2)&amp;REPT(&quot;,&quot;;[.P130]&lt;&gt;&quot;&quot;)" office:value-type="string" office:string-value="#5A," calcext:value-type="string">
            <text:p>#5A,</text:p>
          </table:table-cell>
          <table:table-cell table:formula="of:=&quot;#&quot;&amp;DEC2HEX([.H130];2)&amp;REPT(&quot;,&quot;;[.Q130]&lt;&gt;&quot;&quot;)" office:value-type="string" office:string-value="#63," calcext:value-type="string">
            <text:p>#63,</text:p>
          </table:table-cell>
          <table:table-cell table:formula="of:=&quot;#&quot;&amp;DEC2HEX([.I130];2)&amp;REPT(&quot;,&quot;;[.R130]&lt;&gt;&quot;&quot;)" office:value-type="string" office:string-value="#6C," calcext:value-type="string">
            <text:p>#6C,</text:p>
          </table:table-cell>
          <table:table-cell table:formula="of:=&quot;#&quot;&amp;DEC2HEX([.J130];2)&amp;REPT(&quot;,&quot;;[.S130]&lt;&gt;&quot;&quot;)" office:value-type="string" office:string-value="#75," calcext:value-type="string">
            <text:p>#75,</text:p>
          </table:table-cell>
          <table:table-cell table:formula="of:=&quot;#&quot;&amp;DEC2HEX([.K130];2)&amp;REPT(&quot;,&quot;;[.T130]&lt;&gt;&quot;&quot;)" office:value-type="string" office:string-value="#7E" calcext:value-type="string">
            <text:p>#7E</text:p>
          </table:table-cell>
        </table:table-row>
        <table:table-row table:style-name="ro1">
          <table:table-cell table:formula="of:=MOD(INT((ROW([.A131])-[.$A$1])/[.A$2]);8)" office:value-type="float" office:value="7" calcext:value-type="float">
            <text:p>7</text:p>
          </table:table-cell>
          <table:table-cell table:formula="of:=MOD(INT((ROW([.B131])-[.$A$1])/[.B$2]);8)" office:value-type="float" office:value="7" calcext:value-type="float">
            <text:p>7</text:p>
          </table:table-cell>
          <table:table-cell table:formula="of:=MOD(INT((ROW([.C131])-[.$A$1])/[.C$2]);8)" office:value-type="float" office:value="1" calcext:value-type="float">
            <text:p>1</text:p>
          </table:table-cell>
          <table:table-cell table:formula="of:=((([.$A131]-[.D$2])&gt;0)*([.$A131]-[.D$2]))*[.$A$2]+((([.$B131]-[.D$2])&gt;0)*([.$B131]-[.D$2]))*[.$B$2]+[.$C131]*[.$C$2]" office:value-type="float" office:value="64" calcext:value-type="float">
            <text:p>64</text:p>
          </table:table-cell>
          <table:table-cell table:formula="of:=((([.$A131]-[.E$2])&gt;0)*([.$A131]-[.E$2]))*[.$A$2]+((([.$B131]-[.E$2])&gt;0)*([.$B131]-[.E$2]))*[.$B$2]+[.$C131]*[.$C$2]" office:value-type="float" office:value="73" calcext:value-type="float">
            <text:p>73</text:p>
          </table:table-cell>
          <table:table-cell table:formula="of:=((([.$A131]-[.F$2])&gt;0)*([.$A131]-[.F$2]))*[.$A$2]+((([.$B131]-[.F$2])&gt;0)*([.$B131]-[.F$2]))*[.$B$2]+[.$C131]*[.$C$2]" office:value-type="float" office:value="82" calcext:value-type="float">
            <text:p>82</text:p>
          </table:table-cell>
          <table:table-cell table:formula="of:=((([.$A131]-[.G$2])&gt;0)*([.$A131]-[.G$2]))*[.$A$2]+((([.$B131]-[.G$2])&gt;0)*([.$B131]-[.G$2]))*[.$B$2]+[.$C131]*[.$C$2]" office:value-type="float" office:value="91" calcext:value-type="float">
            <text:p>91</text:p>
          </table:table-cell>
          <table:table-cell table:formula="of:=((([.$A131]-[.H$2])&gt;0)*([.$A131]-[.H$2]))*[.$A$2]+((([.$B131]-[.H$2])&gt;0)*([.$B131]-[.H$2]))*[.$B$2]+[.$C131]*[.$C$2]" office:value-type="float" office:value="100" calcext:value-type="float">
            <text:p>100</text:p>
          </table:table-cell>
          <table:table-cell table:formula="of:=((([.$A131]-[.I$2])&gt;0)*([.$A131]-[.I$2]))*[.$A$2]+((([.$B131]-[.I$2])&gt;0)*([.$B131]-[.I$2]))*[.$B$2]+[.$C131]*[.$C$2]" office:value-type="float" office:value="109" calcext:value-type="float">
            <text:p>109</text:p>
          </table:table-cell>
          <table:table-cell table:formula="of:=((([.$A131]-[.J$2])&gt;0)*([.$A131]-[.J$2]))*[.$A$2]+((([.$B131]-[.J$2])&gt;0)*([.$B131]-[.J$2]))*[.$B$2]+[.$C131]*[.$C$2]" office:value-type="float" office:value="118" calcext:value-type="float">
            <text:p>118</text:p>
          </table:table-cell>
          <table:table-cell table:formula="of:=((([.$A131]-[.K$2])&gt;0)*([.$A131]-[.K$2]))*[.$A$2]+((([.$B131]-[.K$2])&gt;0)*([.$B131]-[.K$2]))*[.$B$2]+[.$C131]*[.$C$2]" office:value-type="float" office:value="127" calcext:value-type="float">
            <text:p>127</text:p>
          </table:table-cell>
          <table:table-cell table:formula="of:=&quot;#&quot;&amp;DEC2HEX([.D131];2)&amp;REPT(&quot;,&quot;;[.M131]&lt;&gt;&quot;&quot;)" office:value-type="string" office:string-value="#40," calcext:value-type="string">
            <text:p>#40,</text:p>
          </table:table-cell>
          <table:table-cell table:formula="of:=&quot;#&quot;&amp;DEC2HEX([.E131];2)&amp;REPT(&quot;,&quot;;[.N131]&lt;&gt;&quot;&quot;)" office:value-type="string" office:string-value="#49," calcext:value-type="string">
            <text:p>#49,</text:p>
          </table:table-cell>
          <table:table-cell table:formula="of:=&quot;#&quot;&amp;DEC2HEX([.F131];2)&amp;REPT(&quot;,&quot;;[.O131]&lt;&gt;&quot;&quot;)" office:value-type="string" office:string-value="#52," calcext:value-type="string">
            <text:p>#52,</text:p>
          </table:table-cell>
          <table:table-cell table:formula="of:=&quot;#&quot;&amp;DEC2HEX([.G131];2)&amp;REPT(&quot;,&quot;;[.P131]&lt;&gt;&quot;&quot;)" office:value-type="string" office:string-value="#5B," calcext:value-type="string">
            <text:p>#5B,</text:p>
          </table:table-cell>
          <table:table-cell table:formula="of:=&quot;#&quot;&amp;DEC2HEX([.H131];2)&amp;REPT(&quot;,&quot;;[.Q131]&lt;&gt;&quot;&quot;)" office:value-type="string" office:string-value="#64," calcext:value-type="string">
            <text:p>#64,</text:p>
          </table:table-cell>
          <table:table-cell table:formula="of:=&quot;#&quot;&amp;DEC2HEX([.I131];2)&amp;REPT(&quot;,&quot;;[.R131]&lt;&gt;&quot;&quot;)" office:value-type="string" office:string-value="#6D," calcext:value-type="string">
            <text:p>#6D,</text:p>
          </table:table-cell>
          <table:table-cell table:formula="of:=&quot;#&quot;&amp;DEC2HEX([.J131];2)&amp;REPT(&quot;,&quot;;[.S131]&lt;&gt;&quot;&quot;)" office:value-type="string" office:string-value="#76," calcext:value-type="string">
            <text:p>#76,</text:p>
          </table:table-cell>
          <table:table-cell table:formula="of:=&quot;#&quot;&amp;DEC2HEX([.K131];2)&amp;REPT(&quot;,&quot;;[.T131]&lt;&gt;&quot;&quot;)" office:value-type="string" office:string-value="#7F" calcext:value-type="string">
            <text:p>#7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5T14:29:48.354000000</meta:creation-date>
    <dc:date>2020-08-15T15:24:54.398000000</dc:date>
    <meta:editing-duration>PT22M44S</meta:editing-duration>
    <meta:editing-cycles>5</meta:editing-cycles>
    <meta:generator>LibreOffice/6.3.3.2$Windows_X86_64 LibreOffice_project/a64200df03143b798afd1ec74a12ab50359878ed</meta:generator>
    <meta:document-statistic meta:table-count="1" meta:cell-count="2456" meta:object-count="1"/>
  </office:meta>
</office:document-meta>
</file>